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069cm"/>
    </style:style>
    <style:style style:name="co12" style:family="table-column">
      <style:table-column-properties fo:break-before="auto" style:column-width="7.458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9.495cm"/>
    </style:style>
    <style:style style:name="co15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6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ce6"/>
        <table:table-column table:style-name="co3" table:default-cell-style-name="ce19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5" office:value-type="string" calcext:value-type="string">
            <text:p>デッキ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office:value-type="string" calcext:value-type="string">
            <text:p>json</text:p>
          </table:table-cell>
          <table:table-cell table:style-name="ce20" table:number-columns-repeated="163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F2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C2];[$HTML.$B$1];[.$C2];[$HTML.$C$1];[.$P2];[$HTML.$D$1];[.$E2];[$HTML.$E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];[$HTML.$B$2];[.$C2];[$HTML.$C$2];[.$P2];[$HTML.$D$2];[.$E2];[$HTML.$E$2])" office:value-type="string" office:string-value="&lt;div class=&quot;container-card&quot; id=&quot;side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];[$HTML.$B$3];[.G2];[$HTML.$C$3];[.I2];[$HTML.$D$3];[.K2];[$HTML.$E$3];[.O2];[$HTML.$F$3];[.C2];[$HTML.$G$3];[.E2];[$HTML.$H$3];[.C2];[$HTML.$I$3];[.C2];[$HTML.$J$3])" office:value-type="string" office:string-value="&lt;tr data-id=&quot;R-1&quot; data-expansion=&quot;10&quot; data-type=&quot;1&quot; data-color=&quot;1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1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readonly /&gt;&lt;button type="button" class="btn btn-outline-secondary btn-push"&gt;+&lt;/button&gt;&lt;/div&gt;&lt;/td&gt;&lt;/tr&gt;</text:p>
          </table:table-cell>
          <table:table-cell table:formula="of:=CONCATENATE([$HTML.$A$4];[.$C2];[$HTML.$B$4];[.$E2];[$HTML.$C$4];[.$P2];[$HTML.$D$4];[.$G2];[$HTML.$E$4];[.$I2];[$HTML.$F$4];[.$K2];[$HTML.$G$4];[.$O2];[$HTML.$H$4];[.$A2];[$HTML.$I$4];[.$B2];[$HTML.$J$4])" office:value-type="string" office:string-value="{&quot;id&quot;:&quot;R-1&quot;,&quot;name&quot;:&quot;上杉謙信&quot;,&quot;imageUrl&quot;:&quot;https://one-draw.jp/ijinden/cardlist/R01/card/R_001.png&quot;,&quot;expansion&quot;:10,&quot;type&quot;:1,&quot;color&quot;:1,&quot;term&quot;:0,&quot;orderTable&quot;:1,&quot;orderDeck&quot;:148}," calcext:value-type="string">
            <text:p>{"id":"R-1","name":"上杉謙信","imageUrl":"https://one-draw.jp/ijinden/cardlist/R01/card/R_001.png","expansion":10,"type":1,"color":1,"term":0,"orderTable":1,"orderDeck":148},</text:p>
          </table:table-cell>
          <table:table-cell table:number-columns-repeated="163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F3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C3];[$HTML.$B$1];[.$C3];[$HTML.$C$1];[.$P3];[$HTML.$D$1];[.$E3];[$HTML.$E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];[$HTML.$B$2];[.$C3];[$HTML.$C$2];[.$P3];[$HTML.$D$2];[.$E3];[$HTML.$E$2])" office:value-type="string" office:string-value="&lt;div class=&quot;container-card&quot; id=&quot;side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];[$HTML.$B$3];[.G3];[$HTML.$C$3];[.I3];[$HTML.$D$3];[.K3];[$HTML.$E$3];[.O3];[$HTML.$F$3];[.C3];[$HTML.$G$3];[.E3];[$HTML.$H$3];[.C3];[$HTML.$I$3];[.C3];[$HTML.$J$3])" office:value-type="string" office:string-value="&lt;tr data-id=&quot;R-2&quot; data-expansion=&quot;10&quot; data-type=&quot;1&quot; data-color=&quot;1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1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readonly /&gt;&lt;button type="button" class="btn btn-outline-secondary btn-push"&gt;+&lt;/button&gt;&lt;/div&gt;&lt;/td&gt;&lt;/tr&gt;</text:p>
          </table:table-cell>
          <table:table-cell table:formula="of:=CONCATENATE([$HTML.$A$4];[.$C3];[$HTML.$B$4];[.$E3];[$HTML.$C$4];[.$P3];[$HTML.$D$4];[.$G3];[$HTML.$E$4];[.$I3];[$HTML.$F$4];[.$K3];[$HTML.$G$4];[.$O3];[$HTML.$H$4];[.$A3];[$HTML.$I$4];[.$B3];[$HTML.$J$4])" office:value-type="string" office:string-value="{&quot;id&quot;:&quot;R-2&quot;,&quot;name&quot;:&quot;源義経&quot;,&quot;imageUrl&quot;:&quot;https://one-draw.jp/ijinden/cardlist/R01/card/R_002.png&quot;,&quot;expansion&quot;:10,&quot;type&quot;:1,&quot;color&quot;:1,&quot;term&quot;:0,&quot;orderTable&quot;:2,&quot;orderDeck&quot;:1}," calcext:value-type="string">
            <text:p>{"id":"R-2","name":"源義経","imageUrl":"https://one-draw.jp/ijinden/cardlist/R01/card/R_002.png","expansion":10,"type":1,"color":1,"term":0,"orderTable":2,"orderDeck":1},</text:p>
          </table:table-cell>
          <table:table-cell table:number-columns-repeated="1634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F4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C4];[$HTML.$B$1];[.$C4];[$HTML.$C$1];[.$P4];[$HTML.$D$1];[.$E4];[$HTML.$E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];[$HTML.$B$2];[.$C4];[$HTML.$C$2];[.$P4];[$HTML.$D$2];[.$E4];[$HTML.$E$2])" office:value-type="string" office:string-value="&lt;div class=&quot;container-card&quot; id=&quot;side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];[$HTML.$B$3];[.G4];[$HTML.$C$3];[.I4];[$HTML.$D$3];[.K4];[$HTML.$E$3];[.O4];[$HTML.$F$3];[.C4];[$HTML.$G$3];[.E4];[$HTML.$H$3];[.C4];[$HTML.$I$3];[.C4];[$HTML.$J$3])" office:value-type="string" office:string-value="&lt;tr data-id=&quot;R-3&quot; data-expansion=&quot;10&quot; data-type=&quot;1&quot; data-color=&quot;1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1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readonly /&gt;&lt;button type="button" class="btn btn-outline-secondary btn-push"&gt;+&lt;/button&gt;&lt;/div&gt;&lt;/td&gt;&lt;/tr&gt;</text:p>
          </table:table-cell>
          <table:table-cell table:formula="of:=CONCATENATE([$HTML.$A$4];[.$C4];[$HTML.$B$4];[.$E4];[$HTML.$C$4];[.$P4];[$HTML.$D$4];[.$G4];[$HTML.$E$4];[.$I4];[$HTML.$F$4];[.$K4];[$HTML.$G$4];[.$O4];[$HTML.$H$4];[.$A4];[$HTML.$I$4];[.$B4];[$HTML.$J$4])" office:value-type="string" office:string-value="{&quot;id&quot;:&quot;R-3&quot;,&quot;name&quot;:&quot;武田勝頼&quot;,&quot;imageUrl&quot;:&quot;https://one-draw.jp/ijinden/cardlist/R01/card/R_003.png&quot;,&quot;expansion&quot;:10,&quot;type&quot;:1,&quot;color&quot;:1,&quot;term&quot;:0,&quot;orderTable&quot;:3,&quot;orderDeck&quot;:22}," calcext:value-type="string">
            <text:p>{"id":"R-3","name":"武田勝頼","imageUrl":"https://one-draw.jp/ijinden/cardlist/R01/card/R_003.png","expansion":10,"type":1,"color":1,"term":0,"orderTable":3,"orderDeck":22},</text:p>
          </table:table-cell>
          <table:table-cell table:number-columns-repeated="163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F5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C5];[$HTML.$B$1];[.$C5];[$HTML.$C$1];[.$P5];[$HTML.$D$1];[.$E5];[$HTML.$E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];[$HTML.$B$2];[.$C5];[$HTML.$C$2];[.$P5];[$HTML.$D$2];[.$E5];[$HTML.$E$2])" office:value-type="string" office:string-value="&lt;div class=&quot;container-card&quot; id=&quot;side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];[$HTML.$B$3];[.G5];[$HTML.$C$3];[.I5];[$HTML.$D$3];[.K5];[$HTML.$E$3];[.O5];[$HTML.$F$3];[.C5];[$HTML.$G$3];[.E5];[$HTML.$H$3];[.C5];[$HTML.$I$3];[.C5];[$HTML.$J$3])" office:value-type="string" office:string-value="&lt;tr data-id=&quot;R-4&quot; data-expansion=&quot;10&quot; data-type=&quot;1&quot; data-color=&quot;1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1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readonly /&gt;&lt;button type="button" class="btn btn-outline-secondary btn-push"&gt;+&lt;/button&gt;&lt;/div&gt;&lt;/td&gt;&lt;/tr&gt;</text:p>
          </table:table-cell>
          <table:table-cell table:formula="of:=CONCATENATE([$HTML.$A$4];[.$C5];[$HTML.$B$4];[.$E5];[$HTML.$C$4];[.$P5];[$HTML.$D$4];[.$G5];[$HTML.$E$4];[.$I5];[$HTML.$F$4];[.$K5];[$HTML.$G$4];[.$O5];[$HTML.$H$4];[.$A5];[$HTML.$I$4];[.$B5];[$HTML.$J$4])" office:value-type="string" office:string-value="{&quot;id&quot;:&quot;R-4&quot;,&quot;name&quot;:&quot;ヴラド・ツェペシュ&quot;,&quot;imageUrl&quot;:&quot;https://one-draw.jp/ijinden/cardlist/R01/card/R_004.png&quot;,&quot;expansion&quot;:10,&quot;type&quot;:1,&quot;color&quot;:1,&quot;term&quot;:0,&quot;orderTable&quot;:4,&quot;orderDeck&quot;:52}," calcext:value-type="string">
            <text:p>{"id":"R-4","name":"ヴラド・ツェペシュ","imageUrl":"https://one-draw.jp/ijinden/cardlist/R01/card/R_004.png","expansion":10,"type":1,"color":1,"term":0,"orderTable":4,"orderDeck":52},</text:p>
          </table:table-cell>
          <table:table-cell table:number-columns-repeated="1634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F6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C6];[$HTML.$B$1];[.$C6];[$HTML.$C$1];[.$P6];[$HTML.$D$1];[.$E6];[$HTML.$E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];[$HTML.$B$2];[.$C6];[$HTML.$C$2];[.$P6];[$HTML.$D$2];[.$E6];[$HTML.$E$2])" office:value-type="string" office:string-value="&lt;div class=&quot;container-card&quot; id=&quot;side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];[$HTML.$B$3];[.G6];[$HTML.$C$3];[.I6];[$HTML.$D$3];[.K6];[$HTML.$E$3];[.O6];[$HTML.$F$3];[.C6];[$HTML.$G$3];[.E6];[$HTML.$H$3];[.C6];[$HTML.$I$3];[.C6];[$HTML.$J$3])" office:value-type="string" office:string-value="&lt;tr data-id=&quot;R-5&quot; data-expansion=&quot;10&quot; data-type=&quot;1&quot; data-color=&quot;1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1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readonly /&gt;&lt;button type="button" class="btn btn-outline-secondary btn-push"&gt;+&lt;/button&gt;&lt;/div&gt;&lt;/td&gt;&lt;/tr&gt;</text:p>
          </table:table-cell>
          <table:table-cell table:formula="of:=CONCATENATE([$HTML.$A$4];[.$C6];[$HTML.$B$4];[.$E6];[$HTML.$C$4];[.$P6];[$HTML.$D$4];[.$G6];[$HTML.$E$4];[.$I6];[$HTML.$F$4];[.$K6];[$HTML.$G$4];[.$O6];[$HTML.$H$4];[.$A6];[$HTML.$I$4];[.$B6];[$HTML.$J$4])" office:value-type="string" office:string-value="{&quot;id&quot;:&quot;R-5&quot;,&quot;name&quot;:&quot;坂上田村麻呂&quot;,&quot;imageUrl&quot;:&quot;https://one-draw.jp/ijinden/cardlist/R01/card/R_005.png&quot;,&quot;expansion&quot;:10,&quot;type&quot;:1,&quot;color&quot;:1,&quot;term&quot;:0,&quot;orderTable&quot;:5,&quot;orderDeck&quot;:87}," calcext:value-type="string">
            <text:p>{"id":"R-5","name":"坂上田村麻呂","imageUrl":"https://one-draw.jp/ijinden/cardlist/R01/card/R_005.png","expansion":10,"type":1,"color":1,"term":0,"orderTable":5,"orderDeck":87},</text:p>
          </table:table-cell>
          <table:table-cell table:number-columns-repeated="1634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F7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C7];[$HTML.$B$1];[.$C7];[$HTML.$C$1];[.$P7];[$HTML.$D$1];[.$E7];[$HTML.$E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];[$HTML.$B$2];[.$C7];[$HTML.$C$2];[.$P7];[$HTML.$D$2];[.$E7];[$HTML.$E$2])" office:value-type="string" office:string-value="&lt;div class=&quot;container-card&quot; id=&quot;side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];[$HTML.$B$3];[.G7];[$HTML.$C$3];[.I7];[$HTML.$D$3];[.K7];[$HTML.$E$3];[.O7];[$HTML.$F$3];[.C7];[$HTML.$G$3];[.E7];[$HTML.$H$3];[.C7];[$HTML.$I$3];[.C7];[$HTML.$J$3])" office:value-type="string" office:string-value="&lt;tr data-id=&quot;R-6&quot; data-expansion=&quot;10&quot; data-type=&quot;1&quot; data-color=&quot;1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1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readonly /&gt;&lt;button type="button" class="btn btn-outline-secondary btn-push"&gt;+&lt;/button&gt;&lt;/div&gt;&lt;/td&gt;&lt;/tr&gt;</text:p>
          </table:table-cell>
          <table:table-cell table:formula="of:=CONCATENATE([$HTML.$A$4];[.$C7];[$HTML.$B$4];[.$E7];[$HTML.$C$4];[.$P7];[$HTML.$D$4];[.$G7];[$HTML.$E$4];[.$I7];[$HTML.$F$4];[.$K7];[$HTML.$G$4];[.$O7];[$HTML.$H$4];[.$A7];[$HTML.$I$4];[.$B7];[$HTML.$J$4])" office:value-type="string" office:string-value="{&quot;id&quot;:&quot;R-6&quot;,&quot;name&quot;:&quot;楠木正成&quot;,&quot;imageUrl&quot;:&quot;https://one-draw.jp/ijinden/cardlist/R01/card/R_006.png&quot;,&quot;expansion&quot;:10,&quot;type&quot;:1,&quot;color&quot;:1,&quot;term&quot;:0,&quot;orderTable&quot;:6,&quot;orderDeck&quot;:118}," calcext:value-type="string">
            <text:p>{"id":"R-6","name":"楠木正成","imageUrl":"https://one-draw.jp/ijinden/cardlist/R01/card/R_006.png","expansion":10,"type":1,"color":1,"term":0,"orderTable":6,"orderDeck":118},</text:p>
          </table:table-cell>
          <table:table-cell table:number-columns-repeated="1634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F8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C8];[$HTML.$B$1];[.$C8];[$HTML.$C$1];[.$P8];[$HTML.$D$1];[.$E8];[$HTML.$E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];[$HTML.$B$2];[.$C8];[$HTML.$C$2];[.$P8];[$HTML.$D$2];[.$E8];[$HTML.$E$2])" office:value-type="string" office:string-value="&lt;div class=&quot;container-card&quot; id=&quot;side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];[$HTML.$B$3];[.G8];[$HTML.$C$3];[.I8];[$HTML.$D$3];[.K8];[$HTML.$E$3];[.O8];[$HTML.$F$3];[.C8];[$HTML.$G$3];[.E8];[$HTML.$H$3];[.C8];[$HTML.$I$3];[.C8];[$HTML.$J$3])" office:value-type="string" office:string-value="&lt;tr data-id=&quot;R-7&quot; data-expansion=&quot;10&quot; data-type=&quot;1&quot; data-color=&quot;1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1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readonly /&gt;&lt;button type="button" class="btn btn-outline-secondary btn-push"&gt;+&lt;/button&gt;&lt;/div&gt;&lt;/td&gt;&lt;/tr&gt;</text:p>
          </table:table-cell>
          <table:table-cell table:formula="of:=CONCATENATE([$HTML.$A$4];[.$C8];[$HTML.$B$4];[.$E8];[$HTML.$C$4];[.$P8];[$HTML.$D$4];[.$G8];[$HTML.$E$4];[.$I8];[$HTML.$F$4];[.$K8];[$HTML.$G$4];[.$O8];[$HTML.$H$4];[.$A8];[$HTML.$I$4];[.$B8];[$HTML.$J$4])" office:value-type="string" office:string-value="{&quot;id&quot;:&quot;R-7&quot;,&quot;name&quot;:&quot;ジェームズ・バトラー・ヒコック&quot;,&quot;imageUrl&quot;:&quot;https://one-draw.jp/ijinden/cardlist/R01/card/R_007.png&quot;,&quot;expansion&quot;:10,&quot;type&quot;:1,&quot;color&quot;:1,&quot;term&quot;:0,&quot;orderTable&quot;:7,&quot;orderDeck&quot;:119}," calcext:value-type="string">
            <text:p>{"id":"R-7","name":"ジェームズ・バトラー・ヒコック","imageUrl":"https://one-draw.jp/ijinden/cardlist/R01/card/R_007.png","expansion":10,"type":1,"color":1,"term":0,"orderTable":7,"orderDeck":119},</text:p>
          </table:table-cell>
          <table:table-cell table:number-columns-repeated="1634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F9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H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9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C9];[$HTML.$B$1];[.$C9];[$HTML.$C$1];[.$P9];[$HTML.$D$1];[.$E9];[$HTML.$E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];[$HTML.$B$2];[.$C9];[$HTML.$C$2];[.$P9];[$HTML.$D$2];[.$E9];[$HTML.$E$2])" office:value-type="string" office:string-value="&lt;div class=&quot;container-card&quot; id=&quot;side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];[$HTML.$B$3];[.G9];[$HTML.$C$3];[.I9];[$HTML.$D$3];[.K9];[$HTML.$E$3];[.O9];[$HTML.$F$3];[.C9];[$HTML.$G$3];[.E9];[$HTML.$H$3];[.C9];[$HTML.$I$3];[.C9];[$HTML.$J$3])" office:value-type="string" office:string-value="&lt;tr data-id=&quot;R-8&quot; data-expansion=&quot;10&quot; data-type=&quot;1&quot; data-color=&quot;1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1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readonly /&gt;&lt;button type="button" class="btn btn-outline-secondary btn-push"&gt;+&lt;/button&gt;&lt;/div&gt;&lt;/td&gt;&lt;/tr&gt;</text:p>
          </table:table-cell>
          <table:table-cell table:formula="of:=CONCATENATE([$HTML.$A$4];[.$C9];[$HTML.$B$4];[.$E9];[$HTML.$C$4];[.$P9];[$HTML.$D$4];[.$G9];[$HTML.$E$4];[.$I9];[$HTML.$F$4];[.$K9];[$HTML.$G$4];[.$O9];[$HTML.$H$4];[.$A9];[$HTML.$I$4];[.$B9];[$HTML.$J$4])" office:value-type="string" office:string-value="{&quot;id&quot;:&quot;R-8&quot;,&quot;name&quot;:&quot;アレクサンドロス大王&quot;,&quot;imageUrl&quot;:&quot;https://one-draw.jp/ijinden/cardlist/R01/card/R_008.png&quot;,&quot;expansion&quot;:10,&quot;type&quot;:1,&quot;color&quot;:1,&quot;term&quot;:0,&quot;orderTable&quot;:8,&quot;orderDeck&quot;:149}," calcext:value-type="string">
            <text:p>{"id":"R-8","name":"アレクサンドロス大王","imageUrl":"https://one-draw.jp/ijinden/cardlist/R01/card/R_008.png","expansion":10,"type":1,"color":1,"term":0,"orderTable":8,"orderDeck":149},</text:p>
          </table:table-cell>
          <table:table-cell table:number-columns-repeated="1634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F10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H1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1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C10];[$HTML.$B$1];[.$C10];[$HTML.$C$1];[.$P10];[$HTML.$D$1];[.$E10];[$HTML.$E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];[$HTML.$B$2];[.$C10];[$HTML.$C$2];[.$P10];[$HTML.$D$2];[.$E10];[$HTML.$E$2])" office:value-type="string" office:string-value="&lt;div class=&quot;container-card&quot; id=&quot;side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];[$HTML.$B$3];[.G10];[$HTML.$C$3];[.I10];[$HTML.$D$3];[.K10];[$HTML.$E$3];[.O10];[$HTML.$F$3];[.C10];[$HTML.$G$3];[.E10];[$HTML.$H$3];[.C10];[$HTML.$I$3];[.C10];[$HTML.$J$3])" office:value-type="string" office:string-value="&lt;tr data-id=&quot;R-9&quot; data-expansion=&quot;10&quot; data-type=&quot;2&quot; data-color=&quot;1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1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readonly /&gt;&lt;button type="button" class="btn btn-outline-secondary btn-push"&gt;+&lt;/button&gt;&lt;/div&gt;&lt;/td&gt;&lt;/tr&gt;</text:p>
          </table:table-cell>
          <table:table-cell table:formula="of:=CONCATENATE([$HTML.$A$4];[.$C10];[$HTML.$B$4];[.$E10];[$HTML.$C$4];[.$P10];[$HTML.$D$4];[.$G10];[$HTML.$E$4];[.$I10];[$HTML.$F$4];[.$K10];[$HTML.$G$4];[.$O10];[$HTML.$H$4];[.$A10];[$HTML.$I$4];[.$B10];[$HTML.$J$4])" office:value-type="string" office:string-value="{&quot;id&quot;:&quot;R-9&quot;,&quot;name&quot;:&quot;神剣眠る氏社&quot;,&quot;imageUrl&quot;:&quot;https://one-draw.jp/ijinden/cardlist/R01/card/R_009.png&quot;,&quot;expansion&quot;:10,&quot;type&quot;:2,&quot;color&quot;:1,&quot;term&quot;:0,&quot;orderTable&quot;:9,&quot;orderDeck&quot;:196}," calcext:value-type="string">
            <text:p>{"id":"R-9","name":"神剣眠る氏社","imageUrl":"https://one-draw.jp/ijinden/cardlist/R01/card/R_009.png","expansion":10,"type":2,"color":1,"term":0,"orderTable":9,"orderDeck":196},</text:p>
          </table:table-cell>
          <table:table-cell table:number-columns-repeated="163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F11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H11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1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C11];[$HTML.$B$1];[.$C11];[$HTML.$C$1];[.$P11];[$HTML.$D$1];[.$E11];[$HTML.$E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];[$HTML.$B$2];[.$C11];[$HTML.$C$2];[.$P11];[$HTML.$D$2];[.$E11];[$HTML.$E$2])" office:value-type="string" office:string-value="&lt;div class=&quot;container-card&quot; id=&quot;side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];[$HTML.$B$3];[.G11];[$HTML.$C$3];[.I11];[$HTML.$D$3];[.K11];[$HTML.$E$3];[.O11];[$HTML.$F$3];[.C11];[$HTML.$G$3];[.E11];[$HTML.$H$3];[.C11];[$HTML.$I$3];[.C11];[$HTML.$J$3])" office:value-type="string" office:string-value="&lt;tr data-id=&quot;R-10&quot; data-expansion=&quot;10&quot; data-type=&quot;2&quot; data-color=&quot;1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1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readonly /&gt;&lt;button type="button" class="btn btn-outline-secondary btn-push"&gt;+&lt;/button&gt;&lt;/div&gt;&lt;/td&gt;&lt;/tr&gt;</text:p>
          </table:table-cell>
          <table:table-cell table:formula="of:=CONCATENATE([$HTML.$A$4];[.$C11];[$HTML.$B$4];[.$E11];[$HTML.$C$4];[.$P11];[$HTML.$D$4];[.$G11];[$HTML.$E$4];[.$I11];[$HTML.$F$4];[.$K11];[$HTML.$G$4];[.$O11];[$HTML.$H$4];[.$A11];[$HTML.$I$4];[.$B11];[$HTML.$J$4])" office:value-type="string" office:string-value="{&quot;id&quot;:&quot;R-10&quot;,&quot;name&quot;:&quot;連なる天守閣&quot;,&quot;imageUrl&quot;:&quot;https://one-draw.jp/ijinden/cardlist/R01/card/R_010.png&quot;,&quot;expansion&quot;:10,&quot;type&quot;:2,&quot;color&quot;:1,&quot;term&quot;:0,&quot;orderTable&quot;:10,&quot;orderDeck&quot;:204}," calcext:value-type="string">
            <text:p>{"id":"R-10","name":"連なる天守閣","imageUrl":"https://one-draw.jp/ijinden/cardlist/R01/card/R_010.png","expansion":10,"type":2,"color":1,"term":0,"orderTable":10,"orderDeck":204},</text:p>
          </table:table-cell>
          <table:table-cell table:number-columns-repeated="1634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F12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H1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1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C12];[$HTML.$B$1];[.$C12];[$HTML.$C$1];[.$P12];[$HTML.$D$1];[.$E12];[$HTML.$E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];[$HTML.$B$2];[.$C12];[$HTML.$C$2];[.$P12];[$HTML.$D$2];[.$E12];[$HTML.$E$2])" office:value-type="string" office:string-value="&lt;div class=&quot;container-card&quot; id=&quot;side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];[$HTML.$B$3];[.G12];[$HTML.$C$3];[.I12];[$HTML.$D$3];[.K12];[$HTML.$E$3];[.O12];[$HTML.$F$3];[.C12];[$HTML.$G$3];[.E12];[$HTML.$H$3];[.C12];[$HTML.$I$3];[.C12];[$HTML.$J$3])" office:value-type="string" office:string-value="&lt;tr data-id=&quot;R-11&quot; data-expansion=&quot;10&quot; data-type=&quot;3&quot; data-color=&quot;1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1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readonly /&gt;&lt;button type="button" class="btn btn-outline-secondary btn-push"&gt;+&lt;/button&gt;&lt;/div&gt;&lt;/td&gt;&lt;/tr&gt;</text:p>
          </table:table-cell>
          <table:table-cell table:formula="of:=CONCATENATE([$HTML.$A$4];[.$C12];[$HTML.$B$4];[.$E12];[$HTML.$C$4];[.$P12];[$HTML.$D$4];[.$G12];[$HTML.$E$4];[.$I12];[$HTML.$F$4];[.$K12];[$HTML.$G$4];[.$O12];[$HTML.$H$4];[.$A12];[$HTML.$I$4];[.$B12];[$HTML.$J$4])" office:value-type="string" office:string-value="{&quot;id&quot;:&quot;R-11&quot;,&quot;name&quot;:&quot;ロイヤリティ&quot;,&quot;imageUrl&quot;:&quot;https://one-draw.jp/ijinden/cardlist/R01/card/R_011.png&quot;,&quot;expansion&quot;:10,&quot;type&quot;:3,&quot;color&quot;:1,&quot;term&quot;:0,&quot;orderTable&quot;:11,&quot;orderDeck&quot;:244}," calcext:value-type="string">
            <text:p>{"id":"R-11","name":"ロイヤリティ","imageUrl":"https://one-draw.jp/ijinden/cardlist/R01/card/R_011.png","expansion":10,"type":3,"color":1,"term":0,"orderTable":11,"orderDeck":244},</text:p>
          </table:table-cell>
          <table:table-cell table:number-columns-repeated="1634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F13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H1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1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C13];[$HTML.$B$1];[.$C13];[$HTML.$C$1];[.$P13];[$HTML.$D$1];[.$E13];[$HTML.$E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];[$HTML.$B$2];[.$C13];[$HTML.$C$2];[.$P13];[$HTML.$D$2];[.$E13];[$HTML.$E$2])" office:value-type="string" office:string-value="&lt;div class=&quot;container-card&quot; id=&quot;side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];[$HTML.$B$3];[.G13];[$HTML.$C$3];[.I13];[$HTML.$D$3];[.K13];[$HTML.$E$3];[.O13];[$HTML.$F$3];[.C13];[$HTML.$G$3];[.E13];[$HTML.$H$3];[.C13];[$HTML.$I$3];[.C13];[$HTML.$J$3])" office:value-type="string" office:string-value="&lt;tr data-id=&quot;R-12&quot; data-expansion=&quot;10&quot; data-type=&quot;3&quot; data-color=&quot;1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1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readonly /&gt;&lt;button type="button" class="btn btn-outline-secondary btn-push"&gt;+&lt;/button&gt;&lt;/div&gt;&lt;/td&gt;&lt;/tr&gt;</text:p>
          </table:table-cell>
          <table:table-cell table:formula="of:=CONCATENATE([$HTML.$A$4];[.$C13];[$HTML.$B$4];[.$E13];[$HTML.$C$4];[.$P13];[$HTML.$D$4];[.$G13];[$HTML.$E$4];[.$I13];[$HTML.$F$4];[.$K13];[$HTML.$G$4];[.$O13];[$HTML.$H$4];[.$A13];[$HTML.$I$4];[.$B13];[$HTML.$J$4])" office:value-type="string" office:string-value="{&quot;id&quot;:&quot;R-12&quot;,&quot;name&quot;:&quot;デスペラード&quot;,&quot;imageUrl&quot;:&quot;https://one-draw.jp/ijinden/cardlist/R01/card/R_012.png&quot;,&quot;expansion&quot;:10,&quot;type&quot;:3,&quot;color&quot;:1,&quot;term&quot;:0,&quot;orderTable&quot;:12,&quot;orderDeck&quot;:245}," calcext:value-type="string">
            <text:p>{"id":"R-12","name":"デスペラード","imageUrl":"https://one-draw.jp/ijinden/cardlist/R01/card/R_012.png","expansion":10,"type":3,"color":1,"term":0,"orderTable":12,"orderDeck":245},</text:p>
          </table:table-cell>
          <table:table-cell table:number-columns-repeated="1634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F14];[$収録番号.$A$1:$収録番号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H1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14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C14];[$HTML.$B$1];[.$C14];[$HTML.$C$1];[.$P14];[$HTML.$D$1];[.$E14];[$HTML.$E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];[$HTML.$B$2];[.$C14];[$HTML.$C$2];[.$P14];[$HTML.$D$2];[.$E14];[$HTML.$E$2])" office:value-type="string" office:string-value="&lt;div class=&quot;container-card&quot; id=&quot;side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];[$HTML.$B$3];[.G14];[$HTML.$C$3];[.I14];[$HTML.$D$3];[.K14];[$HTML.$E$3];[.O14];[$HTML.$F$3];[.C14];[$HTML.$G$3];[.E14];[$HTML.$H$3];[.C14];[$HTML.$I$3];[.C14];[$HTML.$J$3])" office:value-type="string" office:string-value="&lt;tr data-id=&quot;R-13&quot; data-expansion=&quot;10&quot; data-type=&quot;4&quot; data-color=&quot;1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1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readonly /&gt;&lt;button type="button" class="btn btn-outline-secondary btn-push"&gt;+&lt;/button&gt;&lt;/div&gt;&lt;/td&gt;&lt;/tr&gt;</text:p>
          </table:table-cell>
          <table:table-cell table:formula="of:=CONCATENATE([$HTML.$A$4];[.$C14];[$HTML.$B$4];[.$E14];[$HTML.$C$4];[.$P14];[$HTML.$D$4];[.$G14];[$HTML.$E$4];[.$I14];[$HTML.$F$4];[.$K14];[$HTML.$G$4];[.$O14];[$HTML.$H$4];[.$A14];[$HTML.$I$4];[.$B14];[$HTML.$J$4])" office:value-type="string" office:string-value="{&quot;id&quot;:&quot;R-13&quot;,&quot;name&quot;:&quot;レッドストーン&quot;,&quot;imageUrl&quot;:&quot;https://one-draw.jp/ijinden/cardlist/R01/card/R_013.png&quot;,&quot;expansion&quot;:10,&quot;type&quot;:4,&quot;color&quot;:1,&quot;term&quot;:0,&quot;orderTable&quot;:13,&quot;orderDeck&quot;:271}," calcext:value-type="string">
            <text:p>{"id":"R-13","name":"レッドストーン","imageUrl":"https://one-draw.jp/ijinden/cardlist/R01/card/R_013.png","expansion":10,"type":4,"color":1,"term":0,"orderTable":13,"orderDeck":271},</text:p>
          </table:table-cell>
          <table:table-cell table:number-columns-repeated="1634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F15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C15];[$HTML.$B$1];[.$C15];[$HTML.$C$1];[.$P15];[$HTML.$D$1];[.$E15];[$HTML.$E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];[$HTML.$B$2];[.$C15];[$HTML.$C$2];[.$P15];[$HTML.$D$2];[.$E15];[$HTML.$E$2])" office:value-type="string" office:string-value="&lt;div class=&quot;container-card&quot; id=&quot;side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];[$HTML.$B$3];[.G15];[$HTML.$C$3];[.I15];[$HTML.$D$3];[.K15];[$HTML.$E$3];[.O15];[$HTML.$F$3];[.C15];[$HTML.$G$3];[.E15];[$HTML.$H$3];[.C15];[$HTML.$I$3];[.C15];[$HTML.$J$3])" office:value-type="string" office:string-value="&lt;tr data-id=&quot;B-1&quot; data-expansion=&quot;11&quot; data-type=&quot;1&quot; data-color=&quot;2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2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readonly /&gt;&lt;button type="button" class="btn btn-outline-secondary btn-push"&gt;+&lt;/button&gt;&lt;/div&gt;&lt;/td&gt;&lt;/tr&gt;</text:p>
          </table:table-cell>
          <table:table-cell table:formula="of:=CONCATENATE([$HTML.$A$4];[.$C15];[$HTML.$B$4];[.$E15];[$HTML.$C$4];[.$P15];[$HTML.$D$4];[.$G15];[$HTML.$E$4];[.$I15];[$HTML.$F$4];[.$K15];[$HTML.$G$4];[.$O15];[$HTML.$H$4];[.$A15];[$HTML.$I$4];[.$B15];[$HTML.$J$4])" office:value-type="string" office:string-value="{&quot;id&quot;:&quot;B-1&quot;,&quot;name&quot;:&quot;レオナルド・ダ・ヴィンチ&quot;,&quot;imageUrl&quot;:&quot;https://one-draw.jp/ijinden/cardlist/B01/card/B_001.png&quot;,&quot;expansion&quot;:11,&quot;type&quot;:1,&quot;color&quot;:2,&quot;term&quot;:0,&quot;orderTable&quot;:14,&quot;orderDeck&quot;:152}," calcext:value-type="string">
            <text:p>{"id":"B-1","name":"レオナルド・ダ・ヴィンチ","imageUrl":"https://one-draw.jp/ijinden/cardlist/B01/card/B_001.png","expansion":11,"type":1,"color":2,"term":0,"orderTable":14,"orderDeck":152},</text:p>
          </table:table-cell>
          <table:table-cell table:number-columns-repeated="1634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F16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6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16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C16];[$HTML.$B$1];[.$C16];[$HTML.$C$1];[.$P16];[$HTML.$D$1];[.$E16];[$HTML.$E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];[$HTML.$B$2];[.$C16];[$HTML.$C$2];[.$P16];[$HTML.$D$2];[.$E16];[$HTML.$E$2])" office:value-type="string" office:string-value="&lt;div class=&quot;container-card&quot; id=&quot;side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];[$HTML.$B$3];[.G16];[$HTML.$C$3];[.I16];[$HTML.$D$3];[.K16];[$HTML.$E$3];[.O16];[$HTML.$F$3];[.C16];[$HTML.$G$3];[.E16];[$HTML.$H$3];[.C16];[$HTML.$I$3];[.C16];[$HTML.$J$3])" office:value-type="string" office:string-value="&lt;tr data-id=&quot;B-2&quot; data-expansion=&quot;11&quot; data-type=&quot;1&quot; data-color=&quot;2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2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readonly /&gt;&lt;button type="button" class="btn btn-outline-secondary btn-push"&gt;+&lt;/button&gt;&lt;/div&gt;&lt;/td&gt;&lt;/tr&gt;</text:p>
          </table:table-cell>
          <table:table-cell table:formula="of:=CONCATENATE([$HTML.$A$4];[.$C16];[$HTML.$B$4];[.$E16];[$HTML.$C$4];[.$P16];[$HTML.$D$4];[.$G16];[$HTML.$E$4];[.$I16];[$HTML.$F$4];[.$K16];[$HTML.$G$4];[.$O16];[$HTML.$H$4];[.$A16];[$HTML.$I$4];[.$B16];[$HTML.$J$4])" office:value-type="string" office:string-value="{&quot;id&quot;:&quot;B-2&quot;,&quot;name&quot;:&quot;ヴァスコ・ダ・ガマ&quot;,&quot;imageUrl&quot;:&quot;https://one-draw.jp/ijinden/cardlist/B01/card/B_002.png&quot;,&quot;expansion&quot;:11,&quot;type&quot;:1,&quot;color&quot;:2,&quot;term&quot;:1,&quot;orderTable&quot;:15,&quot;orderDeck&quot;:6}," calcext:value-type="string">
            <text:p>{"id":"B-2","name":"ヴァスコ・ダ・ガマ","imageUrl":"https://one-draw.jp/ijinden/cardlist/B01/card/B_002.png","expansion":11,"type":1,"color":2,"term":1,"orderTable":15,"orderDeck":6},</text:p>
          </table:table-cell>
          <table:table-cell table:number-columns-repeated="1634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F17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7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C17];[$HTML.$B$1];[.$C17];[$HTML.$C$1];[.$P17];[$HTML.$D$1];[.$E17];[$HTML.$E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];[$HTML.$B$2];[.$C17];[$HTML.$C$2];[.$P17];[$HTML.$D$2];[.$E17];[$HTML.$E$2])" office:value-type="string" office:string-value="&lt;div class=&quot;container-card&quot; id=&quot;side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];[$HTML.$B$3];[.G17];[$HTML.$C$3];[.I17];[$HTML.$D$3];[.K17];[$HTML.$E$3];[.O17];[$HTML.$F$3];[.C17];[$HTML.$G$3];[.E17];[$HTML.$H$3];[.C17];[$HTML.$I$3];[.C17];[$HTML.$J$3])" office:value-type="string" office:string-value="&lt;tr data-id=&quot;B-3&quot; data-expansion=&quot;11&quot; data-type=&quot;1&quot; data-color=&quot;2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2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readonly /&gt;&lt;button type="button" class="btn btn-outline-secondary btn-push"&gt;+&lt;/button&gt;&lt;/div&gt;&lt;/td&gt;&lt;/tr&gt;</text:p>
          </table:table-cell>
          <table:table-cell table:formula="of:=CONCATENATE([$HTML.$A$4];[.$C17];[$HTML.$B$4];[.$E17];[$HTML.$C$4];[.$P17];[$HTML.$D$4];[.$G17];[$HTML.$E$4];[.$I17];[$HTML.$F$4];[.$K17];[$HTML.$G$4];[.$O17];[$HTML.$H$4];[.$A17];[$HTML.$I$4];[.$B17];[$HTML.$J$4])" office:value-type="string" office:string-value="{&quot;id&quot;:&quot;B-3&quot;,&quot;name&quot;:&quot;好太王&quot;,&quot;imageUrl&quot;:&quot;https://one-draw.jp/ijinden/cardlist/B01/card/B_003.png&quot;,&quot;expansion&quot;:11,&quot;type&quot;:1,&quot;color&quot;:2,&quot;term&quot;:0,&quot;orderTable&quot;:16,&quot;orderDeck&quot;:28}," calcext:value-type="string">
            <text:p>{"id":"B-3","name":"好太王","imageUrl":"https://one-draw.jp/ijinden/cardlist/B01/card/B_003.png","expansion":11,"type":1,"color":2,"term":0,"orderTable":16,"orderDeck":28},</text:p>
          </table:table-cell>
          <table:table-cell table:number-columns-repeated="1634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F18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8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18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C18];[$HTML.$B$1];[.$C18];[$HTML.$C$1];[.$P18];[$HTML.$D$1];[.$E18];[$HTML.$E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];[$HTML.$B$2];[.$C18];[$HTML.$C$2];[.$P18];[$HTML.$D$2];[.$E18];[$HTML.$E$2])" office:value-type="string" office:string-value="&lt;div class=&quot;container-card&quot; id=&quot;side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];[$HTML.$B$3];[.G18];[$HTML.$C$3];[.I18];[$HTML.$D$3];[.K18];[$HTML.$E$3];[.O18];[$HTML.$F$3];[.C18];[$HTML.$G$3];[.E18];[$HTML.$H$3];[.C18];[$HTML.$I$3];[.C18];[$HTML.$J$3])" office:value-type="string" office:string-value="&lt;tr data-id=&quot;B-4&quot; data-expansion=&quot;11&quot; data-type=&quot;1&quot; data-color=&quot;2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2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readonly /&gt;&lt;button type="button" class="btn btn-outline-secondary btn-push"&gt;+&lt;/button&gt;&lt;/div&gt;&lt;/td&gt;&lt;/tr&gt;</text:p>
          </table:table-cell>
          <table:table-cell table:formula="of:=CONCATENATE([$HTML.$A$4];[.$C18];[$HTML.$B$4];[.$E18];[$HTML.$C$4];[.$P18];[$HTML.$D$4];[.$G18];[$HTML.$E$4];[.$I18];[$HTML.$F$4];[.$K18];[$HTML.$G$4];[.$O18];[$HTML.$H$4];[.$A18];[$HTML.$I$4];[.$B18];[$HTML.$J$4])" office:value-type="string" office:string-value="{&quot;id&quot;:&quot;B-4&quot;,&quot;name&quot;:&quot;フェルディナンド・マゼラン&quot;,&quot;imageUrl&quot;:&quot;https://one-draw.jp/ijinden/cardlist/B01/card/B_004.png&quot;,&quot;expansion&quot;:11,&quot;type&quot;:1,&quot;color&quot;:2,&quot;term&quot;:1,&quot;orderTable&quot;:17,&quot;orderDeck&quot;:62}," calcext:value-type="string">
            <text:p>{"id":"B-4","name":"フェルディナンド・マゼラン","imageUrl":"https://one-draw.jp/ijinden/cardlist/B01/card/B_004.png","expansion":11,"type":1,"color":2,"term":1,"orderTable":17,"orderDeck":62},</text:p>
          </table:table-cell>
          <table:table-cell table:number-columns-repeated="1634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F19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9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C19];[$HTML.$B$1];[.$C19];[$HTML.$C$1];[.$P19];[$HTML.$D$1];[.$E19];[$HTML.$E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];[$HTML.$B$2];[.$C19];[$HTML.$C$2];[.$P19];[$HTML.$D$2];[.$E19];[$HTML.$E$2])" office:value-type="string" office:string-value="&lt;div class=&quot;container-card&quot; id=&quot;side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];[$HTML.$B$3];[.G19];[$HTML.$C$3];[.I19];[$HTML.$D$3];[.K19];[$HTML.$E$3];[.O19];[$HTML.$F$3];[.C19];[$HTML.$G$3];[.E19];[$HTML.$H$3];[.C19];[$HTML.$I$3];[.C19];[$HTML.$J$3])" office:value-type="string" office:string-value="&lt;tr data-id=&quot;B-5&quot; data-expansion=&quot;11&quot; data-type=&quot;1&quot; data-color=&quot;2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2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readonly /&gt;&lt;button type="button" class="btn btn-outline-secondary btn-push"&gt;+&lt;/button&gt;&lt;/div&gt;&lt;/td&gt;&lt;/tr&gt;</text:p>
          </table:table-cell>
          <table:table-cell table:formula="of:=CONCATENATE([$HTML.$A$4];[.$C19];[$HTML.$B$4];[.$E19];[$HTML.$C$4];[.$P19];[$HTML.$D$4];[.$G19];[$HTML.$E$4];[.$I19];[$HTML.$F$4];[.$K19];[$HTML.$G$4];[.$O19];[$HTML.$H$4];[.$A19];[$HTML.$I$4];[.$B19];[$HTML.$J$4])" office:value-type="string" office:string-value="{&quot;id&quot;:&quot;B-5&quot;,&quot;name&quot;:&quot;ラファエロ・サンティ&quot;,&quot;imageUrl&quot;:&quot;https://one-draw.jp/ijinden/cardlist/B01/card/B_005.png&quot;,&quot;expansion&quot;:11,&quot;type&quot;:1,&quot;color&quot;:2,&quot;term&quot;:0,&quot;orderTable&quot;:18,&quot;orderDeck&quot;:63}," calcext:value-type="string">
            <text:p>{"id":"B-5","name":"ラファエロ・サンティ","imageUrl":"https://one-draw.jp/ijinden/cardlist/B01/card/B_005.png","expansion":11,"type":1,"color":2,"term":0,"orderTable":18,"orderDeck":63},</text:p>
          </table:table-cell>
          <table:table-cell table:number-columns-repeated="163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F20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C20];[$HTML.$B$1];[.$C20];[$HTML.$C$1];[.$P20];[$HTML.$D$1];[.$E20];[$HTML.$E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];[$HTML.$B$2];[.$C20];[$HTML.$C$2];[.$P20];[$HTML.$D$2];[.$E20];[$HTML.$E$2])" office:value-type="string" office:string-value="&lt;div class=&quot;container-card&quot; id=&quot;side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];[$HTML.$B$3];[.G20];[$HTML.$C$3];[.I20];[$HTML.$D$3];[.K20];[$HTML.$E$3];[.O20];[$HTML.$F$3];[.C20];[$HTML.$G$3];[.E20];[$HTML.$H$3];[.C20];[$HTML.$I$3];[.C20];[$HTML.$J$3])" office:value-type="string" office:string-value="&lt;tr data-id=&quot;B-6&quot; data-expansion=&quot;11&quot; data-type=&quot;1&quot; data-color=&quot;2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2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readonly /&gt;&lt;button type="button" class="btn btn-outline-secondary btn-push"&gt;+&lt;/button&gt;&lt;/div&gt;&lt;/td&gt;&lt;/tr&gt;</text:p>
          </table:table-cell>
          <table:table-cell table:formula="of:=CONCATENATE([$HTML.$A$4];[.$C20];[$HTML.$B$4];[.$E20];[$HTML.$C$4];[.$P20];[$HTML.$D$4];[.$G20];[$HTML.$E$4];[.$I20];[$HTML.$F$4];[.$K20];[$HTML.$G$4];[.$O20];[$HTML.$H$4];[.$A20];[$HTML.$I$4];[.$B20];[$HTML.$J$4])" office:value-type="string" office:string-value="{&quot;id&quot;:&quot;B-6&quot;,&quot;name&quot;:&quot;ジャン・カルヴァン&quot;,&quot;imageUrl&quot;:&quot;https://one-draw.jp/ijinden/cardlist/B01/card/B_006.png&quot;,&quot;expansion&quot;:11,&quot;type&quot;:1,&quot;color&quot;:2,&quot;term&quot;:0,&quot;orderTable&quot;:19,&quot;orderDeck&quot;:29}," calcext:value-type="string">
            <text:p>{"id":"B-6","name":"ジャン・カルヴァン","imageUrl":"https://one-draw.jp/ijinden/cardlist/B01/card/B_006.png","expansion":11,"type":1,"color":2,"term":0,"orderTable":19,"orderDeck":29},</text:p>
          </table:table-cell>
          <table:table-cell table:number-columns-repeated="1634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F21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C21];[$HTML.$B$1];[.$C21];[$HTML.$C$1];[.$P21];[$HTML.$D$1];[.$E21];[$HTML.$E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];[$HTML.$B$2];[.$C21];[$HTML.$C$2];[.$P21];[$HTML.$D$2];[.$E21];[$HTML.$E$2])" office:value-type="string" office:string-value="&lt;div class=&quot;container-card&quot; id=&quot;side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];[$HTML.$B$3];[.G21];[$HTML.$C$3];[.I21];[$HTML.$D$3];[.K21];[$HTML.$E$3];[.O21];[$HTML.$F$3];[.C21];[$HTML.$G$3];[.E21];[$HTML.$H$3];[.C21];[$HTML.$I$3];[.C21];[$HTML.$J$3])" office:value-type="string" office:string-value="&lt;tr data-id=&quot;B-7&quot; data-expansion=&quot;11&quot; data-type=&quot;1&quot; data-color=&quot;2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2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readonly /&gt;&lt;button type="button" class="btn btn-outline-secondary btn-push"&gt;+&lt;/button&gt;&lt;/div&gt;&lt;/td&gt;&lt;/tr&gt;</text:p>
          </table:table-cell>
          <table:table-cell table:formula="of:=CONCATENATE([$HTML.$A$4];[.$C21];[$HTML.$B$4];[.$E21];[$HTML.$C$4];[.$P21];[$HTML.$D$4];[.$G21];[$HTML.$E$4];[.$I21];[$HTML.$F$4];[.$K21];[$HTML.$G$4];[.$O21];[$HTML.$H$4];[.$A21];[$HTML.$I$4];[.$B21];[$HTML.$J$4])" office:value-type="string" office:string-value="{&quot;id&quot;:&quot;B-7&quot;,&quot;name&quot;:&quot;武帝&quot;,&quot;imageUrl&quot;:&quot;https://one-draw.jp/ijinden/cardlist/B01/card/B_007.png&quot;,&quot;expansion&quot;:11,&quot;type&quot;:1,&quot;color&quot;:2,&quot;term&quot;:0,&quot;orderTable&quot;:20,&quot;orderDeck&quot;:64}," calcext:value-type="string">
            <text:p>{"id":"B-7","name":"武帝","imageUrl":"https://one-draw.jp/ijinden/cardlist/B01/card/B_007.png","expansion":11,"type":1,"color":2,"term":0,"orderTable":20,"orderDeck":64},</text:p>
          </table:table-cell>
          <table:table-cell table:number-columns-repeated="1634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F22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H2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C22];[$HTML.$B$1];[.$C22];[$HTML.$C$1];[.$P22];[$HTML.$D$1];[.$E22];[$HTML.$E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];[$HTML.$B$2];[.$C22];[$HTML.$C$2];[.$P22];[$HTML.$D$2];[.$E22];[$HTML.$E$2])" office:value-type="string" office:string-value="&lt;div class=&quot;container-card&quot; id=&quot;side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];[$HTML.$B$3];[.G22];[$HTML.$C$3];[.I22];[$HTML.$D$3];[.K22];[$HTML.$E$3];[.O22];[$HTML.$F$3];[.C22];[$HTML.$G$3];[.E22];[$HTML.$H$3];[.C22];[$HTML.$I$3];[.C22];[$HTML.$J$3])" office:value-type="string" office:string-value="&lt;tr data-id=&quot;B-8&quot; data-expansion=&quot;11&quot; data-type=&quot;1&quot; data-color=&quot;2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2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readonly /&gt;&lt;button type="button" class="btn btn-outline-secondary btn-push"&gt;+&lt;/button&gt;&lt;/div&gt;&lt;/td&gt;&lt;/tr&gt;</text:p>
          </table:table-cell>
          <table:table-cell table:formula="of:=CONCATENATE([$HTML.$A$4];[.$C22];[$HTML.$B$4];[.$E22];[$HTML.$C$4];[.$P22];[$HTML.$D$4];[.$G22];[$HTML.$E$4];[.$I22];[$HTML.$F$4];[.$K22];[$HTML.$G$4];[.$O22];[$HTML.$H$4];[.$A22];[$HTML.$I$4];[.$B22];[$HTML.$J$4])" office:value-type="string" office:string-value="{&quot;id&quot;:&quot;B-8&quot;,&quot;name&quot;:&quot;楊貴妃&quot;,&quot;imageUrl&quot;:&quot;https://one-draw.jp/ijinden/cardlist/B01/card/B_008.png&quot;,&quot;expansion&quot;:11,&quot;type&quot;:1,&quot;color&quot;:2,&quot;term&quot;:0,&quot;orderTable&quot;:21,&quot;orderDeck&quot;:127}," calcext:value-type="string">
            <text:p>{"id":"B-8","name":"楊貴妃","imageUrl":"https://one-draw.jp/ijinden/cardlist/B01/card/B_008.png","expansion":11,"type":1,"color":2,"term":0,"orderTable":21,"orderDeck":127},</text:p>
          </table:table-cell>
          <table:table-cell table:number-columns-repeated="1634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F23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H2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2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C23];[$HTML.$B$1];[.$C23];[$HTML.$C$1];[.$P23];[$HTML.$D$1];[.$E23];[$HTML.$E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];[$HTML.$B$2];[.$C23];[$HTML.$C$2];[.$P23];[$HTML.$D$2];[.$E23];[$HTML.$E$2])" office:value-type="string" office:string-value="&lt;div class=&quot;container-card&quot; id=&quot;side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];[$HTML.$B$3];[.G23];[$HTML.$C$3];[.I23];[$HTML.$D$3];[.K23];[$HTML.$E$3];[.O23];[$HTML.$F$3];[.C23];[$HTML.$G$3];[.E23];[$HTML.$H$3];[.C23];[$HTML.$I$3];[.C23];[$HTML.$J$3])" office:value-type="string" office:string-value="&lt;tr data-id=&quot;B-9&quot; data-expansion=&quot;11&quot; data-type=&quot;2&quot; data-color=&quot;2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2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readonly /&gt;&lt;button type="button" class="btn btn-outline-secondary btn-push"&gt;+&lt;/button&gt;&lt;/div&gt;&lt;/td&gt;&lt;/tr&gt;</text:p>
          </table:table-cell>
          <table:table-cell table:formula="of:=CONCATENATE([$HTML.$A$4];[.$C23];[$HTML.$B$4];[.$E23];[$HTML.$C$4];[.$P23];[$HTML.$D$4];[.$G23];[$HTML.$E$4];[.$I23];[$HTML.$F$4];[.$K23];[$HTML.$G$4];[.$O23];[$HTML.$H$4];[.$A23];[$HTML.$I$4];[.$B23];[$HTML.$J$4])" office:value-type="string" office:string-value="{&quot;id&quot;:&quot;B-9&quot;,&quot;name&quot;:&quot;モナ・リザ&quot;,&quot;imageUrl&quot;:&quot;https://one-draw.jp/ijinden/cardlist/B01/card/B_009.png&quot;,&quot;expansion&quot;:11,&quot;type&quot;:2,&quot;color&quot;:2,&quot;term&quot;:0,&quot;orderTable&quot;:22,&quot;orderDeck&quot;:198}," calcext:value-type="string">
            <text:p>{"id":"B-9","name":"モナ・リザ","imageUrl":"https://one-draw.jp/ijinden/cardlist/B01/card/B_009.png","expansion":11,"type":2,"color":2,"term":0,"orderTable":22,"orderDeck":198},</text:p>
          </table:table-cell>
          <table:table-cell table:number-columns-repeated="1634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F24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H2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2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C24];[$HTML.$B$1];[.$C24];[$HTML.$C$1];[.$P24];[$HTML.$D$1];[.$E24];[$HTML.$E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];[$HTML.$B$2];[.$C24];[$HTML.$C$2];[.$P24];[$HTML.$D$2];[.$E24];[$HTML.$E$2])" office:value-type="string" office:string-value="&lt;div class=&quot;container-card&quot; id=&quot;side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];[$HTML.$B$3];[.G24];[$HTML.$C$3];[.I24];[$HTML.$D$3];[.K24];[$HTML.$E$3];[.O24];[$HTML.$F$3];[.C24];[$HTML.$G$3];[.E24];[$HTML.$H$3];[.C24];[$HTML.$I$3];[.C24];[$HTML.$J$3])" office:value-type="string" office:string-value="&lt;tr data-id=&quot;B-10&quot; data-expansion=&quot;11&quot; data-type=&quot;2&quot; data-color=&quot;2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2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readonly /&gt;&lt;button type="button" class="btn btn-outline-secondary btn-push"&gt;+&lt;/button&gt;&lt;/div&gt;&lt;/td&gt;&lt;/tr&gt;</text:p>
          </table:table-cell>
          <table:table-cell table:formula="of:=CONCATENATE([$HTML.$A$4];[.$C24];[$HTML.$B$4];[.$E24];[$HTML.$C$4];[.$P24];[$HTML.$D$4];[.$G24];[$HTML.$E$4];[.$I24];[$HTML.$F$4];[.$K24];[$HTML.$G$4];[.$O24];[$HTML.$H$4];[.$A24];[$HTML.$I$4];[.$B24];[$HTML.$J$4])" office:value-type="string" office:string-value="{&quot;id&quot;:&quot;B-10&quot;,&quot;name&quot;:&quot;革命の広場&quot;,&quot;imageUrl&quot;:&quot;https://one-draw.jp/ijinden/cardlist/B01/card/B_010.png&quot;,&quot;expansion&quot;:11,&quot;type&quot;:2,&quot;color&quot;:2,&quot;term&quot;:0,&quot;orderTable&quot;:23,&quot;orderDeck&quot;:206}," calcext:value-type="string">
            <text:p>{"id":"B-10","name":"革命の広場","imageUrl":"https://one-draw.jp/ijinden/cardlist/B01/card/B_010.png","expansion":11,"type":2,"color":2,"term":0,"orderTable":23,"orderDeck":206},</text:p>
          </table:table-cell>
          <table:table-cell table:number-columns-repeated="1634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F25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H2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2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C25];[$HTML.$B$1];[.$C25];[$HTML.$C$1];[.$P25];[$HTML.$D$1];[.$E25];[$HTML.$E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];[$HTML.$B$2];[.$C25];[$HTML.$C$2];[.$P25];[$HTML.$D$2];[.$E25];[$HTML.$E$2])" office:value-type="string" office:string-value="&lt;div class=&quot;container-card&quot; id=&quot;side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];[$HTML.$B$3];[.G25];[$HTML.$C$3];[.I25];[$HTML.$D$3];[.K25];[$HTML.$E$3];[.O25];[$HTML.$F$3];[.C25];[$HTML.$G$3];[.E25];[$HTML.$H$3];[.C25];[$HTML.$I$3];[.C25];[$HTML.$J$3])" office:value-type="string" office:string-value="&lt;tr data-id=&quot;B-11&quot; data-expansion=&quot;11&quot; data-type=&quot;3&quot; data-color=&quot;2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2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readonly /&gt;&lt;button type="button" class="btn btn-outline-secondary btn-push"&gt;+&lt;/button&gt;&lt;/div&gt;&lt;/td&gt;&lt;/tr&gt;</text:p>
          </table:table-cell>
          <table:table-cell table:formula="of:=CONCATENATE([$HTML.$A$4];[.$C25];[$HTML.$B$4];[.$E25];[$HTML.$C$4];[.$P25];[$HTML.$D$4];[.$G25];[$HTML.$E$4];[.$I25];[$HTML.$F$4];[.$K25];[$HTML.$G$4];[.$O25];[$HTML.$H$4];[.$A25];[$HTML.$I$4];[.$B25];[$HTML.$J$4])" office:value-type="string" office:string-value="{&quot;id&quot;:&quot;B-11&quot;,&quot;name&quot;:&quot;フリート&quot;,&quot;imageUrl&quot;:&quot;https://one-draw.jp/ijinden/cardlist/B01/card/B_011.png&quot;,&quot;expansion&quot;:11,&quot;type&quot;:3,&quot;color&quot;:2,&quot;term&quot;:0,&quot;orderTable&quot;:24,&quot;orderDeck&quot;:247}," calcext:value-type="string">
            <text:p>{"id":"B-11","name":"フリート","imageUrl":"https://one-draw.jp/ijinden/cardlist/B01/card/B_011.png","expansion":11,"type":3,"color":2,"term":0,"orderTable":24,"orderDeck":247},</text:p>
          </table:table-cell>
          <table:table-cell table:number-columns-repeated="1634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F26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H2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2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C26];[$HTML.$B$1];[.$C26];[$HTML.$C$1];[.$P26];[$HTML.$D$1];[.$E26];[$HTML.$E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];[$HTML.$B$2];[.$C26];[$HTML.$C$2];[.$P26];[$HTML.$D$2];[.$E26];[$HTML.$E$2])" office:value-type="string" office:string-value="&lt;div class=&quot;container-card&quot; id=&quot;side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];[$HTML.$B$3];[.G26];[$HTML.$C$3];[.I26];[$HTML.$D$3];[.K26];[$HTML.$E$3];[.O26];[$HTML.$F$3];[.C26];[$HTML.$G$3];[.E26];[$HTML.$H$3];[.C26];[$HTML.$I$3];[.C26];[$HTML.$J$3])" office:value-type="string" office:string-value="&lt;tr data-id=&quot;B-12&quot; data-expansion=&quot;11&quot; data-type=&quot;3&quot; data-color=&quot;2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2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readonly /&gt;&lt;button type="button" class="btn btn-outline-secondary btn-push"&gt;+&lt;/button&gt;&lt;/div&gt;&lt;/td&gt;&lt;/tr&gt;</text:p>
          </table:table-cell>
          <table:table-cell table:formula="of:=CONCATENATE([$HTML.$A$4];[.$C26];[$HTML.$B$4];[.$E26];[$HTML.$C$4];[.$P26];[$HTML.$D$4];[.$G26];[$HTML.$E$4];[.$I26];[$HTML.$F$4];[.$K26];[$HTML.$G$4];[.$O26];[$HTML.$H$4];[.$A26];[$HTML.$I$4];[.$B26];[$HTML.$J$4])" office:value-type="string" office:string-value="{&quot;id&quot;:&quot;B-12&quot;,&quot;name&quot;:&quot;ドローイング&quot;,&quot;imageUrl&quot;:&quot;https://one-draw.jp/ijinden/cardlist/B01/card/B_012.png&quot;,&quot;expansion&quot;:11,&quot;type&quot;:3,&quot;color&quot;:2,&quot;term&quot;:0,&quot;orderTable&quot;:25,&quot;orderDeck&quot;:248}," calcext:value-type="string">
            <text:p>{"id":"B-12","name":"ドローイング","imageUrl":"https://one-draw.jp/ijinden/cardlist/B01/card/B_012.png","expansion":11,"type":3,"color":2,"term":0,"orderTable":25,"orderDeck":248},</text:p>
          </table:table-cell>
          <table:table-cell table:number-columns-repeated="1634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F27];[$収録番号.$A$1:$収録番号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H2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27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C27];[$HTML.$B$1];[.$C27];[$HTML.$C$1];[.$P27];[$HTML.$D$1];[.$E27];[$HTML.$E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];[$HTML.$B$2];[.$C27];[$HTML.$C$2];[.$P27];[$HTML.$D$2];[.$E27];[$HTML.$E$2])" office:value-type="string" office:string-value="&lt;div class=&quot;container-card&quot; id=&quot;side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];[$HTML.$B$3];[.G27];[$HTML.$C$3];[.I27];[$HTML.$D$3];[.K27];[$HTML.$E$3];[.O27];[$HTML.$F$3];[.C27];[$HTML.$G$3];[.E27];[$HTML.$H$3];[.C27];[$HTML.$I$3];[.C27];[$HTML.$J$3])" office:value-type="string" office:string-value="&lt;tr data-id=&quot;B-13&quot; data-expansion=&quot;11&quot; data-type=&quot;4&quot; data-color=&quot;2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2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readonly /&gt;&lt;button type="button" class="btn btn-outline-secondary btn-push"&gt;+&lt;/button&gt;&lt;/div&gt;&lt;/td&gt;&lt;/tr&gt;</text:p>
          </table:table-cell>
          <table:table-cell table:formula="of:=CONCATENATE([$HTML.$A$4];[.$C27];[$HTML.$B$4];[.$E27];[$HTML.$C$4];[.$P27];[$HTML.$D$4];[.$G27];[$HTML.$E$4];[.$I27];[$HTML.$F$4];[.$K27];[$HTML.$G$4];[.$O27];[$HTML.$H$4];[.$A27];[$HTML.$I$4];[.$B27];[$HTML.$J$4])" office:value-type="string" office:string-value="{&quot;id&quot;:&quot;B-13&quot;,&quot;name&quot;:&quot;ブルーストーン&quot;,&quot;imageUrl&quot;:&quot;https://one-draw.jp/ijinden/cardlist/B01/card/B_013.png&quot;,&quot;expansion&quot;:11,&quot;type&quot;:4,&quot;color&quot;:2,&quot;term&quot;:0,&quot;orderTable&quot;:26,&quot;orderDeck&quot;:276}," calcext:value-type="string">
            <text:p>{"id":"B-13","name":"ブルーストーン","imageUrl":"https://one-draw.jp/ijinden/cardlist/B01/card/B_013.png","expansion":11,"type":4,"color":2,"term":0,"orderTable":26,"orderDeck":276},</text:p>
          </table:table-cell>
          <table:table-cell table:number-columns-repeated="1634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F28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2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C28];[$HTML.$B$1];[.$C28];[$HTML.$C$1];[.$P28];[$HTML.$D$1];[.$E28];[$HTML.$E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];[$HTML.$B$2];[.$C28];[$HTML.$C$2];[.$P28];[$HTML.$D$2];[.$E28];[$HTML.$E$2])" office:value-type="string" office:string-value="&lt;div class=&quot;container-card&quot; id=&quot;side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];[$HTML.$B$3];[.G28];[$HTML.$C$3];[.I28];[$HTML.$D$3];[.K28];[$HTML.$E$3];[.O28];[$HTML.$F$3];[.C28];[$HTML.$G$3];[.E28];[$HTML.$H$3];[.C28];[$HTML.$I$3];[.C28];[$HTML.$J$3])" office:value-type="string" office:string-value="&lt;tr data-id=&quot;G-1&quot; data-expansion=&quot;12&quot; data-type=&quot;1&quot; data-color=&quot;4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4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readonly /&gt;&lt;button type="button" class="btn btn-outline-secondary btn-push"&gt;+&lt;/button&gt;&lt;/div&gt;&lt;/td&gt;&lt;/tr&gt;</text:p>
          </table:table-cell>
          <table:table-cell table:formula="of:=CONCATENATE([$HTML.$A$4];[.$C28];[$HTML.$B$4];[.$E28];[$HTML.$C$4];[.$P28];[$HTML.$D$4];[.$G28];[$HTML.$E$4];[.$I28];[$HTML.$F$4];[.$K28];[$HTML.$G$4];[.$O28];[$HTML.$H$4];[.$A28];[$HTML.$I$4];[.$B28];[$HTML.$J$4])" office:value-type="string" office:string-value="{&quot;id&quot;:&quot;G-1&quot;,&quot;name&quot;:&quot;出雲の阿国&quot;,&quot;imageUrl&quot;:&quot;https://one-draw.jp/ijinden/cardlist/G01/card/G_001.png&quot;,&quot;expansion&quot;:12,&quot;type&quot;:1,&quot;color&quot;:4,&quot;term&quot;:0,&quot;orderTable&quot;:27,&quot;orderDeck&quot;:135}," calcext:value-type="string">
            <text:p>{"id":"G-1","name":"出雲の阿国","imageUrl":"https://one-draw.jp/ijinden/cardlist/G01/card/G_001.png","expansion":12,"type":1,"color":4,"term":0,"orderTable":27,"orderDeck":135},</text:p>
          </table:table-cell>
          <table:table-cell table:number-columns-repeated="1634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F29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2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9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C29];[$HTML.$B$1];[.$C29];[$HTML.$C$1];[.$P29];[$HTML.$D$1];[.$E29];[$HTML.$E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];[$HTML.$B$2];[.$C29];[$HTML.$C$2];[.$P29];[$HTML.$D$2];[.$E29];[$HTML.$E$2])" office:value-type="string" office:string-value="&lt;div class=&quot;container-card&quot; id=&quot;side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];[$HTML.$B$3];[.G29];[$HTML.$C$3];[.I29];[$HTML.$D$3];[.K29];[$HTML.$E$3];[.O29];[$HTML.$F$3];[.C29];[$HTML.$G$3];[.E29];[$HTML.$H$3];[.C29];[$HTML.$I$3];[.C29];[$HTML.$J$3])" office:value-type="string" office:string-value="&lt;tr data-id=&quot;G-2&quot; data-expansion=&quot;12&quot; data-type=&quot;1&quot; data-color=&quot;4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4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readonly /&gt;&lt;button type="button" class="btn btn-outline-secondary btn-push"&gt;+&lt;/button&gt;&lt;/div&gt;&lt;/td&gt;&lt;/tr&gt;</text:p>
          </table:table-cell>
          <table:table-cell table:formula="of:=CONCATENATE([$HTML.$A$4];[.$C29];[$HTML.$B$4];[.$E29];[$HTML.$C$4];[.$P29];[$HTML.$D$4];[.$G29];[$HTML.$E$4];[.$I29];[$HTML.$F$4];[.$K29];[$HTML.$G$4];[.$O29];[$HTML.$H$4];[.$A29];[$HTML.$I$4];[.$B29];[$HTML.$J$4])" office:value-type="string" office:string-value="{&quot;id&quot;:&quot;G-2&quot;,&quot;name&quot;:&quot;卑弥呼&quot;,&quot;imageUrl&quot;:&quot;https://one-draw.jp/ijinden/cardlist/G01/card/G_002.png&quot;,&quot;expansion&quot;:12,&quot;type&quot;:1,&quot;color&quot;:4,&quot;term&quot;:0,&quot;orderTable&quot;:28,&quot;orderDeck&quot;:11}," calcext:value-type="string">
            <text:p>{"id":"G-2","name":"卑弥呼","imageUrl":"https://one-draw.jp/ijinden/cardlist/G01/card/G_002.png","expansion":12,"type":1,"color":4,"term":0,"orderTable":28,"orderDeck":11},</text:p>
          </table:table-cell>
          <table:table-cell table:number-columns-repeated="1634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F30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C30];[$HTML.$B$1];[.$C30];[$HTML.$C$1];[.$P30];[$HTML.$D$1];[.$E30];[$HTML.$E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];[$HTML.$B$2];[.$C30];[$HTML.$C$2];[.$P30];[$HTML.$D$2];[.$E30];[$HTML.$E$2])" office:value-type="string" office:string-value="&lt;div class=&quot;container-card&quot; id=&quot;side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];[$HTML.$B$3];[.G30];[$HTML.$C$3];[.I30];[$HTML.$D$3];[.K30];[$HTML.$E$3];[.O30];[$HTML.$F$3];[.C30];[$HTML.$G$3];[.E30];[$HTML.$H$3];[.C30];[$HTML.$I$3];[.C30];[$HTML.$J$3])" office:value-type="string" office:string-value="&lt;tr data-id=&quot;G-3&quot; data-expansion=&quot;12&quot; data-type=&quot;1&quot; data-color=&quot;4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4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readonly /&gt;&lt;button type="button" class="btn btn-outline-secondary btn-push"&gt;+&lt;/button&gt;&lt;/div&gt;&lt;/td&gt;&lt;/tr&gt;</text:p>
          </table:table-cell>
          <table:table-cell table:formula="of:=CONCATENATE([$HTML.$A$4];[.$C30];[$HTML.$B$4];[.$E30];[$HTML.$C$4];[.$P30];[$HTML.$D$4];[.$G30];[$HTML.$E$4];[.$I30];[$HTML.$F$4];[.$K30];[$HTML.$G$4];[.$O30];[$HTML.$H$4];[.$A30];[$HTML.$I$4];[.$B30];[$HTML.$J$4])" office:value-type="string" office:string-value="{&quot;id&quot;:&quot;G-3&quot;,&quot;name&quot;:&quot;アテルイ&quot;,&quot;imageUrl&quot;:&quot;https://one-draw.jp/ijinden/cardlist/G01/card/G_003.png&quot;,&quot;expansion&quot;:12,&quot;type&quot;:1,&quot;color&quot;:4,&quot;term&quot;:0,&quot;orderTable&quot;:29,&quot;orderDeck&quot;:70}," calcext:value-type="string">
            <text:p>{"id":"G-3","name":"アテルイ","imageUrl":"https://one-draw.jp/ijinden/cardlist/G01/card/G_003.png","expansion":12,"type":1,"color":4,"term":0,"orderTable":29,"orderDeck":70},</text:p>
          </table:table-cell>
          <table:table-cell table:number-columns-repeated="1634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F31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31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C31];[$HTML.$B$1];[.$C31];[$HTML.$C$1];[.$P31];[$HTML.$D$1];[.$E31];[$HTML.$E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1];[$HTML.$B$2];[.$C31];[$HTML.$C$2];[.$P31];[$HTML.$D$2];[.$E31];[$HTML.$E$2])" office:value-type="string" office:string-value="&lt;div class=&quot;container-card&quot; id=&quot;side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1];[$HTML.$B$3];[.G31];[$HTML.$C$3];[.I31];[$HTML.$D$3];[.K31];[$HTML.$E$3];[.O31];[$HTML.$F$3];[.C31];[$HTML.$G$3];[.E31];[$HTML.$H$3];[.C31];[$HTML.$I$3];[.C31];[$HTML.$J$3])" office:value-type="string" office:string-value="&lt;tr data-id=&quot;G-4&quot; data-expansion=&quot;12&quot; data-type=&quot;1&quot; data-color=&quot;4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4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readonly /&gt;&lt;button type="button" class="btn btn-outline-secondary btn-push"&gt;+&lt;/button&gt;&lt;/div&gt;&lt;/td&gt;&lt;/tr&gt;</text:p>
          </table:table-cell>
          <table:table-cell table:formula="of:=CONCATENATE([$HTML.$A$4];[.$C31];[$HTML.$B$4];[.$E31];[$HTML.$C$4];[.$P31];[$HTML.$D$4];[.$G31];[$HTML.$E$4];[.$I31];[$HTML.$F$4];[.$K31];[$HTML.$G$4];[.$O31];[$HTML.$H$4];[.$A31];[$HTML.$I$4];[.$B31];[$HTML.$J$4])" office:value-type="string" office:string-value="{&quot;id&quot;:&quot;G-4&quot;,&quot;name&quot;:&quot;紀貫之&quot;,&quot;imageUrl&quot;:&quot;https://one-draw.jp/ijinden/cardlist/G01/card/G_004.png&quot;,&quot;expansion&quot;:12,&quot;type&quot;:1,&quot;color&quot;:4,&quot;term&quot;:2,&quot;orderTable&quot;:30,&quot;orderDeck&quot;:38}," calcext:value-type="string">
            <text:p>{"id":"G-4","name":"紀貫之","imageUrl":"https://one-draw.jp/ijinden/cardlist/G01/card/G_004.png","expansion":12,"type":1,"color":4,"term":2,"orderTable":30,"orderDeck":38},</text:p>
          </table:table-cell>
          <table:table-cell table:number-columns-repeated="163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F32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C32];[$HTML.$B$1];[.$C32];[$HTML.$C$1];[.$P32];[$HTML.$D$1];[.$E32];[$HTML.$E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2];[$HTML.$B$2];[.$C32];[$HTML.$C$2];[.$P32];[$HTML.$D$2];[.$E32];[$HTML.$E$2])" office:value-type="string" office:string-value="&lt;div class=&quot;container-card&quot; id=&quot;side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2];[$HTML.$B$3];[.G32];[$HTML.$C$3];[.I32];[$HTML.$D$3];[.K32];[$HTML.$E$3];[.O32];[$HTML.$F$3];[.C32];[$HTML.$G$3];[.E32];[$HTML.$H$3];[.C32];[$HTML.$I$3];[.C32];[$HTML.$J$3])" office:value-type="string" office:string-value="&lt;tr data-id=&quot;G-5&quot; data-expansion=&quot;12&quot; data-type=&quot;1&quot; data-color=&quot;4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4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readonly /&gt;&lt;button type="button" class="btn btn-outline-secondary btn-push"&gt;+&lt;/button&gt;&lt;/div&gt;&lt;/td&gt;&lt;/tr&gt;</text:p>
          </table:table-cell>
          <table:table-cell table:formula="of:=CONCATENATE([$HTML.$A$4];[.$C32];[$HTML.$B$4];[.$E32];[$HTML.$C$4];[.$P32];[$HTML.$D$4];[.$G32];[$HTML.$E$4];[.$I32];[$HTML.$F$4];[.$K32];[$HTML.$G$4];[.$O32];[$HTML.$H$4];[.$A32];[$HTML.$I$4];[.$B32];[$HTML.$J$4])" office:value-type="string" office:string-value="{&quot;id&quot;:&quot;G-5&quot;,&quot;name&quot;:&quot;阿倍仲麻呂&quot;,&quot;imageUrl&quot;:&quot;https://one-draw.jp/ijinden/cardlist/G01/card/G_005.png&quot;,&quot;expansion&quot;:12,&quot;type&quot;:1,&quot;color&quot;:4,&quot;term&quot;:0,&quot;orderTable&quot;:31,&quot;orderDeck&quot;:102}," calcext:value-type="string">
            <text:p>{"id":"G-5","name":"阿倍仲麻呂","imageUrl":"https://one-draw.jp/ijinden/cardlist/G01/card/G_005.png","expansion":12,"type":1,"color":4,"term":0,"orderTable":31,"orderDeck":102},</text:p>
          </table:table-cell>
          <table:table-cell table:number-columns-repeated="1634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F33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3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C33];[$HTML.$B$1];[.$C33];[$HTML.$C$1];[.$P33];[$HTML.$D$1];[.$E33];[$HTML.$E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3];[$HTML.$B$2];[.$C33];[$HTML.$C$2];[.$P33];[$HTML.$D$2];[.$E33];[$HTML.$E$2])" office:value-type="string" office:string-value="&lt;div class=&quot;container-card&quot; id=&quot;side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3];[$HTML.$B$3];[.G33];[$HTML.$C$3];[.I33];[$HTML.$D$3];[.K33];[$HTML.$E$3];[.O33];[$HTML.$F$3];[.C33];[$HTML.$G$3];[.E33];[$HTML.$H$3];[.C33];[$HTML.$I$3];[.C33];[$HTML.$J$3])" office:value-type="string" office:string-value="&lt;tr data-id=&quot;G-6&quot; data-expansion=&quot;12&quot; data-type=&quot;1&quot; data-color=&quot;4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4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readonly /&gt;&lt;button type="button" class="btn btn-outline-secondary btn-push"&gt;+&lt;/button&gt;&lt;/div&gt;&lt;/td&gt;&lt;/tr&gt;</text:p>
          </table:table-cell>
          <table:table-cell table:formula="of:=CONCATENATE([$HTML.$A$4];[.$C33];[$HTML.$B$4];[.$E33];[$HTML.$C$4];[.$P33];[$HTML.$D$4];[.$G33];[$HTML.$E$4];[.$I33];[$HTML.$F$4];[.$K33];[$HTML.$G$4];[.$O33];[$HTML.$H$4];[.$A33];[$HTML.$I$4];[.$B33];[$HTML.$J$4])" office:value-type="string" office:string-value="{&quot;id&quot;:&quot;G-6&quot;,&quot;name&quot;:&quot;葛飾北斎&quot;,&quot;imageUrl&quot;:&quot;https://one-draw.jp/ijinden/cardlist/G01/card/G_006.png&quot;,&quot;expansion&quot;:12,&quot;type&quot;:1,&quot;color&quot;:4,&quot;term&quot;:0,&quot;orderTable&quot;:32,&quot;orderDeck&quot;:71}," calcext:value-type="string">
            <text:p>{"id":"G-6","name":"葛飾北斎","imageUrl":"https://one-draw.jp/ijinden/cardlist/G01/card/G_006.png","expansion":12,"type":1,"color":4,"term":0,"orderTable":32,"orderDeck":71},</text:p>
          </table:table-cell>
          <table:table-cell table:number-columns-repeated="1634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F34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34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C34];[$HTML.$B$1];[.$C34];[$HTML.$C$1];[.$P34];[$HTML.$D$1];[.$E34];[$HTML.$E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4];[$HTML.$B$2];[.$C34];[$HTML.$C$2];[.$P34];[$HTML.$D$2];[.$E34];[$HTML.$E$2])" office:value-type="string" office:string-value="&lt;div class=&quot;container-card&quot; id=&quot;side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4];[$HTML.$B$3];[.G34];[$HTML.$C$3];[.I34];[$HTML.$D$3];[.K34];[$HTML.$E$3];[.O34];[$HTML.$F$3];[.C34];[$HTML.$G$3];[.E34];[$HTML.$H$3];[.C34];[$HTML.$I$3];[.C34];[$HTML.$J$3])" office:value-type="string" office:string-value="&lt;tr data-id=&quot;G-7&quot; data-expansion=&quot;12&quot; data-type=&quot;1&quot; data-color=&quot;4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4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readonly /&gt;&lt;button type="button" class="btn btn-outline-secondary btn-push"&gt;+&lt;/button&gt;&lt;/div&gt;&lt;/td&gt;&lt;/tr&gt;</text:p>
          </table:table-cell>
          <table:table-cell table:formula="of:=CONCATENATE([$HTML.$A$4];[.$C34];[$HTML.$B$4];[.$E34];[$HTML.$C$4];[.$P34];[$HTML.$D$4];[.$G34];[$HTML.$E$4];[.$I34];[$HTML.$F$4];[.$K34];[$HTML.$G$4];[.$O34];[$HTML.$H$4];[.$A34];[$HTML.$I$4];[.$B34];[$HTML.$J$4])" office:value-type="string" office:string-value="{&quot;id&quot;:&quot;G-7&quot;,&quot;name&quot;:&quot;藤原定家&quot;,&quot;imageUrl&quot;:&quot;https://one-draw.jp/ijinden/cardlist/G01/card/G_007.png&quot;,&quot;expansion&quot;:12,&quot;type&quot;:1,&quot;color&quot;:4,&quot;term&quot;:2,&quot;orderTable&quot;:33,&quot;orderDeck&quot;:103}," calcext:value-type="string">
            <text:p>{"id":"G-7","name":"藤原定家","imageUrl":"https://one-draw.jp/ijinden/cardlist/G01/card/G_007.png","expansion":12,"type":1,"color":4,"term":2,"orderTable":33,"orderDeck":103},</text:p>
          </table:table-cell>
          <table:table-cell table:number-columns-repeated="163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F35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H3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35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35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C35];[$HTML.$B$1];[.$C35];[$HTML.$C$1];[.$P35];[$HTML.$D$1];[.$E35];[$HTML.$E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5];[$HTML.$B$2];[.$C35];[$HTML.$C$2];[.$P35];[$HTML.$D$2];[.$E35];[$HTML.$E$2])" office:value-type="string" office:string-value="&lt;div class=&quot;container-card&quot; id=&quot;side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5];[$HTML.$B$3];[.G35];[$HTML.$C$3];[.I35];[$HTML.$D$3];[.K35];[$HTML.$E$3];[.O35];[$HTML.$F$3];[.C35];[$HTML.$G$3];[.E35];[$HTML.$H$3];[.C35];[$HTML.$I$3];[.C35];[$HTML.$J$3])" office:value-type="string" office:string-value="&lt;tr data-id=&quot;G-8&quot; data-expansion=&quot;12&quot; data-type=&quot;1&quot; data-color=&quot;4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4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readonly /&gt;&lt;button type="button" class="btn btn-outline-secondary btn-push"&gt;+&lt;/button&gt;&lt;/div&gt;&lt;/td&gt;&lt;/tr&gt;</text:p>
          </table:table-cell>
          <table:table-cell table:formula="of:=CONCATENATE([$HTML.$A$4];[.$C35];[$HTML.$B$4];[.$E35];[$HTML.$C$4];[.$P35];[$HTML.$D$4];[.$G35];[$HTML.$E$4];[.$I35];[$HTML.$F$4];[.$K35];[$HTML.$G$4];[.$O35];[$HTML.$H$4];[.$A35];[$HTML.$I$4];[.$B35];[$HTML.$J$4])" office:value-type="string" office:string-value="{&quot;id&quot;:&quot;G-8&quot;,&quot;name&quot;:&quot;最澄&quot;,&quot;imageUrl&quot;:&quot;https://one-draw.jp/ijinden/cardlist/G01/card/G_008.png&quot;,&quot;expansion&quot;:12,&quot;type&quot;:1,&quot;color&quot;:4,&quot;term&quot;:1,&quot;orderTable&quot;:34,&quot;orderDeck&quot;:181}," calcext:value-type="string">
            <text:p>{"id":"G-8","name":"最澄","imageUrl":"https://one-draw.jp/ijinden/cardlist/G01/card/G_008.png","expansion":12,"type":1,"color":4,"term":1,"orderTable":34,"orderDeck":181},</text:p>
          </table:table-cell>
          <table:table-cell table:number-columns-repeated="1634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F36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H3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3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C36];[$HTML.$B$1];[.$C36];[$HTML.$C$1];[.$P36];[$HTML.$D$1];[.$E36];[$HTML.$E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6];[$HTML.$B$2];[.$C36];[$HTML.$C$2];[.$P36];[$HTML.$D$2];[.$E36];[$HTML.$E$2])" office:value-type="string" office:string-value="&lt;div class=&quot;container-card&quot; id=&quot;side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6];[$HTML.$B$3];[.G36];[$HTML.$C$3];[.I36];[$HTML.$D$3];[.K36];[$HTML.$E$3];[.O36];[$HTML.$F$3];[.C36];[$HTML.$G$3];[.E36];[$HTML.$H$3];[.C36];[$HTML.$I$3];[.C36];[$HTML.$J$3])" office:value-type="string" office:string-value="&lt;tr data-id=&quot;G-9&quot; data-expansion=&quot;12&quot; data-type=&quot;2&quot; data-color=&quot;4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4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readonly /&gt;&lt;button type="button" class="btn btn-outline-secondary btn-push"&gt;+&lt;/button&gt;&lt;/div&gt;&lt;/td&gt;&lt;/tr&gt;</text:p>
          </table:table-cell>
          <table:table-cell table:formula="of:=CONCATENATE([$HTML.$A$4];[.$C36];[$HTML.$B$4];[.$E36];[$HTML.$C$4];[.$P36];[$HTML.$D$4];[.$G36];[$HTML.$E$4];[.$I36];[$HTML.$F$4];[.$K36];[$HTML.$G$4];[.$O36];[$HTML.$H$4];[.$A36];[$HTML.$I$4];[.$B36];[$HTML.$J$4])" office:value-type="string" office:string-value="{&quot;id&quot;:&quot;G-9&quot;,&quot;name&quot;:&quot;阿弥陀堂&quot;,&quot;imageUrl&quot;:&quot;https://one-draw.jp/ijinden/cardlist/G01/card/G_009.png&quot;,&quot;expansion&quot;:12,&quot;type&quot;:2,&quot;color&quot;:4,&quot;term&quot;:0,&quot;orderTable&quot;:35,&quot;orderDeck&quot;:216}," calcext:value-type="string">
            <text:p>{"id":"G-9","name":"阿弥陀堂","imageUrl":"https://one-draw.jp/ijinden/cardlist/G01/card/G_009.png","expansion":12,"type":2,"color":4,"term":0,"orderTable":35,"orderDeck":216},</text:p>
          </table:table-cell>
          <table:table-cell table:number-columns-repeated="1634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F37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H3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37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C37];[$HTML.$B$1];[.$C37];[$HTML.$C$1];[.$P37];[$HTML.$D$1];[.$E37];[$HTML.$E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7];[$HTML.$B$2];[.$C37];[$HTML.$C$2];[.$P37];[$HTML.$D$2];[.$E37];[$HTML.$E$2])" office:value-type="string" office:string-value="&lt;div class=&quot;container-card&quot; id=&quot;side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7];[$HTML.$B$3];[.G37];[$HTML.$C$3];[.I37];[$HTML.$D$3];[.K37];[$HTML.$E$3];[.O37];[$HTML.$F$3];[.C37];[$HTML.$G$3];[.E37];[$HTML.$H$3];[.C37];[$HTML.$I$3];[.C37];[$HTML.$J$3])" office:value-type="string" office:string-value="&lt;tr data-id=&quot;G-10&quot; data-expansion=&quot;12&quot; data-type=&quot;2&quot; data-color=&quot;4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4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readonly /&gt;&lt;button type="button" class="btn btn-outline-secondary btn-push"&gt;+&lt;/button&gt;&lt;/div&gt;&lt;/td&gt;&lt;/tr&gt;</text:p>
          </table:table-cell>
          <table:table-cell table:formula="of:=CONCATENATE([$HTML.$A$4];[.$C37];[$HTML.$B$4];[.$E37];[$HTML.$C$4];[.$P37];[$HTML.$D$4];[.$G37];[$HTML.$E$4];[.$I37];[$HTML.$F$4];[.$K37];[$HTML.$G$4];[.$O37];[$HTML.$H$4];[.$A37];[$HTML.$I$4];[.$B37];[$HTML.$J$4])" office:value-type="string" office:string-value="{&quot;id&quot;:&quot;G-10&quot;,&quot;name&quot;:&quot;毘盧遮那仏像&quot;,&quot;imageUrl&quot;:&quot;https://one-draw.jp/ijinden/cardlist/G01/card/G_010.png&quot;,&quot;expansion&quot;:12,&quot;type&quot;:2,&quot;color&quot;:4,&quot;term&quot;:0,&quot;orderTable&quot;:36,&quot;orderDeck&quot;:225}," calcext:value-type="string">
            <text:p>{"id":"G-10","name":"毘盧遮那仏像","imageUrl":"https://one-draw.jp/ijinden/cardlist/G01/card/G_010.png","expansion":12,"type":2,"color":4,"term":0,"orderTable":36,"orderDeck":225},</text:p>
          </table:table-cell>
          <table:table-cell table:number-columns-repeated="1634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F38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H38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3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C38];[$HTML.$B$1];[.$C38];[$HTML.$C$1];[.$P38];[$HTML.$D$1];[.$E38];[$HTML.$E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8];[$HTML.$B$2];[.$C38];[$HTML.$C$2];[.$P38];[$HTML.$D$2];[.$E38];[$HTML.$E$2])" office:value-type="string" office:string-value="&lt;div class=&quot;container-card&quot; id=&quot;side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8];[$HTML.$B$3];[.G38];[$HTML.$C$3];[.I38];[$HTML.$D$3];[.K38];[$HTML.$E$3];[.O38];[$HTML.$F$3];[.C38];[$HTML.$G$3];[.E38];[$HTML.$H$3];[.C38];[$HTML.$I$3];[.C38];[$HTML.$J$3])" office:value-type="string" office:string-value="&lt;tr data-id=&quot;G-11&quot; data-expansion=&quot;12&quot; data-type=&quot;3&quot; data-color=&quot;4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4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readonly /&gt;&lt;button type="button" class="btn btn-outline-secondary btn-push"&gt;+&lt;/button&gt;&lt;/div&gt;&lt;/td&gt;&lt;/tr&gt;</text:p>
          </table:table-cell>
          <table:table-cell table:formula="of:=CONCATENATE([$HTML.$A$4];[.$C38];[$HTML.$B$4];[.$E38];[$HTML.$C$4];[.$P38];[$HTML.$D$4];[.$G38];[$HTML.$E$4];[.$I38];[$HTML.$F$4];[.$K38];[$HTML.$G$4];[.$O38];[$HTML.$H$4];[.$A38];[$HTML.$I$4];[.$B38];[$HTML.$J$4])" office:value-type="string" office:string-value="{&quot;id&quot;:&quot;G-11&quot;,&quot;name&quot;:&quot;グロウ&quot;,&quot;imageUrl&quot;:&quot;https://one-draw.jp/ijinden/cardlist/G01/card/G_011.png&quot;,&quot;expansion&quot;:12,&quot;type&quot;:3,&quot;color&quot;:4,&quot;term&quot;:0,&quot;orderTable&quot;:37,&quot;orderDeck&quot;:249}," calcext:value-type="string">
            <text:p>{"id":"G-11","name":"グロウ","imageUrl":"https://one-draw.jp/ijinden/cardlist/G01/card/G_011.png","expansion":12,"type":3,"color":4,"term":0,"orderTable":37,"orderDeck":249},</text:p>
          </table:table-cell>
          <table:table-cell table:number-columns-repeated="1634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F39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H39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3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C39];[$HTML.$B$1];[.$C39];[$HTML.$C$1];[.$P39];[$HTML.$D$1];[.$E39];[$HTML.$E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9];[$HTML.$B$2];[.$C39];[$HTML.$C$2];[.$P39];[$HTML.$D$2];[.$E39];[$HTML.$E$2])" office:value-type="string" office:string-value="&lt;div class=&quot;container-card&quot; id=&quot;side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9];[$HTML.$B$3];[.G39];[$HTML.$C$3];[.I39];[$HTML.$D$3];[.K39];[$HTML.$E$3];[.O39];[$HTML.$F$3];[.C39];[$HTML.$G$3];[.E39];[$HTML.$H$3];[.C39];[$HTML.$I$3];[.C39];[$HTML.$J$3])" office:value-type="string" office:string-value="&lt;tr data-id=&quot;G-12&quot; data-expansion=&quot;12&quot; data-type=&quot;3&quot; data-color=&quot;4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4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readonly /&gt;&lt;button type="button" class="btn btn-outline-secondary btn-push"&gt;+&lt;/button&gt;&lt;/div&gt;&lt;/td&gt;&lt;/tr&gt;</text:p>
          </table:table-cell>
          <table:table-cell table:formula="of:=CONCATENATE([$HTML.$A$4];[.$C39];[$HTML.$B$4];[.$E39];[$HTML.$C$4];[.$P39];[$HTML.$D$4];[.$G39];[$HTML.$E$4];[.$I39];[$HTML.$F$4];[.$K39];[$HTML.$G$4];[.$O39];[$HTML.$H$4];[.$A39];[$HTML.$I$4];[.$B39];[$HTML.$J$4])" office:value-type="string" office:string-value="{&quot;id&quot;:&quot;G-12&quot;,&quot;name&quot;:&quot;ギャザリング&quot;,&quot;imageUrl&quot;:&quot;https://one-draw.jp/ijinden/cardlist/G01/card/G_012.png&quot;,&quot;expansion&quot;:12,&quot;type&quot;:3,&quot;color&quot;:4,&quot;term&quot;:0,&quot;orderTable&quot;:38,&quot;orderDeck&quot;:263}," calcext:value-type="string">
            <text:p>{"id":"G-12","name":"ギャザリング","imageUrl":"https://one-draw.jp/ijinden/cardlist/G01/card/G_012.png","expansion":12,"type":3,"color":4,"term":0,"orderTable":38,"orderDeck":263},</text:p>
          </table:table-cell>
          <table:table-cell table:number-columns-repeated="1634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F40];[$収録番号.$A$1:$収録番号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H40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4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C40];[$HTML.$B$1];[.$C40];[$HTML.$C$1];[.$P40];[$HTML.$D$1];[.$E40];[$HTML.$E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0];[$HTML.$B$2];[.$C40];[$HTML.$C$2];[.$P40];[$HTML.$D$2];[.$E40];[$HTML.$E$2])" office:value-type="string" office:string-value="&lt;div class=&quot;container-card&quot; id=&quot;side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0];[$HTML.$B$3];[.G40];[$HTML.$C$3];[.I40];[$HTML.$D$3];[.K40];[$HTML.$E$3];[.O40];[$HTML.$F$3];[.C40];[$HTML.$G$3];[.E40];[$HTML.$H$3];[.C40];[$HTML.$I$3];[.C40];[$HTML.$J$3])" office:value-type="string" office:string-value="&lt;tr data-id=&quot;G-13&quot; data-expansion=&quot;12&quot; data-type=&quot;4&quot; data-color=&quot;4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4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readonly /&gt;&lt;button type="button" class="btn btn-outline-secondary btn-push"&gt;+&lt;/button&gt;&lt;/div&gt;&lt;/td&gt;&lt;/tr&gt;</text:p>
          </table:table-cell>
          <table:table-cell table:formula="of:=CONCATENATE([$HTML.$A$4];[.$C40];[$HTML.$B$4];[.$E40];[$HTML.$C$4];[.$P40];[$HTML.$D$4];[.$G40];[$HTML.$E$4];[.$I40];[$HTML.$F$4];[.$K40];[$HTML.$G$4];[.$O40];[$HTML.$H$4];[.$A40];[$HTML.$I$4];[.$B40];[$HTML.$J$4])" office:value-type="string" office:string-value="{&quot;id&quot;:&quot;G-13&quot;,&quot;name&quot;:&quot;グリーンストーン&quot;,&quot;imageUrl&quot;:&quot;https://one-draw.jp/ijinden/cardlist/G01/card/G_013.png&quot;,&quot;expansion&quot;:12,&quot;type&quot;:4,&quot;color&quot;:4,&quot;term&quot;:0,&quot;orderTable&quot;:39,&quot;orderDeck&quot;:281}," calcext:value-type="string">
            <text:p>{"id":"G-13","name":"グリーンストーン","imageUrl":"https://one-draw.jp/ijinden/cardlist/G01/card/G_013.png","expansion":12,"type":4,"color":4,"term":0,"orderTable":39,"orderDeck":281},</text:p>
          </table:table-cell>
          <table:table-cell table:number-columns-repeated="1634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F4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1];[$色番号.$A$1:$色番号.$B$5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C41];[$HTML.$B$1];[.$C41];[$HTML.$C$1];[.$P41];[$HTML.$D$1];[.$E41];[$HTML.$E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1];[$HTML.$B$2];[.$C41];[$HTML.$C$2];[.$P41];[$HTML.$D$2];[.$E41];[$HTML.$E$2])" office:value-type="string" office:string-value="&lt;div class=&quot;container-card&quot; id=&quot;side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1];[$HTML.$B$3];[.G41];[$HTML.$C$3];[.I41];[$HTML.$D$3];[.K41];[$HTML.$E$3];[.O41];[$HTML.$F$3];[.C41];[$HTML.$G$3];[.E41];[$HTML.$H$3];[.C41];[$HTML.$I$3];[.C41];[$HTML.$J$3])" office:value-type="string" office:string-value="&lt;tr data-id=&quot;1-1&quot; data-expansion=&quot;15&quot; data-type=&quot;1&quot; data-color=&quot;1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1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readonly /&gt;&lt;button type="button" class="btn btn-outline-secondary btn-push"&gt;+&lt;/button&gt;&lt;/div&gt;&lt;/td&gt;&lt;/tr&gt;</text:p>
          </table:table-cell>
          <table:table-cell table:formula="of:=CONCATENATE([$HTML.$A$4];[.$C41];[$HTML.$B$4];[.$E41];[$HTML.$C$4];[.$P41];[$HTML.$D$4];[.$G41];[$HTML.$E$4];[.$I41];[$HTML.$F$4];[.$K41];[$HTML.$G$4];[.$O41];[$HTML.$H$4];[.$A41];[$HTML.$I$4];[.$B41];[$HTML.$J$4])" office:value-type="string" office:string-value="{&quot;id&quot;:&quot;1-1&quot;,&quot;name&quot;:&quot;織田信長&quot;,&quot;imageUrl&quot;:&quot;https://one-draw.jp/ijinden/cardlist/001/card/01_001.png&quot;,&quot;expansion&quot;:15,&quot;type&quot;:1,&quot;color&quot;:1,&quot;term&quot;:0,&quot;orderTable&quot;:40,&quot;orderDeck&quot;:88}," calcext:value-type="string">
            <text:p>{"id":"1-1","name":"織田信長","imageUrl":"https://one-draw.jp/ijinden/cardlist/001/card/01_001.png","expansion":15,"type":1,"color":1,"term":0,"orderTable":40,"orderDeck":88},</text:p>
          </table:table-cell>
          <table:table-cell table:number-columns-repeated="1634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F4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2];[$色番号.$A$1:$色番号.$B$5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C42];[$HTML.$B$1];[.$C42];[$HTML.$C$1];[.$P42];[$HTML.$D$1];[.$E42];[$HTML.$E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2];[$HTML.$B$2];[.$C42];[$HTML.$C$2];[.$P42];[$HTML.$D$2];[.$E42];[$HTML.$E$2])" office:value-type="string" office:string-value="&lt;div class=&quot;container-card&quot; id=&quot;side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2];[$HTML.$B$3];[.G42];[$HTML.$C$3];[.I42];[$HTML.$D$3];[.K42];[$HTML.$E$3];[.O42];[$HTML.$F$3];[.C42];[$HTML.$G$3];[.E42];[$HTML.$H$3];[.C42];[$HTML.$I$3];[.C42];[$HTML.$J$3])" office:value-type="string" office:string-value="&lt;tr data-id=&quot;1-2&quot; data-expansion=&quot;15&quot; data-type=&quot;1&quot; data-color=&quot;1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1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readonly /&gt;&lt;button type="button" class="btn btn-outline-secondary btn-push"&gt;+&lt;/button&gt;&lt;/div&gt;&lt;/td&gt;&lt;/tr&gt;</text:p>
          </table:table-cell>
          <table:table-cell table:formula="of:=CONCATENATE([$HTML.$A$4];[.$C42];[$HTML.$B$4];[.$E42];[$HTML.$C$4];[.$P42];[$HTML.$D$4];[.$G42];[$HTML.$E$4];[.$I42];[$HTML.$F$4];[.$K42];[$HTML.$G$4];[.$O42];[$HTML.$H$4];[.$A42];[$HTML.$I$4];[.$B42];[$HTML.$J$4])" office:value-type="string" office:string-value="{&quot;id&quot;:&quot;1-2&quot;,&quot;name&quot;:&quot;クレオパトラ&quot;,&quot;imageUrl&quot;:&quot;https://one-draw.jp/ijinden/cardlist/001/card/01_002.png&quot;,&quot;expansion&quot;:15,&quot;type&quot;:1,&quot;color&quot;:1,&quot;term&quot;:0,&quot;orderTable&quot;:41,&quot;orderDeck&quot;:120}," calcext:value-type="string">
            <text:p>{"id":"1-2","name":"クレオパトラ","imageUrl":"https://one-draw.jp/ijinden/cardlist/001/card/01_002.png","expansion":15,"type":1,"color":1,"term":0,"orderTable":41,"orderDeck":120},</text:p>
          </table:table-cell>
          <table:table-cell table:number-columns-repeated="1634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F4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43];[$色番号.$A$1:$色番号.$B$5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C43];[$HTML.$B$1];[.$C43];[$HTML.$C$1];[.$P43];[$HTML.$D$1];[.$E43];[$HTML.$E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3];[$HTML.$B$2];[.$C43];[$HTML.$C$2];[.$P43];[$HTML.$D$2];[.$E43];[$HTML.$E$2])" office:value-type="string" office:string-value="&lt;div class=&quot;container-card&quot; id=&quot;side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3];[$HTML.$B$3];[.G43];[$HTML.$C$3];[.I43];[$HTML.$D$3];[.K43];[$HTML.$E$3];[.O43];[$HTML.$F$3];[.C43];[$HTML.$G$3];[.E43];[$HTML.$H$3];[.C43];[$HTML.$I$3];[.C43];[$HTML.$J$3])" office:value-type="string" office:string-value="&lt;tr data-id=&quot;1-3&quot; data-expansion=&quot;15&quot; data-type=&quot;1&quot; data-color=&quot;2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2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readonly /&gt;&lt;button type="button" class="btn btn-outline-secondary btn-push"&gt;+&lt;/button&gt;&lt;/div&gt;&lt;/td&gt;&lt;/tr&gt;</text:p>
          </table:table-cell>
          <table:table-cell table:formula="of:=CONCATENATE([$HTML.$A$4];[.$C43];[$HTML.$B$4];[.$E43];[$HTML.$C$4];[.$P43];[$HTML.$D$4];[.$G43];[$HTML.$E$4];[.$I43];[$HTML.$F$4];[.$K43];[$HTML.$G$4];[.$O43];[$HTML.$H$4];[.$A43];[$HTML.$I$4];[.$B43];[$HTML.$J$4])" office:value-type="string" office:string-value="{&quot;id&quot;:&quot;1-3&quot;,&quot;name&quot;:&quot;マルティン・ルター&quot;,&quot;imageUrl&quot;:&quot;https://one-draw.jp/ijinden/cardlist/001/card/01_003.png&quot;,&quot;expansion&quot;:15,&quot;type&quot;:1,&quot;color&quot;:2,&quot;term&quot;:0,&quot;orderTable&quot;:42,&quot;orderDeck&quot;:65}," calcext:value-type="string">
            <text:p>{"id":"1-3","name":"マルティン・ルター","imageUrl":"https://one-draw.jp/ijinden/cardlist/001/card/01_003.png","expansion":15,"type":1,"color":2,"term":0,"orderTable":42,"orderDeck":65},</text:p>
          </table:table-cell>
          <table:table-cell table:number-columns-repeated="1634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F4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44];[$色番号.$A$1:$色番号.$B$5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44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C44];[$HTML.$B$1];[.$C44];[$HTML.$C$1];[.$P44];[$HTML.$D$1];[.$E44];[$HTML.$E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4];[$HTML.$B$2];[.$C44];[$HTML.$C$2];[.$P44];[$HTML.$D$2];[.$E44];[$HTML.$E$2])" office:value-type="string" office:string-value="&lt;div class=&quot;container-card&quot; id=&quot;side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4];[$HTML.$B$3];[.G44];[$HTML.$C$3];[.I44];[$HTML.$D$3];[.K44];[$HTML.$E$3];[.O44];[$HTML.$F$3];[.C44];[$HTML.$G$3];[.E44];[$HTML.$H$3];[.C44];[$HTML.$I$3];[.C44];[$HTML.$J$3])" office:value-type="string" office:string-value="&lt;tr data-id=&quot;1-4&quot; data-expansion=&quot;15&quot; data-type=&quot;1&quot; data-color=&quot;2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2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readonly /&gt;&lt;button type="button" class="btn btn-outline-secondary btn-push"&gt;+&lt;/button&gt;&lt;/div&gt;&lt;/td&gt;&lt;/tr&gt;</text:p>
          </table:table-cell>
          <table:table-cell table:formula="of:=CONCATENATE([$HTML.$A$4];[.$C44];[$HTML.$B$4];[.$E44];[$HTML.$C$4];[.$P44];[$HTML.$D$4];[.$G44];[$HTML.$E$4];[.$I44];[$HTML.$F$4];[.$K44];[$HTML.$G$4];[.$O44];[$HTML.$H$4];[.$A44];[$HTML.$I$4];[.$B44];[$HTML.$J$4])" office:value-type="string" office:string-value="{&quot;id&quot;:&quot;1-4&quot;,&quot;name&quot;:&quot;クリストファー・コロンブス&quot;,&quot;imageUrl&quot;:&quot;https://one-draw.jp/ijinden/cardlist/001/card/01_004.png&quot;,&quot;expansion&quot;:15,&quot;type&quot;:1,&quot;color&quot;:2,&quot;term&quot;:1,&quot;orderTable&quot;:43,&quot;orderDeck&quot;:153}," calcext:value-type="string">
            <text:p>{"id":"1-4","name":"クリストファー・コロンブス","imageUrl":"https://one-draw.jp/ijinden/cardlist/001/card/01_004.png","expansion":15,"type":1,"color":2,"term":1,"orderTable":43,"orderDeck":153},</text:p>
          </table:table-cell>
          <table:table-cell table:number-columns-repeated="1634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F4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45];[$色番号.$A$1:$色番号.$B$5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C45];[$HTML.$B$1];[.$C45];[$HTML.$C$1];[.$P45];[$HTML.$D$1];[.$E45];[$HTML.$E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5];[$HTML.$B$2];[.$C45];[$HTML.$C$2];[.$P45];[$HTML.$D$2];[.$E45];[$HTML.$E$2])" office:value-type="string" office:string-value="&lt;div class=&quot;container-card&quot; id=&quot;side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5];[$HTML.$B$3];[.G45];[$HTML.$C$3];[.I45];[$HTML.$D$3];[.K45];[$HTML.$E$3];[.O45];[$HTML.$F$3];[.C45];[$HTML.$G$3];[.E45];[$HTML.$H$3];[.C45];[$HTML.$I$3];[.C45];[$HTML.$J$3])" office:value-type="string" office:string-value="&lt;tr data-id=&quot;1-5&quot; data-expansion=&quot;15&quot; data-type=&quot;1&quot; data-color=&quot;4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4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readonly /&gt;&lt;button type="button" class="btn btn-outline-secondary btn-push"&gt;+&lt;/button&gt;&lt;/div&gt;&lt;/td&gt;&lt;/tr&gt;</text:p>
          </table:table-cell>
          <table:table-cell table:formula="of:=CONCATENATE([$HTML.$A$4];[.$C45];[$HTML.$B$4];[.$E45];[$HTML.$C$4];[.$P45];[$HTML.$D$4];[.$G45];[$HTML.$E$4];[.$I45];[$HTML.$F$4];[.$K45];[$HTML.$G$4];[.$O45];[$HTML.$H$4];[.$A45];[$HTML.$I$4];[.$B45];[$HTML.$J$4])" office:value-type="string" office:string-value="{&quot;id&quot;:&quot;1-5&quot;,&quot;name&quot;:&quot;ヴォルフガング・アマデウス・モーツァルト&quot;,&quot;imageUrl&quot;:&quot;https://one-draw.jp/ijinden/cardlist/001/card/01_005.png&quot;,&quot;expansion&quot;:15,&quot;type&quot;:1,&quot;color&quot;:4,&quot;term&quot;:0,&quot;orderTable&quot;:44,&quot;orderDeck&quot;:170}," calcext:value-type="string">
            <text:p>{"id":"1-5","name":"ヴォルフガング・アマデウス・モーツァルト","imageUrl":"https://one-draw.jp/ijinden/cardlist/001/card/01_005.png","expansion":15,"type":1,"color":4,"term":0,"orderTable":44,"orderDeck":170},</text:p>
          </table:table-cell>
          <table:table-cell table:number-columns-repeated="1634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F4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46];[$色番号.$A$1:$色番号.$B$5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46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C46];[$HTML.$B$1];[.$C46];[$HTML.$C$1];[.$P46];[$HTML.$D$1];[.$E46];[$HTML.$E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6];[$HTML.$B$2];[.$C46];[$HTML.$C$2];[.$P46];[$HTML.$D$2];[.$E46];[$HTML.$E$2])" office:value-type="string" office:string-value="&lt;div class=&quot;container-card&quot; id=&quot;side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6];[$HTML.$B$3];[.G46];[$HTML.$C$3];[.I46];[$HTML.$D$3];[.K46];[$HTML.$E$3];[.O46];[$HTML.$F$3];[.C46];[$HTML.$G$3];[.E46];[$HTML.$H$3];[.C46];[$HTML.$I$3];[.C46];[$HTML.$J$3])" office:value-type="string" office:string-value="&lt;tr data-id=&quot;1-6&quot; data-expansion=&quot;15&quot; data-type=&quot;1&quot; data-color=&quot;4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4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readonly /&gt;&lt;button type="button" class="btn btn-outline-secondary btn-push"&gt;+&lt;/button&gt;&lt;/div&gt;&lt;/td&gt;&lt;/tr&gt;</text:p>
          </table:table-cell>
          <table:table-cell table:formula="of:=CONCATENATE([$HTML.$A$4];[.$C46];[$HTML.$B$4];[.$E46];[$HTML.$C$4];[.$P46];[$HTML.$D$4];[.$G46];[$HTML.$E$4];[.$I46];[$HTML.$F$4];[.$K46];[$HTML.$G$4];[.$O46];[$HTML.$H$4];[.$A46];[$HTML.$I$4];[.$B46];[$HTML.$J$4])" office:value-type="string" office:string-value="{&quot;id&quot;:&quot;1-6&quot;,&quot;name&quot;:&quot;紫式部&quot;,&quot;imageUrl&quot;:&quot;https://one-draw.jp/ijinden/cardlist/001/card/01_006.png&quot;,&quot;expansion&quot;:15,&quot;type&quot;:1,&quot;color&quot;:4,&quot;term&quot;:2,&quot;orderTable&quot;:45,&quot;orderDeck&quot;:182}," calcext:value-type="string">
            <text:p>{"id":"1-6","name":"紫式部","imageUrl":"https://one-draw.jp/ijinden/cardlist/001/card/01_006.png","expansion":15,"type":1,"color":4,"term":2,"orderTable":45,"orderDeck":182},</text:p>
          </table:table-cell>
          <table:table-cell table:number-columns-repeated="1634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F4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7];[$色番号.$A$1:$色番号.$B$5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C47];[$HTML.$B$1];[.$C47];[$HTML.$C$1];[.$P47];[$HTML.$D$1];[.$E47];[$HTML.$E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7];[$HTML.$B$2];[.$C47];[$HTML.$C$2];[.$P47];[$HTML.$D$2];[.$E47];[$HTML.$E$2])" office:value-type="string" office:string-value="&lt;div class=&quot;container-card&quot; id=&quot;side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7];[$HTML.$B$3];[.G47];[$HTML.$C$3];[.I47];[$HTML.$D$3];[.K47];[$HTML.$E$3];[.O47];[$HTML.$F$3];[.C47];[$HTML.$G$3];[.E47];[$HTML.$H$3];[.C47];[$HTML.$I$3];[.C47];[$HTML.$J$3])" office:value-type="string" office:string-value="&lt;tr data-id=&quot;1-7&quot; data-expansion=&quot;15&quot; data-type=&quot;1&quot; data-color=&quot;1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1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readonly /&gt;&lt;button type="button" class="btn btn-outline-secondary btn-push"&gt;+&lt;/button&gt;&lt;/div&gt;&lt;/td&gt;&lt;/tr&gt;</text:p>
          </table:table-cell>
          <table:table-cell table:formula="of:=CONCATENATE([$HTML.$A$4];[.$C47];[$HTML.$B$4];[.$E47];[$HTML.$C$4];[.$P47];[$HTML.$D$4];[.$G47];[$HTML.$E$4];[.$I47];[$HTML.$F$4];[.$K47];[$HTML.$G$4];[.$O47];[$HTML.$H$4];[.$A47];[$HTML.$I$4];[.$B47];[$HTML.$J$4])" office:value-type="string" office:string-value="{&quot;id&quot;:&quot;1-7&quot;,&quot;name&quot;:&quot;マーサ・ジェーン・カナリー&quot;,&quot;imageUrl&quot;:&quot;https://one-draw.jp/ijinden/cardlist/001/card/01_007.png&quot;,&quot;expansion&quot;:15,&quot;type&quot;:1,&quot;color&quot;:1,&quot;term&quot;:0,&quot;orderTable&quot;:46,&quot;orderDeck&quot;:2}," calcext:value-type="string">
            <text:p>{"id":"1-7","name":"マーサ・ジェーン・カナリー","imageUrl":"https://one-draw.jp/ijinden/cardlist/001/card/01_007.png","expansion":15,"type":1,"color":1,"term":0,"orderTable":46,"orderDeck":2},</text:p>
          </table:table-cell>
          <table:table-cell table:number-columns-repeated="1634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F4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8];[$色番号.$A$1:$色番号.$B$5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4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C48];[$HTML.$B$1];[.$C48];[$HTML.$C$1];[.$P48];[$HTML.$D$1];[.$E48];[$HTML.$E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8];[$HTML.$B$2];[.$C48];[$HTML.$C$2];[.$P48];[$HTML.$D$2];[.$E48];[$HTML.$E$2])" office:value-type="string" office:string-value="&lt;div class=&quot;container-card&quot; id=&quot;side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8];[$HTML.$B$3];[.G48];[$HTML.$C$3];[.I48];[$HTML.$D$3];[.K48];[$HTML.$E$3];[.O48];[$HTML.$F$3];[.C48];[$HTML.$G$3];[.E48];[$HTML.$H$3];[.C48];[$HTML.$I$3];[.C48];[$HTML.$J$3])" office:value-type="string" office:string-value="&lt;tr data-id=&quot;1-8&quot; data-expansion=&quot;15&quot; data-type=&quot;1&quot; data-color=&quot;1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1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readonly /&gt;&lt;button type="button" class="btn btn-outline-secondary btn-push"&gt;+&lt;/button&gt;&lt;/div&gt;&lt;/td&gt;&lt;/tr&gt;</text:p>
          </table:table-cell>
          <table:table-cell table:formula="of:=CONCATENATE([$HTML.$A$4];[.$C48];[$HTML.$B$4];[.$E48];[$HTML.$C$4];[.$P48];[$HTML.$D$4];[.$G48];[$HTML.$E$4];[.$I48];[$HTML.$F$4];[.$K48];[$HTML.$G$4];[.$O48];[$HTML.$H$4];[.$A48];[$HTML.$I$4];[.$B48];[$HTML.$J$4])" office:value-type="string" office:string-value="{&quot;id&quot;:&quot;1-8&quot;,&quot;name&quot;:&quot;明智光秀&quot;,&quot;imageUrl&quot;:&quot;https://one-draw.jp/ijinden/cardlist/001/card/01_008.png&quot;,&quot;expansion&quot;:15,&quot;type&quot;:1,&quot;color&quot;:1,&quot;term&quot;:0,&quot;orderTable&quot;:47,&quot;orderDeck&quot;:23}," calcext:value-type="string">
            <text:p>{"id":"1-8","name":"明智光秀","imageUrl":"https://one-draw.jp/ijinden/cardlist/001/card/01_008.png","expansion":15,"type":1,"color":1,"term":0,"orderTable":47,"orderDeck":23},</text:p>
          </table:table-cell>
          <table:table-cell table:number-columns-repeated="1634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F4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4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49];[$色番号.$A$1:$色番号.$B$5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49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C49];[$HTML.$B$1];[.$C49];[$HTML.$C$1];[.$P49];[$HTML.$D$1];[.$E49];[$HTML.$E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49];[$HTML.$B$2];[.$C49];[$HTML.$C$2];[.$P49];[$HTML.$D$2];[.$E49];[$HTML.$E$2])" office:value-type="string" office:string-value="&lt;div class=&quot;container-card&quot; id=&quot;side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49];[$HTML.$B$3];[.G49];[$HTML.$C$3];[.I49];[$HTML.$D$3];[.K49];[$HTML.$E$3];[.O49];[$HTML.$F$3];[.C49];[$HTML.$G$3];[.E49];[$HTML.$H$3];[.C49];[$HTML.$I$3];[.C49];[$HTML.$J$3])" office:value-type="string" office:string-value="&lt;tr data-id=&quot;1-9&quot; data-expansion=&quot;15&quot; data-type=&quot;1&quot; data-color=&quot;1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1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readonly /&gt;&lt;button type="button" class="btn btn-outline-secondary btn-push"&gt;+&lt;/button&gt;&lt;/div&gt;&lt;/td&gt;&lt;/tr&gt;</text:p>
          </table:table-cell>
          <table:table-cell table:formula="of:=CONCATENATE([$HTML.$A$4];[.$C49];[$HTML.$B$4];[.$E49];[$HTML.$C$4];[.$P49];[$HTML.$D$4];[.$G49];[$HTML.$E$4];[.$I49];[$HTML.$F$4];[.$K49];[$HTML.$G$4];[.$O49];[$HTML.$H$4];[.$A49];[$HTML.$I$4];[.$B49];[$HTML.$J$4])" office:value-type="string" office:string-value="{&quot;id&quot;:&quot;1-9&quot;,&quot;name&quot;:&quot;藤原純友&quot;,&quot;imageUrl&quot;:&quot;https://one-draw.jp/ijinden/cardlist/001/card/01_009.png&quot;,&quot;expansion&quot;:15,&quot;type&quot;:1,&quot;color&quot;:1,&quot;term&quot;:1,&quot;orderTable&quot;:48,&quot;orderDeck&quot;:24}," calcext:value-type="string">
            <text:p>{"id":"1-9","name":"藤原純友","imageUrl":"https://one-draw.jp/ijinden/cardlist/001/card/01_009.png","expansion":15,"type":1,"color":1,"term":1,"orderTable":48,"orderDeck":24},</text:p>
          </table:table-cell>
          <table:table-cell table:number-columns-repeated="1634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F5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0];[$色番号.$A$1:$色番号.$B$5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C50];[$HTML.$B$1];[.$C50];[$HTML.$C$1];[.$P50];[$HTML.$D$1];[.$E50];[$HTML.$E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0];[$HTML.$B$2];[.$C50];[$HTML.$C$2];[.$P50];[$HTML.$D$2];[.$E50];[$HTML.$E$2])" office:value-type="string" office:string-value="&lt;div class=&quot;container-card&quot; id=&quot;side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0];[$HTML.$B$3];[.G50];[$HTML.$C$3];[.I50];[$HTML.$D$3];[.K50];[$HTML.$E$3];[.O50];[$HTML.$F$3];[.C50];[$HTML.$G$3];[.E50];[$HTML.$H$3];[.C50];[$HTML.$I$3];[.C50];[$HTML.$J$3])" office:value-type="string" office:string-value="&lt;tr data-id=&quot;1-10&quot; data-expansion=&quot;15&quot; data-type=&quot;1&quot; data-color=&quot;1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1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readonly /&gt;&lt;button type="button" class="btn btn-outline-secondary btn-push"&gt;+&lt;/button&gt;&lt;/div&gt;&lt;/td&gt;&lt;/tr&gt;</text:p>
          </table:table-cell>
          <table:table-cell table:formula="of:=CONCATENATE([$HTML.$A$4];[.$C50];[$HTML.$B$4];[.$E50];[$HTML.$C$4];[.$P50];[$HTML.$D$4];[.$G50];[$HTML.$E$4];[.$I50];[$HTML.$F$4];[.$K50];[$HTML.$G$4];[.$O50];[$HTML.$H$4];[.$A50];[$HTML.$I$4];[.$B50];[$HTML.$J$4])" office:value-type="string" office:string-value="{&quot;id&quot;:&quot;1-10&quot;,&quot;name&quot;:&quot;徳川家康&quot;,&quot;imageUrl&quot;:&quot;https://one-draw.jp/ijinden/cardlist/001/card/01_010.png&quot;,&quot;expansion&quot;:15,&quot;type&quot;:1,&quot;color&quot;:1,&quot;term&quot;:0,&quot;orderTable&quot;:49,&quot;orderDeck&quot;:53}," calcext:value-type="string">
            <text:p>{"id":"1-10","name":"徳川家康","imageUrl":"https://one-draw.jp/ijinden/cardlist/001/card/01_010.png","expansion":15,"type":1,"color":1,"term":0,"orderTable":49,"orderDeck":53},</text:p>
          </table:table-cell>
          <table:table-cell table:number-columns-repeated="1634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F5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1];[$色番号.$A$1:$色番号.$B$5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C51];[$HTML.$B$1];[.$C51];[$HTML.$C$1];[.$P51];[$HTML.$D$1];[.$E51];[$HTML.$E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1];[$HTML.$B$2];[.$C51];[$HTML.$C$2];[.$P51];[$HTML.$D$2];[.$E51];[$HTML.$E$2])" office:value-type="string" office:string-value="&lt;div class=&quot;container-card&quot; id=&quot;side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1];[$HTML.$B$3];[.G51];[$HTML.$C$3];[.I51];[$HTML.$D$3];[.K51];[$HTML.$E$3];[.O51];[$HTML.$F$3];[.C51];[$HTML.$G$3];[.E51];[$HTML.$H$3];[.C51];[$HTML.$I$3];[.C51];[$HTML.$J$3])" office:value-type="string" office:string-value="&lt;tr data-id=&quot;1-11&quot; data-expansion=&quot;15&quot; data-type=&quot;1&quot; data-color=&quot;1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1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readonly /&gt;&lt;button type="button" class="btn btn-outline-secondary btn-push"&gt;+&lt;/button&gt;&lt;/div&gt;&lt;/td&gt;&lt;/tr&gt;</text:p>
          </table:table-cell>
          <table:table-cell table:formula="of:=CONCATENATE([$HTML.$A$4];[.$C51];[$HTML.$B$4];[.$E51];[$HTML.$C$4];[.$P51];[$HTML.$D$4];[.$G51];[$HTML.$E$4];[.$I51];[$HTML.$F$4];[.$K51];[$HTML.$G$4];[.$O51];[$HTML.$H$4];[.$A51];[$HTML.$I$4];[.$B51];[$HTML.$J$4])" office:value-type="string" office:string-value="{&quot;id&quot;:&quot;1-11&quot;,&quot;name&quot;:&quot;直江兼続&quot;,&quot;imageUrl&quot;:&quot;https://one-draw.jp/ijinden/cardlist/001/card/01_011.png&quot;,&quot;expansion&quot;:15,&quot;type&quot;:1,&quot;color&quot;:1,&quot;term&quot;:0,&quot;orderTable&quot;:50,&quot;orderDeck&quot;:54}," calcext:value-type="string">
            <text:p>{"id":"1-11","name":"直江兼続","imageUrl":"https://one-draw.jp/ijinden/cardlist/001/card/01_011.png","expansion":15,"type":1,"color":1,"term":0,"orderTable":50,"orderDeck":54},</text:p>
          </table:table-cell>
          <table:table-cell table:number-columns-repeated="1634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F5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2];[$色番号.$A$1:$色番号.$B$5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52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C52];[$HTML.$B$1];[.$C52];[$HTML.$C$1];[.$P52];[$HTML.$D$1];[.$E52];[$HTML.$E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2];[$HTML.$B$2];[.$C52];[$HTML.$C$2];[.$P52];[$HTML.$D$2];[.$E52];[$HTML.$E$2])" office:value-type="string" office:string-value="&lt;div class=&quot;container-card&quot; id=&quot;side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2];[$HTML.$B$3];[.G52];[$HTML.$C$3];[.I52];[$HTML.$D$3];[.K52];[$HTML.$E$3];[.O52];[$HTML.$F$3];[.C52];[$HTML.$G$3];[.E52];[$HTML.$H$3];[.C52];[$HTML.$I$3];[.C52];[$HTML.$J$3])" office:value-type="string" office:string-value="&lt;tr data-id=&quot;1-12&quot; data-expansion=&quot;15&quot; data-type=&quot;1&quot; data-color=&quot;1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1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readonly /&gt;&lt;button type="button" class="btn btn-outline-secondary btn-push"&gt;+&lt;/button&gt;&lt;/div&gt;&lt;/td&gt;&lt;/tr&gt;</text:p>
          </table:table-cell>
          <table:table-cell table:formula="of:=CONCATENATE([$HTML.$A$4];[.$C52];[$HTML.$B$4];[.$E52];[$HTML.$C$4];[.$P52];[$HTML.$D$4];[.$G52];[$HTML.$E$4];[.$I52];[$HTML.$F$4];[.$K52];[$HTML.$G$4];[.$O52];[$HTML.$H$4];[.$A52];[$HTML.$I$4];[.$B52];[$HTML.$J$4])" office:value-type="string" office:string-value="{&quot;id&quot;:&quot;1-12&quot;,&quot;name&quot;:&quot;藤原頼通&quot;,&quot;imageUrl&quot;:&quot;https://one-draw.jp/ijinden/cardlist/001/card/01_012.png&quot;,&quot;expansion&quot;:15,&quot;type&quot;:1,&quot;color&quot;:1,&quot;term&quot;:2,&quot;orderTable&quot;:51,&quot;orderDeck&quot;:55}," calcext:value-type="string">
            <text:p>{"id":"1-12","name":"藤原頼通","imageUrl":"https://one-draw.jp/ijinden/cardlist/001/card/01_012.png","expansion":15,"type":1,"color":1,"term":2,"orderTable":51,"orderDeck":55},</text:p>
          </table:table-cell>
          <table:table-cell table:number-columns-repeated="1634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F5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3];[$色番号.$A$1:$色番号.$B$5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C53];[$HTML.$B$1];[.$C53];[$HTML.$C$1];[.$P53];[$HTML.$D$1];[.$E53];[$HTML.$E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3];[$HTML.$B$2];[.$C53];[$HTML.$C$2];[.$P53];[$HTML.$D$2];[.$E53];[$HTML.$E$2])" office:value-type="string" office:string-value="&lt;div class=&quot;container-card&quot; id=&quot;side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3];[$HTML.$B$3];[.G53];[$HTML.$C$3];[.I53];[$HTML.$D$3];[.K53];[$HTML.$E$3];[.O53];[$HTML.$F$3];[.C53];[$HTML.$G$3];[.E53];[$HTML.$H$3];[.C53];[$HTML.$I$3];[.C53];[$HTML.$J$3])" office:value-type="string" office:string-value="&lt;tr data-id=&quot;1-13&quot; data-expansion=&quot;15&quot; data-type=&quot;1&quot; data-color=&quot;1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1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readonly /&gt;&lt;button type="button" class="btn btn-outline-secondary btn-push"&gt;+&lt;/button&gt;&lt;/div&gt;&lt;/td&gt;&lt;/tr&gt;</text:p>
          </table:table-cell>
          <table:table-cell table:formula="of:=CONCATENATE([$HTML.$A$4];[.$C53];[$HTML.$B$4];[.$E53];[$HTML.$C$4];[.$P53];[$HTML.$D$4];[.$G53];[$HTML.$E$4];[.$I53];[$HTML.$F$4];[.$K53];[$HTML.$G$4];[.$O53];[$HTML.$H$4];[.$A53];[$HTML.$I$4];[.$B53];[$HTML.$J$4])" office:value-type="string" office:string-value="{&quot;id&quot;:&quot;1-13&quot;,&quot;name&quot;:&quot;北条政子&quot;,&quot;imageUrl&quot;:&quot;https://one-draw.jp/ijinden/cardlist/001/card/01_013.png&quot;,&quot;expansion&quot;:15,&quot;type&quot;:1,&quot;color&quot;:1,&quot;term&quot;:0,&quot;orderTable&quot;:52,&quot;orderDeck&quot;:56}," calcext:value-type="string">
            <text:p>{"id":"1-13","name":"北条政子","imageUrl":"https://one-draw.jp/ijinden/cardlist/001/card/01_013.png","expansion":15,"type":1,"color":1,"term":0,"orderTable":52,"orderDeck":56},</text:p>
          </table:table-cell>
          <table:table-cell table:number-columns-repeated="1634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F5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4];[$色番号.$A$1:$色番号.$B$5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C54];[$HTML.$B$1];[.$C54];[$HTML.$C$1];[.$P54];[$HTML.$D$1];[.$E54];[$HTML.$E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4];[$HTML.$B$2];[.$C54];[$HTML.$C$2];[.$P54];[$HTML.$D$2];[.$E54];[$HTML.$E$2])" office:value-type="string" office:string-value="&lt;div class=&quot;container-card&quot; id=&quot;side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4];[$HTML.$B$3];[.G54];[$HTML.$C$3];[.I54];[$HTML.$D$3];[.K54];[$HTML.$E$3];[.O54];[$HTML.$F$3];[.C54];[$HTML.$G$3];[.E54];[$HTML.$H$3];[.C54];[$HTML.$I$3];[.C54];[$HTML.$J$3])" office:value-type="string" office:string-value="&lt;tr data-id=&quot;1-14&quot; data-expansion=&quot;15&quot; data-type=&quot;1&quot; data-color=&quot;1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1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readonly /&gt;&lt;button type="button" class="btn btn-outline-secondary btn-push"&gt;+&lt;/button&gt;&lt;/div&gt;&lt;/td&gt;&lt;/tr&gt;</text:p>
          </table:table-cell>
          <table:table-cell table:formula="of:=CONCATENATE([$HTML.$A$4];[.$C54];[$HTML.$B$4];[.$E54];[$HTML.$C$4];[.$P54];[$HTML.$D$4];[.$G54];[$HTML.$E$4];[.$I54];[$HTML.$F$4];[.$K54];[$HTML.$G$4];[.$O54];[$HTML.$H$4];[.$A54];[$HTML.$I$4];[.$B54];[$HTML.$J$4])" office:value-type="string" office:string-value="{&quot;id&quot;:&quot;1-14&quot;,&quot;name&quot;:&quot;ジョージ・アームストロング・カスター&quot;,&quot;imageUrl&quot;:&quot;https://one-draw.jp/ijinden/cardlist/001/card/01_014.png&quot;,&quot;expansion&quot;:15,&quot;type&quot;:1,&quot;color&quot;:1,&quot;term&quot;:0,&quot;orderTable&quot;:53,&quot;orderDeck&quot;:89}," calcext:value-type="string">
            <text:p>{"id":"1-14","name":"ジョージ・アームストロング・カスター","imageUrl":"https://one-draw.jp/ijinden/cardlist/001/card/01_014.png","expansion":15,"type":1,"color":1,"term":0,"orderTable":53,"orderDeck":89},</text:p>
          </table:table-cell>
          <table:table-cell table:number-columns-repeated="1634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F5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5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C55];[$HTML.$B$1];[.$C55];[$HTML.$C$1];[.$P55];[$HTML.$D$1];[.$E55];[$HTML.$E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5];[$HTML.$B$2];[.$C55];[$HTML.$C$2];[.$P55];[$HTML.$D$2];[.$E55];[$HTML.$E$2])" office:value-type="string" office:string-value="&lt;div class=&quot;container-card&quot; id=&quot;side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5];[$HTML.$B$3];[.G55];[$HTML.$C$3];[.I55];[$HTML.$D$3];[.K55];[$HTML.$E$3];[.O55];[$HTML.$F$3];[.C55];[$HTML.$G$3];[.E55];[$HTML.$H$3];[.C55];[$HTML.$I$3];[.C55];[$HTML.$J$3])" office:value-type="string" office:string-value="&lt;tr data-id=&quot;1-15&quot; data-expansion=&quot;15&quot; data-type=&quot;1&quot; data-color=&quot;1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1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readonly /&gt;&lt;button type="button" class="btn btn-outline-secondary btn-push"&gt;+&lt;/button&gt;&lt;/div&gt;&lt;/td&gt;&lt;/tr&gt;</text:p>
          </table:table-cell>
          <table:table-cell table:formula="of:=CONCATENATE([$HTML.$A$4];[.$C55];[$HTML.$B$4];[.$E55];[$HTML.$C$4];[.$P55];[$HTML.$D$4];[.$G55];[$HTML.$E$4];[.$I55];[$HTML.$F$4];[.$K55];[$HTML.$G$4];[.$O55];[$HTML.$H$4];[.$A55];[$HTML.$I$4];[.$B55];[$HTML.$J$4])" office:value-type="string" office:string-value="{&quot;id&quot;:&quot;1-15&quot;,&quot;name&quot;:&quot;中臣鎌足&quot;,&quot;imageUrl&quot;:&quot;https://one-draw.jp/ijinden/cardlist/001/card/01_015.png&quot;,&quot;expansion&quot;:15,&quot;type&quot;:1,&quot;color&quot;:1,&quot;term&quot;:0,&quot;orderTable&quot;:54,&quot;orderDeck&quot;:90}," calcext:value-type="string">
            <text:p>{"id":"1-15","name":"中臣鎌足","imageUrl":"https://one-draw.jp/ijinden/cardlist/001/card/01_015.png","expansion":15,"type":1,"color":1,"term":0,"orderTable":54,"orderDeck":90},</text:p>
          </table:table-cell>
          <table:table-cell table:number-columns-repeated="1634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F5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C56];[$HTML.$B$1];[.$C56];[$HTML.$C$1];[.$P56];[$HTML.$D$1];[.$E56];[$HTML.$E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6];[$HTML.$B$2];[.$C56];[$HTML.$C$2];[.$P56];[$HTML.$D$2];[.$E56];[$HTML.$E$2])" office:value-type="string" office:string-value="&lt;div class=&quot;container-card&quot; id=&quot;side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6];[$HTML.$B$3];[.G56];[$HTML.$C$3];[.I56];[$HTML.$D$3];[.K56];[$HTML.$E$3];[.O56];[$HTML.$F$3];[.C56];[$HTML.$G$3];[.E56];[$HTML.$H$3];[.C56];[$HTML.$I$3];[.C56];[$HTML.$J$3])" office:value-type="string" office:string-value="&lt;tr data-id=&quot;1-16&quot; data-expansion=&quot;15&quot; data-type=&quot;1&quot; data-color=&quot;1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1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readonly /&gt;&lt;button type="button" class="btn btn-outline-secondary btn-push"&gt;+&lt;/button&gt;&lt;/div&gt;&lt;/td&gt;&lt;/tr&gt;</text:p>
          </table:table-cell>
          <table:table-cell table:formula="of:=CONCATENATE([$HTML.$A$4];[.$C56];[$HTML.$B$4];[.$E56];[$HTML.$C$4];[.$P56];[$HTML.$D$4];[.$G56];[$HTML.$E$4];[.$I56];[$HTML.$F$4];[.$K56];[$HTML.$G$4];[.$O56];[$HTML.$H$4];[.$A56];[$HTML.$I$4];[.$B56];[$HTML.$J$4])" office:value-type="string" office:string-value="{&quot;id&quot;:&quot;1-16&quot;,&quot;name&quot;:&quot;マルクス・アントニウス&quot;,&quot;imageUrl&quot;:&quot;https://one-draw.jp/ijinden/cardlist/001/card/01_016.png&quot;,&quot;expansion&quot;:15,&quot;type&quot;:1,&quot;color&quot;:1,&quot;term&quot;:0,&quot;orderTable&quot;:55,&quot;orderDeck&quot;:91}," calcext:value-type="string">
            <text:p>{"id":"1-16","name":"マルクス・アントニウス","imageUrl":"https://one-draw.jp/ijinden/cardlist/001/card/01_016.png","expansion":15,"type":1,"color":1,"term":0,"orderTable":55,"orderDeck":91},</text:p>
          </table:table-cell>
          <table:table-cell table:number-columns-repeated="1634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F5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C57];[$HTML.$B$1];[.$C57];[$HTML.$C$1];[.$P57];[$HTML.$D$1];[.$E57];[$HTML.$E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7];[$HTML.$B$2];[.$C57];[$HTML.$C$2];[.$P57];[$HTML.$D$2];[.$E57];[$HTML.$E$2])" office:value-type="string" office:string-value="&lt;div class=&quot;container-card&quot; id=&quot;side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7];[$HTML.$B$3];[.G57];[$HTML.$C$3];[.I57];[$HTML.$D$3];[.K57];[$HTML.$E$3];[.O57];[$HTML.$F$3];[.C57];[$HTML.$G$3];[.E57];[$HTML.$H$3];[.C57];[$HTML.$I$3];[.C57];[$HTML.$J$3])" office:value-type="string" office:string-value="&lt;tr data-id=&quot;1-17&quot; data-expansion=&quot;15&quot; data-type=&quot;1&quot; data-color=&quot;1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1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readonly /&gt;&lt;button type="button" class="btn btn-outline-secondary btn-push"&gt;+&lt;/button&gt;&lt;/div&gt;&lt;/td&gt;&lt;/tr&gt;</text:p>
          </table:table-cell>
          <table:table-cell table:formula="of:=CONCATENATE([$HTML.$A$4];[.$C57];[$HTML.$B$4];[.$E57];[$HTML.$C$4];[.$P57];[$HTML.$D$4];[.$G57];[$HTML.$E$4];[.$I57];[$HTML.$F$4];[.$K57];[$HTML.$G$4];[.$O57];[$HTML.$H$4];[.$A57];[$HTML.$I$4];[.$B57];[$HTML.$J$4])" office:value-type="string" office:string-value="{&quot;id&quot;:&quot;1-17&quot;,&quot;name&quot;:&quot;藤原道長&quot;,&quot;imageUrl&quot;:&quot;https://one-draw.jp/ijinden/cardlist/001/card/01_017.png&quot;,&quot;expansion&quot;:15,&quot;type&quot;:1,&quot;color&quot;:1,&quot;term&quot;:0,&quot;orderTable&quot;:56,&quot;orderDeck&quot;:121}," calcext:value-type="string">
            <text:p>{"id":"1-17","name":"藤原道長","imageUrl":"https://one-draw.jp/ijinden/cardlist/001/card/01_017.png","expansion":15,"type":1,"color":1,"term":0,"orderTable":56,"orderDeck":121},</text:p>
          </table:table-cell>
          <table:table-cell table:number-columns-repeated="1634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F5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C58];[$HTML.$B$1];[.$C58];[$HTML.$C$1];[.$P58];[$HTML.$D$1];[.$E58];[$HTML.$E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8];[$HTML.$B$2];[.$C58];[$HTML.$C$2];[.$P58];[$HTML.$D$2];[.$E58];[$HTML.$E$2])" office:value-type="string" office:string-value="&lt;div class=&quot;container-card&quot; id=&quot;side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8];[$HTML.$B$3];[.G58];[$HTML.$C$3];[.I58];[$HTML.$D$3];[.K58];[$HTML.$E$3];[.O58];[$HTML.$F$3];[.C58];[$HTML.$G$3];[.E58];[$HTML.$H$3];[.C58];[$HTML.$I$3];[.C58];[$HTML.$J$3])" office:value-type="string" office:string-value="&lt;tr data-id=&quot;1-18&quot; data-expansion=&quot;15&quot; data-type=&quot;1&quot; data-color=&quot;1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1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readonly /&gt;&lt;button type="button" class="btn btn-outline-secondary btn-push"&gt;+&lt;/button&gt;&lt;/div&gt;&lt;/td&gt;&lt;/tr&gt;</text:p>
          </table:table-cell>
          <table:table-cell table:formula="of:=CONCATENATE([$HTML.$A$4];[.$C58];[$HTML.$B$4];[.$E58];[$HTML.$C$4];[.$P58];[$HTML.$D$4];[.$G58];[$HTML.$E$4];[.$I58];[$HTML.$F$4];[.$K58];[$HTML.$G$4];[.$O58];[$HTML.$H$4];[.$A58];[$HTML.$I$4];[.$B58];[$HTML.$J$4])" office:value-type="string" office:string-value="{&quot;id&quot;:&quot;1-18&quot;,&quot;name&quot;:&quot;源頼朝&quot;,&quot;imageUrl&quot;:&quot;https://one-draw.jp/ijinden/cardlist/001/card/01_018.png&quot;,&quot;expansion&quot;:15,&quot;type&quot;:1,&quot;color&quot;:1,&quot;term&quot;:0,&quot;orderTable&quot;:57,&quot;orderDeck&quot;:122}," calcext:value-type="string">
            <text:p>{"id":"1-18","name":"源頼朝","imageUrl":"https://one-draw.jp/ijinden/cardlist/001/card/01_018.png","expansion":15,"type":1,"color":1,"term":0,"orderTable":57,"orderDeck":122},</text:p>
          </table:table-cell>
          <table:table-cell table:number-columns-repeated="1634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F5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5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59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5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C59];[$HTML.$B$1];[.$C59];[$HTML.$C$1];[.$P59];[$HTML.$D$1];[.$E59];[$HTML.$E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59];[$HTML.$B$2];[.$C59];[$HTML.$C$2];[.$P59];[$HTML.$D$2];[.$E59];[$HTML.$E$2])" office:value-type="string" office:string-value="&lt;div class=&quot;container-card&quot; id=&quot;side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59];[$HTML.$B$3];[.G59];[$HTML.$C$3];[.I59];[$HTML.$D$3];[.K59];[$HTML.$E$3];[.O59];[$HTML.$F$3];[.C59];[$HTML.$G$3];[.E59];[$HTML.$H$3];[.C59];[$HTML.$I$3];[.C59];[$HTML.$J$3])" office:value-type="string" office:string-value="&lt;tr data-id=&quot;1-19&quot; data-expansion=&quot;15&quot; data-type=&quot;1&quot; data-color=&quot;1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1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readonly /&gt;&lt;button type="button" class="btn btn-outline-secondary btn-push"&gt;+&lt;/button&gt;&lt;/div&gt;&lt;/td&gt;&lt;/tr&gt;</text:p>
          </table:table-cell>
          <table:table-cell table:formula="of:=CONCATENATE([$HTML.$A$4];[.$C59];[$HTML.$B$4];[.$E59];[$HTML.$C$4];[.$P59];[$HTML.$D$4];[.$G59];[$HTML.$E$4];[.$I59];[$HTML.$F$4];[.$K59];[$HTML.$G$4];[.$O59];[$HTML.$H$4];[.$A59];[$HTML.$I$4];[.$B59];[$HTML.$J$4])" office:value-type="string" office:string-value="{&quot;id&quot;:&quot;1-19&quot;,&quot;name&quot;:&quot;ガイウス・ユリウス・カエサル&quot;,&quot;imageUrl&quot;:&quot;https://one-draw.jp/ijinden/cardlist/001/card/01_019.png&quot;,&quot;expansion&quot;:15,&quot;type&quot;:1,&quot;color&quot;:1,&quot;term&quot;:0,&quot;orderTable&quot;:58,&quot;orderDeck&quot;:166}," calcext:value-type="string">
            <text:p>{"id":"1-19","name":"ガイウス・ユリウス・カエサル","imageUrl":"https://one-draw.jp/ijinden/cardlist/001/card/01_019.png","expansion":15,"type":1,"color":1,"term":0,"orderTable":58,"orderDeck":166},</text:p>
          </table:table-cell>
          <table:table-cell table:number-columns-repeated="1634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F6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C60];[$HTML.$B$1];[.$C60];[$HTML.$C$1];[.$P60];[$HTML.$D$1];[.$E60];[$HTML.$E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0];[$HTML.$B$2];[.$C60];[$HTML.$C$2];[.$P60];[$HTML.$D$2];[.$E60];[$HTML.$E$2])" office:value-type="string" office:string-value="&lt;div class=&quot;container-card&quot; id=&quot;side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0];[$HTML.$B$3];[.G60];[$HTML.$C$3];[.I60];[$HTML.$D$3];[.K60];[$HTML.$E$3];[.O60];[$HTML.$F$3];[.C60];[$HTML.$G$3];[.E60];[$HTML.$H$3];[.C60];[$HTML.$I$3];[.C60];[$HTML.$J$3])" office:value-type="string" office:string-value="&lt;tr data-id=&quot;1-20&quot; data-expansion=&quot;15&quot; data-type=&quot;1&quot; data-color=&quot;2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2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readonly /&gt;&lt;button type="button" class="btn btn-outline-secondary btn-push"&gt;+&lt;/button&gt;&lt;/div&gt;&lt;/td&gt;&lt;/tr&gt;</text:p>
          </table:table-cell>
          <table:table-cell table:formula="of:=CONCATENATE([$HTML.$A$4];[.$C60];[$HTML.$B$4];[.$E60];[$HTML.$C$4];[.$P60];[$HTML.$D$4];[.$G60];[$HTML.$E$4];[.$I60];[$HTML.$F$4];[.$K60];[$HTML.$G$4];[.$O60];[$HTML.$H$4];[.$A60];[$HTML.$I$4];[.$B60];[$HTML.$J$4])" office:value-type="string" office:string-value="{&quot;id&quot;:&quot;1-20&quot;,&quot;name&quot;:&quot;ハンス・アクセル・フォン・フェルセン&quot;,&quot;imageUrl&quot;:&quot;https://one-draw.jp/ijinden/cardlist/001/card/01_020.png&quot;,&quot;expansion&quot;:15,&quot;type&quot;:1,&quot;color&quot;:2,&quot;term&quot;:0,&quot;orderTable&quot;:59,&quot;orderDeck&quot;:7}," calcext:value-type="string">
            <text:p>{"id":"1-20","name":"ハンス・アクセル・フォン・フェルセン","imageUrl":"https://one-draw.jp/ijinden/cardlist/001/card/01_020.png","expansion":15,"type":1,"color":2,"term":0,"orderTable":59,"orderDeck":7},</text:p>
          </table:table-cell>
          <table:table-cell table:number-columns-repeated="1634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F6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61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C61];[$HTML.$B$1];[.$C61];[$HTML.$C$1];[.$P61];[$HTML.$D$1];[.$E61];[$HTML.$E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1];[$HTML.$B$2];[.$C61];[$HTML.$C$2];[.$P61];[$HTML.$D$2];[.$E61];[$HTML.$E$2])" office:value-type="string" office:string-value="&lt;div class=&quot;container-card&quot; id=&quot;side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1];[$HTML.$B$3];[.G61];[$HTML.$C$3];[.I61];[$HTML.$D$3];[.K61];[$HTML.$E$3];[.O61];[$HTML.$F$3];[.C61];[$HTML.$G$3];[.E61];[$HTML.$H$3];[.C61];[$HTML.$I$3];[.C61];[$HTML.$J$3])" office:value-type="string" office:string-value="&lt;tr data-id=&quot;1-21&quot; data-expansion=&quot;15&quot; data-type=&quot;1&quot; data-color=&quot;2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2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readonly /&gt;&lt;button type="button" class="btn btn-outline-secondary btn-push"&gt;+&lt;/button&gt;&lt;/div&gt;&lt;/td&gt;&lt;/tr&gt;</text:p>
          </table:table-cell>
          <table:table-cell table:formula="of:=CONCATENATE([$HTML.$A$4];[.$C61];[$HTML.$B$4];[.$E61];[$HTML.$C$4];[.$P61];[$HTML.$D$4];[.$G61];[$HTML.$E$4];[.$I61];[$HTML.$F$4];[.$K61];[$HTML.$G$4];[.$O61];[$HTML.$H$4];[.$A61];[$HTML.$I$4];[.$B61];[$HTML.$J$4])" office:value-type="string" office:string-value="{&quot;id&quot;:&quot;1-21&quot;,&quot;name&quot;:&quot;鑑真&quot;,&quot;imageUrl&quot;:&quot;https://one-draw.jp/ijinden/cardlist/001/card/01_021.png&quot;,&quot;expansion&quot;:15,&quot;type&quot;:1,&quot;color&quot;:2,&quot;term&quot;:1,&quot;orderTable&quot;:60,&quot;orderDeck&quot;:30}," calcext:value-type="string">
            <text:p>{"id":"1-21","name":"鑑真","imageUrl":"https://one-draw.jp/ijinden/cardlist/001/card/01_021.png","expansion":15,"type":1,"color":2,"term":1,"orderTable":60,"orderDeck":30},</text:p>
          </table:table-cell>
          <table:table-cell table:number-columns-repeated="1634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F6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C62];[$HTML.$B$1];[.$C62];[$HTML.$C$1];[.$P62];[$HTML.$D$1];[.$E62];[$HTML.$E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2];[$HTML.$B$2];[.$C62];[$HTML.$C$2];[.$P62];[$HTML.$D$2];[.$E62];[$HTML.$E$2])" office:value-type="string" office:string-value="&lt;div class=&quot;container-card&quot; id=&quot;side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2];[$HTML.$B$3];[.G62];[$HTML.$C$3];[.I62];[$HTML.$D$3];[.K62];[$HTML.$E$3];[.O62];[$HTML.$F$3];[.C62];[$HTML.$G$3];[.E62];[$HTML.$H$3];[.C62];[$HTML.$I$3];[.C62];[$HTML.$J$3])" office:value-type="string" office:string-value="&lt;tr data-id=&quot;1-22&quot; data-expansion=&quot;15&quot; data-type=&quot;1&quot; data-color=&quot;2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2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readonly /&gt;&lt;button type="button" class="btn btn-outline-secondary btn-push"&gt;+&lt;/button&gt;&lt;/div&gt;&lt;/td&gt;&lt;/tr&gt;</text:p>
          </table:table-cell>
          <table:table-cell table:formula="of:=CONCATENATE([$HTML.$A$4];[.$C62];[$HTML.$B$4];[.$E62];[$HTML.$C$4];[.$P62];[$HTML.$D$4];[.$G62];[$HTML.$E$4];[.$I62];[$HTML.$F$4];[.$K62];[$HTML.$G$4];[.$O62];[$HTML.$H$4];[.$A62];[$HTML.$I$4];[.$B62];[$HTML.$J$4])" office:value-type="string" office:string-value="{&quot;id&quot;:&quot;1-22&quot;,&quot;name&quot;:&quot;ジャンヌ・ダルク&quot;,&quot;imageUrl&quot;:&quot;https://one-draw.jp/ijinden/cardlist/001/card/01_022.png&quot;,&quot;expansion&quot;:15,&quot;type&quot;:1,&quot;color&quot;:2,&quot;term&quot;:0,&quot;orderTable&quot;:61,&quot;orderDeck&quot;:31}," calcext:value-type="string">
            <text:p>{"id":"1-22","name":"ジャンヌ・ダルク","imageUrl":"https://one-draw.jp/ijinden/cardlist/001/card/01_022.png","expansion":15,"type":1,"color":2,"term":0,"orderTable":61,"orderDeck":31},</text:p>
          </table:table-cell>
          <table:table-cell table:number-columns-repeated="1634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F6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C63];[$HTML.$B$1];[.$C63];[$HTML.$C$1];[.$P63];[$HTML.$D$1];[.$E63];[$HTML.$E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3];[$HTML.$B$2];[.$C63];[$HTML.$C$2];[.$P63];[$HTML.$D$2];[.$E63];[$HTML.$E$2])" office:value-type="string" office:string-value="&lt;div class=&quot;container-card&quot; id=&quot;side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3];[$HTML.$B$3];[.G63];[$HTML.$C$3];[.I63];[$HTML.$D$3];[.K63];[$HTML.$E$3];[.O63];[$HTML.$F$3];[.C63];[$HTML.$G$3];[.E63];[$HTML.$H$3];[.C63];[$HTML.$I$3];[.C63];[$HTML.$J$3])" office:value-type="string" office:string-value="&lt;tr data-id=&quot;1-23&quot; data-expansion=&quot;15&quot; data-type=&quot;1&quot; data-color=&quot;2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2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readonly /&gt;&lt;button type="button" class="btn btn-outline-secondary btn-push"&gt;+&lt;/button&gt;&lt;/div&gt;&lt;/td&gt;&lt;/tr&gt;</text:p>
          </table:table-cell>
          <table:table-cell table:formula="of:=CONCATENATE([$HTML.$A$4];[.$C63];[$HTML.$B$4];[.$E63];[$HTML.$C$4];[.$P63];[$HTML.$D$4];[.$G63];[$HTML.$E$4];[.$I63];[$HTML.$F$4];[.$K63];[$HTML.$G$4];[.$O63];[$HTML.$H$4];[.$A63];[$HTML.$I$4];[.$B63];[$HTML.$J$4])" office:value-type="string" office:string-value="{&quot;id&quot;:&quot;1-23&quot;,&quot;name&quot;:&quot;ドナテッロ&quot;,&quot;imageUrl&quot;:&quot;https://one-draw.jp/ijinden/cardlist/001/card/01_023.png&quot;,&quot;expansion&quot;:15,&quot;type&quot;:1,&quot;color&quot;:2,&quot;term&quot;:0,&quot;orderTable&quot;:62,&quot;orderDeck&quot;:32}," calcext:value-type="string">
            <text:p>{"id":"1-23","name":"ドナテッロ","imageUrl":"https://one-draw.jp/ijinden/cardlist/001/card/01_023.png","expansion":15,"type":1,"color":2,"term":0,"orderTable":62,"orderDeck":32},</text:p>
          </table:table-cell>
          <table:table-cell table:number-columns-repeated="1634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F6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C64];[$HTML.$B$1];[.$C64];[$HTML.$C$1];[.$P64];[$HTML.$D$1];[.$E64];[$HTML.$E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4];[$HTML.$B$2];[.$C64];[$HTML.$C$2];[.$P64];[$HTML.$D$2];[.$E64];[$HTML.$E$2])" office:value-type="string" office:string-value="&lt;div class=&quot;container-card&quot; id=&quot;side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4];[$HTML.$B$3];[.G64];[$HTML.$C$3];[.I64];[$HTML.$D$3];[.K64];[$HTML.$E$3];[.O64];[$HTML.$F$3];[.C64];[$HTML.$G$3];[.E64];[$HTML.$H$3];[.C64];[$HTML.$I$3];[.C64];[$HTML.$J$3])" office:value-type="string" office:string-value="&lt;tr data-id=&quot;1-24&quot; data-expansion=&quot;15&quot; data-type=&quot;1&quot; data-color=&quot;2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2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readonly /&gt;&lt;button type="button" class="btn btn-outline-secondary btn-push"&gt;+&lt;/button&gt;&lt;/div&gt;&lt;/td&gt;&lt;/tr&gt;</text:p>
          </table:table-cell>
          <table:table-cell table:formula="of:=CONCATENATE([$HTML.$A$4];[.$C64];[$HTML.$B$4];[.$E64];[$HTML.$C$4];[.$P64];[$HTML.$D$4];[.$G64];[$HTML.$E$4];[.$I64];[$HTML.$F$4];[.$K64];[$HTML.$G$4];[.$O64];[$HTML.$H$4];[.$A64];[$HTML.$I$4];[.$B64];[$HTML.$J$4])" office:value-type="string" office:string-value="{&quot;id&quot;:&quot;1-24&quot;,&quot;name&quot;:&quot;孔子&quot;,&quot;imageUrl&quot;:&quot;https://one-draw.jp/ijinden/cardlist/001/card/01_024.png&quot;,&quot;expansion&quot;:15,&quot;type&quot;:1,&quot;color&quot;:2,&quot;term&quot;:0,&quot;orderTable&quot;:63,&quot;orderDeck&quot;:66}," calcext:value-type="string">
            <text:p>{"id":"1-24","name":"孔子","imageUrl":"https://one-draw.jp/ijinden/cardlist/001/card/01_024.png","expansion":15,"type":1,"color":2,"term":0,"orderTable":63,"orderDeck":66},</text:p>
          </table:table-cell>
          <table:table-cell table:number-columns-repeated="1634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F6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C65];[$HTML.$B$1];[.$C65];[$HTML.$C$1];[.$P65];[$HTML.$D$1];[.$E65];[$HTML.$E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5];[$HTML.$B$2];[.$C65];[$HTML.$C$2];[.$P65];[$HTML.$D$2];[.$E65];[$HTML.$E$2])" office:value-type="string" office:string-value="&lt;div class=&quot;container-card&quot; id=&quot;side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5];[$HTML.$B$3];[.G65];[$HTML.$C$3];[.I65];[$HTML.$D$3];[.K65];[$HTML.$E$3];[.O65];[$HTML.$F$3];[.C65];[$HTML.$G$3];[.E65];[$HTML.$H$3];[.C65];[$HTML.$I$3];[.C65];[$HTML.$J$3])" office:value-type="string" office:string-value="&lt;tr data-id=&quot;1-25&quot; data-expansion=&quot;15&quot; data-type=&quot;1&quot; data-color=&quot;2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2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readonly /&gt;&lt;button type="button" class="btn btn-outline-secondary btn-push"&gt;+&lt;/button&gt;&lt;/div&gt;&lt;/td&gt;&lt;/tr&gt;</text:p>
          </table:table-cell>
          <table:table-cell table:formula="of:=CONCATENATE([$HTML.$A$4];[.$C65];[$HTML.$B$4];[.$E65];[$HTML.$C$4];[.$P65];[$HTML.$D$4];[.$G65];[$HTML.$E$4];[.$I65];[$HTML.$F$4];[.$K65];[$HTML.$G$4];[.$O65];[$HTML.$H$4];[.$A65];[$HTML.$I$4];[.$B65];[$HTML.$J$4])" office:value-type="string" office:string-value="{&quot;id&quot;:&quot;1-25&quot;,&quot;name&quot;:&quot;始皇帝&quot;,&quot;imageUrl&quot;:&quot;https://one-draw.jp/ijinden/cardlist/001/card/01_025.png&quot;,&quot;expansion&quot;:15,&quot;type&quot;:1,&quot;color&quot;:2,&quot;term&quot;:0,&quot;orderTable&quot;:64,&quot;orderDeck&quot;:128}," calcext:value-type="string">
            <text:p>{"id":"1-25","name":"始皇帝","imageUrl":"https://one-draw.jp/ijinden/cardlist/001/card/01_025.png","expansion":15,"type":1,"color":2,"term":0,"orderTable":64,"orderDeck":128},</text:p>
          </table:table-cell>
          <table:table-cell table:number-columns-repeated="1634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F6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C66];[$HTML.$B$1];[.$C66];[$HTML.$C$1];[.$P66];[$HTML.$D$1];[.$E66];[$HTML.$E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6];[$HTML.$B$2];[.$C66];[$HTML.$C$2];[.$P66];[$HTML.$D$2];[.$E66];[$HTML.$E$2])" office:value-type="string" office:string-value="&lt;div class=&quot;container-card&quot; id=&quot;side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6];[$HTML.$B$3];[.G66];[$HTML.$C$3];[.I66];[$HTML.$D$3];[.K66];[$HTML.$E$3];[.O66];[$HTML.$F$3];[.C66];[$HTML.$G$3];[.E66];[$HTML.$H$3];[.C66];[$HTML.$I$3];[.C66];[$HTML.$J$3])" office:value-type="string" office:string-value="&lt;tr data-id=&quot;1-26&quot; data-expansion=&quot;15&quot; data-type=&quot;1&quot; data-color=&quot;2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2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readonly /&gt;&lt;button type="button" class="btn btn-outline-secondary btn-push"&gt;+&lt;/button&gt;&lt;/div&gt;&lt;/td&gt;&lt;/tr&gt;</text:p>
          </table:table-cell>
          <table:table-cell table:formula="of:=CONCATENATE([$HTML.$A$4];[.$C66];[$HTML.$B$4];[.$E66];[$HTML.$C$4];[.$P66];[$HTML.$D$4];[.$G66];[$HTML.$E$4];[.$I66];[$HTML.$F$4];[.$K66];[$HTML.$G$4];[.$O66];[$HTML.$H$4];[.$A66];[$HTML.$I$4];[.$B66];[$HTML.$J$4])" office:value-type="string" office:string-value="{&quot;id&quot;:&quot;1-26&quot;,&quot;name&quot;:&quot;メアリー1世&quot;,&quot;imageUrl&quot;:&quot;https://one-draw.jp/ijinden/cardlist/001/card/01_026.png&quot;,&quot;expansion&quot;:15,&quot;type&quot;:1,&quot;color&quot;:2,&quot;term&quot;:0,&quot;orderTable&quot;:65,&quot;orderDeck&quot;:67}," calcext:value-type="string">
            <text:p>{"id":"1-26","name":"メアリー1世","imageUrl":"https://one-draw.jp/ijinden/cardlist/001/card/01_026.png","expansion":15,"type":1,"color":2,"term":0,"orderTable":65,"orderDeck":67},</text:p>
          </table:table-cell>
          <table:table-cell table:number-columns-repeated="1634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F6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C67];[$HTML.$B$1];[.$C67];[$HTML.$C$1];[.$P67];[$HTML.$D$1];[.$E67];[$HTML.$E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7];[$HTML.$B$2];[.$C67];[$HTML.$C$2];[.$P67];[$HTML.$D$2];[.$E67];[$HTML.$E$2])" office:value-type="string" office:string-value="&lt;div class=&quot;container-card&quot; id=&quot;side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7];[$HTML.$B$3];[.G67];[$HTML.$C$3];[.I67];[$HTML.$D$3];[.K67];[$HTML.$E$3];[.O67];[$HTML.$F$3];[.C67];[$HTML.$G$3];[.E67];[$HTML.$H$3];[.C67];[$HTML.$I$3];[.C67];[$HTML.$J$3])" office:value-type="string" office:string-value="&lt;tr data-id=&quot;1-27&quot; data-expansion=&quot;15&quot; data-type=&quot;1&quot; data-color=&quot;2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2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readonly /&gt;&lt;button type="button" class="btn btn-outline-secondary btn-push"&gt;+&lt;/button&gt;&lt;/div&gt;&lt;/td&gt;&lt;/tr&gt;</text:p>
          </table:table-cell>
          <table:table-cell table:formula="of:=CONCATENATE([$HTML.$A$4];[.$C67];[$HTML.$B$4];[.$E67];[$HTML.$C$4];[.$P67];[$HTML.$D$4];[.$G67];[$HTML.$E$4];[.$I67];[$HTML.$F$4];[.$K67];[$HTML.$G$4];[.$O67];[$HTML.$H$4];[.$A67];[$HTML.$I$4];[.$B67];[$HTML.$J$4])" office:value-type="string" office:string-value="{&quot;id&quot;:&quot;1-27&quot;,&quot;name&quot;:&quot;玄宗&quot;,&quot;imageUrl&quot;:&quot;https://one-draw.jp/ijinden/cardlist/001/card/01_027.png&quot;,&quot;expansion&quot;:15,&quot;type&quot;:1,&quot;color&quot;:2,&quot;term&quot;:0,&quot;orderTable&quot;:66,&quot;orderDeck&quot;:94}," calcext:value-type="string">
            <text:p>{"id":"1-27","name":"玄宗","imageUrl":"https://one-draw.jp/ijinden/cardlist/001/card/01_027.png","expansion":15,"type":1,"color":2,"term":0,"orderTable":66,"orderDeck":94},</text:p>
          </table:table-cell>
          <table:table-cell table:number-columns-repeated="1634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F6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8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6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C68];[$HTML.$B$1];[.$C68];[$HTML.$C$1];[.$P68];[$HTML.$D$1];[.$E68];[$HTML.$E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8];[$HTML.$B$2];[.$C68];[$HTML.$C$2];[.$P68];[$HTML.$D$2];[.$E68];[$HTML.$E$2])" office:value-type="string" office:string-value="&lt;div class=&quot;container-card&quot; id=&quot;side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8];[$HTML.$B$3];[.G68];[$HTML.$C$3];[.I68];[$HTML.$D$3];[.K68];[$HTML.$E$3];[.O68];[$HTML.$F$3];[.C68];[$HTML.$G$3];[.E68];[$HTML.$H$3];[.C68];[$HTML.$I$3];[.C68];[$HTML.$J$3])" office:value-type="string" office:string-value="&lt;tr data-id=&quot;1-28&quot; data-expansion=&quot;15&quot; data-type=&quot;1&quot; data-color=&quot;2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2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readonly /&gt;&lt;button type="button" class="btn btn-outline-secondary btn-push"&gt;+&lt;/button&gt;&lt;/div&gt;&lt;/td&gt;&lt;/tr&gt;</text:p>
          </table:table-cell>
          <table:table-cell table:formula="of:=CONCATENATE([$HTML.$A$4];[.$C68];[$HTML.$B$4];[.$E68];[$HTML.$C$4];[.$P68];[$HTML.$D$4];[.$G68];[$HTML.$E$4];[.$I68];[$HTML.$F$4];[.$K68];[$HTML.$G$4];[.$O68];[$HTML.$H$4];[.$A68];[$HTML.$I$4];[.$B68];[$HTML.$J$4])" office:value-type="string" office:string-value="{&quot;id&quot;:&quot;1-28&quot;,&quot;name&quot;:&quot;シャルル7世&quot;,&quot;imageUrl&quot;:&quot;https://one-draw.jp/ijinden/cardlist/001/card/01_028.png&quot;,&quot;expansion&quot;:15,&quot;type&quot;:1,&quot;color&quot;:2,&quot;term&quot;:0,&quot;orderTable&quot;:67,&quot;orderDeck&quot;:95}," calcext:value-type="string">
            <text:p>{"id":"1-28","name":"シャルル7世","imageUrl":"https://one-draw.jp/ijinden/cardlist/001/card/01_028.png","expansion":15,"type":1,"color":2,"term":0,"orderTable":67,"orderDeck":95},</text:p>
          </table:table-cell>
          <table:table-cell table:number-columns-repeated="1634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F6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6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69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69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C69];[$HTML.$B$1];[.$C69];[$HTML.$C$1];[.$P69];[$HTML.$D$1];[.$E69];[$HTML.$E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69];[$HTML.$B$2];[.$C69];[$HTML.$C$2];[.$P69];[$HTML.$D$2];[.$E69];[$HTML.$E$2])" office:value-type="string" office:string-value="&lt;div class=&quot;container-card&quot; id=&quot;side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69];[$HTML.$B$3];[.G69];[$HTML.$C$3];[.I69];[$HTML.$D$3];[.K69];[$HTML.$E$3];[.O69];[$HTML.$F$3];[.C69];[$HTML.$G$3];[.E69];[$HTML.$H$3];[.C69];[$HTML.$I$3];[.C69];[$HTML.$J$3])" office:value-type="string" office:string-value="&lt;tr data-id=&quot;1-29&quot; data-expansion=&quot;15&quot; data-type=&quot;1&quot; data-color=&quot;2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2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readonly /&gt;&lt;button type="button" class="btn btn-outline-secondary btn-push"&gt;+&lt;/button&gt;&lt;/div&gt;&lt;/td&gt;&lt;/tr&gt;</text:p>
          </table:table-cell>
          <table:table-cell table:formula="of:=CONCATENATE([$HTML.$A$4];[.$C69];[$HTML.$B$4];[.$E69];[$HTML.$C$4];[.$P69];[$HTML.$D$4];[.$G69];[$HTML.$E$4];[.$I69];[$HTML.$F$4];[.$K69];[$HTML.$G$4];[.$O69];[$HTML.$H$4];[.$A69];[$HTML.$I$4];[.$B69];[$HTML.$J$4])" office:value-type="string" office:string-value="{&quot;id&quot;:&quot;1-29&quot;,&quot;name&quot;:&quot;フランシスコ・ザビエル&quot;,&quot;imageUrl&quot;:&quot;https://one-draw.jp/ijinden/cardlist/001/card/01_029.png&quot;,&quot;expansion&quot;:15,&quot;type&quot;:1,&quot;color&quot;:2,&quot;term&quot;:1,&quot;orderTable&quot;:68,&quot;orderDeck&quot;:96}," calcext:value-type="string">
            <text:p>{"id":"1-29","name":"フランシスコ・ザビエル","imageUrl":"https://one-draw.jp/ijinden/cardlist/001/card/01_029.png","expansion":15,"type":1,"color":2,"term":1,"orderTable":68,"orderDeck":96},</text:p>
          </table:table-cell>
          <table:table-cell table:number-columns-repeated="1634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F7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7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C70];[$HTML.$B$1];[.$C70];[$HTML.$C$1];[.$P70];[$HTML.$D$1];[.$E70];[$HTML.$E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0];[$HTML.$B$2];[.$C70];[$HTML.$C$2];[.$P70];[$HTML.$D$2];[.$E70];[$HTML.$E$2])" office:value-type="string" office:string-value="&lt;div class=&quot;container-card&quot; id=&quot;side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0];[$HTML.$B$3];[.G70];[$HTML.$C$3];[.I70];[$HTML.$D$3];[.K70];[$HTML.$E$3];[.O70];[$HTML.$F$3];[.C70];[$HTML.$G$3];[.E70];[$HTML.$H$3];[.C70];[$HTML.$I$3];[.C70];[$HTML.$J$3])" office:value-type="string" office:string-value="&lt;tr data-id=&quot;1-30&quot; data-expansion=&quot;15&quot; data-type=&quot;1&quot; data-color=&quot;2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2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readonly /&gt;&lt;button type="button" class="btn btn-outline-secondary btn-push"&gt;+&lt;/button&gt;&lt;/div&gt;&lt;/td&gt;&lt;/tr&gt;</text:p>
          </table:table-cell>
          <table:table-cell table:formula="of:=CONCATENATE([$HTML.$A$4];[.$C70];[$HTML.$B$4];[.$E70];[$HTML.$C$4];[.$P70];[$HTML.$D$4];[.$G70];[$HTML.$E$4];[.$I70];[$HTML.$F$4];[.$K70];[$HTML.$G$4];[.$O70];[$HTML.$H$4];[.$A70];[$HTML.$I$4];[.$B70];[$HTML.$J$4])" office:value-type="string" office:string-value="{&quot;id&quot;:&quot;1-30&quot;,&quot;name&quot;:&quot;チンギス・ハン&quot;,&quot;imageUrl&quot;:&quot;https://one-draw.jp/ijinden/cardlist/001/card/01_030.png&quot;,&quot;expansion&quot;:15,&quot;type&quot;:1,&quot;color&quot;:2,&quot;term&quot;:0,&quot;orderTable&quot;:69,&quot;orderDeck&quot;:129}," calcext:value-type="string">
            <text:p>{"id":"1-30","name":"チンギス・ハン","imageUrl":"https://one-draw.jp/ijinden/cardlist/001/card/01_030.png","expansion":15,"type":1,"color":2,"term":0,"orderTable":69,"orderDeck":129},</text:p>
          </table:table-cell>
          <table:table-cell table:number-columns-repeated="1634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F7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71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C71];[$HTML.$B$1];[.$C71];[$HTML.$C$1];[.$P71];[$HTML.$D$1];[.$E71];[$HTML.$E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1];[$HTML.$B$2];[.$C71];[$HTML.$C$2];[.$P71];[$HTML.$D$2];[.$E71];[$HTML.$E$2])" office:value-type="string" office:string-value="&lt;div class=&quot;container-card&quot; id=&quot;side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1];[$HTML.$B$3];[.G71];[$HTML.$C$3];[.I71];[$HTML.$D$3];[.K71];[$HTML.$E$3];[.O71];[$HTML.$F$3];[.C71];[$HTML.$G$3];[.E71];[$HTML.$H$3];[.C71];[$HTML.$I$3];[.C71];[$HTML.$J$3])" office:value-type="string" office:string-value="&lt;tr data-id=&quot;1-31&quot; data-expansion=&quot;15&quot; data-type=&quot;1&quot; data-color=&quot;2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2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readonly /&gt;&lt;button type="button" class="btn btn-outline-secondary btn-push"&gt;+&lt;/button&gt;&lt;/div&gt;&lt;/td&gt;&lt;/tr&gt;</text:p>
          </table:table-cell>
          <table:table-cell table:formula="of:=CONCATENATE([$HTML.$A$4];[.$C71];[$HTML.$B$4];[.$E71];[$HTML.$C$4];[.$P71];[$HTML.$D$4];[.$G71];[$HTML.$E$4];[.$I71];[$HTML.$F$4];[.$K71];[$HTML.$G$4];[.$O71];[$HTML.$H$4];[.$A71];[$HTML.$I$4];[.$B71];[$HTML.$J$4])" office:value-type="string" office:string-value="{&quot;id&quot;:&quot;1-31&quot;,&quot;name&quot;:&quot;ミケランジェロ&quot;,&quot;imageUrl&quot;:&quot;https://one-draw.jp/ijinden/cardlist/001/card/01_031.png&quot;,&quot;expansion&quot;:15,&quot;type&quot;:1,&quot;color&quot;:2,&quot;term&quot;:0,&quot;orderTable&quot;:70,&quot;orderDeck&quot;:130}," calcext:value-type="string">
            <text:p>{"id":"1-31","name":"ミケランジェロ","imageUrl":"https://one-draw.jp/ijinden/cardlist/001/card/01_031.png","expansion":15,"type":1,"color":2,"term":0,"orderTable":70,"orderDeck":130},</text:p>
          </table:table-cell>
          <table:table-cell table:number-columns-repeated="1634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F7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7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C72];[$HTML.$B$1];[.$C72];[$HTML.$C$1];[.$P72];[$HTML.$D$1];[.$E72];[$HTML.$E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2];[$HTML.$B$2];[.$C72];[$HTML.$C$2];[.$P72];[$HTML.$D$2];[.$E72];[$HTML.$E$2])" office:value-type="string" office:string-value="&lt;div class=&quot;container-card&quot; id=&quot;side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2];[$HTML.$B$3];[.G72];[$HTML.$C$3];[.I72];[$HTML.$D$3];[.K72];[$HTML.$E$3];[.O72];[$HTML.$F$3];[.C72];[$HTML.$G$3];[.E72];[$HTML.$H$3];[.C72];[$HTML.$I$3];[.C72];[$HTML.$J$3])" office:value-type="string" office:string-value="&lt;tr data-id=&quot;1-32&quot; data-expansion=&quot;15&quot; data-type=&quot;1&quot; data-color=&quot;2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2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readonly /&gt;&lt;button type="button" class="btn btn-outline-secondary btn-push"&gt;+&lt;/button&gt;&lt;/div&gt;&lt;/td&gt;&lt;/tr&gt;</text:p>
          </table:table-cell>
          <table:table-cell table:formula="of:=CONCATENATE([$HTML.$A$4];[.$C72];[$HTML.$B$4];[.$E72];[$HTML.$C$4];[.$P72];[$HTML.$D$4];[.$G72];[$HTML.$E$4];[.$I72];[$HTML.$F$4];[.$K72];[$HTML.$G$4];[.$O72];[$HTML.$H$4];[.$A72];[$HTML.$I$4];[.$B72];[$HTML.$J$4])" office:value-type="string" office:string-value="{&quot;id&quot;:&quot;1-32&quot;,&quot;name&quot;:&quot;マリー・アントワネット&quot;,&quot;imageUrl&quot;:&quot;https://one-draw.jp/ijinden/cardlist/001/card/01_032.png&quot;,&quot;expansion&quot;:15,&quot;type&quot;:1,&quot;color&quot;:2,&quot;term&quot;:0,&quot;orderTable&quot;:71,&quot;orderDeck&quot;:154}," calcext:value-type="string">
            <text:p>{"id":"1-32","name":"マリー・アントワネット","imageUrl":"https://one-draw.jp/ijinden/cardlist/001/card/01_032.png","expansion":15,"type":1,"color":2,"term":0,"orderTable":71,"orderDeck":154},</text:p>
          </table:table-cell>
          <table:table-cell table:number-columns-repeated="1634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F7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C73];[$HTML.$B$1];[.$C73];[$HTML.$C$1];[.$P73];[$HTML.$D$1];[.$E73];[$HTML.$E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3];[$HTML.$B$2];[.$C73];[$HTML.$C$2];[.$P73];[$HTML.$D$2];[.$E73];[$HTML.$E$2])" office:value-type="string" office:string-value="&lt;div class=&quot;container-card&quot; id=&quot;side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3];[$HTML.$B$3];[.G73];[$HTML.$C$3];[.I73];[$HTML.$D$3];[.K73];[$HTML.$E$3];[.O73];[$HTML.$F$3];[.C73];[$HTML.$G$3];[.E73];[$HTML.$H$3];[.C73];[$HTML.$I$3];[.C73];[$HTML.$J$3])" office:value-type="string" office:string-value="&lt;tr data-id=&quot;1-33&quot; data-expansion=&quot;15&quot; data-type=&quot;1&quot; data-color=&quot;4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4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readonly /&gt;&lt;button type="button" class="btn btn-outline-secondary btn-push"&gt;+&lt;/button&gt;&lt;/div&gt;&lt;/td&gt;&lt;/tr&gt;</text:p>
          </table:table-cell>
          <table:table-cell table:formula="of:=CONCATENATE([$HTML.$A$4];[.$C73];[$HTML.$B$4];[.$E73];[$HTML.$C$4];[.$P73];[$HTML.$D$4];[.$G73];[$HTML.$E$4];[.$I73];[$HTML.$F$4];[.$K73];[$HTML.$G$4];[.$O73];[$HTML.$H$4];[.$A73];[$HTML.$I$4];[.$B73];[$HTML.$J$4])" office:value-type="string" office:string-value="{&quot;id&quot;:&quot;1-33&quot;,&quot;name&quot;:&quot;千利休&quot;,&quot;imageUrl&quot;:&quot;https://one-draw.jp/ijinden/cardlist/001/card/01_033.png&quot;,&quot;expansion&quot;:15,&quot;type&quot;:1,&quot;color&quot;:4,&quot;term&quot;:0,&quot;orderTable&quot;:72,&quot;orderDeck&quot;:12}," calcext:value-type="string">
            <text:p>{"id":"1-33","name":"千利休","imageUrl":"https://one-draw.jp/ijinden/cardlist/001/card/01_033.png","expansion":15,"type":1,"color":4,"term":0,"orderTable":72,"orderDeck":12},</text:p>
          </table:table-cell>
          <table:table-cell table:number-columns-repeated="1634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F7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C74];[$HTML.$B$1];[.$C74];[$HTML.$C$1];[.$P74];[$HTML.$D$1];[.$E74];[$HTML.$E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4];[$HTML.$B$2];[.$C74];[$HTML.$C$2];[.$P74];[$HTML.$D$2];[.$E74];[$HTML.$E$2])" office:value-type="string" office:string-value="&lt;div class=&quot;container-card&quot; id=&quot;side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4];[$HTML.$B$3];[.G74];[$HTML.$C$3];[.I74];[$HTML.$D$3];[.K74];[$HTML.$E$3];[.O74];[$HTML.$F$3];[.C74];[$HTML.$G$3];[.E74];[$HTML.$H$3];[.C74];[$HTML.$I$3];[.C74];[$HTML.$J$3])" office:value-type="string" office:string-value="&lt;tr data-id=&quot;1-34&quot; data-expansion=&quot;15&quot; data-type=&quot;1&quot; data-color=&quot;4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4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readonly /&gt;&lt;button type="button" class="btn btn-outline-secondary btn-push"&gt;+&lt;/button&gt;&lt;/div&gt;&lt;/td&gt;&lt;/tr&gt;</text:p>
          </table:table-cell>
          <table:table-cell table:formula="of:=CONCATENATE([$HTML.$A$4];[.$C74];[$HTML.$B$4];[.$E74];[$HTML.$C$4];[.$P74];[$HTML.$D$4];[.$G74];[$HTML.$E$4];[.$I74];[$HTML.$F$4];[.$K74];[$HTML.$G$4];[.$O74];[$HTML.$H$4];[.$A74];[$HTML.$I$4];[.$B74];[$HTML.$J$4])" office:value-type="string" office:string-value="{&quot;id&quot;:&quot;1-34&quot;,&quot;name&quot;:&quot;狩野永徳&quot;,&quot;imageUrl&quot;:&quot;https://one-draw.jp/ijinden/cardlist/001/card/01_034.png&quot;,&quot;expansion&quot;:15,&quot;type&quot;:1,&quot;color&quot;:4,&quot;term&quot;:0,&quot;orderTable&quot;:73,&quot;orderDeck&quot;:39}," calcext:value-type="string">
            <text:p>{"id":"1-34","name":"狩野永徳","imageUrl":"https://one-draw.jp/ijinden/cardlist/001/card/01_034.png","expansion":15,"type":1,"color":4,"term":0,"orderTable":73,"orderDeck":39},</text:p>
          </table:table-cell>
          <table:table-cell table:number-columns-repeated="1634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F7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C75];[$HTML.$B$1];[.$C75];[$HTML.$C$1];[.$P75];[$HTML.$D$1];[.$E75];[$HTML.$E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5];[$HTML.$B$2];[.$C75];[$HTML.$C$2];[.$P75];[$HTML.$D$2];[.$E75];[$HTML.$E$2])" office:value-type="string" office:string-value="&lt;div class=&quot;container-card&quot; id=&quot;side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5];[$HTML.$B$3];[.G75];[$HTML.$C$3];[.I75];[$HTML.$D$3];[.K75];[$HTML.$E$3];[.O75];[$HTML.$F$3];[.C75];[$HTML.$G$3];[.E75];[$HTML.$H$3];[.C75];[$HTML.$I$3];[.C75];[$HTML.$J$3])" office:value-type="string" office:string-value="&lt;tr data-id=&quot;1-35&quot; data-expansion=&quot;15&quot; data-type=&quot;1&quot; data-color=&quot;4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4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readonly /&gt;&lt;button type="button" class="btn btn-outline-secondary btn-push"&gt;+&lt;/button&gt;&lt;/div&gt;&lt;/td&gt;&lt;/tr&gt;</text:p>
          </table:table-cell>
          <table:table-cell table:formula="of:=CONCATENATE([$HTML.$A$4];[.$C75];[$HTML.$B$4];[.$E75];[$HTML.$C$4];[.$P75];[$HTML.$D$4];[.$G75];[$HTML.$E$4];[.$I75];[$HTML.$F$4];[.$K75];[$HTML.$G$4];[.$O75];[$HTML.$H$4];[.$A75];[$HTML.$I$4];[.$B75];[$HTML.$J$4])" office:value-type="string" office:string-value="{&quot;id&quot;:&quot;1-35&quot;,&quot;name&quot;:&quot;安倍晴明&quot;,&quot;imageUrl&quot;:&quot;https://one-draw.jp/ijinden/cardlist/001/card/01_035.png&quot;,&quot;expansion&quot;:15,&quot;type&quot;:1,&quot;color&quot;:4,&quot;term&quot;:0,&quot;orderTable&quot;:74,&quot;orderDeck&quot;:72}," calcext:value-type="string">
            <text:p>{"id":"1-35","name":"安倍晴明","imageUrl":"https://one-draw.jp/ijinden/cardlist/001/card/01_035.png","expansion":15,"type":1,"color":4,"term":0,"orderTable":74,"orderDeck":72},</text:p>
          </table:table-cell>
          <table:table-cell table:number-columns-repeated="1634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F7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76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C76];[$HTML.$B$1];[.$C76];[$HTML.$C$1];[.$P76];[$HTML.$D$1];[.$E76];[$HTML.$E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6];[$HTML.$B$2];[.$C76];[$HTML.$C$2];[.$P76];[$HTML.$D$2];[.$E76];[$HTML.$E$2])" office:value-type="string" office:string-value="&lt;div class=&quot;container-card&quot; id=&quot;side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6];[$HTML.$B$3];[.G76];[$HTML.$C$3];[.I76];[$HTML.$D$3];[.K76];[$HTML.$E$3];[.O76];[$HTML.$F$3];[.C76];[$HTML.$G$3];[.E76];[$HTML.$H$3];[.C76];[$HTML.$I$3];[.C76];[$HTML.$J$3])" office:value-type="string" office:string-value="&lt;tr data-id=&quot;1-36&quot; data-expansion=&quot;15&quot; data-type=&quot;1&quot; data-color=&quot;4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4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readonly /&gt;&lt;button type="button" class="btn btn-outline-secondary btn-push"&gt;+&lt;/button&gt;&lt;/div&gt;&lt;/td&gt;&lt;/tr&gt;</text:p>
          </table:table-cell>
          <table:table-cell table:formula="of:=CONCATENATE([$HTML.$A$4];[.$C76];[$HTML.$B$4];[.$E76];[$HTML.$C$4];[.$P76];[$HTML.$D$4];[.$G76];[$HTML.$E$4];[.$I76];[$HTML.$F$4];[.$K76];[$HTML.$G$4];[.$O76];[$HTML.$H$4];[.$A76];[$HTML.$I$4];[.$B76];[$HTML.$J$4])" office:value-type="string" office:string-value="{&quot;id&quot;:&quot;1-36&quot;,&quot;name&quot;:&quot;吉田兼好&quot;,&quot;imageUrl&quot;:&quot;https://one-draw.jp/ijinden/cardlist/001/card/01_036.png&quot;,&quot;expansion&quot;:15,&quot;type&quot;:1,&quot;color&quot;:4,&quot;term&quot;:2,&quot;orderTable&quot;:75,&quot;orderDeck&quot;:73}," calcext:value-type="string">
            <text:p>{"id":"1-36","name":"吉田兼好","imageUrl":"https://one-draw.jp/ijinden/cardlist/001/card/01_036.png","expansion":15,"type":1,"color":4,"term":2,"orderTable":75,"orderDeck":73},</text:p>
          </table:table-cell>
          <table:table-cell table:number-columns-repeated="1634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F7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C77];[$HTML.$B$1];[.$C77];[$HTML.$C$1];[.$P77];[$HTML.$D$1];[.$E77];[$HTML.$E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7];[$HTML.$B$2];[.$C77];[$HTML.$C$2];[.$P77];[$HTML.$D$2];[.$E77];[$HTML.$E$2])" office:value-type="string" office:string-value="&lt;div class=&quot;container-card&quot; id=&quot;side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7];[$HTML.$B$3];[.G77];[$HTML.$C$3];[.I77];[$HTML.$D$3];[.K77];[$HTML.$E$3];[.O77];[$HTML.$F$3];[.C77];[$HTML.$G$3];[.E77];[$HTML.$H$3];[.C77];[$HTML.$I$3];[.C77];[$HTML.$J$3])" office:value-type="string" office:string-value="&lt;tr data-id=&quot;1-37&quot; data-expansion=&quot;15&quot; data-type=&quot;1&quot; data-color=&quot;4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4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readonly /&gt;&lt;button type="button" class="btn btn-outline-secondary btn-push"&gt;+&lt;/button&gt;&lt;/div&gt;&lt;/td&gt;&lt;/tr&gt;</text:p>
          </table:table-cell>
          <table:table-cell table:formula="of:=CONCATENATE([$HTML.$A$4];[.$C77];[$HTML.$B$4];[.$E77];[$HTML.$C$4];[.$P77];[$HTML.$D$4];[.$G77];[$HTML.$E$4];[.$I77];[$HTML.$F$4];[.$K77];[$HTML.$G$4];[.$O77];[$HTML.$H$4];[.$A77];[$HTML.$I$4];[.$B77];[$HTML.$J$4])" office:value-type="string" office:string-value="{&quot;id&quot;:&quot;1-37&quot;,&quot;name&quot;:&quot;蘆屋道満&quot;,&quot;imageUrl&quot;:&quot;https://one-draw.jp/ijinden/cardlist/001/card/01_037.png&quot;,&quot;expansion&quot;:15,&quot;type&quot;:1,&quot;color&quot;:4,&quot;term&quot;:0,&quot;orderTable&quot;:76,&quot;orderDeck&quot;:104}," calcext:value-type="string">
            <text:p>{"id":"1-37","name":"蘆屋道満","imageUrl":"https://one-draw.jp/ijinden/cardlist/001/card/01_037.png","expansion":15,"type":1,"color":4,"term":0,"orderTable":76,"orderDeck":104},</text:p>
          </table:table-cell>
          <table:table-cell table:number-columns-repeated="1634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F7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78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C78];[$HTML.$B$1];[.$C78];[$HTML.$C$1];[.$P78];[$HTML.$D$1];[.$E78];[$HTML.$E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8];[$HTML.$B$2];[.$C78];[$HTML.$C$2];[.$P78];[$HTML.$D$2];[.$E78];[$HTML.$E$2])" office:value-type="string" office:string-value="&lt;div class=&quot;container-card&quot; id=&quot;side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8];[$HTML.$B$3];[.G78];[$HTML.$C$3];[.I78];[$HTML.$D$3];[.K78];[$HTML.$E$3];[.O78];[$HTML.$F$3];[.C78];[$HTML.$G$3];[.E78];[$HTML.$H$3];[.C78];[$HTML.$I$3];[.C78];[$HTML.$J$3])" office:value-type="string" office:string-value="&lt;tr data-id=&quot;1-38&quot; data-expansion=&quot;15&quot; data-type=&quot;1&quot; data-color=&quot;4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4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readonly /&gt;&lt;button type="button" class="btn btn-outline-secondary btn-push"&gt;+&lt;/button&gt;&lt;/div&gt;&lt;/td&gt;&lt;/tr&gt;</text:p>
          </table:table-cell>
          <table:table-cell table:formula="of:=CONCATENATE([$HTML.$A$4];[.$C78];[$HTML.$B$4];[.$E78];[$HTML.$C$4];[.$P78];[$HTML.$D$4];[.$G78];[$HTML.$E$4];[.$I78];[$HTML.$F$4];[.$K78];[$HTML.$G$4];[.$O78];[$HTML.$H$4];[.$A78];[$HTML.$I$4];[.$B78];[$HTML.$J$4])" office:value-type="string" office:string-value="{&quot;id&quot;:&quot;1-38&quot;,&quot;name&quot;:&quot;鴨長明&quot;,&quot;imageUrl&quot;:&quot;https://one-draw.jp/ijinden/cardlist/001/card/01_038.png&quot;,&quot;expansion&quot;:15,&quot;type&quot;:1,&quot;color&quot;:4,&quot;term&quot;:2,&quot;orderTable&quot;:77,&quot;orderDeck&quot;:105}," calcext:value-type="string">
            <text:p>{"id":"1-38","name":"鴨長明","imageUrl":"https://one-draw.jp/ijinden/cardlist/001/card/01_038.png","expansion":15,"type":1,"color":4,"term":2,"orderTable":77,"orderDeck":105},</text:p>
          </table:table-cell>
          <table:table-cell table:number-columns-repeated="1634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F7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7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7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7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C79];[$HTML.$B$1];[.$C79];[$HTML.$C$1];[.$P79];[$HTML.$D$1];[.$E79];[$HTML.$E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79];[$HTML.$B$2];[.$C79];[$HTML.$C$2];[.$P79];[$HTML.$D$2];[.$E79];[$HTML.$E$2])" office:value-type="string" office:string-value="&lt;div class=&quot;container-card&quot; id=&quot;side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79];[$HTML.$B$3];[.G79];[$HTML.$C$3];[.I79];[$HTML.$D$3];[.K79];[$HTML.$E$3];[.O79];[$HTML.$F$3];[.C79];[$HTML.$G$3];[.E79];[$HTML.$H$3];[.C79];[$HTML.$I$3];[.C79];[$HTML.$J$3])" office:value-type="string" office:string-value="&lt;tr data-id=&quot;1-39&quot; data-expansion=&quot;15&quot; data-type=&quot;1&quot; data-color=&quot;4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4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readonly /&gt;&lt;button type="button" class="btn btn-outline-secondary btn-push"&gt;+&lt;/button&gt;&lt;/div&gt;&lt;/td&gt;&lt;/tr&gt;</text:p>
          </table:table-cell>
          <table:table-cell table:formula="of:=CONCATENATE([$HTML.$A$4];[.$C79];[$HTML.$B$4];[.$E79];[$HTML.$C$4];[.$P79];[$HTML.$D$4];[.$G79];[$HTML.$E$4];[.$I79];[$HTML.$F$4];[.$K79];[$HTML.$G$4];[.$O79];[$HTML.$H$4];[.$A79];[$HTML.$I$4];[.$B79];[$HTML.$J$4])" office:value-type="string" office:string-value="{&quot;id&quot;:&quot;1-39&quot;,&quot;name&quot;:&quot;ヨハン・ゼバスティアン・バッハ&quot;,&quot;imageUrl&quot;:&quot;https://one-draw.jp/ijinden/cardlist/001/card/01_039.png&quot;,&quot;expansion&quot;:15,&quot;type&quot;:1,&quot;color&quot;:4,&quot;term&quot;:0,&quot;orderTable&quot;:78,&quot;orderDeck&quot;:106}," calcext:value-type="string">
            <text:p>{"id":"1-39","name":"ヨハン・ゼバスティアン・バッハ","imageUrl":"https://one-draw.jp/ijinden/cardlist/001/card/01_039.png","expansion":15,"type":1,"color":4,"term":0,"orderTable":78,"orderDeck":106},</text:p>
          </table:table-cell>
          <table:table-cell table:number-columns-repeated="1634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F8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80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C80];[$HTML.$B$1];[.$C80];[$HTML.$C$1];[.$P80];[$HTML.$D$1];[.$E80];[$HTML.$E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0];[$HTML.$B$2];[.$C80];[$HTML.$C$2];[.$P80];[$HTML.$D$2];[.$E80];[$HTML.$E$2])" office:value-type="string" office:string-value="&lt;div class=&quot;container-card&quot; id=&quot;side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0];[$HTML.$B$3];[.G80];[$HTML.$C$3];[.I80];[$HTML.$D$3];[.K80];[$HTML.$E$3];[.O80];[$HTML.$F$3];[.C80];[$HTML.$G$3];[.E80];[$HTML.$H$3];[.C80];[$HTML.$I$3];[.C80];[$HTML.$J$3])" office:value-type="string" office:string-value="&lt;tr data-id=&quot;1-40&quot; data-expansion=&quot;15&quot; data-type=&quot;1&quot; data-color=&quot;4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4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readonly /&gt;&lt;button type="button" class="btn btn-outline-secondary btn-push"&gt;+&lt;/button&gt;&lt;/div&gt;&lt;/td&gt;&lt;/tr&gt;</text:p>
          </table:table-cell>
          <table:table-cell table:formula="of:=CONCATENATE([$HTML.$A$4];[.$C80];[$HTML.$B$4];[.$E80];[$HTML.$C$4];[.$P80];[$HTML.$D$4];[.$G80];[$HTML.$E$4];[.$I80];[$HTML.$F$4];[.$K80];[$HTML.$G$4];[.$O80];[$HTML.$H$4];[.$A80];[$HTML.$I$4];[.$B80];[$HTML.$J$4])" office:value-type="string" office:string-value="{&quot;id&quot;:&quot;1-40&quot;,&quot;name&quot;:&quot;大伴家持&quot;,&quot;imageUrl&quot;:&quot;https://one-draw.jp/ijinden/cardlist/001/card/01_040.png&quot;,&quot;expansion&quot;:15,&quot;type&quot;:1,&quot;color&quot;:4,&quot;term&quot;:2,&quot;orderTable&quot;:79,&quot;orderDeck&quot;:136}," calcext:value-type="string">
            <text:p>{"id":"1-40","name":"大伴家持","imageUrl":"https://one-draw.jp/ijinden/cardlist/001/card/01_040.png","expansion":15,"type":1,"color":4,"term":2,"orderTable":79,"orderDeck":136},</text:p>
          </table:table-cell>
          <table:table-cell table:number-columns-repeated="1634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F8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C81];[$HTML.$B$1];[.$C81];[$HTML.$C$1];[.$P81];[$HTML.$D$1];[.$E81];[$HTML.$E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1];[$HTML.$B$2];[.$C81];[$HTML.$C$2];[.$P81];[$HTML.$D$2];[.$E81];[$HTML.$E$2])" office:value-type="string" office:string-value="&lt;div class=&quot;container-card&quot; id=&quot;side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1];[$HTML.$B$3];[.G81];[$HTML.$C$3];[.I81];[$HTML.$D$3];[.K81];[$HTML.$E$3];[.O81];[$HTML.$F$3];[.C81];[$HTML.$G$3];[.E81];[$HTML.$H$3];[.C81];[$HTML.$I$3];[.C81];[$HTML.$J$3])" office:value-type="string" office:string-value="&lt;tr data-id=&quot;1-41&quot; data-expansion=&quot;15&quot; data-type=&quot;1&quot; data-color=&quot;4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4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readonly /&gt;&lt;button type="button" class="btn btn-outline-secondary btn-push"&gt;+&lt;/button&gt;&lt;/div&gt;&lt;/td&gt;&lt;/tr&gt;</text:p>
          </table:table-cell>
          <table:table-cell table:formula="of:=CONCATENATE([$HTML.$A$4];[.$C81];[$HTML.$B$4];[.$E81];[$HTML.$C$4];[.$P81];[$HTML.$D$4];[.$G81];[$HTML.$E$4];[.$I81];[$HTML.$F$4];[.$K81];[$HTML.$G$4];[.$O81];[$HTML.$H$4];[.$A81];[$HTML.$I$4];[.$B81];[$HTML.$J$4])" office:value-type="string" office:string-value="{&quot;id&quot;:&quot;1-41&quot;,&quot;name&quot;:&quot;フランツ・ペーター・シューベルト&quot;,&quot;imageUrl&quot;:&quot;https://one-draw.jp/ijinden/cardlist/001/card/01_041.png&quot;,&quot;expansion&quot;:15,&quot;type&quot;:1,&quot;color&quot;:4,&quot;term&quot;:0,&quot;orderTable&quot;:80,&quot;orderDeck&quot;:137}," calcext:value-type="string">
            <text:p>{"id":"1-41","name":"フランツ・ペーター・シューベルト","imageUrl":"https://one-draw.jp/ijinden/cardlist/001/card/01_041.png","expansion":15,"type":1,"color":4,"term":0,"orderTable":80,"orderDeck":137},</text:p>
          </table:table-cell>
          <table:table-cell table:number-columns-repeated="1634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F8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82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C82];[$HTML.$B$1];[.$C82];[$HTML.$C$1];[.$P82];[$HTML.$D$1];[.$E82];[$HTML.$E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2];[$HTML.$B$2];[.$C82];[$HTML.$C$2];[.$P82];[$HTML.$D$2];[.$E82];[$HTML.$E$2])" office:value-type="string" office:string-value="&lt;div class=&quot;container-card&quot; id=&quot;side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2];[$HTML.$B$3];[.G82];[$HTML.$C$3];[.I82];[$HTML.$D$3];[.K82];[$HTML.$E$3];[.O82];[$HTML.$F$3];[.C82];[$HTML.$G$3];[.E82];[$HTML.$H$3];[.C82];[$HTML.$I$3];[.C82];[$HTML.$J$3])" office:value-type="string" office:string-value="&lt;tr data-id=&quot;1-42&quot; data-expansion=&quot;15&quot; data-type=&quot;1&quot; data-color=&quot;4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4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readonly /&gt;&lt;button type="button" class="btn btn-outline-secondary btn-push"&gt;+&lt;/button&gt;&lt;/div&gt;&lt;/td&gt;&lt;/tr&gt;</text:p>
          </table:table-cell>
          <table:table-cell table:formula="of:=CONCATENATE([$HTML.$A$4];[.$C82];[$HTML.$B$4];[.$E82];[$HTML.$C$4];[.$P82];[$HTML.$D$4];[.$G82];[$HTML.$E$4];[.$I82];[$HTML.$F$4];[.$K82];[$HTML.$G$4];[.$O82];[$HTML.$H$4];[.$A82];[$HTML.$I$4];[.$B82];[$HTML.$J$4])" office:value-type="string" office:string-value="{&quot;id&quot;:&quot;1-42&quot;,&quot;name&quot;:&quot;空海&quot;,&quot;imageUrl&quot;:&quot;https://one-draw.jp/ijinden/cardlist/001/card/01_042.png&quot;,&quot;expansion&quot;:15,&quot;type&quot;:1,&quot;color&quot;:4,&quot;term&quot;:1,&quot;orderTable&quot;:81,&quot;orderDeck&quot;:156}," calcext:value-type="string">
            <text:p>{"id":"1-42","name":"空海","imageUrl":"https://one-draw.jp/ijinden/cardlist/001/card/01_042.png","expansion":15,"type":1,"color":4,"term":1,"orderTable":81,"orderDeck":156},</text:p>
          </table:table-cell>
          <table:table-cell table:number-columns-repeated="1634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F8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83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C83];[$HTML.$B$1];[.$C83];[$HTML.$C$1];[.$P83];[$HTML.$D$1];[.$E83];[$HTML.$E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3];[$HTML.$B$2];[.$C83];[$HTML.$C$2];[.$P83];[$HTML.$D$2];[.$E83];[$HTML.$E$2])" office:value-type="string" office:string-value="&lt;div class=&quot;container-card&quot; id=&quot;side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3];[$HTML.$B$3];[.G83];[$HTML.$C$3];[.I83];[$HTML.$D$3];[.K83];[$HTML.$E$3];[.O83];[$HTML.$F$3];[.C83];[$HTML.$G$3];[.E83];[$HTML.$H$3];[.C83];[$HTML.$I$3];[.C83];[$HTML.$J$3])" office:value-type="string" office:string-value="&lt;tr data-id=&quot;1-43&quot; data-expansion=&quot;15&quot; data-type=&quot;1&quot; data-color=&quot;4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4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readonly /&gt;&lt;button type="button" class="btn btn-outline-secondary btn-push"&gt;+&lt;/button&gt;&lt;/div&gt;&lt;/td&gt;&lt;/tr&gt;</text:p>
          </table:table-cell>
          <table:table-cell table:formula="of:=CONCATENATE([$HTML.$A$4];[.$C83];[$HTML.$B$4];[.$E83];[$HTML.$C$4];[.$P83];[$HTML.$D$4];[.$G83];[$HTML.$E$4];[.$I83];[$HTML.$F$4];[.$K83];[$HTML.$G$4];[.$O83];[$HTML.$H$4];[.$A83];[$HTML.$I$4];[.$B83];[$HTML.$J$4])" office:value-type="string" office:string-value="{&quot;id&quot;:&quot;1-43&quot;,&quot;name&quot;:&quot;清少納言&quot;,&quot;imageUrl&quot;:&quot;https://one-draw.jp/ijinden/cardlist/001/card/01_043.png&quot;,&quot;expansion&quot;:15,&quot;type&quot;:1,&quot;color&quot;:4,&quot;term&quot;:2,&quot;orderTable&quot;:82,&quot;orderDeck&quot;:157}," calcext:value-type="string">
            <text:p>{"id":"1-43","name":"清少納言","imageUrl":"https://one-draw.jp/ijinden/cardlist/001/card/01_043.png","expansion":15,"type":1,"color":4,"term":2,"orderTable":82,"orderDeck":157},</text:p>
          </table:table-cell>
          <table:table-cell table:number-columns-repeated="1634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F8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4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C84];[$HTML.$B$1];[.$C84];[$HTML.$C$1];[.$P84];[$HTML.$D$1];[.$E84];[$HTML.$E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4];[$HTML.$B$2];[.$C84];[$HTML.$C$2];[.$P84];[$HTML.$D$2];[.$E84];[$HTML.$E$2])" office:value-type="string" office:string-value="&lt;div class=&quot;container-card&quot; id=&quot;side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4];[$HTML.$B$3];[.G84];[$HTML.$C$3];[.I84];[$HTML.$D$3];[.K84];[$HTML.$E$3];[.O84];[$HTML.$F$3];[.C84];[$HTML.$G$3];[.E84];[$HTML.$H$3];[.C84];[$HTML.$I$3];[.C84];[$HTML.$J$3])" office:value-type="string" office:string-value="&lt;tr data-id=&quot;1-44&quot; data-expansion=&quot;15&quot; data-type=&quot;1&quot; data-color=&quot;4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4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readonly /&gt;&lt;button type="button" class="btn btn-outline-secondary btn-push"&gt;+&lt;/button&gt;&lt;/div&gt;&lt;/td&gt;&lt;/tr&gt;</text:p>
          </table:table-cell>
          <table:table-cell table:formula="of:=CONCATENATE([$HTML.$A$4];[.$C84];[$HTML.$B$4];[.$E84];[$HTML.$C$4];[.$P84];[$HTML.$D$4];[.$G84];[$HTML.$E$4];[.$I84];[$HTML.$F$4];[.$K84];[$HTML.$G$4];[.$O84];[$HTML.$H$4];[.$A84];[$HTML.$I$4];[.$B84];[$HTML.$J$4])" office:value-type="string" office:string-value="{&quot;id&quot;:&quot;1-44&quot;,&quot;name&quot;:&quot;ルートヴィヒ・ヴァン・ベートーヴェン&quot;,&quot;imageUrl&quot;:&quot;https://one-draw.jp/ijinden/cardlist/001/card/01_044.png&quot;,&quot;expansion&quot;:15,&quot;type&quot;:1,&quot;color&quot;:4,&quot;term&quot;:0,&quot;orderTable&quot;:83,&quot;orderDeck&quot;:158}," calcext:value-type="string">
            <text:p>{"id":"1-44","name":"ルートヴィヒ・ヴァン・ベートーヴェン","imageUrl":"https://one-draw.jp/ijinden/cardlist/001/card/01_044.png","expansion":15,"type":1,"color":4,"term":0,"orderTable":83,"orderDeck":158},</text:p>
          </table:table-cell>
          <table:table-cell table:number-columns-repeated="1634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F8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8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8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C85];[$HTML.$B$1];[.$C85];[$HTML.$C$1];[.$P85];[$HTML.$D$1];[.$E85];[$HTML.$E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5];[$HTML.$B$2];[.$C85];[$HTML.$C$2];[.$P85];[$HTML.$D$2];[.$E85];[$HTML.$E$2])" office:value-type="string" office:string-value="&lt;div class=&quot;container-card&quot; id=&quot;side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5];[$HTML.$B$3];[.G85];[$HTML.$C$3];[.I85];[$HTML.$D$3];[.K85];[$HTML.$E$3];[.O85];[$HTML.$F$3];[.C85];[$HTML.$G$3];[.E85];[$HTML.$H$3];[.C85];[$HTML.$I$3];[.C85];[$HTML.$J$3])" office:value-type="string" office:string-value="&lt;tr data-id=&quot;1-45&quot; data-expansion=&quot;15&quot; data-type=&quot;1&quot; data-color=&quot;4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4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readonly /&gt;&lt;button type="button" class="btn btn-outline-secondary btn-push"&gt;+&lt;/button&gt;&lt;/div&gt;&lt;/td&gt;&lt;/tr&gt;</text:p>
          </table:table-cell>
          <table:table-cell table:formula="of:=CONCATENATE([$HTML.$A$4];[.$C85];[$HTML.$B$4];[.$E85];[$HTML.$C$4];[.$P85];[$HTML.$D$4];[.$G85];[$HTML.$E$4];[.$I85];[$HTML.$F$4];[.$K85];[$HTML.$G$4];[.$O85];[$HTML.$H$4];[.$A85];[$HTML.$I$4];[.$B85];[$HTML.$J$4])" office:value-type="string" office:string-value="{&quot;id&quot;:&quot;1-45&quot;,&quot;name&quot;:&quot;行基&quot;,&quot;imageUrl&quot;:&quot;https://one-draw.jp/ijinden/cardlist/001/card/01_045.png&quot;,&quot;expansion&quot;:15,&quot;type&quot;:1,&quot;color&quot;:4,&quot;term&quot;:0,&quot;orderTable&quot;:84,&quot;orderDeck&quot;:171}," calcext:value-type="string">
            <text:p>{"id":"1-45","name":"行基","imageUrl":"https://one-draw.jp/ijinden/cardlist/001/card/01_045.png","expansion":15,"type":1,"color":4,"term":0,"orderTable":84,"orderDeck":171},</text:p>
          </table:table-cell>
          <table:table-cell table:number-columns-repeated="1634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F8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8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8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C86];[$HTML.$B$1];[.$C86];[$HTML.$C$1];[.$P86];[$HTML.$D$1];[.$E86];[$HTML.$E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6];[$HTML.$B$2];[.$C86];[$HTML.$C$2];[.$P86];[$HTML.$D$2];[.$E86];[$HTML.$E$2])" office:value-type="string" office:string-value="&lt;div class=&quot;container-card&quot; id=&quot;side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6];[$HTML.$B$3];[.G86];[$HTML.$C$3];[.I86];[$HTML.$D$3];[.K86];[$HTML.$E$3];[.O86];[$HTML.$F$3];[.C86];[$HTML.$G$3];[.E86];[$HTML.$H$3];[.C86];[$HTML.$I$3];[.C86];[$HTML.$J$3])" office:value-type="string" office:string-value="&lt;tr data-id=&quot;1-46&quot; data-expansion=&quot;15&quot; data-type=&quot;2&quot; data-color=&quot;1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1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readonly /&gt;&lt;button type="button" class="btn btn-outline-secondary btn-push"&gt;+&lt;/button&gt;&lt;/div&gt;&lt;/td&gt;&lt;/tr&gt;</text:p>
          </table:table-cell>
          <table:table-cell table:formula="of:=CONCATENATE([$HTML.$A$4];[.$C86];[$HTML.$B$4];[.$E86];[$HTML.$C$4];[.$P86];[$HTML.$D$4];[.$G86];[$HTML.$E$4];[.$I86];[$HTML.$F$4];[.$K86];[$HTML.$G$4];[.$O86];[$HTML.$H$4];[.$A86];[$HTML.$I$4];[.$B86];[$HTML.$J$4])" office:value-type="string" office:string-value="{&quot;id&quot;:&quot;1-46&quot;,&quot;name&quot;:&quot;武者の蔵&quot;,&quot;imageUrl&quot;:&quot;https://one-draw.jp/ijinden/cardlist/001/card/01_046.png&quot;,&quot;expansion&quot;:15,&quot;type&quot;:2,&quot;color&quot;:1,&quot;term&quot;:0,&quot;orderTable&quot;:85,&quot;orderDeck&quot;:212}," calcext:value-type="string">
            <text:p>{"id":"1-46","name":"武者の蔵","imageUrl":"https://one-draw.jp/ijinden/cardlist/001/card/01_046.png","expansion":15,"type":2,"color":1,"term":0,"orderTable":85,"orderDeck":212},</text:p>
          </table:table-cell>
          <table:table-cell table:number-columns-repeated="1634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F8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8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8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C87];[$HTML.$B$1];[.$C87];[$HTML.$C$1];[.$P87];[$HTML.$D$1];[.$E87];[$HTML.$E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7];[$HTML.$B$2];[.$C87];[$HTML.$C$2];[.$P87];[$HTML.$D$2];[.$E87];[$HTML.$E$2])" office:value-type="string" office:string-value="&lt;div class=&quot;container-card&quot; id=&quot;side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7];[$HTML.$B$3];[.G87];[$HTML.$C$3];[.I87];[$HTML.$D$3];[.K87];[$HTML.$E$3];[.O87];[$HTML.$F$3];[.C87];[$HTML.$G$3];[.E87];[$HTML.$H$3];[.C87];[$HTML.$I$3];[.C87];[$HTML.$J$3])" office:value-type="string" office:string-value="&lt;tr data-id=&quot;1-47&quot; data-expansion=&quot;15&quot; data-type=&quot;2&quot; data-color=&quot;2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2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readonly /&gt;&lt;button type="button" class="btn btn-outline-secondary btn-push"&gt;+&lt;/button&gt;&lt;/div&gt;&lt;/td&gt;&lt;/tr&gt;</text:p>
          </table:table-cell>
          <table:table-cell table:formula="of:=CONCATENATE([$HTML.$A$4];[.$C87];[$HTML.$B$4];[.$E87];[$HTML.$C$4];[.$P87];[$HTML.$D$4];[.$G87];[$HTML.$E$4];[.$I87];[$HTML.$F$4];[.$K87];[$HTML.$G$4];[.$O87];[$HTML.$H$4];[.$A87];[$HTML.$I$4];[.$B87];[$HTML.$J$4])" office:value-type="string" office:string-value="{&quot;id&quot;:&quot;1-47&quot;,&quot;name&quot;:&quot;純白の塔&quot;,&quot;imageUrl&quot;:&quot;https://one-draw.jp/ijinden/cardlist/001/card/01_047.png&quot;,&quot;expansion&quot;:15,&quot;type&quot;:2,&quot;color&quot;:2,&quot;term&quot;:0,&quot;orderTable&quot;:86,&quot;orderDeck&quot;:213}," calcext:value-type="string">
            <text:p>{"id":"1-47","name":"純白の塔","imageUrl":"https://one-draw.jp/ijinden/cardlist/001/card/01_047.png","expansion":15,"type":2,"color":2,"term":0,"orderTable":86,"orderDeck":213},</text:p>
          </table:table-cell>
          <table:table-cell table:number-columns-repeated="1634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F8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8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8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C88];[$HTML.$B$1];[.$C88];[$HTML.$C$1];[.$P88];[$HTML.$D$1];[.$E88];[$HTML.$E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8];[$HTML.$B$2];[.$C88];[$HTML.$C$2];[.$P88];[$HTML.$D$2];[.$E88];[$HTML.$E$2])" office:value-type="string" office:string-value="&lt;div class=&quot;container-card&quot; id=&quot;side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8];[$HTML.$B$3];[.G88];[$HTML.$C$3];[.I88];[$HTML.$D$3];[.K88];[$HTML.$E$3];[.O88];[$HTML.$F$3];[.C88];[$HTML.$G$3];[.E88];[$HTML.$H$3];[.C88];[$HTML.$I$3];[.C88];[$HTML.$J$3])" office:value-type="string" office:string-value="&lt;tr data-id=&quot;1-48&quot; data-expansion=&quot;15&quot; data-type=&quot;2&quot; data-color=&quot;2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2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readonly /&gt;&lt;button type="button" class="btn btn-outline-secondary btn-push"&gt;+&lt;/button&gt;&lt;/div&gt;&lt;/td&gt;&lt;/tr&gt;</text:p>
          </table:table-cell>
          <table:table-cell table:formula="of:=CONCATENATE([$HTML.$A$4];[.$C88];[$HTML.$B$4];[.$E88];[$HTML.$C$4];[.$P88];[$HTML.$D$4];[.$G88];[$HTML.$E$4];[.$I88];[$HTML.$F$4];[.$K88];[$HTML.$G$4];[.$O88];[$HTML.$H$4];[.$A88];[$HTML.$I$4];[.$B88];[$HTML.$J$4])" office:value-type="string" office:string-value="{&quot;id&quot;:&quot;1-48&quot;,&quot;name&quot;:&quot;円形闘技場&quot;,&quot;imageUrl&quot;:&quot;https://one-draw.jp/ijinden/cardlist/001/card/01_048.png&quot;,&quot;expansion&quot;:15,&quot;type&quot;:2,&quot;color&quot;:2,&quot;term&quot;:0,&quot;orderTable&quot;:87,&quot;orderDeck&quot;:219}," calcext:value-type="string">
            <text:p>{"id":"1-48","name":"円形闘技場","imageUrl":"https://one-draw.jp/ijinden/cardlist/001/card/01_048.png","expansion":15,"type":2,"color":2,"term":0,"orderTable":87,"orderDeck":219},</text:p>
          </table:table-cell>
          <table:table-cell table:number-columns-repeated="1634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F8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8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8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8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C89];[$HTML.$B$1];[.$C89];[$HTML.$C$1];[.$P89];[$HTML.$D$1];[.$E89];[$HTML.$E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89];[$HTML.$B$2];[.$C89];[$HTML.$C$2];[.$P89];[$HTML.$D$2];[.$E89];[$HTML.$E$2])" office:value-type="string" office:string-value="&lt;div class=&quot;container-card&quot; id=&quot;side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89];[$HTML.$B$3];[.G89];[$HTML.$C$3];[.I89];[$HTML.$D$3];[.K89];[$HTML.$E$3];[.O89];[$HTML.$F$3];[.C89];[$HTML.$G$3];[.E89];[$HTML.$H$3];[.C89];[$HTML.$I$3];[.C89];[$HTML.$J$3])" office:value-type="string" office:string-value="&lt;tr data-id=&quot;1-49&quot; data-expansion=&quot;15&quot; data-type=&quot;2&quot; data-color=&quot;4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4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readonly /&gt;&lt;button type="button" class="btn btn-outline-secondary btn-push"&gt;+&lt;/button&gt;&lt;/div&gt;&lt;/td&gt;&lt;/tr&gt;</text:p>
          </table:table-cell>
          <table:table-cell table:formula="of:=CONCATENATE([$HTML.$A$4];[.$C89];[$HTML.$B$4];[.$E89];[$HTML.$C$4];[.$P89];[$HTML.$D$4];[.$G89];[$HTML.$E$4];[.$I89];[$HTML.$F$4];[.$K89];[$HTML.$G$4];[.$O89];[$HTML.$H$4];[.$A89];[$HTML.$I$4];[.$B89];[$HTML.$J$4])" office:value-type="string" office:string-value="{&quot;id&quot;:&quot;1-49&quot;,&quot;name&quot;:&quot;巨大古墳&quot;,&quot;imageUrl&quot;:&quot;https://one-draw.jp/ijinden/cardlist/001/card/01_049.png&quot;,&quot;expansion&quot;:15,&quot;type&quot;:2,&quot;color&quot;:4,&quot;term&quot;:0,&quot;orderTable&quot;:88,&quot;orderDeck&quot;:199}," calcext:value-type="string">
            <text:p>{"id":"1-49","name":"巨大古墳","imageUrl":"https://one-draw.jp/ijinden/cardlist/001/card/01_049.png","expansion":15,"type":2,"color":4,"term":0,"orderTable":88,"orderDeck":199},</text:p>
          </table:table-cell>
          <table:table-cell table:number-columns-repeated="1634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F9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9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9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C90];[$HTML.$B$1];[.$C90];[$HTML.$C$1];[.$P90];[$HTML.$D$1];[.$E90];[$HTML.$E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0];[$HTML.$B$2];[.$C90];[$HTML.$C$2];[.$P90];[$HTML.$D$2];[.$E90];[$HTML.$E$2])" office:value-type="string" office:string-value="&lt;div class=&quot;container-card&quot; id=&quot;side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0];[$HTML.$B$3];[.G90];[$HTML.$C$3];[.I90];[$HTML.$D$3];[.K90];[$HTML.$E$3];[.O90];[$HTML.$F$3];[.C90];[$HTML.$G$3];[.E90];[$HTML.$H$3];[.C90];[$HTML.$I$3];[.C90];[$HTML.$J$3])" office:value-type="string" office:string-value="&lt;tr data-id=&quot;1-50&quot; data-expansion=&quot;15&quot; data-type=&quot;2&quot; data-color=&quot;4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4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readonly /&gt;&lt;button type="button" class="btn btn-outline-secondary btn-push"&gt;+&lt;/button&gt;&lt;/div&gt;&lt;/td&gt;&lt;/tr&gt;</text:p>
          </table:table-cell>
          <table:table-cell table:formula="of:=CONCATENATE([$HTML.$A$4];[.$C90];[$HTML.$B$4];[.$E90];[$HTML.$C$4];[.$P90];[$HTML.$D$4];[.$G90];[$HTML.$E$4];[.$I90];[$HTML.$F$4];[.$K90];[$HTML.$G$4];[.$O90];[$HTML.$H$4];[.$A90];[$HTML.$I$4];[.$B90];[$HTML.$J$4])" office:value-type="string" office:string-value="{&quot;id&quot;:&quot;1-50&quot;,&quot;name&quot;:&quot;魔除けの社&quot;,&quot;imageUrl&quot;:&quot;https://one-draw.jp/ijinden/cardlist/001/card/01_050.png&quot;,&quot;expansion&quot;:15,&quot;type&quot;:2,&quot;color&quot;:4,&quot;term&quot;:0,&quot;orderTable&quot;:89,&quot;orderDeck&quot;:207}," calcext:value-type="string">
            <text:p>{"id":"1-50","name":"魔除けの社","imageUrl":"https://one-draw.jp/ijinden/cardlist/001/card/01_050.png","expansion":15,"type":2,"color":4,"term":0,"orderTable":89,"orderDeck":207},</text:p>
          </table:table-cell>
          <table:table-cell table:number-columns-repeated="1634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F9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H91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9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C91];[$HTML.$B$1];[.$C91];[$HTML.$C$1];[.$P91];[$HTML.$D$1];[.$E91];[$HTML.$E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1];[$HTML.$B$2];[.$C91];[$HTML.$C$2];[.$P91];[$HTML.$D$2];[.$E91];[$HTML.$E$2])" office:value-type="string" office:string-value="&lt;div class=&quot;container-card&quot; id=&quot;side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1];[$HTML.$B$3];[.G91];[$HTML.$C$3];[.I91];[$HTML.$D$3];[.K91];[$HTML.$E$3];[.O91];[$HTML.$F$3];[.C91];[$HTML.$G$3];[.E91];[$HTML.$H$3];[.C91];[$HTML.$I$3];[.C91];[$HTML.$J$3])" office:value-type="string" office:string-value="&lt;tr data-id=&quot;1-51&quot; data-expansion=&quot;15&quot; data-type=&quot;2&quot; data-color=&quot;4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4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readonly /&gt;&lt;button type="button" class="btn btn-outline-secondary btn-push"&gt;+&lt;/button&gt;&lt;/div&gt;&lt;/td&gt;&lt;/tr&gt;</text:p>
          </table:table-cell>
          <table:table-cell table:formula="of:=CONCATENATE([$HTML.$A$4];[.$C91];[$HTML.$B$4];[.$E91];[$HTML.$C$4];[.$P91];[$HTML.$D$4];[.$G91];[$HTML.$E$4];[.$I91];[$HTML.$F$4];[.$K91];[$HTML.$G$4];[.$O91];[$HTML.$H$4];[.$A91];[$HTML.$I$4];[.$B91];[$HTML.$J$4])" office:value-type="string" office:string-value="{&quot;id&quot;:&quot;1-51&quot;,&quot;name&quot;:&quot;冨嶽三十六景&quot;,&quot;imageUrl&quot;:&quot;https://one-draw.jp/ijinden/cardlist/001/card/01_051.png&quot;,&quot;expansion&quot;:15,&quot;type&quot;:2,&quot;color&quot;:4,&quot;term&quot;:0,&quot;orderTable&quot;:90,&quot;orderDeck&quot;:221}," calcext:value-type="string">
            <text:p>{"id":"1-51","name":"冨嶽三十六景","imageUrl":"https://one-draw.jp/ijinden/cardlist/001/card/01_051.png","expansion":15,"type":2,"color":4,"term":0,"orderTable":90,"orderDeck":221},</text:p>
          </table:table-cell>
          <table:table-cell table:number-columns-repeated="1634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F9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C92];[$HTML.$B$1];[.$C92];[$HTML.$C$1];[.$P92];[$HTML.$D$1];[.$E92];[$HTML.$E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2];[$HTML.$B$2];[.$C92];[$HTML.$C$2];[.$P92];[$HTML.$D$2];[.$E92];[$HTML.$E$2])" office:value-type="string" office:string-value="&lt;div class=&quot;container-card&quot; id=&quot;side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2];[$HTML.$B$3];[.G92];[$HTML.$C$3];[.I92];[$HTML.$D$3];[.K92];[$HTML.$E$3];[.O92];[$HTML.$F$3];[.C92];[$HTML.$G$3];[.E92];[$HTML.$H$3];[.C92];[$HTML.$I$3];[.C92];[$HTML.$J$3])" office:value-type="string" office:string-value="&lt;tr data-id=&quot;1-52&quot; data-expansion=&quot;15&quot; data-type=&quot;3&quot; data-color=&quot;1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1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readonly /&gt;&lt;button type="button" class="btn btn-outline-secondary btn-push"&gt;+&lt;/button&gt;&lt;/div&gt;&lt;/td&gt;&lt;/tr&gt;</text:p>
          </table:table-cell>
          <table:table-cell table:formula="of:=CONCATENATE([$HTML.$A$4];[.$C92];[$HTML.$B$4];[.$E92];[$HTML.$C$4];[.$P92];[$HTML.$D$4];[.$G92];[$HTML.$E$4];[.$I92];[$HTML.$F$4];[.$K92];[$HTML.$G$4];[.$O92];[$HTML.$H$4];[.$A92];[$HTML.$I$4];[.$B92];[$HTML.$J$4])" office:value-type="string" office:string-value="{&quot;id&quot;:&quot;1-52&quot;,&quot;name&quot;:&quot;バレット&quot;,&quot;imageUrl&quot;:&quot;https://one-draw.jp/ijinden/cardlist/001/card/01_052.png&quot;,&quot;expansion&quot;:15,&quot;type&quot;:3,&quot;color&quot;:1,&quot;term&quot;:0,&quot;orderTable&quot;:91,&quot;orderDeck&quot;:243}," calcext:value-type="string">
            <text:p>{"id":"1-52","name":"バレット","imageUrl":"https://one-draw.jp/ijinden/cardlist/001/card/01_052.png","expansion":15,"type":3,"color":1,"term":0,"orderTable":91,"orderDeck":243},</text:p>
          </table:table-cell>
          <table:table-cell table:number-columns-repeated="1634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F9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93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C93];[$HTML.$B$1];[.$C93];[$HTML.$C$1];[.$P93];[$HTML.$D$1];[.$E93];[$HTML.$E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3];[$HTML.$B$2];[.$C93];[$HTML.$C$2];[.$P93];[$HTML.$D$2];[.$E93];[$HTML.$E$2])" office:value-type="string" office:string-value="&lt;div class=&quot;container-card&quot; id=&quot;side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3];[$HTML.$B$3];[.G93];[$HTML.$C$3];[.I93];[$HTML.$D$3];[.K93];[$HTML.$E$3];[.O93];[$HTML.$F$3];[.C93];[$HTML.$G$3];[.E93];[$HTML.$H$3];[.C93];[$HTML.$I$3];[.C93];[$HTML.$J$3])" office:value-type="string" office:string-value="&lt;tr data-id=&quot;1-53&quot; data-expansion=&quot;15&quot; data-type=&quot;3&quot; data-color=&quot;1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1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readonly /&gt;&lt;button type="button" class="btn btn-outline-secondary btn-push"&gt;+&lt;/button&gt;&lt;/div&gt;&lt;/td&gt;&lt;/tr&gt;</text:p>
          </table:table-cell>
          <table:table-cell table:formula="of:=CONCATENATE([$HTML.$A$4];[.$C93];[$HTML.$B$4];[.$E93];[$HTML.$C$4];[.$P93];[$HTML.$D$4];[.$G93];[$HTML.$E$4];[.$I93];[$HTML.$F$4];[.$K93];[$HTML.$G$4];[.$O93];[$HTML.$H$4];[.$A93];[$HTML.$I$4];[.$B93];[$HTML.$J$4])" office:value-type="string" office:string-value="{&quot;id&quot;:&quot;1-53&quot;,&quot;name&quot;:&quot;チャンピオン&quot;,&quot;imageUrl&quot;:&quot;https://one-draw.jp/ijinden/cardlist/001/card/01_053.png&quot;,&quot;expansion&quot;:15,&quot;type&quot;:3,&quot;color&quot;:1,&quot;term&quot;:0,&quot;orderTable&quot;:92,&quot;orderDeck&quot;:255}," calcext:value-type="string">
            <text:p>{"id":"1-53","name":"チャンピオン","imageUrl":"https://one-draw.jp/ijinden/cardlist/001/card/01_053.png","expansion":15,"type":3,"color":1,"term":0,"orderTable":92,"orderDeck":255},</text:p>
          </table:table-cell>
          <table:table-cell table:number-columns-repeated="1634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F9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94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C94];[$HTML.$B$1];[.$C94];[$HTML.$C$1];[.$P94];[$HTML.$D$1];[.$E94];[$HTML.$E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4];[$HTML.$B$2];[.$C94];[$HTML.$C$2];[.$P94];[$HTML.$D$2];[.$E94];[$HTML.$E$2])" office:value-type="string" office:string-value="&lt;div class=&quot;container-card&quot; id=&quot;side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4];[$HTML.$B$3];[.G94];[$HTML.$C$3];[.I94];[$HTML.$D$3];[.K94];[$HTML.$E$3];[.O94];[$HTML.$F$3];[.C94];[$HTML.$G$3];[.E94];[$HTML.$H$3];[.C94];[$HTML.$I$3];[.C94];[$HTML.$J$3])" office:value-type="string" office:string-value="&lt;tr data-id=&quot;1-54&quot; data-expansion=&quot;15&quot; data-type=&quot;3&quot; data-color=&quot;1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1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readonly /&gt;&lt;button type="button" class="btn btn-outline-secondary btn-push"&gt;+&lt;/button&gt;&lt;/div&gt;&lt;/td&gt;&lt;/tr&gt;</text:p>
          </table:table-cell>
          <table:table-cell table:formula="of:=CONCATENATE([$HTML.$A$4];[.$C94];[$HTML.$B$4];[.$E94];[$HTML.$C$4];[.$P94];[$HTML.$D$4];[.$G94];[$HTML.$E$4];[.$I94];[$HTML.$F$4];[.$K94];[$HTML.$G$4];[.$O94];[$HTML.$H$4];[.$A94];[$HTML.$I$4];[.$B94];[$HTML.$J$4])" office:value-type="string" office:string-value="{&quot;id&quot;:&quot;1-54&quot;,&quot;name&quot;:&quot;ファイナルアタック&quot;,&quot;imageUrl&quot;:&quot;https://one-draw.jp/ijinden/cardlist/001/card/01_054.png&quot;,&quot;expansion&quot;:15,&quot;type&quot;:3,&quot;color&quot;:1,&quot;term&quot;:0,&quot;orderTable&quot;:93,&quot;orderDeck&quot;:266}," calcext:value-type="string">
            <text:p>{"id":"1-54","name":"ファイナルアタック","imageUrl":"https://one-draw.jp/ijinden/cardlist/001/card/01_054.png","expansion":15,"type":3,"color":1,"term":0,"orderTable":93,"orderDeck":266},</text:p>
          </table:table-cell>
          <table:table-cell table:number-columns-repeated="1634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F9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9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C95];[$HTML.$B$1];[.$C95];[$HTML.$C$1];[.$P95];[$HTML.$D$1];[.$E95];[$HTML.$E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5];[$HTML.$B$2];[.$C95];[$HTML.$C$2];[.$P95];[$HTML.$D$2];[.$E95];[$HTML.$E$2])" office:value-type="string" office:string-value="&lt;div class=&quot;container-card&quot; id=&quot;side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5];[$HTML.$B$3];[.G95];[$HTML.$C$3];[.I95];[$HTML.$D$3];[.K95];[$HTML.$E$3];[.O95];[$HTML.$F$3];[.C95];[$HTML.$G$3];[.E95];[$HTML.$H$3];[.C95];[$HTML.$I$3];[.C95];[$HTML.$J$3])" office:value-type="string" office:string-value="&lt;tr data-id=&quot;1-55&quot; data-expansion=&quot;15&quot; data-type=&quot;3&quot; data-color=&quot;2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2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readonly /&gt;&lt;button type="button" class="btn btn-outline-secondary btn-push"&gt;+&lt;/button&gt;&lt;/div&gt;&lt;/td&gt;&lt;/tr&gt;</text:p>
          </table:table-cell>
          <table:table-cell table:formula="of:=CONCATENATE([$HTML.$A$4];[.$C95];[$HTML.$B$4];[.$E95];[$HTML.$C$4];[.$P95];[$HTML.$D$4];[.$G95];[$HTML.$E$4];[.$I95];[$HTML.$F$4];[.$K95];[$HTML.$G$4];[.$O95];[$HTML.$H$4];[.$A95];[$HTML.$I$4];[.$B95];[$HTML.$J$4])" office:value-type="string" office:string-value="{&quot;id&quot;:&quot;1-55&quot;,&quot;name&quot;:&quot;ストーム&quot;,&quot;imageUrl&quot;:&quot;https://one-draw.jp/ijinden/cardlist/001/card/01_055.png&quot;,&quot;expansion&quot;:15,&quot;type&quot;:3,&quot;color&quot;:2,&quot;term&quot;:0,&quot;orderTable&quot;:94,&quot;orderDeck&quot;:234}," calcext:value-type="string">
            <text:p>{"id":"1-55","name":"ストーム","imageUrl":"https://one-draw.jp/ijinden/cardlist/001/card/01_055.png","expansion":15,"type":3,"color":2,"term":0,"orderTable":94,"orderDeck":234},</text:p>
          </table:table-cell>
          <table:table-cell table:number-columns-repeated="1634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F9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9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C96];[$HTML.$B$1];[.$C96];[$HTML.$C$1];[.$P96];[$HTML.$D$1];[.$E96];[$HTML.$E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6];[$HTML.$B$2];[.$C96];[$HTML.$C$2];[.$P96];[$HTML.$D$2];[.$E96];[$HTML.$E$2])" office:value-type="string" office:string-value="&lt;div class=&quot;container-card&quot; id=&quot;side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6];[$HTML.$B$3];[.G96];[$HTML.$C$3];[.I96];[$HTML.$D$3];[.K96];[$HTML.$E$3];[.O96];[$HTML.$F$3];[.C96];[$HTML.$G$3];[.E96];[$HTML.$H$3];[.C96];[$HTML.$I$3];[.C96];[$HTML.$J$3])" office:value-type="string" office:string-value="&lt;tr data-id=&quot;1-56&quot; data-expansion=&quot;15&quot; data-type=&quot;3&quot; data-color=&quot;2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2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readonly /&gt;&lt;button type="button" class="btn btn-outline-secondary btn-push"&gt;+&lt;/button&gt;&lt;/div&gt;&lt;/td&gt;&lt;/tr&gt;</text:p>
          </table:table-cell>
          <table:table-cell table:formula="of:=CONCATENATE([$HTML.$A$4];[.$C96];[$HTML.$B$4];[.$E96];[$HTML.$C$4];[.$P96];[$HTML.$D$4];[.$G96];[$HTML.$E$4];[.$I96];[$HTML.$F$4];[.$K96];[$HTML.$G$4];[.$O96];[$HTML.$H$4];[.$A96];[$HTML.$I$4];[.$B96];[$HTML.$J$4])" office:value-type="string" office:string-value="{&quot;id&quot;:&quot;1-56&quot;,&quot;name&quot;:&quot;リバイバル&quot;,&quot;imageUrl&quot;:&quot;https://one-draw.jp/ijinden/cardlist/001/card/01_056.png&quot;,&quot;expansion&quot;:15,&quot;type&quot;:3,&quot;color&quot;:2,&quot;term&quot;:0,&quot;orderTable&quot;:95,&quot;orderDeck&quot;:256}," calcext:value-type="string">
            <text:p>{"id":"1-56","name":"リバイバル","imageUrl":"https://one-draw.jp/ijinden/cardlist/001/card/01_056.png","expansion":15,"type":3,"color":2,"term":0,"orderTable":95,"orderDeck":256},</text:p>
          </table:table-cell>
          <table:table-cell table:number-columns-repeated="1634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F9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H97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9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C97];[$HTML.$B$1];[.$C97];[$HTML.$C$1];[.$P97];[$HTML.$D$1];[.$E97];[$HTML.$E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7];[$HTML.$B$2];[.$C97];[$HTML.$C$2];[.$P97];[$HTML.$D$2];[.$E97];[$HTML.$E$2])" office:value-type="string" office:string-value="&lt;div class=&quot;container-card&quot; id=&quot;side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7];[$HTML.$B$3];[.G97];[$HTML.$C$3];[.I97];[$HTML.$D$3];[.K97];[$HTML.$E$3];[.O97];[$HTML.$F$3];[.C97];[$HTML.$G$3];[.E97];[$HTML.$H$3];[.C97];[$HTML.$I$3];[.C97];[$HTML.$J$3])" office:value-type="string" office:string-value="&lt;tr data-id=&quot;1-57&quot; data-expansion=&quot;15&quot; data-type=&quot;3&quot; data-color=&quot;4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4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readonly /&gt;&lt;button type="button" class="btn btn-outline-secondary btn-push"&gt;+&lt;/button&gt;&lt;/div&gt;&lt;/td&gt;&lt;/tr&gt;</text:p>
          </table:table-cell>
          <table:table-cell table:formula="of:=CONCATENATE([$HTML.$A$4];[.$C97];[$HTML.$B$4];[.$E97];[$HTML.$C$4];[.$P97];[$HTML.$D$4];[.$G97];[$HTML.$E$4];[.$I97];[$HTML.$F$4];[.$K97];[$HTML.$G$4];[.$O97];[$HTML.$H$4];[.$A97];[$HTML.$I$4];[.$B97];[$HTML.$J$4])" office:value-type="string" office:string-value="{&quot;id&quot;:&quot;1-57&quot;,&quot;name&quot;:&quot;エイジング&quot;,&quot;imageUrl&quot;:&quot;https://one-draw.jp/ijinden/cardlist/001/card/01_057.png&quot;,&quot;expansion&quot;:15,&quot;type&quot;:3,&quot;color&quot;:4,&quot;term&quot;:0,&quot;orderTable&quot;:96,&quot;orderDeck&quot;:258}," calcext:value-type="string">
            <text:p>{"id":"1-57","name":"エイジング","imageUrl":"https://one-draw.jp/ijinden/cardlist/001/card/01_057.png","expansion":15,"type":3,"color":4,"term":0,"orderTable":96,"orderDeck":258},</text:p>
          </table:table-cell>
          <table:table-cell table:number-columns-repeated="1634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F9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98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9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C98];[$HTML.$B$1];[.$C98];[$HTML.$C$1];[.$P98];[$HTML.$D$1];[.$E98];[$HTML.$E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8];[$HTML.$B$2];[.$C98];[$HTML.$C$2];[.$P98];[$HTML.$D$2];[.$E98];[$HTML.$E$2])" office:value-type="string" office:string-value="&lt;div class=&quot;container-card&quot; id=&quot;side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8];[$HTML.$B$3];[.G98];[$HTML.$C$3];[.I98];[$HTML.$D$3];[.K98];[$HTML.$E$3];[.O98];[$HTML.$F$3];[.C98];[$HTML.$G$3];[.E98];[$HTML.$H$3];[.C98];[$HTML.$I$3];[.C98];[$HTML.$J$3])" office:value-type="string" office:string-value="&lt;tr data-id=&quot;1-58&quot; data-expansion=&quot;15&quot; data-type=&quot;4&quot; data-color=&quot;1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1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readonly /&gt;&lt;button type="button" class="btn btn-outline-secondary btn-push"&gt;+&lt;/button&gt;&lt;/div&gt;&lt;/td&gt;&lt;/tr&gt;</text:p>
          </table:table-cell>
          <table:table-cell table:formula="of:=CONCATENATE([$HTML.$A$4];[.$C98];[$HTML.$B$4];[.$E98];[$HTML.$C$4];[.$P98];[$HTML.$D$4];[.$G98];[$HTML.$E$4];[.$I98];[$HTML.$F$4];[.$K98];[$HTML.$G$4];[.$O98];[$HTML.$H$4];[.$A98];[$HTML.$I$4];[.$B98];[$HTML.$J$4])" office:value-type="string" office:string-value="{&quot;id&quot;:&quot;1-58&quot;,&quot;name&quot;:&quot;カンテラ&quot;,&quot;imageUrl&quot;:&quot;https://one-draw.jp/ijinden/cardlist/001/card/01_058.png&quot;,&quot;expansion&quot;:15,&quot;type&quot;:4,&quot;color&quot;:1,&quot;term&quot;:0,&quot;orderTable&quot;:97,&quot;orderDeck&quot;:272}," calcext:value-type="string">
            <text:p>{"id":"1-58","name":"カンテラ","imageUrl":"https://one-draw.jp/ijinden/cardlist/001/card/01_058.png","expansion":15,"type":4,"color":1,"term":0,"orderTable":97,"orderDeck":272},</text:p>
          </table:table-cell>
          <table:table-cell table:number-columns-repeated="1634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F9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99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99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9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C99];[$HTML.$B$1];[.$C99];[$HTML.$C$1];[.$P99];[$HTML.$D$1];[.$E99];[$HTML.$E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99];[$HTML.$B$2];[.$C99];[$HTML.$C$2];[.$P99];[$HTML.$D$2];[.$E99];[$HTML.$E$2])" office:value-type="string" office:string-value="&lt;div class=&quot;container-card&quot; id=&quot;side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99];[$HTML.$B$3];[.G99];[$HTML.$C$3];[.I99];[$HTML.$D$3];[.K99];[$HTML.$E$3];[.O99];[$HTML.$F$3];[.C99];[$HTML.$G$3];[.E99];[$HTML.$H$3];[.C99];[$HTML.$I$3];[.C99];[$HTML.$J$3])" office:value-type="string" office:string-value="&lt;tr data-id=&quot;1-59&quot; data-expansion=&quot;15&quot; data-type=&quot;4&quot; data-color=&quot;1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1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readonly /&gt;&lt;button type="button" class="btn btn-outline-secondary btn-push"&gt;+&lt;/button&gt;&lt;/div&gt;&lt;/td&gt;&lt;/tr&gt;</text:p>
          </table:table-cell>
          <table:table-cell table:formula="of:=CONCATENATE([$HTML.$A$4];[.$C99];[$HTML.$B$4];[.$E99];[$HTML.$C$4];[.$P99];[$HTML.$D$4];[.$G99];[$HTML.$E$4];[.$I99];[$HTML.$F$4];[.$K99];[$HTML.$G$4];[.$O99];[$HTML.$H$4];[.$A99];[$HTML.$I$4];[.$B99];[$HTML.$J$4])" office:value-type="string" office:string-value="{&quot;id&quot;:&quot;1-59&quot;,&quot;name&quot;:&quot;ファイアソード&quot;,&quot;imageUrl&quot;:&quot;https://one-draw.jp/ijinden/cardlist/001/card/01_059.png&quot;,&quot;expansion&quot;:15,&quot;type&quot;:4,&quot;color&quot;:1,&quot;term&quot;:0,&quot;orderTable&quot;:98,&quot;orderDeck&quot;:273}," calcext:value-type="string">
            <text:p>{"id":"1-59","name":"ファイアソード","imageUrl":"https://one-draw.jp/ijinden/cardlist/001/card/01_059.png","expansion":15,"type":4,"color":1,"term":0,"orderTable":98,"orderDeck":273},</text:p>
          </table:table-cell>
          <table:table-cell table:number-columns-repeated="1634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F10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0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1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C100];[$HTML.$B$1];[.$C100];[$HTML.$C$1];[.$P100];[$HTML.$D$1];[.$E100];[$HTML.$E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0];[$HTML.$B$2];[.$C100];[$HTML.$C$2];[.$P100];[$HTML.$D$2];[.$E100];[$HTML.$E$2])" office:value-type="string" office:string-value="&lt;div class=&quot;container-card&quot; id=&quot;side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0];[$HTML.$B$3];[.G100];[$HTML.$C$3];[.I100];[$HTML.$D$3];[.K100];[$HTML.$E$3];[.O100];[$HTML.$F$3];[.C100];[$HTML.$G$3];[.E100];[$HTML.$H$3];[.C100];[$HTML.$I$3];[.C100];[$HTML.$J$3])" office:value-type="string" office:string-value="&lt;tr data-id=&quot;1-60&quot; data-expansion=&quot;15&quot; data-type=&quot;4&quot; data-color=&quot;1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1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readonly /&gt;&lt;button type="button" class="btn btn-outline-secondary btn-push"&gt;+&lt;/button&gt;&lt;/div&gt;&lt;/td&gt;&lt;/tr&gt;</text:p>
          </table:table-cell>
          <table:table-cell table:formula="of:=CONCATENATE([$HTML.$A$4];[.$C100];[$HTML.$B$4];[.$E100];[$HTML.$C$4];[.$P100];[$HTML.$D$4];[.$G100];[$HTML.$E$4];[.$I100];[$HTML.$F$4];[.$K100];[$HTML.$G$4];[.$O100];[$HTML.$H$4];[.$A100];[$HTML.$I$4];[.$B100];[$HTML.$J$4])" office:value-type="string" office:string-value="{&quot;id&quot;:&quot;1-60&quot;,&quot;name&quot;:&quot;髭切&quot;,&quot;imageUrl&quot;:&quot;https://one-draw.jp/ijinden/cardlist/001/card/01_060.png&quot;,&quot;expansion&quot;:15,&quot;type&quot;:4,&quot;color&quot;:1,&quot;term&quot;:0,&quot;orderTable&quot;:99,&quot;orderDeck&quot;:274}," calcext:value-type="string">
            <text:p>{"id":"1-60","name":"髭切","imageUrl":"https://one-draw.jp/ijinden/cardlist/001/card/01_060.png","expansion":15,"type":4,"color":1,"term":0,"orderTable":99,"orderDeck":274},</text:p>
          </table:table-cell>
          <table:table-cell table:number-columns-repeated="1634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F10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1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10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C101];[$HTML.$B$1];[.$C101];[$HTML.$C$1];[.$P101];[$HTML.$D$1];[.$E101];[$HTML.$E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1];[$HTML.$B$2];[.$C101];[$HTML.$C$2];[.$P101];[$HTML.$D$2];[.$E101];[$HTML.$E$2])" office:value-type="string" office:string-value="&lt;div class=&quot;container-card&quot; id=&quot;side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1];[$HTML.$B$3];[.G101];[$HTML.$C$3];[.I101];[$HTML.$D$3];[.K101];[$HTML.$E$3];[.O101];[$HTML.$F$3];[.C101];[$HTML.$G$3];[.E101];[$HTML.$H$3];[.C101];[$HTML.$I$3];[.C101];[$HTML.$J$3])" office:value-type="string" office:string-value="&lt;tr data-id=&quot;1-61&quot; data-expansion=&quot;15&quot; data-type=&quot;4&quot; data-color=&quot;1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1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readonly /&gt;&lt;button type="button" class="btn btn-outline-secondary btn-push"&gt;+&lt;/button&gt;&lt;/div&gt;&lt;/td&gt;&lt;/tr&gt;</text:p>
          </table:table-cell>
          <table:table-cell table:formula="of:=CONCATENATE([$HTML.$A$4];[.$C101];[$HTML.$B$4];[.$E101];[$HTML.$C$4];[.$P101];[$HTML.$D$4];[.$G101];[$HTML.$E$4];[.$I101];[$HTML.$F$4];[.$K101];[$HTML.$G$4];[.$O101];[$HTML.$H$4];[.$A101];[$HTML.$I$4];[.$B101];[$HTML.$J$4])" office:value-type="string" office:string-value="{&quot;id&quot;:&quot;1-61&quot;,&quot;name&quot;:&quot;レッドオーブ&quot;,&quot;imageUrl&quot;:&quot;https://one-draw.jp/ijinden/cardlist/001/card/01_061.png&quot;,&quot;expansion&quot;:15,&quot;type&quot;:4,&quot;color&quot;:1,&quot;term&quot;:0,&quot;orderTable&quot;:100,&quot;orderDeck&quot;:300}," calcext:value-type="string">
            <text:p>{"id":"1-61","name":"レッドオーブ","imageUrl":"https://one-draw.jp/ijinden/cardlist/001/card/01_061.png","expansion":15,"type":4,"color":1,"term":0,"orderTable":100,"orderDeck":300},</text:p>
          </table:table-cell>
          <table:table-cell table:number-columns-repeated="1634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F10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10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C102];[$HTML.$B$1];[.$C102];[$HTML.$C$1];[.$P102];[$HTML.$D$1];[.$E102];[$HTML.$E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2];[$HTML.$B$2];[.$C102];[$HTML.$C$2];[.$P102];[$HTML.$D$2];[.$E102];[$HTML.$E$2])" office:value-type="string" office:string-value="&lt;div class=&quot;container-card&quot; id=&quot;side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2];[$HTML.$B$3];[.G102];[$HTML.$C$3];[.I102];[$HTML.$D$3];[.K102];[$HTML.$E$3];[.O102];[$HTML.$F$3];[.C102];[$HTML.$G$3];[.E102];[$HTML.$H$3];[.C102];[$HTML.$I$3];[.C102];[$HTML.$J$3])" office:value-type="string" office:string-value="&lt;tr data-id=&quot;1-62&quot; data-expansion=&quot;15&quot; data-type=&quot;4&quot; data-color=&quot;2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2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readonly /&gt;&lt;button type="button" class="btn btn-outline-secondary btn-push"&gt;+&lt;/button&gt;&lt;/div&gt;&lt;/td&gt;&lt;/tr&gt;</text:p>
          </table:table-cell>
          <table:table-cell table:formula="of:=CONCATENATE([$HTML.$A$4];[.$C102];[$HTML.$B$4];[.$E102];[$HTML.$C$4];[.$P102];[$HTML.$D$4];[.$G102];[$HTML.$E$4];[.$I102];[$HTML.$F$4];[.$K102];[$HTML.$G$4];[.$O102];[$HTML.$H$4];[.$A102];[$HTML.$I$4];[.$B102];[$HTML.$J$4])" office:value-type="string" office:string-value="{&quot;id&quot;:&quot;1-62&quot;,&quot;name&quot;:&quot;ウォーターポット&quot;,&quot;imageUrl&quot;:&quot;https://one-draw.jp/ijinden/cardlist/001/card/01_062.png&quot;,&quot;expansion&quot;:15,&quot;type&quot;:4,&quot;color&quot;:2,&quot;term&quot;:0,&quot;orderTable&quot;:101,&quot;orderDeck&quot;:277}," calcext:value-type="string">
            <text:p>{"id":"1-62","name":"ウォーターポット","imageUrl":"https://one-draw.jp/ijinden/cardlist/001/card/01_062.png","expansion":15,"type":4,"color":2,"term":0,"orderTable":101,"orderDeck":277},</text:p>
          </table:table-cell>
          <table:table-cell table:number-columns-repeated="1634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F10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10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C103];[$HTML.$B$1];[.$C103];[$HTML.$C$1];[.$P103];[$HTML.$D$1];[.$E103];[$HTML.$E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3];[$HTML.$B$2];[.$C103];[$HTML.$C$2];[.$P103];[$HTML.$D$2];[.$E103];[$HTML.$E$2])" office:value-type="string" office:string-value="&lt;div class=&quot;container-card&quot; id=&quot;side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3];[$HTML.$B$3];[.G103];[$HTML.$C$3];[.I103];[$HTML.$D$3];[.K103];[$HTML.$E$3];[.O103];[$HTML.$F$3];[.C103];[$HTML.$G$3];[.E103];[$HTML.$H$3];[.C103];[$HTML.$I$3];[.C103];[$HTML.$J$3])" office:value-type="string" office:string-value="&lt;tr data-id=&quot;1-63&quot; data-expansion=&quot;15&quot; data-type=&quot;4&quot; data-color=&quot;2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2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readonly /&gt;&lt;button type="button" class="btn btn-outline-secondary btn-push"&gt;+&lt;/button&gt;&lt;/div&gt;&lt;/td&gt;&lt;/tr&gt;</text:p>
          </table:table-cell>
          <table:table-cell table:formula="of:=CONCATENATE([$HTML.$A$4];[.$C103];[$HTML.$B$4];[.$E103];[$HTML.$C$4];[.$P103];[$HTML.$D$4];[.$G103];[$HTML.$E$4];[.$I103];[$HTML.$F$4];[.$K103];[$HTML.$G$4];[.$O103];[$HTML.$H$4];[.$A103];[$HTML.$I$4];[.$B103];[$HTML.$J$4])" office:value-type="string" office:string-value="{&quot;id&quot;:&quot;1-63&quot;,&quot;name&quot;:&quot;アイスソード&quot;,&quot;imageUrl&quot;:&quot;https://one-draw.jp/ijinden/cardlist/001/card/01_063.png&quot;,&quot;expansion&quot;:15,&quot;type&quot;:4,&quot;color&quot;:2,&quot;term&quot;:0,&quot;orderTable&quot;:102,&quot;orderDeck&quot;:278}," calcext:value-type="string">
            <text:p>{"id":"1-63","name":"アイスソード","imageUrl":"https://one-draw.jp/ijinden/cardlist/001/card/01_063.png","expansion":15,"type":4,"color":2,"term":0,"orderTable":102,"orderDeck":278},</text:p>
          </table:table-cell>
          <table:table-cell table:number-columns-repeated="1634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F10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10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C104];[$HTML.$B$1];[.$C104];[$HTML.$C$1];[.$P104];[$HTML.$D$1];[.$E104];[$HTML.$E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4];[$HTML.$B$2];[.$C104];[$HTML.$C$2];[.$P104];[$HTML.$D$2];[.$E104];[$HTML.$E$2])" office:value-type="string" office:string-value="&lt;div class=&quot;container-card&quot; id=&quot;side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4];[$HTML.$B$3];[.G104];[$HTML.$C$3];[.I104];[$HTML.$D$3];[.K104];[$HTML.$E$3];[.O104];[$HTML.$F$3];[.C104];[$HTML.$G$3];[.E104];[$HTML.$H$3];[.C104];[$HTML.$I$3];[.C104];[$HTML.$J$3])" office:value-type="string" office:string-value="&lt;tr data-id=&quot;1-64&quot; data-expansion=&quot;15&quot; data-type=&quot;4&quot; data-color=&quot;2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2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readonly /&gt;&lt;button type="button" class="btn btn-outline-secondary btn-push"&gt;+&lt;/button&gt;&lt;/div&gt;&lt;/td&gt;&lt;/tr&gt;</text:p>
          </table:table-cell>
          <table:table-cell table:formula="of:=CONCATENATE([$HTML.$A$4];[.$C104];[$HTML.$B$4];[.$E104];[$HTML.$C$4];[.$P104];[$HTML.$D$4];[.$G104];[$HTML.$E$4];[.$I104];[$HTML.$F$4];[.$K104];[$HTML.$G$4];[.$O104];[$HTML.$H$4];[.$A104];[$HTML.$I$4];[.$B104];[$HTML.$J$4])" office:value-type="string" office:string-value="{&quot;id&quot;:&quot;1-64&quot;,&quot;name&quot;:&quot;羅針盤&quot;,&quot;imageUrl&quot;:&quot;https://one-draw.jp/ijinden/cardlist/001/card/01_064.png&quot;,&quot;expansion&quot;:15,&quot;type&quot;:4,&quot;color&quot;:2,&quot;term&quot;:0,&quot;orderTable&quot;:103,&quot;orderDeck&quot;:279}," calcext:value-type="string">
            <text:p>{"id":"1-64","name":"羅針盤","imageUrl":"https://one-draw.jp/ijinden/cardlist/001/card/01_064.png","expansion":15,"type":4,"color":2,"term":0,"orderTable":103,"orderDeck":279},</text:p>
          </table:table-cell>
          <table:table-cell table:number-columns-repeated="1634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F10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10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C105];[$HTML.$B$1];[.$C105];[$HTML.$C$1];[.$P105];[$HTML.$D$1];[.$E105];[$HTML.$E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5];[$HTML.$B$2];[.$C105];[$HTML.$C$2];[.$P105];[$HTML.$D$2];[.$E105];[$HTML.$E$2])" office:value-type="string" office:string-value="&lt;div class=&quot;container-card&quot; id=&quot;side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5];[$HTML.$B$3];[.G105];[$HTML.$C$3];[.I105];[$HTML.$D$3];[.K105];[$HTML.$E$3];[.O105];[$HTML.$F$3];[.C105];[$HTML.$G$3];[.E105];[$HTML.$H$3];[.C105];[$HTML.$I$3];[.C105];[$HTML.$J$3])" office:value-type="string" office:string-value="&lt;tr data-id=&quot;1-65&quot; data-expansion=&quot;15&quot; data-type=&quot;4&quot; data-color=&quot;2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2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readonly /&gt;&lt;button type="button" class="btn btn-outline-secondary btn-push"&gt;+&lt;/button&gt;&lt;/div&gt;&lt;/td&gt;&lt;/tr&gt;</text:p>
          </table:table-cell>
          <table:table-cell table:formula="of:=CONCATENATE([$HTML.$A$4];[.$C105];[$HTML.$B$4];[.$E105];[$HTML.$C$4];[.$P105];[$HTML.$D$4];[.$G105];[$HTML.$E$4];[.$I105];[$HTML.$F$4];[.$K105];[$HTML.$G$4];[.$O105];[$HTML.$H$4];[.$A105];[$HTML.$I$4];[.$B105];[$HTML.$J$4])" office:value-type="string" office:string-value="{&quot;id&quot;:&quot;1-65&quot;,&quot;name&quot;:&quot;ブルーオーブ&quot;,&quot;imageUrl&quot;:&quot;https://one-draw.jp/ijinden/cardlist/001/card/01_065.png&quot;,&quot;expansion&quot;:15,&quot;type&quot;:4,&quot;color&quot;:2,&quot;term&quot;:0,&quot;orderTable&quot;:104,&quot;orderDeck&quot;:301}," calcext:value-type="string">
            <text:p>{"id":"1-65","name":"ブルーオーブ","imageUrl":"https://one-draw.jp/ijinden/cardlist/001/card/01_065.png","expansion":15,"type":4,"color":2,"term":0,"orderTable":104,"orderDeck":301},</text:p>
          </table:table-cell>
          <table:table-cell table:number-columns-repeated="1634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F10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10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C106];[$HTML.$B$1];[.$C106];[$HTML.$C$1];[.$P106];[$HTML.$D$1];[.$E106];[$HTML.$E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6];[$HTML.$B$2];[.$C106];[$HTML.$C$2];[.$P106];[$HTML.$D$2];[.$E106];[$HTML.$E$2])" office:value-type="string" office:string-value="&lt;div class=&quot;container-card&quot; id=&quot;side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6];[$HTML.$B$3];[.G106];[$HTML.$C$3];[.I106];[$HTML.$D$3];[.K106];[$HTML.$E$3];[.O106];[$HTML.$F$3];[.C106];[$HTML.$G$3];[.E106];[$HTML.$H$3];[.C106];[$HTML.$I$3];[.C106];[$HTML.$J$3])" office:value-type="string" office:string-value="&lt;tr data-id=&quot;1-66&quot; data-expansion=&quot;15&quot; data-type=&quot;4&quot; data-color=&quot;4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4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readonly /&gt;&lt;button type="button" class="btn btn-outline-secondary btn-push"&gt;+&lt;/button&gt;&lt;/div&gt;&lt;/td&gt;&lt;/tr&gt;</text:p>
          </table:table-cell>
          <table:table-cell table:formula="of:=CONCATENATE([$HTML.$A$4];[.$C106];[$HTML.$B$4];[.$E106];[$HTML.$C$4];[.$P106];[$HTML.$D$4];[.$G106];[$HTML.$E$4];[.$I106];[$HTML.$F$4];[.$K106];[$HTML.$G$4];[.$O106];[$HTML.$H$4];[.$A106];[$HTML.$I$4];[.$B106];[$HTML.$J$4])" office:value-type="string" office:string-value="{&quot;id&quot;:&quot;1-66&quot;,&quot;name&quot;:&quot;ポプリ&quot;,&quot;imageUrl&quot;:&quot;https://one-draw.jp/ijinden/cardlist/001/card/01_066.png&quot;,&quot;expansion&quot;:15,&quot;type&quot;:4,&quot;color&quot;:4,&quot;term&quot;:0,&quot;orderTable&quot;:105,&quot;orderDeck&quot;:282}," calcext:value-type="string">
            <text:p>{"id":"1-66","name":"ポプリ","imageUrl":"https://one-draw.jp/ijinden/cardlist/001/card/01_066.png","expansion":15,"type":4,"color":4,"term":0,"orderTable":105,"orderDeck":282},</text:p>
          </table:table-cell>
          <table:table-cell table:number-columns-repeated="1634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F10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10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C107];[$HTML.$B$1];[.$C107];[$HTML.$C$1];[.$P107];[$HTML.$D$1];[.$E107];[$HTML.$E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7];[$HTML.$B$2];[.$C107];[$HTML.$C$2];[.$P107];[$HTML.$D$2];[.$E107];[$HTML.$E$2])" office:value-type="string" office:string-value="&lt;div class=&quot;container-card&quot; id=&quot;side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7];[$HTML.$B$3];[.G107];[$HTML.$C$3];[.I107];[$HTML.$D$3];[.K107];[$HTML.$E$3];[.O107];[$HTML.$F$3];[.C107];[$HTML.$G$3];[.E107];[$HTML.$H$3];[.C107];[$HTML.$I$3];[.C107];[$HTML.$J$3])" office:value-type="string" office:string-value="&lt;tr data-id=&quot;1-67&quot; data-expansion=&quot;15&quot; data-type=&quot;4&quot; data-color=&quot;4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4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readonly /&gt;&lt;button type="button" class="btn btn-outline-secondary btn-push"&gt;+&lt;/button&gt;&lt;/div&gt;&lt;/td&gt;&lt;/tr&gt;</text:p>
          </table:table-cell>
          <table:table-cell table:formula="of:=CONCATENATE([$HTML.$A$4];[.$C107];[$HTML.$B$4];[.$E107];[$HTML.$C$4];[.$P107];[$HTML.$D$4];[.$G107];[$HTML.$E$4];[.$I107];[$HTML.$F$4];[.$K107];[$HTML.$G$4];[.$O107];[$HTML.$H$4];[.$A107];[$HTML.$I$4];[.$B107];[$HTML.$J$4])" office:value-type="string" office:string-value="{&quot;id&quot;:&quot;1-67&quot;,&quot;name&quot;:&quot;ウッドスタッフ&quot;,&quot;imageUrl&quot;:&quot;https://one-draw.jp/ijinden/cardlist/001/card/01_067.png&quot;,&quot;expansion&quot;:15,&quot;type&quot;:4,&quot;color&quot;:4,&quot;term&quot;:0,&quot;orderTable&quot;:106,&quot;orderDeck&quot;:283}," calcext:value-type="string">
            <text:p>{"id":"1-67","name":"ウッドスタッフ","imageUrl":"https://one-draw.jp/ijinden/cardlist/001/card/01_067.png","expansion":15,"type":4,"color":4,"term":0,"orderTable":106,"orderDeck":283},</text:p>
          </table:table-cell>
          <table:table-cell table:number-columns-repeated="1634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F10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8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108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C108];[$HTML.$B$1];[.$C108];[$HTML.$C$1];[.$P108];[$HTML.$D$1];[.$E108];[$HTML.$E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8];[$HTML.$B$2];[.$C108];[$HTML.$C$2];[.$P108];[$HTML.$D$2];[.$E108];[$HTML.$E$2])" office:value-type="string" office:string-value="&lt;div class=&quot;container-card&quot; id=&quot;side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8];[$HTML.$B$3];[.G108];[$HTML.$C$3];[.I108];[$HTML.$D$3];[.K108];[$HTML.$E$3];[.O108];[$HTML.$F$3];[.C108];[$HTML.$G$3];[.E108];[$HTML.$H$3];[.C108];[$HTML.$I$3];[.C108];[$HTML.$J$3])" office:value-type="string" office:string-value="&lt;tr data-id=&quot;1-68&quot; data-expansion=&quot;15&quot; data-type=&quot;4&quot; data-color=&quot;4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4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readonly /&gt;&lt;button type="button" class="btn btn-outline-secondary btn-push"&gt;+&lt;/button&gt;&lt;/div&gt;&lt;/td&gt;&lt;/tr&gt;</text:p>
          </table:table-cell>
          <table:table-cell table:formula="of:=CONCATENATE([$HTML.$A$4];[.$C108];[$HTML.$B$4];[.$E108];[$HTML.$C$4];[.$P108];[$HTML.$D$4];[.$G108];[$HTML.$E$4];[.$I108];[$HTML.$F$4];[.$K108];[$HTML.$G$4];[.$O108];[$HTML.$H$4];[.$A108];[$HTML.$I$4];[.$B108];[$HTML.$J$4])" office:value-type="string" office:string-value="{&quot;id&quot;:&quot;1-68&quot;,&quot;name&quot;:&quot;万葉集&quot;,&quot;imageUrl&quot;:&quot;https://one-draw.jp/ijinden/cardlist/001/card/01_068.png&quot;,&quot;expansion&quot;:15,&quot;type&quot;:4,&quot;color&quot;:4,&quot;term&quot;:0,&quot;orderTable&quot;:107,&quot;orderDeck&quot;:284}," calcext:value-type="string">
            <text:p>{"id":"1-68","name":"万葉集","imageUrl":"https://one-draw.jp/ijinden/cardlist/001/card/01_068.png","expansion":15,"type":4,"color":4,"term":0,"orderTable":107,"orderDeck":284},</text:p>
          </table:table-cell>
          <table:table-cell table:number-columns-repeated="1634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F10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H109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10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0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C109];[$HTML.$B$1];[.$C109];[$HTML.$C$1];[.$P109];[$HTML.$D$1];[.$E109];[$HTML.$E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09];[$HTML.$B$2];[.$C109];[$HTML.$C$2];[.$P109];[$HTML.$D$2];[.$E109];[$HTML.$E$2])" office:value-type="string" office:string-value="&lt;div class=&quot;container-card&quot; id=&quot;side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09];[$HTML.$B$3];[.G109];[$HTML.$C$3];[.I109];[$HTML.$D$3];[.K109];[$HTML.$E$3];[.O109];[$HTML.$F$3];[.C109];[$HTML.$G$3];[.E109];[$HTML.$H$3];[.C109];[$HTML.$I$3];[.C109];[$HTML.$J$3])" office:value-type="string" office:string-value="&lt;tr data-id=&quot;1-69&quot; data-expansion=&quot;15&quot; data-type=&quot;4&quot; data-color=&quot;4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4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readonly /&gt;&lt;button type="button" class="btn btn-outline-secondary btn-push"&gt;+&lt;/button&gt;&lt;/div&gt;&lt;/td&gt;&lt;/tr&gt;</text:p>
          </table:table-cell>
          <table:table-cell table:formula="of:=CONCATENATE([$HTML.$A$4];[.$C109];[$HTML.$B$4];[.$E109];[$HTML.$C$4];[.$P109];[$HTML.$D$4];[.$G109];[$HTML.$E$4];[.$I109];[$HTML.$F$4];[.$K109];[$HTML.$G$4];[.$O109];[$HTML.$H$4];[.$A109];[$HTML.$I$4];[.$B109];[$HTML.$J$4])" office:value-type="string" office:string-value="{&quot;id&quot;:&quot;1-69&quot;,&quot;name&quot;:&quot;グリーンオーブ&quot;,&quot;imageUrl&quot;:&quot;https://one-draw.jp/ijinden/cardlist/001/card/01_069.png&quot;,&quot;expansion&quot;:15,&quot;type&quot;:4,&quot;color&quot;:4,&quot;term&quot;:0,&quot;orderTable&quot;:108,&quot;orderDeck&quot;:302}," calcext:value-type="string">
            <text:p>{"id":"1-69","name":"グリーンオーブ","imageUrl":"https://one-draw.jp/ijinden/cardlist/001/card/01_069.png","expansion":15,"type":4,"color":4,"term":0,"orderTable":108,"orderDeck":302},</text:p>
          </table:table-cell>
          <table:table-cell table:number-columns-repeated="1634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F11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1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C110];[$HTML.$B$1];[.$C110];[$HTML.$C$1];[.$P110];[$HTML.$D$1];[.$E110];[$HTML.$E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0];[$HTML.$B$2];[.$C110];[$HTML.$C$2];[.$P110];[$HTML.$D$2];[.$E110];[$HTML.$E$2])" office:value-type="string" office:string-value="&lt;div class=&quot;container-card&quot; id=&quot;side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0];[$HTML.$B$3];[.G110];[$HTML.$C$3];[.I110];[$HTML.$D$3];[.K110];[$HTML.$E$3];[.O110];[$HTML.$F$3];[.C110];[$HTML.$G$3];[.E110];[$HTML.$H$3];[.C110];[$HTML.$I$3];[.C110];[$HTML.$J$3])" office:value-type="string" office:string-value="&lt;tr data-id=&quot;1-70&quot; data-expansion=&quot;15&quot; data-type=&quot;1&quot; data-color=&quot;1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1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readonly /&gt;&lt;button type="button" class="btn btn-outline-secondary btn-push"&gt;+&lt;/button&gt;&lt;/div&gt;&lt;/td&gt;&lt;/tr&gt;</text:p>
          </table:table-cell>
          <table:table-cell table:formula="of:=CONCATENATE([$HTML.$A$4];[.$C110];[$HTML.$B$4];[.$E110];[$HTML.$C$4];[.$P110];[$HTML.$D$4];[.$G110];[$HTML.$E$4];[.$I110];[$HTML.$F$4];[.$K110];[$HTML.$G$4];[.$O110];[$HTML.$H$4];[.$A110];[$HTML.$I$4];[.$B110];[$HTML.$J$4])" office:value-type="string" office:string-value="{&quot;id&quot;:&quot;1-70&quot;,&quot;name&quot;:&quot;ビスマルク&quot;,&quot;imageUrl&quot;:&quot;https://one-draw.jp/ijinden/cardlist/001/card/01_070.png&quot;,&quot;expansion&quot;:15,&quot;type&quot;:1,&quot;color&quot;:1,&quot;term&quot;:0,&quot;orderTable&quot;:109,&quot;orderDeck&quot;:57}," calcext:value-type="string">
            <text:p>{"id":"1-70","name":"ビスマルク","imageUrl":"https://one-draw.jp/ijinden/cardlist/001/card/01_070.png","expansion":15,"type":1,"color":1,"term":0,"orderTable":109,"orderDeck":57},</text:p>
          </table:table-cell>
          <table:table-cell table:number-columns-repeated="1634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F111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1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C111];[$HTML.$B$1];[.$C111];[$HTML.$C$1];[.$P111];[$HTML.$D$1];[.$E111];[$HTML.$E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1];[$HTML.$B$2];[.$C111];[$HTML.$C$2];[.$P111];[$HTML.$D$2];[.$E111];[$HTML.$E$2])" office:value-type="string" office:string-value="&lt;div class=&quot;container-card&quot; id=&quot;side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1];[$HTML.$B$3];[.G111];[$HTML.$C$3];[.I111];[$HTML.$D$3];[.K111];[$HTML.$E$3];[.O111];[$HTML.$F$3];[.C111];[$HTML.$G$3];[.E111];[$HTML.$H$3];[.C111];[$HTML.$I$3];[.C111];[$HTML.$J$3])" office:value-type="string" office:string-value="&lt;tr data-id=&quot;1-71&quot; data-expansion=&quot;15&quot; data-type=&quot;1&quot; data-color=&quot;1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1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readonly /&gt;&lt;button type="button" class="btn btn-outline-secondary btn-push"&gt;+&lt;/button&gt;&lt;/div&gt;&lt;/td&gt;&lt;/tr&gt;</text:p>
          </table:table-cell>
          <table:table-cell table:formula="of:=CONCATENATE([$HTML.$A$4];[.$C111];[$HTML.$B$4];[.$E111];[$HTML.$C$4];[.$P111];[$HTML.$D$4];[.$G111];[$HTML.$E$4];[.$I111];[$HTML.$F$4];[.$K111];[$HTML.$G$4];[.$O111];[$HTML.$H$4];[.$A111];[$HTML.$I$4];[.$B111];[$HTML.$J$4])" office:value-type="string" office:string-value="{&quot;id&quot;:&quot;1-71&quot;,&quot;name&quot;:&quot;ミュンツァー&quot;,&quot;imageUrl&quot;:&quot;https://one-draw.jp/ijinden/cardlist/001/card/01_071.png&quot;,&quot;expansion&quot;:15,&quot;type&quot;:1,&quot;color&quot;:1,&quot;term&quot;:0,&quot;orderTable&quot;:110,&quot;orderDeck&quot;:3}," calcext:value-type="string">
            <text:p>{"id":"1-71","name":"ミュンツァー","imageUrl":"https://one-draw.jp/ijinden/cardlist/001/card/01_071.png","expansion":15,"type":1,"color":1,"term":0,"orderTable":110,"orderDeck":3},</text:p>
          </table:table-cell>
          <table:table-cell table:number-columns-repeated="1634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F112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1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C112];[$HTML.$B$1];[.$C112];[$HTML.$C$1];[.$P112];[$HTML.$D$1];[.$E112];[$HTML.$E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2];[$HTML.$B$2];[.$C112];[$HTML.$C$2];[.$P112];[$HTML.$D$2];[.$E112];[$HTML.$E$2])" office:value-type="string" office:string-value="&lt;div class=&quot;container-card&quot; id=&quot;side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2];[$HTML.$B$3];[.G112];[$HTML.$C$3];[.I112];[$HTML.$D$3];[.K112];[$HTML.$E$3];[.O112];[$HTML.$F$3];[.C112];[$HTML.$G$3];[.E112];[$HTML.$H$3];[.C112];[$HTML.$I$3];[.C112];[$HTML.$J$3])" office:value-type="string" office:string-value="&lt;tr data-id=&quot;1-72&quot; data-expansion=&quot;15&quot; data-type=&quot;1&quot; data-color=&quot;1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1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readonly /&gt;&lt;button type="button" class="btn btn-outline-secondary btn-push"&gt;+&lt;/button&gt;&lt;/div&gt;&lt;/td&gt;&lt;/tr&gt;</text:p>
          </table:table-cell>
          <table:table-cell table:formula="of:=CONCATENATE([$HTML.$A$4];[.$C112];[$HTML.$B$4];[.$E112];[$HTML.$C$4];[.$P112];[$HTML.$D$4];[.$G112];[$HTML.$E$4];[.$I112];[$HTML.$F$4];[.$K112];[$HTML.$G$4];[.$O112];[$HTML.$H$4];[.$A112];[$HTML.$I$4];[.$B112];[$HTML.$J$4])" office:value-type="string" office:string-value="{&quot;id&quot;:&quot;1-72&quot;,&quot;name&quot;:&quot;大江広元&quot;,&quot;imageUrl&quot;:&quot;https://one-draw.jp/ijinden/cardlist/001/card/01_072.png&quot;,&quot;expansion&quot;:15,&quot;type&quot;:1,&quot;color&quot;:1,&quot;term&quot;:0,&quot;orderTable&quot;:111,&quot;orderDeck&quot;:25}," calcext:value-type="string">
            <text:p>{"id":"1-72","name":"大江広元","imageUrl":"https://one-draw.jp/ijinden/cardlist/001/card/01_072.png","expansion":15,"type":1,"color":1,"term":0,"orderTable":111,"orderDeck":25},</text:p>
          </table:table-cell>
          <table:table-cell table:number-columns-repeated="1634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F113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1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C113];[$HTML.$B$1];[.$C113];[$HTML.$C$1];[.$P113];[$HTML.$D$1];[.$E113];[$HTML.$E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3];[$HTML.$B$2];[.$C113];[$HTML.$C$2];[.$P113];[$HTML.$D$2];[.$E113];[$HTML.$E$2])" office:value-type="string" office:string-value="&lt;div class=&quot;container-card&quot; id=&quot;side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3];[$HTML.$B$3];[.G113];[$HTML.$C$3];[.I113];[$HTML.$D$3];[.K113];[$HTML.$E$3];[.O113];[$HTML.$F$3];[.C113];[$HTML.$G$3];[.E113];[$HTML.$H$3];[.C113];[$HTML.$I$3];[.C113];[$HTML.$J$3])" office:value-type="string" office:string-value="&lt;tr data-id=&quot;1-73&quot; data-expansion=&quot;15&quot; data-type=&quot;1&quot; data-color=&quot;2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2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readonly /&gt;&lt;button type="button" class="btn btn-outline-secondary btn-push"&gt;+&lt;/button&gt;&lt;/div&gt;&lt;/td&gt;&lt;/tr&gt;</text:p>
          </table:table-cell>
          <table:table-cell table:formula="of:=CONCATENATE([$HTML.$A$4];[.$C113];[$HTML.$B$4];[.$E113];[$HTML.$C$4];[.$P113];[$HTML.$D$4];[.$G113];[$HTML.$E$4];[.$I113];[$HTML.$F$4];[.$K113];[$HTML.$G$4];[.$O113];[$HTML.$H$4];[.$A113];[$HTML.$I$4];[.$B113];[$HTML.$J$4])" office:value-type="string" office:string-value="{&quot;id&quot;:&quot;1-73&quot;,&quot;name&quot;:&quot;グスタフ2世アドルフ&quot;,&quot;imageUrl&quot;:&quot;https://one-draw.jp/ijinden/cardlist/001/card/01_073.png&quot;,&quot;expansion&quot;:15,&quot;type&quot;:1,&quot;color&quot;:2,&quot;term&quot;:0,&quot;orderTable&quot;:112,&quot;orderDeck&quot;:97}," calcext:value-type="string">
            <text:p>{"id":"1-73","name":"グスタフ2世アドルフ","imageUrl":"https://one-draw.jp/ijinden/cardlist/001/card/01_073.png","expansion":15,"type":1,"color":2,"term":0,"orderTable":112,"orderDeck":97},</text:p>
          </table:table-cell>
          <table:table-cell table:number-columns-repeated="1634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F114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1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C114];[$HTML.$B$1];[.$C114];[$HTML.$C$1];[.$P114];[$HTML.$D$1];[.$E114];[$HTML.$E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4];[$HTML.$B$2];[.$C114];[$HTML.$C$2];[.$P114];[$HTML.$D$2];[.$E114];[$HTML.$E$2])" office:value-type="string" office:string-value="&lt;div class=&quot;container-card&quot; id=&quot;side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4];[$HTML.$B$3];[.G114];[$HTML.$C$3];[.I114];[$HTML.$D$3];[.K114];[$HTML.$E$3];[.O114];[$HTML.$F$3];[.C114];[$HTML.$G$3];[.E114];[$HTML.$H$3];[.C114];[$HTML.$I$3];[.C114];[$HTML.$J$3])" office:value-type="string" office:string-value="&lt;tr data-id=&quot;1-74&quot; data-expansion=&quot;15&quot; data-type=&quot;1&quot; data-color=&quot;2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2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readonly /&gt;&lt;button type="button" class="btn btn-outline-secondary btn-push"&gt;+&lt;/button&gt;&lt;/div&gt;&lt;/td&gt;&lt;/tr&gt;</text:p>
          </table:table-cell>
          <table:table-cell table:formula="of:=CONCATENATE([$HTML.$A$4];[.$C114];[$HTML.$B$4];[.$E114];[$HTML.$C$4];[.$P114];[$HTML.$D$4];[.$G114];[$HTML.$E$4];[.$I114];[$HTML.$F$4];[.$K114];[$HTML.$G$4];[.$O114];[$HTML.$H$4];[.$A114];[$HTML.$I$4];[.$B114];[$HTML.$J$4])" office:value-type="string" office:string-value="{&quot;id&quot;:&quot;1-74&quot;,&quot;name&quot;:&quot;オリバー・クロムウェル&quot;,&quot;imageUrl&quot;:&quot;https://one-draw.jp/ijinden/cardlist/001/card/01_074.png&quot;,&quot;expansion&quot;:15,&quot;type&quot;:1,&quot;color&quot;:2,&quot;term&quot;:0,&quot;orderTable&quot;:113,&quot;orderDeck&quot;:98}," calcext:value-type="string">
            <text:p>{"id":"1-74","name":"オリバー・クロムウェル","imageUrl":"https://one-draw.jp/ijinden/cardlist/001/card/01_074.png","expansion":15,"type":1,"color":2,"term":0,"orderTable":113,"orderDeck":98},</text:p>
          </table:table-cell>
          <table:table-cell table:number-columns-repeated="1634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F115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1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C115];[$HTML.$B$1];[.$C115];[$HTML.$C$1];[.$P115];[$HTML.$D$1];[.$E115];[$HTML.$E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5];[$HTML.$B$2];[.$C115];[$HTML.$C$2];[.$P115];[$HTML.$D$2];[.$E115];[$HTML.$E$2])" office:value-type="string" office:string-value="&lt;div class=&quot;container-card&quot; id=&quot;side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5];[$HTML.$B$3];[.G115];[$HTML.$C$3];[.I115];[$HTML.$D$3];[.K115];[$HTML.$E$3];[.O115];[$HTML.$F$3];[.C115];[$HTML.$G$3];[.E115];[$HTML.$H$3];[.C115];[$HTML.$I$3];[.C115];[$HTML.$J$3])" office:value-type="string" office:string-value="&lt;tr data-id=&quot;1-75&quot; data-expansion=&quot;15&quot; data-type=&quot;1&quot; data-color=&quot;2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2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readonly /&gt;&lt;button type="button" class="btn btn-outline-secondary btn-push"&gt;+&lt;/button&gt;&lt;/div&gt;&lt;/td&gt;&lt;/tr&gt;</text:p>
          </table:table-cell>
          <table:table-cell table:formula="of:=CONCATENATE([$HTML.$A$4];[.$C115];[$HTML.$B$4];[.$E115];[$HTML.$C$4];[.$P115];[$HTML.$D$4];[.$G115];[$HTML.$E$4];[.$I115];[$HTML.$F$4];[.$K115];[$HTML.$G$4];[.$O115];[$HTML.$H$4];[.$A115];[$HTML.$I$4];[.$B115];[$HTML.$J$4])" office:value-type="string" office:string-value="{&quot;id&quot;:&quot;1-75&quot;,&quot;name&quot;:&quot;衛青&quot;,&quot;imageUrl&quot;:&quot;https://one-draw.jp/ijinden/cardlist/001/card/01_075.png&quot;,&quot;expansion&quot;:15,&quot;type&quot;:1,&quot;color&quot;:2,&quot;term&quot;:0,&quot;orderTable&quot;:114,&quot;orderDeck&quot;:99}," calcext:value-type="string">
            <text:p>{"id":"1-75","name":"衛青","imageUrl":"https://one-draw.jp/ijinden/cardlist/001/card/01_075.png","expansion":15,"type":1,"color":2,"term":0,"orderTable":114,"orderDeck":99},</text:p>
          </table:table-cell>
          <table:table-cell table:number-columns-repeated="1634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F116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16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C116];[$HTML.$B$1];[.$C116];[$HTML.$C$1];[.$P116];[$HTML.$D$1];[.$E116];[$HTML.$E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6];[$HTML.$B$2];[.$C116];[$HTML.$C$2];[.$P116];[$HTML.$D$2];[.$E116];[$HTML.$E$2])" office:value-type="string" office:string-value="&lt;div class=&quot;container-card&quot; id=&quot;side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6];[$HTML.$B$3];[.G116];[$HTML.$C$3];[.I116];[$HTML.$D$3];[.K116];[$HTML.$E$3];[.O116];[$HTML.$F$3];[.C116];[$HTML.$G$3];[.E116];[$HTML.$H$3];[.C116];[$HTML.$I$3];[.C116];[$HTML.$J$3])" office:value-type="string" office:string-value="&lt;tr data-id=&quot;1-76&quot; data-expansion=&quot;15&quot; data-type=&quot;1&quot; data-color=&quot;4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4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readonly /&gt;&lt;button type="button" class="btn btn-outline-secondary btn-push"&gt;+&lt;/button&gt;&lt;/div&gt;&lt;/td&gt;&lt;/tr&gt;</text:p>
          </table:table-cell>
          <table:table-cell table:formula="of:=CONCATENATE([$HTML.$A$4];[.$C116];[$HTML.$B$4];[.$E116];[$HTML.$C$4];[.$P116];[$HTML.$D$4];[.$G116];[$HTML.$E$4];[.$I116];[$HTML.$F$4];[.$K116];[$HTML.$G$4];[.$O116];[$HTML.$H$4];[.$A116];[$HTML.$I$4];[.$B116];[$HTML.$J$4])" office:value-type="string" office:string-value="{&quot;id&quot;:&quot;1-76&quot;,&quot;name&quot;:&quot;シーボルト&quot;,&quot;imageUrl&quot;:&quot;https://one-draw.jp/ijinden/cardlist/001/card/01_076.png&quot;,&quot;expansion&quot;:15,&quot;type&quot;:1,&quot;color&quot;:4,&quot;term&quot;:0,&quot;orderTable&quot;:115,&quot;orderDeck&quot;:138}," calcext:value-type="string">
            <text:p>{"id":"1-76","name":"シーボルト","imageUrl":"https://one-draw.jp/ijinden/cardlist/001/card/01_076.png","expansion":15,"type":1,"color":4,"term":0,"orderTable":115,"orderDeck":138},</text:p>
          </table:table-cell>
          <table:table-cell table:number-columns-repeated="1634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F117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C117];[$HTML.$B$1];[.$C117];[$HTML.$C$1];[.$P117];[$HTML.$D$1];[.$E117];[$HTML.$E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7];[$HTML.$B$2];[.$C117];[$HTML.$C$2];[.$P117];[$HTML.$D$2];[.$E117];[$HTML.$E$2])" office:value-type="string" office:string-value="&lt;div class=&quot;container-card&quot; id=&quot;side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7];[$HTML.$B$3];[.G117];[$HTML.$C$3];[.I117];[$HTML.$D$3];[.K117];[$HTML.$E$3];[.O117];[$HTML.$F$3];[.C117];[$HTML.$G$3];[.E117];[$HTML.$H$3];[.C117];[$HTML.$I$3];[.C117];[$HTML.$J$3])" office:value-type="string" office:string-value="&lt;tr data-id=&quot;1-77&quot; data-expansion=&quot;15&quot; data-type=&quot;1&quot; data-color=&quot;4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4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readonly /&gt;&lt;button type="button" class="btn btn-outline-secondary btn-push"&gt;+&lt;/button&gt;&lt;/div&gt;&lt;/td&gt;&lt;/tr&gt;</text:p>
          </table:table-cell>
          <table:table-cell table:formula="of:=CONCATENATE([$HTML.$A$4];[.$C117];[$HTML.$B$4];[.$E117];[$HTML.$C$4];[.$P117];[$HTML.$D$4];[.$G117];[$HTML.$E$4];[.$I117];[$HTML.$F$4];[.$K117];[$HTML.$G$4];[.$O117];[$HTML.$H$4];[.$A117];[$HTML.$I$4];[.$B117];[$HTML.$J$4])" office:value-type="string" office:string-value="{&quot;id&quot;:&quot;1-77&quot;,&quot;name&quot;:&quot;乾隆帝&quot;,&quot;imageUrl&quot;:&quot;https://one-draw.jp/ijinden/cardlist/001/card/01_077.png&quot;,&quot;expansion&quot;:15,&quot;type&quot;:1,&quot;color&quot;:4,&quot;term&quot;:0,&quot;orderTable&quot;:116,&quot;orderDeck&quot;:40}," calcext:value-type="string">
            <text:p>{"id":"1-77","name":"乾隆帝","imageUrl":"https://one-draw.jp/ijinden/cardlist/001/card/01_077.png","expansion":15,"type":1,"color":4,"term":0,"orderTable":116,"orderDeck":40},</text:p>
          </table:table-cell>
          <table:table-cell table:number-columns-repeated="1634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F118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1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C118];[$HTML.$B$1];[.$C118];[$HTML.$C$1];[.$P118];[$HTML.$D$1];[.$E118];[$HTML.$E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8];[$HTML.$B$2];[.$C118];[$HTML.$C$2];[.$P118];[$HTML.$D$2];[.$E118];[$HTML.$E$2])" office:value-type="string" office:string-value="&lt;div class=&quot;container-card&quot; id=&quot;side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8];[$HTML.$B$3];[.G118];[$HTML.$C$3];[.I118];[$HTML.$D$3];[.K118];[$HTML.$E$3];[.O118];[$HTML.$F$3];[.C118];[$HTML.$G$3];[.E118];[$HTML.$H$3];[.C118];[$HTML.$I$3];[.C118];[$HTML.$J$3])" office:value-type="string" office:string-value="&lt;tr data-id=&quot;1-78&quot; data-expansion=&quot;15&quot; data-type=&quot;1&quot; data-color=&quot;4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4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readonly /&gt;&lt;button type="button" class="btn btn-outline-secondary btn-push"&gt;+&lt;/button&gt;&lt;/div&gt;&lt;/td&gt;&lt;/tr&gt;</text:p>
          </table:table-cell>
          <table:table-cell table:formula="of:=CONCATENATE([$HTML.$A$4];[.$C118];[$HTML.$B$4];[.$E118];[$HTML.$C$4];[.$P118];[$HTML.$D$4];[.$G118];[$HTML.$E$4];[.$I118];[$HTML.$F$4];[.$K118];[$HTML.$G$4];[.$O118];[$HTML.$H$4];[.$A118];[$HTML.$I$4];[.$B118];[$HTML.$J$4])" office:value-type="string" office:string-value="{&quot;id&quot;:&quot;1-78&quot;,&quot;name&quot;:&quot;小野好古&quot;,&quot;imageUrl&quot;:&quot;https://one-draw.jp/ijinden/cardlist/001/card/01_078.png&quot;,&quot;expansion&quot;:15,&quot;type&quot;:1,&quot;color&quot;:4,&quot;term&quot;:0,&quot;orderTable&quot;:117,&quot;orderDeck&quot;:74}," calcext:value-type="string">
            <text:p>{"id":"1-78","name":"小野好古","imageUrl":"https://one-draw.jp/ijinden/cardlist/001/card/01_078.png","expansion":15,"type":1,"color":4,"term":0,"orderTable":117,"orderDeck":74},</text:p>
          </table:table-cell>
          <table:table-cell table:number-columns-repeated="1634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F119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1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119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C119];[$HTML.$B$1];[.$C119];[$HTML.$C$1];[.$P119];[$HTML.$D$1];[.$E119];[$HTML.$E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19];[$HTML.$B$2];[.$C119];[$HTML.$C$2];[.$P119];[$HTML.$D$2];[.$E119];[$HTML.$E$2])" office:value-type="string" office:string-value="&lt;div class=&quot;container-card&quot; id=&quot;side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19];[$HTML.$B$3];[.G119];[$HTML.$C$3];[.I119];[$HTML.$D$3];[.K119];[$HTML.$E$3];[.O119];[$HTML.$F$3];[.C119];[$HTML.$G$3];[.E119];[$HTML.$H$3];[.C119];[$HTML.$I$3];[.C119];[$HTML.$J$3])" office:value-type="string" office:string-value="&lt;tr data-id=&quot;1-79&quot; data-expansion=&quot;15&quot; data-type=&quot;1&quot; data-color=&quot;4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4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readonly /&gt;&lt;button type="button" class="btn btn-outline-secondary btn-push"&gt;+&lt;/button&gt;&lt;/div&gt;&lt;/td&gt;&lt;/tr&gt;</text:p>
          </table:table-cell>
          <table:table-cell table:formula="of:=CONCATENATE([$HTML.$A$4];[.$C119];[$HTML.$B$4];[.$E119];[$HTML.$C$4];[.$P119];[$HTML.$D$4];[.$G119];[$HTML.$E$4];[.$I119];[$HTML.$F$4];[.$K119];[$HTML.$G$4];[.$O119];[$HTML.$H$4];[.$A119];[$HTML.$I$4];[.$B119];[$HTML.$J$4])" office:value-type="string" office:string-value="{&quot;id&quot;:&quot;1-79&quot;,&quot;name&quot;:&quot;アレッサンドロ・ヴァリニャーノ&quot;,&quot;imageUrl&quot;:&quot;https://one-draw.jp/ijinden/cardlist/001/card/01_079.png&quot;,&quot;expansion&quot;:15,&quot;type&quot;:1,&quot;color&quot;:4,&quot;term&quot;:1,&quot;orderTable&quot;:118,&quot;orderDeck&quot;:139}," calcext:value-type="string">
            <text:p>{"id":"1-79","name":"アレッサンドロ・ヴァリニャーノ","imageUrl":"https://one-draw.jp/ijinden/cardlist/001/card/01_079.png","expansion":15,"type":1,"color":4,"term":1,"orderTable":118,"orderDeck":139},</text:p>
          </table:table-cell>
          <table:table-cell table:number-columns-repeated="1634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F120];[$収録番号.$A$1:$収録番号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H1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20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C120];[$HTML.$B$1];[.$C120];[$HTML.$C$1];[.$P120];[$HTML.$D$1];[.$E120];[$HTML.$E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0];[$HTML.$B$2];[.$C120];[$HTML.$C$2];[.$P120];[$HTML.$D$2];[.$E120];[$HTML.$E$2])" office:value-type="string" office:string-value="&lt;div class=&quot;container-card&quot; id=&quot;side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0];[$HTML.$B$3];[.G120];[$HTML.$C$3];[.I120];[$HTML.$D$3];[.K120];[$HTML.$E$3];[.O120];[$HTML.$F$3];[.C120];[$HTML.$G$3];[.E120];[$HTML.$H$3];[.C120];[$HTML.$I$3];[.C120];[$HTML.$J$3])" office:value-type="string" office:string-value="&lt;tr data-id=&quot;1-80&quot; data-expansion=&quot;15&quot; data-type=&quot;1&quot; data-color=&quot;4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4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readonly /&gt;&lt;button type="button" class="btn btn-outline-secondary btn-push"&gt;+&lt;/button&gt;&lt;/div&gt;&lt;/td&gt;&lt;/tr&gt;</text:p>
          </table:table-cell>
          <table:table-cell table:formula="of:=CONCATENATE([$HTML.$A$4];[.$C120];[$HTML.$B$4];[.$E120];[$HTML.$C$4];[.$P120];[$HTML.$D$4];[.$G120];[$HTML.$E$4];[.$I120];[$HTML.$F$4];[.$K120];[$HTML.$G$4];[.$O120];[$HTML.$H$4];[.$A120];[$HTML.$I$4];[.$B120];[$HTML.$J$4])" office:value-type="string" office:string-value="{&quot;id&quot;:&quot;1-80&quot;,&quot;name&quot;:&quot;角倉了以&quot;,&quot;imageUrl&quot;:&quot;https://one-draw.jp/ijinden/cardlist/001/card/01_080.png&quot;,&quot;expansion&quot;:15,&quot;type&quot;:1,&quot;color&quot;:4,&quot;term&quot;:0,&quot;orderTable&quot;:119,&quot;orderDeck&quot;:159}," calcext:value-type="string">
            <text:p>{"id":"1-80","name":"角倉了以","imageUrl":"https://one-draw.jp/ijinden/cardlist/001/card/01_080.png","expansion":15,"type":1,"color":4,"term":0,"orderTable":119,"orderDeck":159},</text:p>
          </table:table-cell>
          <table:table-cell table:number-columns-repeated="1634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F121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1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C121];[$HTML.$B$1];[.$C121];[$HTML.$C$1];[.$P121];[$HTML.$D$1];[.$E121];[$HTML.$E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1];[$HTML.$B$2];[.$C121];[$HTML.$C$2];[.$P121];[$HTML.$D$2];[.$E121];[$HTML.$E$2])" office:value-type="string" office:string-value="&lt;div class=&quot;container-card&quot; id=&quot;side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1];[$HTML.$B$3];[.G121];[$HTML.$C$3];[.I121];[$HTML.$D$3];[.K121];[$HTML.$E$3];[.O121];[$HTML.$F$3];[.C121];[$HTML.$G$3];[.E121];[$HTML.$H$3];[.C121];[$HTML.$I$3];[.C121];[$HTML.$J$3])" office:value-type="string" office:string-value="&lt;tr data-id=&quot;Y-1&quot; data-expansion=&quot;20&quot; data-type=&quot;1&quot; data-color=&quot;8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8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readonly /&gt;&lt;button type="button" class="btn btn-outline-secondary btn-push"&gt;+&lt;/button&gt;&lt;/div&gt;&lt;/td&gt;&lt;/tr&gt;</text:p>
          </table:table-cell>
          <table:table-cell table:formula="of:=CONCATENATE([$HTML.$A$4];[.$C121];[$HTML.$B$4];[.$E121];[$HTML.$C$4];[.$P121];[$HTML.$D$4];[.$G121];[$HTML.$E$4];[.$I121];[$HTML.$F$4];[.$K121];[$HTML.$G$4];[.$O121];[$HTML.$H$4];[.$A121];[$HTML.$I$4];[.$B121];[$HTML.$J$4])" office:value-type="string" office:string-value="{&quot;id&quot;:&quot;Y-1&quot;,&quot;name&quot;:&quot;諸葛亮&quot;,&quot;imageUrl&quot;:&quot;https://one-draw.jp/ijinden/cardlist/Y01/card/02_Y_001.png&quot;,&quot;expansion&quot;:20,&quot;type&quot;:1,&quot;color&quot;:8,&quot;term&quot;:0,&quot;orderTable&quot;:120,&quot;orderDeck&quot;:162}," calcext:value-type="string">
            <text:p>{"id":"Y-1","name":"諸葛亮","imageUrl":"https://one-draw.jp/ijinden/cardlist/Y01/card/02_Y_001.png","expansion":20,"type":1,"color":8,"term":0,"orderTable":120,"orderDeck":162},</text:p>
          </table:table-cell>
          <table:table-cell table:number-columns-repeated="1634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F122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C122];[$HTML.$B$1];[.$C122];[$HTML.$C$1];[.$P122];[$HTML.$D$1];[.$E122];[$HTML.$E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2];[$HTML.$B$2];[.$C122];[$HTML.$C$2];[.$P122];[$HTML.$D$2];[.$E122];[$HTML.$E$2])" office:value-type="string" office:string-value="&lt;div class=&quot;container-card&quot; id=&quot;side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2];[$HTML.$B$3];[.G122];[$HTML.$C$3];[.I122];[$HTML.$D$3];[.K122];[$HTML.$E$3];[.O122];[$HTML.$F$3];[.C122];[$HTML.$G$3];[.E122];[$HTML.$H$3];[.C122];[$HTML.$I$3];[.C122];[$HTML.$J$3])" office:value-type="string" office:string-value="&lt;tr data-id=&quot;Y-2&quot; data-expansion=&quot;20&quot; data-type=&quot;1&quot; data-color=&quot;8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8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readonly /&gt;&lt;button type="button" class="btn btn-outline-secondary btn-push"&gt;+&lt;/button&gt;&lt;/div&gt;&lt;/td&gt;&lt;/tr&gt;</text:p>
          </table:table-cell>
          <table:table-cell table:formula="of:=CONCATENATE([$HTML.$A$4];[.$C122];[$HTML.$B$4];[.$E122];[$HTML.$C$4];[.$P122];[$HTML.$D$4];[.$G122];[$HTML.$E$4];[.$I122];[$HTML.$F$4];[.$K122];[$HTML.$G$4];[.$O122];[$HTML.$H$4];[.$A122];[$HTML.$I$4];[.$B122];[$HTML.$J$4])" office:value-type="string" office:string-value="{&quot;id&quot;:&quot;Y-2&quot;,&quot;name&quot;:&quot;今川義元&quot;,&quot;imageUrl&quot;:&quot;https://one-draw.jp/ijinden/cardlist/Y01/card/02_Y_002.png&quot;,&quot;expansion&quot;:20,&quot;type&quot;:1,&quot;color&quot;:8,&quot;term&quot;:0,&quot;orderTable&quot;:121,&quot;orderDeck&quot;:44}," calcext:value-type="string">
            <text:p>{"id":"Y-2","name":"今川義元","imageUrl":"https://one-draw.jp/ijinden/cardlist/Y01/card/02_Y_002.png","expansion":20,"type":1,"color":8,"term":0,"orderTable":121,"orderDeck":44},</text:p>
          </table:table-cell>
          <table:table-cell table:number-columns-repeated="1634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F123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3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C123];[$HTML.$B$1];[.$C123];[$HTML.$C$1];[.$P123];[$HTML.$D$1];[.$E123];[$HTML.$E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3];[$HTML.$B$2];[.$C123];[$HTML.$C$2];[.$P123];[$HTML.$D$2];[.$E123];[$HTML.$E$2])" office:value-type="string" office:string-value="&lt;div class=&quot;container-card&quot; id=&quot;side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3];[$HTML.$B$3];[.G123];[$HTML.$C$3];[.I123];[$HTML.$D$3];[.K123];[$HTML.$E$3];[.O123];[$HTML.$F$3];[.C123];[$HTML.$G$3];[.E123];[$HTML.$H$3];[.C123];[$HTML.$I$3];[.C123];[$HTML.$J$3])" office:value-type="string" office:string-value="&lt;tr data-id=&quot;Y-3&quot; data-expansion=&quot;20&quot; data-type=&quot;1&quot; data-color=&quot;8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8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readonly /&gt;&lt;button type="button" class="btn btn-outline-secondary btn-push"&gt;+&lt;/button&gt;&lt;/div&gt;&lt;/td&gt;&lt;/tr&gt;</text:p>
          </table:table-cell>
          <table:table-cell table:formula="of:=CONCATENATE([$HTML.$A$4];[.$C123];[$HTML.$B$4];[.$E123];[$HTML.$C$4];[.$P123];[$HTML.$D$4];[.$G123];[$HTML.$E$4];[.$I123];[$HTML.$F$4];[.$K123];[$HTML.$G$4];[.$O123];[$HTML.$H$4];[.$A123];[$HTML.$I$4];[.$B123];[$HTML.$J$4])" office:value-type="string" office:string-value="{&quot;id&quot;:&quot;Y-3&quot;,&quot;name&quot;:&quot;周瑜&quot;,&quot;imageUrl&quot;:&quot;https://one-draw.jp/ijinden/cardlist/Y01/card/02_Y_003.png&quot;,&quot;expansion&quot;:20,&quot;type&quot;:1,&quot;color&quot;:8,&quot;term&quot;:0,&quot;orderTable&quot;:122,&quot;orderDeck&quot;:109}," calcext:value-type="string">
            <text:p>{"id":"Y-3","name":"周瑜","imageUrl":"https://one-draw.jp/ijinden/cardlist/Y01/card/02_Y_003.png","expansion":20,"type":1,"color":8,"term":0,"orderTable":122,"orderDeck":109},</text:p>
          </table:table-cell>
          <table:table-cell table:number-columns-repeated="1634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F124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C124];[$HTML.$B$1];[.$C124];[$HTML.$C$1];[.$P124];[$HTML.$D$1];[.$E124];[$HTML.$E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4];[$HTML.$B$2];[.$C124];[$HTML.$C$2];[.$P124];[$HTML.$D$2];[.$E124];[$HTML.$E$2])" office:value-type="string" office:string-value="&lt;div class=&quot;container-card&quot; id=&quot;side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4];[$HTML.$B$3];[.G124];[$HTML.$C$3];[.I124];[$HTML.$D$3];[.K124];[$HTML.$E$3];[.O124];[$HTML.$F$3];[.C124];[$HTML.$G$3];[.E124];[$HTML.$H$3];[.C124];[$HTML.$I$3];[.C124];[$HTML.$J$3])" office:value-type="string" office:string-value="&lt;tr data-id=&quot;Y-4&quot; data-expansion=&quot;20&quot; data-type=&quot;1&quot; data-color=&quot;8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8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readonly /&gt;&lt;button type="button" class="btn btn-outline-secondary btn-push"&gt;+&lt;/button&gt;&lt;/div&gt;&lt;/td&gt;&lt;/tr&gt;</text:p>
          </table:table-cell>
          <table:table-cell table:formula="of:=CONCATENATE([$HTML.$A$4];[.$C124];[$HTML.$B$4];[.$E124];[$HTML.$C$4];[.$P124];[$HTML.$D$4];[.$G124];[$HTML.$E$4];[.$I124];[$HTML.$F$4];[.$K124];[$HTML.$G$4];[.$O124];[$HTML.$H$4];[.$A124];[$HTML.$I$4];[.$B124];[$HTML.$J$4])" office:value-type="string" office:string-value="{&quot;id&quot;:&quot;Y-4&quot;,&quot;name&quot;:&quot;孫権&quot;,&quot;imageUrl&quot;:&quot;https://one-draw.jp/ijinden/cardlist/Y01/card/02_Y_004.png&quot;,&quot;expansion&quot;:20,&quot;type&quot;:1,&quot;color&quot;:8,&quot;term&quot;:0,&quot;orderTable&quot;:123,&quot;orderDeck&quot;:142}," calcext:value-type="string">
            <text:p>{"id":"Y-4","name":"孫権","imageUrl":"https://one-draw.jp/ijinden/cardlist/Y01/card/02_Y_004.png","expansion":20,"type":1,"color":8,"term":0,"orderTable":123,"orderDeck":142},</text:p>
          </table:table-cell>
          <table:table-cell table:number-columns-repeated="1634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F125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125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C125];[$HTML.$B$1];[.$C125];[$HTML.$C$1];[.$P125];[$HTML.$D$1];[.$E125];[$HTML.$E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5];[$HTML.$B$2];[.$C125];[$HTML.$C$2];[.$P125];[$HTML.$D$2];[.$E125];[$HTML.$E$2])" office:value-type="string" office:string-value="&lt;div class=&quot;container-card&quot; id=&quot;side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5];[$HTML.$B$3];[.G125];[$HTML.$C$3];[.I125];[$HTML.$D$3];[.K125];[$HTML.$E$3];[.O125];[$HTML.$F$3];[.C125];[$HTML.$G$3];[.E125];[$HTML.$H$3];[.C125];[$HTML.$I$3];[.C125];[$HTML.$J$3])" office:value-type="string" office:string-value="&lt;tr data-id=&quot;Y-5&quot; data-expansion=&quot;20&quot; data-type=&quot;1&quot; data-color=&quot;8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8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readonly /&gt;&lt;button type="button" class="btn btn-outline-secondary btn-push"&gt;+&lt;/button&gt;&lt;/div&gt;&lt;/td&gt;&lt;/tr&gt;</text:p>
          </table:table-cell>
          <table:table-cell table:formula="of:=CONCATENATE([$HTML.$A$4];[.$C125];[$HTML.$B$4];[.$E125];[$HTML.$C$4];[.$P125];[$HTML.$D$4];[.$G125];[$HTML.$E$4];[.$I125];[$HTML.$F$4];[.$K125];[$HTML.$G$4];[.$O125];[$HTML.$H$4];[.$A125];[$HTML.$I$4];[.$B125];[$HTML.$J$4])" office:value-type="string" office:string-value="{&quot;id&quot;:&quot;Y-5&quot;,&quot;name&quot;:&quot;シャクシャイン&quot;,&quot;imageUrl&quot;:&quot;https://one-draw.jp/ijinden/cardlist/Y01/card/02_Y_005.png&quot;,&quot;expansion&quot;:20,&quot;type&quot;:1,&quot;color&quot;:8,&quot;term&quot;:3,&quot;orderTable&quot;:124,&quot;orderDeck&quot;:174}," calcext:value-type="string">
            <text:p>{"id":"Y-5","name":"シャクシャイン","imageUrl":"https://one-draw.jp/ijinden/cardlist/Y01/card/02_Y_005.png","expansion":20,"type":1,"color":8,"term":3,"orderTable":124,"orderDeck":174},</text:p>
          </table:table-cell>
          <table:table-cell table:number-columns-repeated="1634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F126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C126];[$HTML.$B$1];[.$C126];[$HTML.$C$1];[.$P126];[$HTML.$D$1];[.$E126];[$HTML.$E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6];[$HTML.$B$2];[.$C126];[$HTML.$C$2];[.$P126];[$HTML.$D$2];[.$E126];[$HTML.$E$2])" office:value-type="string" office:string-value="&lt;div class=&quot;container-card&quot; id=&quot;side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6];[$HTML.$B$3];[.G126];[$HTML.$C$3];[.I126];[$HTML.$D$3];[.K126];[$HTML.$E$3];[.O126];[$HTML.$F$3];[.C126];[$HTML.$G$3];[.E126];[$HTML.$H$3];[.C126];[$HTML.$I$3];[.C126];[$HTML.$J$3])" office:value-type="string" office:string-value="&lt;tr data-id=&quot;Y-6&quot; data-expansion=&quot;20&quot; data-type=&quot;1&quot; data-color=&quot;8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8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readonly /&gt;&lt;button type="button" class="btn btn-outline-secondary btn-push"&gt;+&lt;/button&gt;&lt;/div&gt;&lt;/td&gt;&lt;/tr&gt;</text:p>
          </table:table-cell>
          <table:table-cell table:formula="of:=CONCATENATE([$HTML.$A$4];[.$C126];[$HTML.$B$4];[.$E126];[$HTML.$C$4];[.$P126];[$HTML.$D$4];[.$G126];[$HTML.$E$4];[.$I126];[$HTML.$F$4];[.$K126];[$HTML.$G$4];[.$O126];[$HTML.$H$4];[.$A126];[$HTML.$I$4];[.$B126];[$HTML.$J$4])" office:value-type="string" office:string-value="{&quot;id&quot;:&quot;Y-6&quot;,&quot;name&quot;:&quot;フビライ・ハン&quot;,&quot;imageUrl&quot;:&quot;https://one-draw.jp/ijinden/cardlist/Y01/card/02_Y_006.png&quot;,&quot;expansion&quot;:20,&quot;type&quot;:1,&quot;color&quot;:8,&quot;term&quot;:0,&quot;orderTable&quot;:125,&quot;orderDeck&quot;:163}," calcext:value-type="string">
            <text:p>{"id":"Y-6","name":"フビライ・ハン","imageUrl":"https://one-draw.jp/ijinden/cardlist/Y01/card/02_Y_006.png","expansion":20,"type":1,"color":8,"term":0,"orderTable":125,"orderDeck":163},</text:p>
          </table:table-cell>
          <table:table-cell table:number-columns-repeated="1634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F127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C127];[$HTML.$B$1];[.$C127];[$HTML.$C$1];[.$P127];[$HTML.$D$1];[.$E127];[$HTML.$E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7];[$HTML.$B$2];[.$C127];[$HTML.$C$2];[.$P127];[$HTML.$D$2];[.$E127];[$HTML.$E$2])" office:value-type="string" office:string-value="&lt;div class=&quot;container-card&quot; id=&quot;side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7];[$HTML.$B$3];[.G127];[$HTML.$C$3];[.I127];[$HTML.$D$3];[.K127];[$HTML.$E$3];[.O127];[$HTML.$F$3];[.C127];[$HTML.$G$3];[.E127];[$HTML.$H$3];[.C127];[$HTML.$I$3];[.C127];[$HTML.$J$3])" office:value-type="string" office:string-value="&lt;tr data-id=&quot;Y-7&quot; data-expansion=&quot;20&quot; data-type=&quot;1&quot; data-color=&quot;8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8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readonly /&gt;&lt;button type="button" class="btn btn-outline-secondary btn-push"&gt;+&lt;/button&gt;&lt;/div&gt;&lt;/td&gt;&lt;/tr&gt;</text:p>
          </table:table-cell>
          <table:table-cell table:formula="of:=CONCATENATE([$HTML.$A$4];[.$C127];[$HTML.$B$4];[.$E127];[$HTML.$C$4];[.$P127];[$HTML.$D$4];[.$G127];[$HTML.$E$4];[.$I127];[$HTML.$F$4];[.$K127];[$HTML.$G$4];[.$O127];[$HTML.$H$4];[.$A127];[$HTML.$I$4];[.$B127];[$HTML.$J$4])" office:value-type="string" office:string-value="{&quot;id&quot;:&quot;Y-7&quot;,&quot;name&quot;:&quot;足利義教&quot;,&quot;imageUrl&quot;:&quot;https://one-draw.jp/ijinden/cardlist/Y01/card/02_Y_007.png&quot;,&quot;expansion&quot;:20,&quot;type&quot;:1,&quot;color&quot;:8,&quot;term&quot;:0,&quot;orderTable&quot;:126,&quot;orderDeck&quot;:45}," calcext:value-type="string">
            <text:p>{"id":"Y-7","name":"足利義教","imageUrl":"https://one-draw.jp/ijinden/cardlist/Y01/card/02_Y_007.png","expansion":20,"type":1,"color":8,"term":0,"orderTable":126,"orderDeck":45},</text:p>
          </table:table-cell>
          <table:table-cell table:number-columns-repeated="1634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F128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H12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2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C128];[$HTML.$B$1];[.$C128];[$HTML.$C$1];[.$P128];[$HTML.$D$1];[.$E128];[$HTML.$E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8];[$HTML.$B$2];[.$C128];[$HTML.$C$2];[.$P128];[$HTML.$D$2];[.$E128];[$HTML.$E$2])" office:value-type="string" office:string-value="&lt;div class=&quot;container-card&quot; id=&quot;side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8];[$HTML.$B$3];[.G128];[$HTML.$C$3];[.I128];[$HTML.$D$3];[.K128];[$HTML.$E$3];[.O128];[$HTML.$F$3];[.C128];[$HTML.$G$3];[.E128];[$HTML.$H$3];[.C128];[$HTML.$I$3];[.C128];[$HTML.$J$3])" office:value-type="string" office:string-value="&lt;tr data-id=&quot;Y-8&quot; data-expansion=&quot;20&quot; data-type=&quot;1&quot; data-color=&quot;8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8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readonly /&gt;&lt;button type="button" class="btn btn-outline-secondary btn-push"&gt;+&lt;/button&gt;&lt;/div&gt;&lt;/td&gt;&lt;/tr&gt;</text:p>
          </table:table-cell>
          <table:table-cell table:formula="of:=CONCATENATE([$HTML.$A$4];[.$C128];[$HTML.$B$4];[.$E128];[$HTML.$C$4];[.$P128];[$HTML.$D$4];[.$G128];[$HTML.$E$4];[.$I128];[$HTML.$F$4];[.$K128];[$HTML.$G$4];[.$O128];[$HTML.$H$4];[.$A128];[$HTML.$I$4];[.$B128];[$HTML.$J$4])" office:value-type="string" office:string-value="{&quot;id&quot;:&quot;Y-8&quot;,&quot;name&quot;:&quot;ヴィジェ＝ルブラン&quot;,&quot;imageUrl&quot;:&quot;https://one-draw.jp/ijinden/cardlist/Y01/card/02_Y_008.png&quot;,&quot;expansion&quot;:20,&quot;type&quot;:1,&quot;color&quot;:8,&quot;term&quot;:0,&quot;orderTable&quot;:127,&quot;orderDeck&quot;:14}," calcext:value-type="string">
            <text:p>{"id":"Y-8","name":"ヴィジェ＝ルブラン","imageUrl":"https://one-draw.jp/ijinden/cardlist/Y01/card/02_Y_008.png","expansion":20,"type":1,"color":8,"term":0,"orderTable":127,"orderDeck":14},</text:p>
          </table:table-cell>
          <table:table-cell table:number-columns-repeated="1634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F129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H12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12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2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C129];[$HTML.$B$1];[.$C129];[$HTML.$C$1];[.$P129];[$HTML.$D$1];[.$E129];[$HTML.$E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29];[$HTML.$B$2];[.$C129];[$HTML.$C$2];[.$P129];[$HTML.$D$2];[.$E129];[$HTML.$E$2])" office:value-type="string" office:string-value="&lt;div class=&quot;container-card&quot; id=&quot;side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29];[$HTML.$B$3];[.G129];[$HTML.$C$3];[.I129];[$HTML.$D$3];[.K129];[$HTML.$E$3];[.O129];[$HTML.$F$3];[.C129];[$HTML.$G$3];[.E129];[$HTML.$H$3];[.C129];[$HTML.$I$3];[.C129];[$HTML.$J$3])" office:value-type="string" office:string-value="&lt;tr data-id=&quot;Y-9&quot; data-expansion=&quot;20&quot; data-type=&quot;2&quot; data-color=&quot;8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8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readonly /&gt;&lt;button type="button" class="btn btn-outline-secondary btn-push"&gt;+&lt;/button&gt;&lt;/div&gt;&lt;/td&gt;&lt;/tr&gt;</text:p>
          </table:table-cell>
          <table:table-cell table:formula="of:=CONCATENATE([$HTML.$A$4];[.$C129];[$HTML.$B$4];[.$E129];[$HTML.$C$4];[.$P129];[$HTML.$D$4];[.$G129];[$HTML.$E$4];[.$I129];[$HTML.$F$4];[.$K129];[$HTML.$G$4];[.$O129];[$HTML.$H$4];[.$A129];[$HTML.$I$4];[.$B129];[$HTML.$J$4])" office:value-type="string" office:string-value="{&quot;id&quot;:&quot;Y-9&quot;,&quot;name&quot;:&quot;英傑集う大河&quot;,&quot;imageUrl&quot;:&quot;https://one-draw.jp/ijinden/cardlist/Y01/card/02_Y_009.png&quot;,&quot;expansion&quot;:20,&quot;type&quot;:2,&quot;color&quot;:8,&quot;term&quot;:0,&quot;orderTable&quot;:128,&quot;orderDeck&quot;:209}," calcext:value-type="string">
            <text:p>{"id":"Y-9","name":"英傑集う大河","imageUrl":"https://one-draw.jp/ijinden/cardlist/Y01/card/02_Y_009.png","expansion":20,"type":2,"color":8,"term":0,"orderTable":128,"orderDeck":209},</text:p>
          </table:table-cell>
          <table:table-cell table:number-columns-repeated="1634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F130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H13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130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C130];[$HTML.$B$1];[.$C130];[$HTML.$C$1];[.$P130];[$HTML.$D$1];[.$E130];[$HTML.$E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0];[$HTML.$B$2];[.$C130];[$HTML.$C$2];[.$P130];[$HTML.$D$2];[.$E130];[$HTML.$E$2])" office:value-type="string" office:string-value="&lt;div class=&quot;container-card&quot; id=&quot;side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0];[$HTML.$B$3];[.G130];[$HTML.$C$3];[.I130];[$HTML.$D$3];[.K130];[$HTML.$E$3];[.O130];[$HTML.$F$3];[.C130];[$HTML.$G$3];[.E130];[$HTML.$H$3];[.C130];[$HTML.$I$3];[.C130];[$HTML.$J$3])" office:value-type="string" office:string-value="&lt;tr data-id=&quot;Y-10&quot; data-expansion=&quot;20&quot; data-type=&quot;2&quot; data-color=&quot;8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8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readonly /&gt;&lt;button type="button" class="btn btn-outline-secondary btn-push"&gt;+&lt;/button&gt;&lt;/div&gt;&lt;/td&gt;&lt;/tr&gt;</text:p>
          </table:table-cell>
          <table:table-cell table:formula="of:=CONCATENATE([$HTML.$A$4];[.$C130];[$HTML.$B$4];[.$E130];[$HTML.$C$4];[.$P130];[$HTML.$D$4];[.$G130];[$HTML.$E$4];[.$I130];[$HTML.$F$4];[.$K130];[$HTML.$G$4];[.$O130];[$HTML.$H$4];[.$A130];[$HTML.$I$4];[.$B130];[$HTML.$J$4])" office:value-type="string" office:string-value="{&quot;id&quot;:&quot;Y-10&quot;,&quot;name&quot;:&quot;地上の紫微垣&quot;,&quot;imageUrl&quot;:&quot;https://one-draw.jp/ijinden/cardlist/Y01/card/02_Y_010.png&quot;,&quot;expansion&quot;:20,&quot;type&quot;:2,&quot;color&quot;:8,&quot;term&quot;:0,&quot;orderTable&quot;:129,&quot;orderDeck&quot;:201}," calcext:value-type="string">
            <text:p>{"id":"Y-10","name":"地上の紫微垣","imageUrl":"https://one-draw.jp/ijinden/cardlist/Y01/card/02_Y_010.png","expansion":20,"type":2,"color":8,"term":0,"orderTable":129,"orderDeck":201},</text:p>
          </table:table-cell>
          <table:table-cell table:number-columns-repeated="1634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F131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H13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1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C131];[$HTML.$B$1];[.$C131];[$HTML.$C$1];[.$P131];[$HTML.$D$1];[.$E131];[$HTML.$E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1];[$HTML.$B$2];[.$C131];[$HTML.$C$2];[.$P131];[$HTML.$D$2];[.$E131];[$HTML.$E$2])" office:value-type="string" office:string-value="&lt;div class=&quot;container-card&quot; id=&quot;side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1];[$HTML.$B$3];[.G131];[$HTML.$C$3];[.I131];[$HTML.$D$3];[.K131];[$HTML.$E$3];[.O131];[$HTML.$F$3];[.C131];[$HTML.$G$3];[.E131];[$HTML.$H$3];[.C131];[$HTML.$I$3];[.C131];[$HTML.$J$3])" office:value-type="string" office:string-value="&lt;tr data-id=&quot;Y-11&quot; data-expansion=&quot;20&quot; data-type=&quot;3&quot; data-color=&quot;8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8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readonly /&gt;&lt;button type="button" class="btn btn-outline-secondary btn-push"&gt;+&lt;/button&gt;&lt;/div&gt;&lt;/td&gt;&lt;/tr&gt;</text:p>
          </table:table-cell>
          <table:table-cell table:formula="of:=CONCATENATE([$HTML.$A$4];[.$C131];[$HTML.$B$4];[.$E131];[$HTML.$C$4];[.$P131];[$HTML.$D$4];[.$G131];[$HTML.$E$4];[.$I131];[$HTML.$F$4];[.$K131];[$HTML.$G$4];[.$O131];[$HTML.$H$4];[.$A131];[$HTML.$I$4];[.$B131];[$HTML.$J$4])" office:value-type="string" office:string-value="{&quot;id&quot;:&quot;Y-11&quot;,&quot;name&quot;:&quot;ネハン&quot;,&quot;imageUrl&quot;:&quot;https://one-draw.jp/ijinden/cardlist/Y01/card/02_Y_011.png&quot;,&quot;expansion&quot;:20,&quot;type&quot;:3,&quot;color&quot;:8,&quot;term&quot;:0,&quot;orderTable&quot;:130,&quot;orderDeck&quot;:240}," calcext:value-type="string">
            <text:p>{"id":"Y-11","name":"ネハン","imageUrl":"https://one-draw.jp/ijinden/cardlist/Y01/card/02_Y_011.png","expansion":20,"type":3,"color":8,"term":0,"orderTable":130,"orderDeck":240},</text:p>
          </table:table-cell>
          <table:table-cell table:number-columns-repeated="1634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F132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H13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132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C132];[$HTML.$B$1];[.$C132];[$HTML.$C$1];[.$P132];[$HTML.$D$1];[.$E132];[$HTML.$E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2];[$HTML.$B$2];[.$C132];[$HTML.$C$2];[.$P132];[$HTML.$D$2];[.$E132];[$HTML.$E$2])" office:value-type="string" office:string-value="&lt;div class=&quot;container-card&quot; id=&quot;side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2];[$HTML.$B$3];[.G132];[$HTML.$C$3];[.I132];[$HTML.$D$3];[.K132];[$HTML.$E$3];[.O132];[$HTML.$F$3];[.C132];[$HTML.$G$3];[.E132];[$HTML.$H$3];[.C132];[$HTML.$I$3];[.C132];[$HTML.$J$3])" office:value-type="string" office:string-value="&lt;tr data-id=&quot;Y-12&quot; data-expansion=&quot;20&quot; data-type=&quot;3&quot; data-color=&quot;8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8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readonly /&gt;&lt;button type="button" class="btn btn-outline-secondary btn-push"&gt;+&lt;/button&gt;&lt;/div&gt;&lt;/td&gt;&lt;/tr&gt;</text:p>
          </table:table-cell>
          <table:table-cell table:formula="of:=CONCATENATE([$HTML.$A$4];[.$C132];[$HTML.$B$4];[.$E132];[$HTML.$C$4];[.$P132];[$HTML.$D$4];[.$G132];[$HTML.$E$4];[.$I132];[$HTML.$F$4];[.$K132];[$HTML.$G$4];[.$O132];[$HTML.$H$4];[.$A132];[$HTML.$I$4];[.$B132];[$HTML.$J$4])" office:value-type="string" office:string-value="{&quot;id&quot;:&quot;Y-12&quot;,&quot;name&quot;:&quot;レクイエム&quot;,&quot;imageUrl&quot;:&quot;https://one-draw.jp/ijinden/cardlist/Y01/card/02_Y_012.png&quot;,&quot;expansion&quot;:20,&quot;type&quot;:3,&quot;color&quot;:8,&quot;term&quot;:0,&quot;orderTable&quot;:131,&quot;orderDeck&quot;:230}," calcext:value-type="string">
            <text:p>{"id":"Y-12","name":"レクイエム","imageUrl":"https://one-draw.jp/ijinden/cardlist/Y01/card/02_Y_012.png","expansion":20,"type":3,"color":8,"term":0,"orderTable":131,"orderDeck":230},</text:p>
          </table:table-cell>
          <table:table-cell table:number-columns-repeated="1634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F133];[$収録番号.$A$1:$収録番号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H13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J13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C133];[$HTML.$B$1];[.$C133];[$HTML.$C$1];[.$P133];[$HTML.$D$1];[.$E133];[$HTML.$E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3];[$HTML.$B$2];[.$C133];[$HTML.$C$2];[.$P133];[$HTML.$D$2];[.$E133];[$HTML.$E$2])" office:value-type="string" office:string-value="&lt;div class=&quot;container-card&quot; id=&quot;side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3];[$HTML.$B$3];[.G133];[$HTML.$C$3];[.I133];[$HTML.$D$3];[.K133];[$HTML.$E$3];[.O133];[$HTML.$F$3];[.C133];[$HTML.$G$3];[.E133];[$HTML.$H$3];[.C133];[$HTML.$I$3];[.C133];[$HTML.$J$3])" office:value-type="string" office:string-value="&lt;tr data-id=&quot;Y-13&quot; data-expansion=&quot;20&quot; data-type=&quot;4&quot; data-color=&quot;8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8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readonly /&gt;&lt;button type="button" class="btn btn-outline-secondary btn-push"&gt;+&lt;/button&gt;&lt;/div&gt;&lt;/td&gt;&lt;/tr&gt;</text:p>
          </table:table-cell>
          <table:table-cell table:formula="of:=CONCATENATE([$HTML.$A$4];[.$C133];[$HTML.$B$4];[.$E133];[$HTML.$C$4];[.$P133];[$HTML.$D$4];[.$G133];[$HTML.$E$4];[.$I133];[$HTML.$F$4];[.$K133];[$HTML.$G$4];[.$O133];[$HTML.$H$4];[.$A133];[$HTML.$I$4];[.$B133];[$HTML.$J$4])" office:value-type="string" office:string-value="{&quot;id&quot;:&quot;Y-13&quot;,&quot;name&quot;:&quot;イエローストーン&quot;,&quot;imageUrl&quot;:&quot;https://one-draw.jp/ijinden/cardlist/Y01/card/02_Y_013.png&quot;,&quot;expansion&quot;:20,&quot;type&quot;:4,&quot;color&quot;:8,&quot;term&quot;:0,&quot;orderTable&quot;:132,&quot;orderDeck&quot;:286}," calcext:value-type="string">
            <text:p>{"id":"Y-13","name":"イエローストーン","imageUrl":"https://one-draw.jp/ijinden/cardlist/Y01/card/02_Y_013.png","expansion":20,"type":4,"color":8,"term":0,"orderTable":132,"orderDeck":286},</text:p>
          </table:table-cell>
          <table:table-cell table:number-columns-repeated="1634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F13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3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134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C134];[$HTML.$B$1];[.$C134];[$HTML.$C$1];[.$P134];[$HTML.$D$1];[.$E134];[$HTML.$E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4];[$HTML.$B$2];[.$C134];[$HTML.$C$2];[.$P134];[$HTML.$D$2];[.$E134];[$HTML.$E$2])" office:value-type="string" office:string-value="&lt;div class=&quot;container-card&quot; id=&quot;side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4];[$HTML.$B$3];[.G134];[$HTML.$C$3];[.I134];[$HTML.$D$3];[.K134];[$HTML.$E$3];[.O134];[$HTML.$F$3];[.C134];[$HTML.$G$3];[.E134];[$HTML.$H$3];[.C134];[$HTML.$I$3];[.C134];[$HTML.$J$3])" office:value-type="string" office:string-value="&lt;tr data-id=&quot;2-1&quot; data-expansion=&quot;25&quot; data-type=&quot;1&quot; data-color=&quot;1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1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readonly /&gt;&lt;button type="button" class="btn btn-outline-secondary btn-push"&gt;+&lt;/button&gt;&lt;/div&gt;&lt;/td&gt;&lt;/tr&gt;</text:p>
          </table:table-cell>
          <table:table-cell table:formula="of:=CONCATENATE([$HTML.$A$4];[.$C134];[$HTML.$B$4];[.$E134];[$HTML.$C$4];[.$P134];[$HTML.$D$4];[.$G134];[$HTML.$E$4];[.$I134];[$HTML.$F$4];[.$K134];[$HTML.$G$4];[.$O134];[$HTML.$H$4];[.$A134];[$HTML.$I$4];[.$B134];[$HTML.$J$4])" office:value-type="string" office:string-value="{&quot;id&quot;:&quot;2-1&quot;,&quot;name&quot;:&quot;天草四郎&quot;,&quot;imageUrl&quot;:&quot;https://one-draw.jp/ijinden/cardlist/002/card/02_001.png&quot;,&quot;expansion&quot;:25,&quot;type&quot;:1,&quot;color&quot;:1,&quot;term&quot;:3,&quot;orderTable&quot;:133,&quot;orderDeck&quot;:58}," calcext:value-type="string">
            <text:p>{"id":"2-1","name":"天草四郎","imageUrl":"https://one-draw.jp/ijinden/cardlist/002/card/02_001.png","expansion":25,"type":1,"color":1,"term":3,"orderTable":133,"orderDeck":58},</text:p>
          </table:table-cell>
          <table:table-cell table:number-columns-repeated="1634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F13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3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N135];[$能力語番号.$A$1:$能力語番号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C135];[$HTML.$B$1];[.$C135];[$HTML.$C$1];[.$P135];[$HTML.$D$1];[.$E135];[$HTML.$E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5];[$HTML.$B$2];[.$C135];[$HTML.$C$2];[.$P135];[$HTML.$D$2];[.$E135];[$HTML.$E$2])" office:value-type="string" office:string-value="&lt;div class=&quot;container-card&quot; id=&quot;side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5];[$HTML.$B$3];[.G135];[$HTML.$C$3];[.I135];[$HTML.$D$3];[.K135];[$HTML.$E$3];[.O135];[$HTML.$F$3];[.C135];[$HTML.$G$3];[.E135];[$HTML.$H$3];[.C135];[$HTML.$I$3];[.C135];[$HTML.$J$3])" office:value-type="string" office:string-value="&lt;tr data-id=&quot;2-2&quot; data-expansion=&quot;25&quot; data-type=&quot;1&quot; data-color=&quot;2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2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readonly /&gt;&lt;button type="button" class="btn btn-outline-secondary btn-push"&gt;+&lt;/button&gt;&lt;/div&gt;&lt;/td&gt;&lt;/tr&gt;</text:p>
          </table:table-cell>
          <table:table-cell table:formula="of:=CONCATENATE([$HTML.$A$4];[.$C135];[$HTML.$B$4];[.$E135];[$HTML.$C$4];[.$P135];[$HTML.$D$4];[.$G135];[$HTML.$E$4];[.$I135];[$HTML.$F$4];[.$K135];[$HTML.$G$4];[.$O135];[$HTML.$H$4];[.$A135];[$HTML.$I$4];[.$B135];[$HTML.$J$4])" office:value-type="string" office:string-value="{&quot;id&quot;:&quot;2-2&quot;,&quot;name&quot;:&quot;ピョートル大帝&quot;,&quot;imageUrl&quot;:&quot;https://one-draw.jp/ijinden/cardlist/002/card/02_002.png&quot;,&quot;expansion&quot;:25,&quot;type&quot;:1,&quot;color&quot;:2,&quot;term&quot;:4,&quot;orderTable&quot;:134,&quot;orderDeck&quot;:131}," calcext:value-type="string">
            <text:p>{"id":"2-2","name":"ピョートル大帝","imageUrl":"https://one-draw.jp/ijinden/cardlist/002/card/02_002.png","expansion":25,"type":1,"color":2,"term":4,"orderTable":134,"orderDeck":131},</text:p>
          </table:table-cell>
          <table:table-cell table:number-columns-repeated="1634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F13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36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C136];[$HTML.$B$1];[.$C136];[$HTML.$C$1];[.$P136];[$HTML.$D$1];[.$E136];[$HTML.$E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6];[$HTML.$B$2];[.$C136];[$HTML.$C$2];[.$P136];[$HTML.$D$2];[.$E136];[$HTML.$E$2])" office:value-type="string" office:string-value="&lt;div class=&quot;container-card&quot; id=&quot;side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6];[$HTML.$B$3];[.G136];[$HTML.$C$3];[.I136];[$HTML.$D$3];[.K136];[$HTML.$E$3];[.O136];[$HTML.$F$3];[.C136];[$HTML.$G$3];[.E136];[$HTML.$H$3];[.C136];[$HTML.$I$3];[.C136];[$HTML.$J$3])" office:value-type="string" office:string-value="&lt;tr data-id=&quot;2-3&quot; data-expansion=&quot;25&quot; data-type=&quot;1&quot; data-color=&quot;4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4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readonly /&gt;&lt;button type="button" class="btn btn-outline-secondary btn-push"&gt;+&lt;/button&gt;&lt;/div&gt;&lt;/td&gt;&lt;/tr&gt;</text:p>
          </table:table-cell>
          <table:table-cell table:formula="of:=CONCATENATE([$HTML.$A$4];[.$C136];[$HTML.$B$4];[.$E136];[$HTML.$C$4];[.$P136];[$HTML.$D$4];[.$G136];[$HTML.$E$4];[.$I136];[$HTML.$F$4];[.$K136];[$HTML.$G$4];[.$O136];[$HTML.$H$4];[.$A136];[$HTML.$I$4];[.$B136];[$HTML.$J$4])" office:value-type="string" office:string-value="{&quot;id&quot;:&quot;2-3&quot;,&quot;name&quot;:&quot;エイブラハム・リンカン&quot;,&quot;imageUrl&quot;:&quot;https://one-draw.jp/ijinden/cardlist/002/card/02_003.png&quot;,&quot;expansion&quot;:25,&quot;type&quot;:1,&quot;color&quot;:4,&quot;term&quot;:0,&quot;orderTable&quot;:135,&quot;orderDeck&quot;:190}," calcext:value-type="string">
            <text:p>{"id":"2-3","name":"エイブラハム・リンカン","imageUrl":"https://one-draw.jp/ijinden/cardlist/002/card/02_003.png","expansion":25,"type":1,"color":4,"term":0,"orderTable":135,"orderDeck":190},</text:p>
          </table:table-cell>
          <table:table-cell table:number-columns-repeated="1634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F13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C137];[$HTML.$B$1];[.$C137];[$HTML.$C$1];[.$P137];[$HTML.$D$1];[.$E137];[$HTML.$E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7];[$HTML.$B$2];[.$C137];[$HTML.$C$2];[.$P137];[$HTML.$D$2];[.$E137];[$HTML.$E$2])" office:value-type="string" office:string-value="&lt;div class=&quot;container-card&quot; id=&quot;side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7];[$HTML.$B$3];[.G137];[$HTML.$C$3];[.I137];[$HTML.$D$3];[.K137];[$HTML.$E$3];[.O137];[$HTML.$F$3];[.C137];[$HTML.$G$3];[.E137];[$HTML.$H$3];[.C137];[$HTML.$I$3];[.C137];[$HTML.$J$3])" office:value-type="string" office:string-value="&lt;tr data-id=&quot;2-4&quot; data-expansion=&quot;25&quot; data-type=&quot;1&quot; data-color=&quot;8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8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readonly /&gt;&lt;button type="button" class="btn btn-outline-secondary btn-push"&gt;+&lt;/button&gt;&lt;/div&gt;&lt;/td&gt;&lt;/tr&gt;</text:p>
          </table:table-cell>
          <table:table-cell table:formula="of:=CONCATENATE([$HTML.$A$4];[.$C137];[$HTML.$B$4];[.$E137];[$HTML.$C$4];[.$P137];[$HTML.$D$4];[.$G137];[$HTML.$E$4];[.$I137];[$HTML.$F$4];[.$K137];[$HTML.$G$4];[.$O137];[$HTML.$H$4];[.$A137];[$HTML.$I$4];[.$B137];[$HTML.$J$4])" office:value-type="string" office:string-value="{&quot;id&quot;:&quot;2-4&quot;,&quot;name&quot;:&quot;アイザック・ニュートン&quot;,&quot;imageUrl&quot;:&quot;https://one-draw.jp/ijinden/cardlist/002/card/02_004.png&quot;,&quot;expansion&quot;:25,&quot;type&quot;:1,&quot;color&quot;:8,&quot;term&quot;:0,&quot;orderTable&quot;:136,&quot;orderDeck&quot;:184}," calcext:value-type="string">
            <text:p>{"id":"2-4","name":"アイザック・ニュートン","imageUrl":"https://one-draw.jp/ijinden/cardlist/002/card/02_004.png","expansion":25,"type":1,"color":8,"term":0,"orderTable":136,"orderDeck":184},</text:p>
          </table:table-cell>
          <table:table-cell table:number-columns-repeated="1634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F13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3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3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C138];[$HTML.$B$1];[.$C138];[$HTML.$C$1];[.$P138];[$HTML.$D$1];[.$E138];[$HTML.$E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8];[$HTML.$B$2];[.$C138];[$HTML.$C$2];[.$P138];[$HTML.$D$2];[.$E138];[$HTML.$E$2])" office:value-type="string" office:string-value="&lt;div class=&quot;container-card&quot; id=&quot;side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8];[$HTML.$B$3];[.G138];[$HTML.$C$3];[.I138];[$HTML.$D$3];[.K138];[$HTML.$E$3];[.O138];[$HTML.$F$3];[.C138];[$HTML.$G$3];[.E138];[$HTML.$H$3];[.C138];[$HTML.$I$3];[.C138];[$HTML.$J$3])" office:value-type="string" office:string-value="&lt;tr data-id=&quot;2-5&quot; data-expansion=&quot;25&quot; data-type=&quot;1&quot; data-color=&quot;8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8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readonly /&gt;&lt;button type="button" class="btn btn-outline-secondary btn-push"&gt;+&lt;/button&gt;&lt;/div&gt;&lt;/td&gt;&lt;/tr&gt;</text:p>
          </table:table-cell>
          <table:table-cell table:formula="of:=CONCATENATE([$HTML.$A$4];[.$C138];[$HTML.$B$4];[.$E138];[$HTML.$C$4];[.$P138];[$HTML.$D$4];[.$G138];[$HTML.$E$4];[.$I138];[$HTML.$F$4];[.$K138];[$HTML.$G$4];[.$O138];[$HTML.$H$4];[.$A138];[$HTML.$I$4];[.$B138];[$HTML.$J$4])" office:value-type="string" office:string-value="{&quot;id&quot;:&quot;2-5&quot;,&quot;name&quot;:&quot;親鸞&quot;,&quot;imageUrl&quot;:&quot;https://one-draw.jp/ijinden/cardlist/002/card/02_005.png&quot;,&quot;expansion&quot;:25,&quot;type&quot;:1,&quot;color&quot;:8,&quot;term&quot;:0,&quot;orderTable&quot;:137,&quot;orderDeck&quot;:110}," calcext:value-type="string">
            <text:p>{"id":"2-5","name":"親鸞","imageUrl":"https://one-draw.jp/ijinden/cardlist/002/card/02_005.png","expansion":25,"type":1,"color":8,"term":0,"orderTable":137,"orderDeck":110},</text:p>
          </table:table-cell>
          <table:table-cell table:number-columns-repeated="1634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F13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3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3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N139];[$能力語番号.$A$1:$能力語番号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C139];[$HTML.$B$1];[.$C139];[$HTML.$C$1];[.$P139];[$HTML.$D$1];[.$E139];[$HTML.$E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39];[$HTML.$B$2];[.$C139];[$HTML.$C$2];[.$P139];[$HTML.$D$2];[.$E139];[$HTML.$E$2])" office:value-type="string" office:string-value="&lt;div class=&quot;container-card&quot; id=&quot;side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39];[$HTML.$B$3];[.G139];[$HTML.$C$3];[.I139];[$HTML.$D$3];[.K139];[$HTML.$E$3];[.O139];[$HTML.$F$3];[.C139];[$HTML.$G$3];[.E139];[$HTML.$H$3];[.C139];[$HTML.$I$3];[.C139];[$HTML.$J$3])" office:value-type="string" office:string-value="&lt;tr data-id=&quot;2-6&quot; data-expansion=&quot;25&quot; data-type=&quot;1&quot; data-color=&quot;8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8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readonly /&gt;&lt;button type="button" class="btn btn-outline-secondary btn-push"&gt;+&lt;/button&gt;&lt;/div&gt;&lt;/td&gt;&lt;/tr&gt;</text:p>
          </table:table-cell>
          <table:table-cell table:formula="of:=CONCATENATE([$HTML.$A$4];[.$C139];[$HTML.$B$4];[.$E139];[$HTML.$C$4];[.$P139];[$HTML.$D$4];[.$G139];[$HTML.$E$4];[.$I139];[$HTML.$F$4];[.$K139];[$HTML.$G$4];[.$O139];[$HTML.$H$4];[.$A139];[$HTML.$I$4];[.$B139];[$HTML.$J$4])" office:value-type="string" office:string-value="{&quot;id&quot;:&quot;2-6&quot;,&quot;name&quot;:&quot;ナポレオン・ボナパルト&quot;,&quot;imageUrl&quot;:&quot;https://one-draw.jp/ijinden/cardlist/002/card/02_006.png&quot;,&quot;expansion&quot;:25,&quot;type&quot;:1,&quot;color&quot;:8,&quot;term&quot;:4,&quot;orderTable&quot;:138,&quot;orderDeck&quot;:175}," calcext:value-type="string">
            <text:p>{"id":"2-6","name":"ナポレオン・ボナパルト","imageUrl":"https://one-draw.jp/ijinden/cardlist/002/card/02_006.png","expansion":25,"type":1,"color":8,"term":4,"orderTable":138,"orderDeck":175},</text:p>
          </table:table-cell>
          <table:table-cell table:number-columns-repeated="1634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F14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C140];[$HTML.$B$1];[.$C140];[$HTML.$C$1];[.$P140];[$HTML.$D$1];[.$E140];[$HTML.$E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0];[$HTML.$B$2];[.$C140];[$HTML.$C$2];[.$P140];[$HTML.$D$2];[.$E140];[$HTML.$E$2])" office:value-type="string" office:string-value="&lt;div class=&quot;container-card&quot; id=&quot;side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0];[$HTML.$B$3];[.G140];[$HTML.$C$3];[.I140];[$HTML.$D$3];[.K140];[$HTML.$E$3];[.O140];[$HTML.$F$3];[.C140];[$HTML.$G$3];[.E140];[$HTML.$H$3];[.C140];[$HTML.$I$3];[.C140];[$HTML.$J$3])" office:value-type="string" office:string-value="&lt;tr data-id=&quot;2-7&quot; data-expansion=&quot;25&quot; data-type=&quot;1&quot; data-color=&quot;1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1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readonly /&gt;&lt;button type="button" class="btn btn-outline-secondary btn-push"&gt;+&lt;/button&gt;&lt;/div&gt;&lt;/td&gt;&lt;/tr&gt;</text:p>
          </table:table-cell>
          <table:table-cell table:formula="of:=CONCATENATE([$HTML.$A$4];[.$C140];[$HTML.$B$4];[.$E140];[$HTML.$C$4];[.$P140];[$HTML.$D$4];[.$G140];[$HTML.$E$4];[.$I140];[$HTML.$F$4];[.$K140];[$HTML.$G$4];[.$O140];[$HTML.$H$4];[.$A140];[$HTML.$I$4];[.$B140];[$HTML.$J$4])" office:value-type="string" office:string-value="{&quot;id&quot;:&quot;2-7&quot;,&quot;name&quot;:&quot;日野富子&quot;,&quot;imageUrl&quot;:&quot;https://one-draw.jp/ijinden/cardlist/002/card/02_007.png&quot;,&quot;expansion&quot;:25,&quot;type&quot;:1,&quot;color&quot;:1,&quot;term&quot;:0,&quot;orderTable&quot;:139,&quot;orderDeck&quot;:26}," calcext:value-type="string">
            <text:p>{"id":"2-7","name":"日野富子","imageUrl":"https://one-draw.jp/ijinden/cardlist/002/card/02_007.png","expansion":25,"type":1,"color":1,"term":0,"orderTable":139,"orderDeck":26},</text:p>
          </table:table-cell>
          <table:table-cell table:number-columns-repeated="1634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F14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1];[$色番号.$A$1:$色番号.$B$9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C141];[$HTML.$B$1];[.$C141];[$HTML.$C$1];[.$P141];[$HTML.$D$1];[.$E141];[$HTML.$E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1];[$HTML.$B$2];[.$C141];[$HTML.$C$2];[.$P141];[$HTML.$D$2];[.$E141];[$HTML.$E$2])" office:value-type="string" office:string-value="&lt;div class=&quot;container-card&quot; id=&quot;side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1];[$HTML.$B$3];[.G141];[$HTML.$C$3];[.I141];[$HTML.$D$3];[.K141];[$HTML.$E$3];[.O141];[$HTML.$F$3];[.C141];[$HTML.$G$3];[.E141];[$HTML.$H$3];[.C141];[$HTML.$I$3];[.C141];[$HTML.$J$3])" office:value-type="string" office:string-value="&lt;tr data-id=&quot;2-8&quot; data-expansion=&quot;25&quot; data-type=&quot;1&quot; data-color=&quot;1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1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readonly /&gt;&lt;button type="button" class="btn btn-outline-secondary btn-push"&gt;+&lt;/button&gt;&lt;/div&gt;&lt;/td&gt;&lt;/tr&gt;</text:p>
          </table:table-cell>
          <table:table-cell table:formula="of:=CONCATENATE([$HTML.$A$4];[.$C141];[$HTML.$B$4];[.$E141];[$HTML.$C$4];[.$P141];[$HTML.$D$4];[.$G141];[$HTML.$E$4];[.$I141];[$HTML.$F$4];[.$K141];[$HTML.$G$4];[.$O141];[$HTML.$H$4];[.$A141];[$HTML.$I$4];[.$B141];[$HTML.$J$4])" office:value-type="string" office:string-value="{&quot;id&quot;:&quot;2-8&quot;,&quot;name&quot;:&quot;豊臣秀吉&quot;,&quot;imageUrl&quot;:&quot;https://one-draw.jp/ijinden/cardlist/002/card/02_008.png&quot;,&quot;expansion&quot;:25,&quot;type&quot;:1,&quot;color&quot;:1,&quot;term&quot;:0,&quot;orderTable&quot;:140,&quot;orderDeck&quot;:194}," calcext:value-type="string">
            <text:p>{"id":"2-8","name":"豊臣秀吉","imageUrl":"https://one-draw.jp/ijinden/cardlist/002/card/02_008.png","expansion":25,"type":1,"color":1,"term":0,"orderTable":140,"orderDeck":194},</text:p>
          </table:table-cell>
          <table:table-cell table:number-columns-repeated="1634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F14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2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142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C142];[$HTML.$B$1];[.$C142];[$HTML.$C$1];[.$P142];[$HTML.$D$1];[.$E142];[$HTML.$E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2];[$HTML.$B$2];[.$C142];[$HTML.$C$2];[.$P142];[$HTML.$D$2];[.$E142];[$HTML.$E$2])" office:value-type="string" office:string-value="&lt;div class=&quot;container-card&quot; id=&quot;side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2];[$HTML.$B$3];[.G142];[$HTML.$C$3];[.I142];[$HTML.$D$3];[.K142];[$HTML.$E$3];[.O142];[$HTML.$F$3];[.C142];[$HTML.$G$3];[.E142];[$HTML.$H$3];[.C142];[$HTML.$I$3];[.C142];[$HTML.$J$3])" office:value-type="string" office:string-value="&lt;tr data-id=&quot;2-9&quot; data-expansion=&quot;25&quot; data-type=&quot;1&quot; data-color=&quot;1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1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readonly /&gt;&lt;button type="button" class="btn btn-outline-secondary btn-push"&gt;+&lt;/button&gt;&lt;/div&gt;&lt;/td&gt;&lt;/tr&gt;</text:p>
          </table:table-cell>
          <table:table-cell table:formula="of:=CONCATENATE([$HTML.$A$4];[.$C142];[$HTML.$B$4];[.$E142];[$HTML.$C$4];[.$P142];[$HTML.$D$4];[.$G142];[$HTML.$E$4];[.$I142];[$HTML.$F$4];[.$K142];[$HTML.$G$4];[.$O142];[$HTML.$H$4];[.$A142];[$HTML.$I$4];[.$B142];[$HTML.$J$4])" office:value-type="string" office:string-value="{&quot;id&quot;:&quot;2-9&quot;,&quot;name&quot;:&quot;石田三成&quot;,&quot;imageUrl&quot;:&quot;https://one-draw.jp/ijinden/cardlist/002/card/02_009.png&quot;,&quot;expansion&quot;:25,&quot;type&quot;:1,&quot;color&quot;:1,&quot;term&quot;:3,&quot;orderTable&quot;:141,&quot;orderDeck&quot;:123}," calcext:value-type="string">
            <text:p>{"id":"2-9","name":"石田三成","imageUrl":"https://one-draw.jp/ijinden/cardlist/002/card/02_009.png","expansion":25,"type":1,"color":1,"term":3,"orderTable":141,"orderDeck":123},</text:p>
          </table:table-cell>
          <table:table-cell table:number-columns-repeated="1634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F14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C143];[$HTML.$B$1];[.$C143];[$HTML.$C$1];[.$P143];[$HTML.$D$1];[.$E143];[$HTML.$E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3];[$HTML.$B$2];[.$C143];[$HTML.$C$2];[.$P143];[$HTML.$D$2];[.$E143];[$HTML.$E$2])" office:value-type="string" office:string-value="&lt;div class=&quot;container-card&quot; id=&quot;side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3];[$HTML.$B$3];[.G143];[$HTML.$C$3];[.I143];[$HTML.$D$3];[.K143];[$HTML.$E$3];[.O143];[$HTML.$F$3];[.C143];[$HTML.$G$3];[.E143];[$HTML.$H$3];[.C143];[$HTML.$I$3];[.C143];[$HTML.$J$3])" office:value-type="string" office:string-value="&lt;tr data-id=&quot;2-10&quot; data-expansion=&quot;25&quot; data-type=&quot;1&quot; data-color=&quot;1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1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readonly /&gt;&lt;button type="button" class="btn btn-outline-secondary btn-push"&gt;+&lt;/button&gt;&lt;/div&gt;&lt;/td&gt;&lt;/tr&gt;</text:p>
          </table:table-cell>
          <table:table-cell table:formula="of:=CONCATENATE([$HTML.$A$4];[.$C143];[$HTML.$B$4];[.$E143];[$HTML.$C$4];[.$P143];[$HTML.$D$4];[.$G143];[$HTML.$E$4];[.$I143];[$HTML.$F$4];[.$K143];[$HTML.$G$4];[.$O143];[$HTML.$H$4];[.$A143];[$HTML.$I$4];[.$B143];[$HTML.$J$4])" office:value-type="string" office:string-value="{&quot;id&quot;:&quot;2-10&quot;,&quot;name&quot;:&quot;栄西&quot;,&quot;imageUrl&quot;:&quot;https://one-draw.jp/ijinden/cardlist/002/card/02_010.png&quot;,&quot;expansion&quot;:25,&quot;type&quot;:1,&quot;color&quot;:1,&quot;term&quot;:0,&quot;orderTable&quot;:142,&quot;orderDeck&quot;:4}," calcext:value-type="string">
            <text:p>{"id":"2-10","name":"栄西","imageUrl":"https://one-draw.jp/ijinden/cardlist/002/card/02_010.png","expansion":25,"type":1,"color":1,"term":0,"orderTable":142,"orderDeck":4},</text:p>
          </table:table-cell>
          <table:table-cell table:number-columns-repeated="1634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F14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C144];[$HTML.$B$1];[.$C144];[$HTML.$C$1];[.$P144];[$HTML.$D$1];[.$E144];[$HTML.$E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4];[$HTML.$B$2];[.$C144];[$HTML.$C$2];[.$P144];[$HTML.$D$2];[.$E144];[$HTML.$E$2])" office:value-type="string" office:string-value="&lt;div class=&quot;container-card&quot; id=&quot;side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4];[$HTML.$B$3];[.G144];[$HTML.$C$3];[.I144];[$HTML.$D$3];[.K144];[$HTML.$E$3];[.O144];[$HTML.$F$3];[.C144];[$HTML.$G$3];[.E144];[$HTML.$H$3];[.C144];[$HTML.$I$3];[.C144];[$HTML.$J$3])" office:value-type="string" office:string-value="&lt;tr data-id=&quot;2-11&quot; data-expansion=&quot;25&quot; data-type=&quot;1&quot; data-color=&quot;1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1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readonly /&gt;&lt;button type="button" class="btn btn-outline-secondary btn-push"&gt;+&lt;/button&gt;&lt;/div&gt;&lt;/td&gt;&lt;/tr&gt;</text:p>
          </table:table-cell>
          <table:table-cell table:formula="of:=CONCATENATE([$HTML.$A$4];[.$C144];[$HTML.$B$4];[.$E144];[$HTML.$C$4];[.$P144];[$HTML.$D$4];[.$G144];[$HTML.$E$4];[.$I144];[$HTML.$F$4];[.$K144];[$HTML.$G$4];[.$O144];[$HTML.$H$4];[.$A144];[$HTML.$I$4];[.$B144];[$HTML.$J$4])" office:value-type="string" office:string-value="{&quot;id&quot;:&quot;2-11&quot;,&quot;name&quot;:&quot;道元&quot;,&quot;imageUrl&quot;:&quot;https://one-draw.jp/ijinden/cardlist/002/card/02_011.png&quot;,&quot;expansion&quot;:25,&quot;type&quot;:1,&quot;color&quot;:1,&quot;term&quot;:0,&quot;orderTable&quot;:143,&quot;orderDeck&quot;:59}," calcext:value-type="string">
            <text:p>{"id":"2-11","name":"道元","imageUrl":"https://one-draw.jp/ijinden/cardlist/002/card/02_011.png","expansion":25,"type":1,"color":1,"term":0,"orderTable":143,"orderDeck":59},</text:p>
          </table:table-cell>
          <table:table-cell table:number-columns-repeated="1634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F14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5];[$色番号.$A$1:$色番号.$B$9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C145];[$HTML.$B$1];[.$C145];[$HTML.$C$1];[.$P145];[$HTML.$D$1];[.$E145];[$HTML.$E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5];[$HTML.$B$2];[.$C145];[$HTML.$C$2];[.$P145];[$HTML.$D$2];[.$E145];[$HTML.$E$2])" office:value-type="string" office:string-value="&lt;div class=&quot;container-card&quot; id=&quot;side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5];[$HTML.$B$3];[.G145];[$HTML.$C$3];[.I145];[$HTML.$D$3];[.K145];[$HTML.$E$3];[.O145];[$HTML.$F$3];[.C145];[$HTML.$G$3];[.E145];[$HTML.$H$3];[.C145];[$HTML.$I$3];[.C145];[$HTML.$J$3])" office:value-type="string" office:string-value="&lt;tr data-id=&quot;2-12&quot; data-expansion=&quot;25&quot; data-type=&quot;1&quot; data-color=&quot;1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1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readonly /&gt;&lt;button type="button" class="btn btn-outline-secondary btn-push"&gt;+&lt;/button&gt;&lt;/div&gt;&lt;/td&gt;&lt;/tr&gt;</text:p>
          </table:table-cell>
          <table:table-cell table:formula="of:=CONCATENATE([$HTML.$A$4];[.$C145];[$HTML.$B$4];[.$E145];[$HTML.$C$4];[.$P145];[$HTML.$D$4];[.$G145];[$HTML.$E$4];[.$I145];[$HTML.$F$4];[.$K145];[$HTML.$G$4];[.$O145];[$HTML.$H$4];[.$A145];[$HTML.$I$4];[.$B145];[$HTML.$J$4])" office:value-type="string" office:string-value="{&quot;id&quot;:&quot;2-12&quot;,&quot;name&quot;:&quot;足利義昭&quot;,&quot;imageUrl&quot;:&quot;https://one-draw.jp/ijinden/cardlist/002/card/02_012.png&quot;,&quot;expansion&quot;:25,&quot;type&quot;:1,&quot;color&quot;:1,&quot;term&quot;:0,&quot;orderTable&quot;:144,&quot;orderDeck&quot;:189}," calcext:value-type="string">
            <text:p>{"id":"2-12","name":"足利義昭","imageUrl":"https://one-draw.jp/ijinden/cardlist/002/card/02_012.png","expansion":25,"type":1,"color":1,"term":0,"orderTable":144,"orderDeck":189},</text:p>
          </table:table-cell>
          <table:table-cell table:number-columns-repeated="1634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F14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6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C146];[$HTML.$B$1];[.$C146];[$HTML.$C$1];[.$P146];[$HTML.$D$1];[.$E146];[$HTML.$E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6];[$HTML.$B$2];[.$C146];[$HTML.$C$2];[.$P146];[$HTML.$D$2];[.$E146];[$HTML.$E$2])" office:value-type="string" office:string-value="&lt;div class=&quot;container-card&quot; id=&quot;side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6];[$HTML.$B$3];[.G146];[$HTML.$C$3];[.I146];[$HTML.$D$3];[.K146];[$HTML.$E$3];[.O146];[$HTML.$F$3];[.C146];[$HTML.$G$3];[.E146];[$HTML.$H$3];[.C146];[$HTML.$I$3];[.C146];[$HTML.$J$3])" office:value-type="string" office:string-value="&lt;tr data-id=&quot;2-13&quot; data-expansion=&quot;25&quot; data-type=&quot;1&quot; data-color=&quot;1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1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readonly /&gt;&lt;button type="button" class="btn btn-outline-secondary btn-push"&gt;+&lt;/button&gt;&lt;/div&gt;&lt;/td&gt;&lt;/tr&gt;</text:p>
          </table:table-cell>
          <table:table-cell table:formula="of:=CONCATENATE([$HTML.$A$4];[.$C146];[$HTML.$B$4];[.$E146];[$HTML.$C$4];[.$P146];[$HTML.$D$4];[.$G146];[$HTML.$E$4];[.$I146];[$HTML.$F$4];[.$K146];[$HTML.$G$4];[.$O146];[$HTML.$H$4];[.$A146];[$HTML.$I$4];[.$B146];[$HTML.$J$4])" office:value-type="string" office:string-value="{&quot;id&quot;:&quot;2-13&quot;,&quot;name&quot;:&quot;毛利輝元&quot;,&quot;imageUrl&quot;:&quot;https://one-draw.jp/ijinden/cardlist/002/card/02_013.png&quot;,&quot;expansion&quot;:25,&quot;type&quot;:1,&quot;color&quot;:1,&quot;term&quot;:0,&quot;orderTable&quot;:145,&quot;orderDeck&quot;:150}," calcext:value-type="string">
            <text:p>{"id":"2-13","name":"毛利輝元","imageUrl":"https://one-draw.jp/ijinden/cardlist/002/card/02_013.png","expansion":25,"type":1,"color":1,"term":0,"orderTable":145,"orderDeck":150},</text:p>
          </table:table-cell>
          <table:table-cell table:number-columns-repeated="1634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F14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C147];[$HTML.$B$1];[.$C147];[$HTML.$C$1];[.$P147];[$HTML.$D$1];[.$E147];[$HTML.$E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7];[$HTML.$B$2];[.$C147];[$HTML.$C$2];[.$P147];[$HTML.$D$2];[.$E147];[$HTML.$E$2])" office:value-type="string" office:string-value="&lt;div class=&quot;container-card&quot; id=&quot;side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7];[$HTML.$B$3];[.G147];[$HTML.$C$3];[.I147];[$HTML.$D$3];[.K147];[$HTML.$E$3];[.O147];[$HTML.$F$3];[.C147];[$HTML.$G$3];[.E147];[$HTML.$H$3];[.C147];[$HTML.$I$3];[.C147];[$HTML.$J$3])" office:value-type="string" office:string-value="&lt;tr data-id=&quot;2-14&quot; data-expansion=&quot;25&quot; data-type=&quot;1&quot; data-color=&quot;1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1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readonly /&gt;&lt;button type="button" class="btn btn-outline-secondary btn-push"&gt;+&lt;/button&gt;&lt;/div&gt;&lt;/td&gt;&lt;/tr&gt;</text:p>
          </table:table-cell>
          <table:table-cell table:formula="of:=CONCATENATE([$HTML.$A$4];[.$C147];[$HTML.$B$4];[.$E147];[$HTML.$C$4];[.$P147];[$HTML.$D$4];[.$G147];[$HTML.$E$4];[.$I147];[$HTML.$F$4];[.$K147];[$HTML.$G$4];[.$O147];[$HTML.$H$4];[.$A147];[$HTML.$I$4];[.$B147];[$HTML.$J$4])" office:value-type="string" office:string-value="{&quot;id&quot;:&quot;2-14&quot;,&quot;name&quot;:&quot;北条時政&quot;,&quot;imageUrl&quot;:&quot;https://one-draw.jp/ijinden/cardlist/002/card/02_014.png&quot;,&quot;expansion&quot;:25,&quot;type&quot;:1,&quot;color&quot;:1,&quot;term&quot;:0,&quot;orderTable&quot;:146,&quot;orderDeck&quot;:124}," calcext:value-type="string">
            <text:p>{"id":"2-14","name":"北条時政","imageUrl":"https://one-draw.jp/ijinden/cardlist/002/card/02_014.png","expansion":25,"type":1,"color":1,"term":0,"orderTable":146,"orderDeck":124},</text:p>
          </table:table-cell>
          <table:table-cell table:number-columns-repeated="1634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F14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148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C148];[$HTML.$B$1];[.$C148];[$HTML.$C$1];[.$P148];[$HTML.$D$1];[.$E148];[$HTML.$E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8];[$HTML.$B$2];[.$C148];[$HTML.$C$2];[.$P148];[$HTML.$D$2];[.$E148];[$HTML.$E$2])" office:value-type="string" office:string-value="&lt;div class=&quot;container-card&quot; id=&quot;side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8];[$HTML.$B$3];[.G148];[$HTML.$C$3];[.I148];[$HTML.$D$3];[.K148];[$HTML.$E$3];[.O148];[$HTML.$F$3];[.C148];[$HTML.$G$3];[.E148];[$HTML.$H$3];[.C148];[$HTML.$I$3];[.C148];[$HTML.$J$3])" office:value-type="string" office:string-value="&lt;tr data-id=&quot;2-15&quot; data-expansion=&quot;25&quot; data-type=&quot;1&quot; data-color=&quot;1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1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readonly /&gt;&lt;button type="button" class="btn btn-outline-secondary btn-push"&gt;+&lt;/button&gt;&lt;/div&gt;&lt;/td&gt;&lt;/tr&gt;</text:p>
          </table:table-cell>
          <table:table-cell table:formula="of:=CONCATENATE([$HTML.$A$4];[.$C148];[$HTML.$B$4];[.$E148];[$HTML.$C$4];[.$P148];[$HTML.$D$4];[.$G148];[$HTML.$E$4];[.$I148];[$HTML.$F$4];[.$K148];[$HTML.$G$4];[.$O148];[$HTML.$H$4];[.$A148];[$HTML.$I$4];[.$B148];[$HTML.$J$4])" office:value-type="string" office:string-value="{&quot;id&quot;:&quot;2-15&quot;,&quot;name&quot;:&quot;北条時宗&quot;,&quot;imageUrl&quot;:&quot;https://one-draw.jp/ijinden/cardlist/002/card/02_015.png&quot;,&quot;expansion&quot;:25,&quot;type&quot;:1,&quot;color&quot;:1,&quot;term&quot;:0,&quot;orderTable&quot;:147,&quot;orderDeck&quot;:167}," calcext:value-type="string">
            <text:p>{"id":"2-15","name":"北条時宗","imageUrl":"https://one-draw.jp/ijinden/cardlist/002/card/02_015.png","expansion":25,"type":1,"color":1,"term":0,"orderTable":147,"orderDeck":167},</text:p>
          </table:table-cell>
          <table:table-cell table:number-columns-repeated="1634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F14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4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49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4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C149];[$HTML.$B$1];[.$C149];[$HTML.$C$1];[.$P149];[$HTML.$D$1];[.$E149];[$HTML.$E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49];[$HTML.$B$2];[.$C149];[$HTML.$C$2];[.$P149];[$HTML.$D$2];[.$E149];[$HTML.$E$2])" office:value-type="string" office:string-value="&lt;div class=&quot;container-card&quot; id=&quot;side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49];[$HTML.$B$3];[.G149];[$HTML.$C$3];[.I149];[$HTML.$D$3];[.K149];[$HTML.$E$3];[.O149];[$HTML.$F$3];[.C149];[$HTML.$G$3];[.E149];[$HTML.$H$3];[.C149];[$HTML.$I$3];[.C149];[$HTML.$J$3])" office:value-type="string" office:string-value="&lt;tr data-id=&quot;2-16&quot; data-expansion=&quot;25&quot; data-type=&quot;1&quot; data-color=&quot;2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2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readonly /&gt;&lt;button type="button" class="btn btn-outline-secondary btn-push"&gt;+&lt;/button&gt;&lt;/div&gt;&lt;/td&gt;&lt;/tr&gt;</text:p>
          </table:table-cell>
          <table:table-cell table:formula="of:=CONCATENATE([$HTML.$A$4];[.$C149];[$HTML.$B$4];[.$E149];[$HTML.$C$4];[.$P149];[$HTML.$D$4];[.$G149];[$HTML.$E$4];[.$I149];[$HTML.$F$4];[.$K149];[$HTML.$G$4];[.$O149];[$HTML.$H$4];[.$A149];[$HTML.$I$4];[.$B149];[$HTML.$J$4])" office:value-type="string" office:string-value="{&quot;id&quot;:&quot;2-16&quot;,&quot;name&quot;:&quot;シャルル・ド・モンテスキュー&quot;,&quot;imageUrl&quot;:&quot;https://one-draw.jp/ijinden/cardlist/002/card/02_016.png&quot;,&quot;expansion&quot;:25,&quot;type&quot;:1,&quot;color&quot;:2,&quot;term&quot;:0,&quot;orderTable&quot;:148,&quot;orderDeck&quot;:33}," calcext:value-type="string">
            <text:p>{"id":"2-16","name":"シャルル・ド・モンテスキュー","imageUrl":"https://one-draw.jp/ijinden/cardlist/002/card/02_016.png","expansion":25,"type":1,"color":2,"term":0,"orderTable":148,"orderDeck":33},</text:p>
          </table:table-cell>
          <table:table-cell table:number-columns-repeated="1634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F15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C150];[$HTML.$B$1];[.$C150];[$HTML.$C$1];[.$P150];[$HTML.$D$1];[.$E150];[$HTML.$E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0];[$HTML.$B$2];[.$C150];[$HTML.$C$2];[.$P150];[$HTML.$D$2];[.$E150];[$HTML.$E$2])" office:value-type="string" office:string-value="&lt;div class=&quot;container-card&quot; id=&quot;side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0];[$HTML.$B$3];[.G150];[$HTML.$C$3];[.I150];[$HTML.$D$3];[.K150];[$HTML.$E$3];[.O150];[$HTML.$F$3];[.C150];[$HTML.$G$3];[.E150];[$HTML.$H$3];[.C150];[$HTML.$I$3];[.C150];[$HTML.$J$3])" office:value-type="string" office:string-value="&lt;tr data-id=&quot;2-17&quot; data-expansion=&quot;25&quot; data-type=&quot;1&quot; data-color=&quot;2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2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readonly /&gt;&lt;button type="button" class="btn btn-outline-secondary btn-push"&gt;+&lt;/button&gt;&lt;/div&gt;&lt;/td&gt;&lt;/tr&gt;</text:p>
          </table:table-cell>
          <table:table-cell table:formula="of:=CONCATENATE([$HTML.$A$4];[.$C150];[$HTML.$B$4];[.$E150];[$HTML.$C$4];[.$P150];[$HTML.$D$4];[.$G150];[$HTML.$E$4];[.$I150];[$HTML.$F$4];[.$K150];[$HTML.$G$4];[.$O150];[$HTML.$H$4];[.$A150];[$HTML.$I$4];[.$B150];[$HTML.$J$4])" office:value-type="string" office:string-value="{&quot;id&quot;:&quot;2-17&quot;,&quot;name&quot;:&quot;ジャン＝ジャック・ルソー&quot;,&quot;imageUrl&quot;:&quot;https://one-draw.jp/ijinden/cardlist/002/card/02_017.png&quot;,&quot;expansion&quot;:25,&quot;type&quot;:1,&quot;color&quot;:2,&quot;term&quot;:0,&quot;orderTable&quot;:149,&quot;orderDeck&quot;:68}," calcext:value-type="string">
            <text:p>{"id":"2-17","name":"ジャン＝ジャック・ルソー","imageUrl":"https://one-draw.jp/ijinden/cardlist/002/card/02_017.png","expansion":25,"type":1,"color":2,"term":0,"orderTable":149,"orderDeck":68},</text:p>
          </table:table-cell>
          <table:table-cell table:number-columns-repeated="1634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F15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C151];[$HTML.$B$1];[.$C151];[$HTML.$C$1];[.$P151];[$HTML.$D$1];[.$E151];[$HTML.$E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1];[$HTML.$B$2];[.$C151];[$HTML.$C$2];[.$P151];[$HTML.$D$2];[.$E151];[$HTML.$E$2])" office:value-type="string" office:string-value="&lt;div class=&quot;container-card&quot; id=&quot;side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1];[$HTML.$B$3];[.G151];[$HTML.$C$3];[.I151];[$HTML.$D$3];[.K151];[$HTML.$E$3];[.O151];[$HTML.$F$3];[.C151];[$HTML.$G$3];[.E151];[$HTML.$H$3];[.C151];[$HTML.$I$3];[.C151];[$HTML.$J$3])" office:value-type="string" office:string-value="&lt;tr data-id=&quot;2-18&quot; data-expansion=&quot;25&quot; data-type=&quot;1&quot; data-color=&quot;2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2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readonly /&gt;&lt;button type="button" class="btn btn-outline-secondary btn-push"&gt;+&lt;/button&gt;&lt;/div&gt;&lt;/td&gt;&lt;/tr&gt;</text:p>
          </table:table-cell>
          <table:table-cell table:formula="of:=CONCATENATE([$HTML.$A$4];[.$C151];[$HTML.$B$4];[.$E151];[$HTML.$C$4];[.$P151];[$HTML.$D$4];[.$G151];[$HTML.$E$4];[.$I151];[$HTML.$F$4];[.$K151];[$HTML.$G$4];[.$O151];[$HTML.$H$4];[.$A151];[$HTML.$I$4];[.$B151];[$HTML.$J$4])" office:value-type="string" office:string-value="{&quot;id&quot;:&quot;2-18&quot;,&quot;name&quot;:&quot;エカチェリーナ2世&quot;,&quot;imageUrl&quot;:&quot;https://one-draw.jp/ijinden/cardlist/002/card/02_018.png&quot;,&quot;expansion&quot;:25,&quot;type&quot;:1,&quot;color&quot;:2,&quot;term&quot;:0,&quot;orderTable&quot;:150,&quot;orderDeck&quot;:34}," calcext:value-type="string">
            <text:p>{"id":"2-18","name":"エカチェリーナ2世","imageUrl":"https://one-draw.jp/ijinden/cardlist/002/card/02_018.png","expansion":25,"type":1,"color":2,"term":0,"orderTable":150,"orderDeck":34},</text:p>
          </table:table-cell>
          <table:table-cell table:number-columns-repeated="1634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F15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C152];[$HTML.$B$1];[.$C152];[$HTML.$C$1];[.$P152];[$HTML.$D$1];[.$E152];[$HTML.$E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2];[$HTML.$B$2];[.$C152];[$HTML.$C$2];[.$P152];[$HTML.$D$2];[.$E152];[$HTML.$E$2])" office:value-type="string" office:string-value="&lt;div class=&quot;container-card&quot; id=&quot;side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2];[$HTML.$B$3];[.G152];[$HTML.$C$3];[.I152];[$HTML.$D$3];[.K152];[$HTML.$E$3];[.O152];[$HTML.$F$3];[.C152];[$HTML.$G$3];[.E152];[$HTML.$H$3];[.C152];[$HTML.$I$3];[.C152];[$HTML.$J$3])" office:value-type="string" office:string-value="&lt;tr data-id=&quot;2-19&quot; data-expansion=&quot;25&quot; data-type=&quot;1&quot; data-color=&quot;2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2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readonly /&gt;&lt;button type="button" class="btn btn-outline-secondary btn-push"&gt;+&lt;/button&gt;&lt;/div&gt;&lt;/td&gt;&lt;/tr&gt;</text:p>
          </table:table-cell>
          <table:table-cell table:formula="of:=CONCATENATE([$HTML.$A$4];[.$C152];[$HTML.$B$4];[.$E152];[$HTML.$C$4];[.$P152];[$HTML.$D$4];[.$G152];[$HTML.$E$4];[.$I152];[$HTML.$F$4];[.$K152];[$HTML.$G$4];[.$O152];[$HTML.$H$4];[.$A152];[$HTML.$I$4];[.$B152];[$HTML.$J$4])" office:value-type="string" office:string-value="{&quot;id&quot;:&quot;2-19&quot;,&quot;name&quot;:&quot;ジョン・ロック&quot;,&quot;imageUrl&quot;:&quot;https://one-draw.jp/ijinden/cardlist/002/card/02_019.png&quot;,&quot;expansion&quot;:25,&quot;type&quot;:1,&quot;color&quot;:2,&quot;term&quot;:0,&quot;orderTable&quot;:151,&quot;orderDeck&quot;:8}," calcext:value-type="string">
            <text:p>{"id":"2-19","name":"ジョン・ロック","imageUrl":"https://one-draw.jp/ijinden/cardlist/002/card/02_019.png","expansion":25,"type":1,"color":2,"term":0,"orderTable":151,"orderDeck":8},</text:p>
          </table:table-cell>
          <table:table-cell table:number-columns-repeated="1634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F15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N153];[$能力語番号.$A$1:$能力語番号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C153];[$HTML.$B$1];[.$C153];[$HTML.$C$1];[.$P153];[$HTML.$D$1];[.$E153];[$HTML.$E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3];[$HTML.$B$2];[.$C153];[$HTML.$C$2];[.$P153];[$HTML.$D$2];[.$E153];[$HTML.$E$2])" office:value-type="string" office:string-value="&lt;div class=&quot;container-card&quot; id=&quot;side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3];[$HTML.$B$3];[.G153];[$HTML.$C$3];[.I153];[$HTML.$D$3];[.K153];[$HTML.$E$3];[.O153];[$HTML.$F$3];[.C153];[$HTML.$G$3];[.E153];[$HTML.$H$3];[.C153];[$HTML.$I$3];[.C153];[$HTML.$J$3])" office:value-type="string" office:string-value="&lt;tr data-id=&quot;2-20&quot; data-expansion=&quot;25&quot; data-type=&quot;1&quot; data-color=&quot;2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2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readonly /&gt;&lt;button type="button" class="btn btn-outline-secondary btn-push"&gt;+&lt;/button&gt;&lt;/div&gt;&lt;/td&gt;&lt;/tr&gt;</text:p>
          </table:table-cell>
          <table:table-cell table:formula="of:=CONCATENATE([$HTML.$A$4];[.$C153];[$HTML.$B$4];[.$E153];[$HTML.$C$4];[.$P153];[$HTML.$D$4];[.$G153];[$HTML.$E$4];[.$I153];[$HTML.$F$4];[.$K153];[$HTML.$G$4];[.$O153];[$HTML.$H$4];[.$A153];[$HTML.$I$4];[.$B153];[$HTML.$J$4])" office:value-type="string" office:string-value="{&quot;id&quot;:&quot;2-20&quot;,&quot;name&quot;:&quot;洪秀全&quot;,&quot;imageUrl&quot;:&quot;https://one-draw.jp/ijinden/cardlist/002/card/02_020.png&quot;,&quot;expansion&quot;:25,&quot;type&quot;:1,&quot;color&quot;:2,&quot;term&quot;:4,&quot;orderTable&quot;:152,&quot;orderDeck&quot;:35}," calcext:value-type="string">
            <text:p>{"id":"2-20","name":"洪秀全","imageUrl":"https://one-draw.jp/ijinden/cardlist/002/card/02_020.png","expansion":25,"type":1,"color":2,"term":4,"orderTable":152,"orderDeck":35},</text:p>
          </table:table-cell>
          <table:table-cell table:number-columns-repeated="1634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F15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C154];[$HTML.$B$1];[.$C154];[$HTML.$C$1];[.$P154];[$HTML.$D$1];[.$E154];[$HTML.$E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4];[$HTML.$B$2];[.$C154];[$HTML.$C$2];[.$P154];[$HTML.$D$2];[.$E154];[$HTML.$E$2])" office:value-type="string" office:string-value="&lt;div class=&quot;container-card&quot; id=&quot;side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4];[$HTML.$B$3];[.G154];[$HTML.$C$3];[.I154];[$HTML.$D$3];[.K154];[$HTML.$E$3];[.O154];[$HTML.$F$3];[.C154];[$HTML.$G$3];[.E154];[$HTML.$H$3];[.C154];[$HTML.$I$3];[.C154];[$HTML.$J$3])" office:value-type="string" office:string-value="&lt;tr data-id=&quot;2-21&quot; data-expansion=&quot;25&quot; data-type=&quot;1&quot; data-color=&quot;2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2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readonly /&gt;&lt;button type="button" class="btn btn-outline-secondary btn-push"&gt;+&lt;/button&gt;&lt;/div&gt;&lt;/td&gt;&lt;/tr&gt;</text:p>
          </table:table-cell>
          <table:table-cell table:formula="of:=CONCATENATE([$HTML.$A$4];[.$C154];[$HTML.$B$4];[.$E154];[$HTML.$C$4];[.$P154];[$HTML.$D$4];[.$G154];[$HTML.$E$4];[.$I154];[$HTML.$F$4];[.$K154];[$HTML.$G$4];[.$O154];[$HTML.$H$4];[.$A154];[$HTML.$I$4];[.$B154];[$HTML.$J$4])" office:value-type="string" office:string-value="{&quot;id&quot;:&quot;2-21&quot;,&quot;name&quot;:&quot;ジェームズ＝ワット&quot;,&quot;imageUrl&quot;:&quot;https://one-draw.jp/ijinden/cardlist/002/card/02_021.png&quot;,&quot;expansion&quot;:25,&quot;type&quot;:1,&quot;color&quot;:2,&quot;term&quot;:0,&quot;orderTable&quot;:153,&quot;orderDeck&quot;:69}," calcext:value-type="string">
            <text:p>{"id":"2-21","name":"ジェームズ＝ワット","imageUrl":"https://one-draw.jp/ijinden/cardlist/002/card/02_021.png","expansion":25,"type":1,"color":2,"term":0,"orderTable":153,"orderDeck":69},</text:p>
          </table:table-cell>
          <table:table-cell table:number-columns-repeated="1634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F15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155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C155];[$HTML.$B$1];[.$C155];[$HTML.$C$1];[.$P155];[$HTML.$D$1];[.$E155];[$HTML.$E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5];[$HTML.$B$2];[.$C155];[$HTML.$C$2];[.$P155];[$HTML.$D$2];[.$E155];[$HTML.$E$2])" office:value-type="string" office:string-value="&lt;div class=&quot;container-card&quot; id=&quot;side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5];[$HTML.$B$3];[.G155];[$HTML.$C$3];[.I155];[$HTML.$D$3];[.K155];[$HTML.$E$3];[.O155];[$HTML.$F$3];[.C155];[$HTML.$G$3];[.E155];[$HTML.$H$3];[.C155];[$HTML.$I$3];[.C155];[$HTML.$J$3])" office:value-type="string" office:string-value="&lt;tr data-id=&quot;2-22&quot; data-expansion=&quot;25&quot; data-type=&quot;1&quot; data-color=&quot;2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2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readonly /&gt;&lt;button type="button" class="btn btn-outline-secondary btn-push"&gt;+&lt;/button&gt;&lt;/div&gt;&lt;/td&gt;&lt;/tr&gt;</text:p>
          </table:table-cell>
          <table:table-cell table:formula="of:=CONCATENATE([$HTML.$A$4];[.$C155];[$HTML.$B$4];[.$E155];[$HTML.$C$4];[.$P155];[$HTML.$D$4];[.$G155];[$HTML.$E$4];[.$I155];[$HTML.$F$4];[.$K155];[$HTML.$G$4];[.$O155];[$HTML.$H$4];[.$A155];[$HTML.$I$4];[.$B155];[$HTML.$J$4])" office:value-type="string" office:string-value="{&quot;id&quot;:&quot;2-22&quot;,&quot;name&quot;:&quot;日蓮&quot;,&quot;imageUrl&quot;:&quot;https://one-draw.jp/ijinden/cardlist/002/card/02_022.png&quot;,&quot;expansion&quot;:25,&quot;type&quot;:1,&quot;color&quot;:2,&quot;term&quot;:1,&quot;orderTable&quot;:154,&quot;orderDeck&quot;:100}," calcext:value-type="string">
            <text:p>{"id":"2-22","name":"日蓮","imageUrl":"https://one-draw.jp/ijinden/cardlist/002/card/02_022.png","expansion":25,"type":1,"color":2,"term":1,"orderTable":154,"orderDeck":100},</text:p>
          </table:table-cell>
          <table:table-cell table:number-columns-repeated="1634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F15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6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C156];[$HTML.$B$1];[.$C156];[$HTML.$C$1];[.$P156];[$HTML.$D$1];[.$E156];[$HTML.$E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6];[$HTML.$B$2];[.$C156];[$HTML.$C$2];[.$P156];[$HTML.$D$2];[.$E156];[$HTML.$E$2])" office:value-type="string" office:string-value="&lt;div class=&quot;container-card&quot; id=&quot;side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6];[$HTML.$B$3];[.G156];[$HTML.$C$3];[.I156];[$HTML.$D$3];[.K156];[$HTML.$E$3];[.O156];[$HTML.$F$3];[.C156];[$HTML.$G$3];[.E156];[$HTML.$H$3];[.C156];[$HTML.$I$3];[.C156];[$HTML.$J$3])" office:value-type="string" office:string-value="&lt;tr data-id=&quot;2-23&quot; data-expansion=&quot;25&quot; data-type=&quot;1&quot; data-color=&quot;2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2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readonly /&gt;&lt;button type="button" class="btn btn-outline-secondary btn-push"&gt;+&lt;/button&gt;&lt;/div&gt;&lt;/td&gt;&lt;/tr&gt;</text:p>
          </table:table-cell>
          <table:table-cell table:formula="of:=CONCATENATE([$HTML.$A$4];[.$C156];[$HTML.$B$4];[.$E156];[$HTML.$C$4];[.$P156];[$HTML.$D$4];[.$G156];[$HTML.$E$4];[.$I156];[$HTML.$F$4];[.$K156];[$HTML.$G$4];[.$O156];[$HTML.$H$4];[.$A156];[$HTML.$I$4];[.$B156];[$HTML.$J$4])" office:value-type="string" office:string-value="{&quot;id&quot;:&quot;2-23&quot;,&quot;name&quot;:&quot;李舜臣&quot;,&quot;imageUrl&quot;:&quot;https://one-draw.jp/ijinden/cardlist/002/card/02_023.png&quot;,&quot;expansion&quot;:25,&quot;type&quot;:1,&quot;color&quot;:2,&quot;term&quot;:0,&quot;orderTable&quot;:155,&quot;orderDeck&quot;:168}," calcext:value-type="string">
            <text:p>{"id":"2-23","name":"李舜臣","imageUrl":"https://one-draw.jp/ijinden/cardlist/002/card/02_023.png","expansion":25,"type":1,"color":2,"term":0,"orderTable":155,"orderDeck":168},</text:p>
          </table:table-cell>
          <table:table-cell table:number-columns-repeated="1634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F15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1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157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C157];[$HTML.$B$1];[.$C157];[$HTML.$C$1];[.$P157];[$HTML.$D$1];[.$E157];[$HTML.$E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7];[$HTML.$B$2];[.$C157];[$HTML.$C$2];[.$P157];[$HTML.$D$2];[.$E157];[$HTML.$E$2])" office:value-type="string" office:string-value="&lt;div class=&quot;container-card&quot; id=&quot;side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7];[$HTML.$B$3];[.G157];[$HTML.$C$3];[.I157];[$HTML.$D$3];[.K157];[$HTML.$E$3];[.O157];[$HTML.$F$3];[.C157];[$HTML.$G$3];[.E157];[$HTML.$H$3];[.C157];[$HTML.$I$3];[.C157];[$HTML.$J$3])" office:value-type="string" office:string-value="&lt;tr data-id=&quot;2-24&quot; data-expansion=&quot;25&quot; data-type=&quot;1&quot; data-color=&quot;2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2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readonly /&gt;&lt;button type="button" class="btn btn-outline-secondary btn-push"&gt;+&lt;/button&gt;&lt;/div&gt;&lt;/td&gt;&lt;/tr&gt;</text:p>
          </table:table-cell>
          <table:table-cell table:formula="of:=CONCATENATE([$HTML.$A$4];[.$C157];[$HTML.$B$4];[.$E157];[$HTML.$C$4];[.$P157];[$HTML.$D$4];[.$G157];[$HTML.$E$4];[.$I157];[$HTML.$F$4];[.$K157];[$HTML.$G$4];[.$O157];[$HTML.$H$4];[.$A157];[$HTML.$I$4];[.$B157];[$HTML.$J$4])" office:value-type="string" office:string-value="{&quot;id&quot;:&quot;2-24&quot;,&quot;name&quot;:&quot;山田長政&quot;,&quot;imageUrl&quot;:&quot;https://one-draw.jp/ijinden/cardlist/002/card/02_024.png&quot;,&quot;expansion&quot;:25,&quot;type&quot;:1,&quot;color&quot;:2,&quot;term&quot;:1,&quot;orderTable&quot;:156,&quot;orderDeck&quot;:132}," calcext:value-type="string">
            <text:p>{"id":"2-24","name":"山田長政","imageUrl":"https://one-draw.jp/ijinden/cardlist/002/card/02_024.png","expansion":25,"type":1,"color":2,"term":1,"orderTable":156,"orderDeck":132},</text:p>
          </table:table-cell>
          <table:table-cell table:number-columns-repeated="1634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F15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58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5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C158];[$HTML.$B$1];[.$C158];[$HTML.$C$1];[.$P158];[$HTML.$D$1];[.$E158];[$HTML.$E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8];[$HTML.$B$2];[.$C158];[$HTML.$C$2];[.$P158];[$HTML.$D$2];[.$E158];[$HTML.$E$2])" office:value-type="string" office:string-value="&lt;div class=&quot;container-card&quot; id=&quot;side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8];[$HTML.$B$3];[.G158];[$HTML.$C$3];[.I158];[$HTML.$D$3];[.K158];[$HTML.$E$3];[.O158];[$HTML.$F$3];[.C158];[$HTML.$G$3];[.E158];[$HTML.$H$3];[.C158];[$HTML.$I$3];[.C158];[$HTML.$J$3])" office:value-type="string" office:string-value="&lt;tr data-id=&quot;2-25&quot; data-expansion=&quot;25&quot; data-type=&quot;1&quot; data-color=&quot;4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4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readonly /&gt;&lt;button type="button" class="btn btn-outline-secondary btn-push"&gt;+&lt;/button&gt;&lt;/div&gt;&lt;/td&gt;&lt;/tr&gt;</text:p>
          </table:table-cell>
          <table:table-cell table:formula="of:=CONCATENATE([$HTML.$A$4];[.$C158];[$HTML.$B$4];[.$E158];[$HTML.$C$4];[.$P158];[$HTML.$D$4];[.$G158];[$HTML.$E$4];[.$I158];[$HTML.$F$4];[.$K158];[$HTML.$G$4];[.$O158];[$HTML.$H$4];[.$A158];[$HTML.$I$4];[.$B158];[$HTML.$J$4])" office:value-type="string" office:string-value="{&quot;id&quot;:&quot;2-25&quot;,&quot;name&quot;:&quot;運慶&quot;,&quot;imageUrl&quot;:&quot;https://one-draw.jp/ijinden/cardlist/002/card/02_025.png&quot;,&quot;expansion&quot;:25,&quot;type&quot;:1,&quot;color&quot;:4,&quot;term&quot;:0,&quot;orderTable&quot;:157,&quot;orderDeck&quot;:160}," calcext:value-type="string">
            <text:p>{"id":"2-25","name":"運慶","imageUrl":"https://one-draw.jp/ijinden/cardlist/002/card/02_025.png","expansion":25,"type":1,"color":4,"term":0,"orderTable":157,"orderDeck":160},</text:p>
          </table:table-cell>
          <table:table-cell table:number-columns-repeated="1634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F15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5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159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C159];[$HTML.$B$1];[.$C159];[$HTML.$C$1];[.$P159];[$HTML.$D$1];[.$E159];[$HTML.$E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59];[$HTML.$B$2];[.$C159];[$HTML.$C$2];[.$P159];[$HTML.$D$2];[.$E159];[$HTML.$E$2])" office:value-type="string" office:string-value="&lt;div class=&quot;container-card&quot; id=&quot;side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59];[$HTML.$B$3];[.G159];[$HTML.$C$3];[.I159];[$HTML.$D$3];[.K159];[$HTML.$E$3];[.O159];[$HTML.$F$3];[.C159];[$HTML.$G$3];[.E159];[$HTML.$H$3];[.C159];[$HTML.$I$3];[.C159];[$HTML.$J$3])" office:value-type="string" office:string-value="&lt;tr data-id=&quot;2-26&quot; data-expansion=&quot;25&quot; data-type=&quot;1&quot; data-color=&quot;4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4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readonly /&gt;&lt;button type="button" class="btn btn-outline-secondary btn-push"&gt;+&lt;/button&gt;&lt;/div&gt;&lt;/td&gt;&lt;/tr&gt;</text:p>
          </table:table-cell>
          <table:table-cell table:formula="of:=CONCATENATE([$HTML.$A$4];[.$C159];[$HTML.$B$4];[.$E159];[$HTML.$C$4];[.$P159];[$HTML.$D$4];[.$G159];[$HTML.$E$4];[.$I159];[$HTML.$F$4];[.$K159];[$HTML.$G$4];[.$O159];[$HTML.$H$4];[.$A159];[$HTML.$I$4];[.$B159];[$HTML.$J$4])" office:value-type="string" office:string-value="{&quot;id&quot;:&quot;2-26&quot;,&quot;name&quot;:&quot;ハリエット・ビーチャー・ストウ&quot;,&quot;imageUrl&quot;:&quot;https://one-draw.jp/ijinden/cardlist/002/card/02_026.png&quot;,&quot;expansion&quot;:25,&quot;type&quot;:1,&quot;color&quot;:4,&quot;term&quot;:2,&quot;orderTable&quot;:158,&quot;orderDeck&quot;:41}," calcext:value-type="string">
            <text:p>{"id":"2-26","name":"ハリエット・ビーチャー・ストウ","imageUrl":"https://one-draw.jp/ijinden/cardlist/002/card/02_026.png","expansion":25,"type":1,"color":4,"term":2,"orderTable":158,"orderDeck":41},</text:p>
          </table:table-cell>
          <table:table-cell table:number-columns-repeated="1634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F16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6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160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C160];[$HTML.$B$1];[.$C160];[$HTML.$C$1];[.$P160];[$HTML.$D$1];[.$E160];[$HTML.$E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0];[$HTML.$B$2];[.$C160];[$HTML.$C$2];[.$P160];[$HTML.$D$2];[.$E160];[$HTML.$E$2])" office:value-type="string" office:string-value="&lt;div class=&quot;container-card&quot; id=&quot;side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0];[$HTML.$B$3];[.G160];[$HTML.$C$3];[.I160];[$HTML.$D$3];[.K160];[$HTML.$E$3];[.O160];[$HTML.$F$3];[.C160];[$HTML.$G$3];[.E160];[$HTML.$H$3];[.C160];[$HTML.$I$3];[.C160];[$HTML.$J$3])" office:value-type="string" office:string-value="&lt;tr data-id=&quot;2-27&quot; data-expansion=&quot;25&quot; data-type=&quot;1&quot; data-color=&quot;4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4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readonly /&gt;&lt;button type="button" class="btn btn-outline-secondary btn-push"&gt;+&lt;/button&gt;&lt;/div&gt;&lt;/td&gt;&lt;/tr&gt;</text:p>
          </table:table-cell>
          <table:table-cell table:formula="of:=CONCATENATE([$HTML.$A$4];[.$C160];[$HTML.$B$4];[.$E160];[$HTML.$C$4];[.$P160];[$HTML.$D$4];[.$G160];[$HTML.$E$4];[.$I160];[$HTML.$F$4];[.$K160];[$HTML.$G$4];[.$O160];[$HTML.$H$4];[.$A160];[$HTML.$I$4];[.$B160];[$HTML.$J$4])" office:value-type="string" office:string-value="{&quot;id&quot;:&quot;2-27&quot;,&quot;name&quot;:&quot;コシャマイン&quot;,&quot;imageUrl&quot;:&quot;https://one-draw.jp/ijinden/cardlist/002/card/02_027.png&quot;,&quot;expansion&quot;:25,&quot;type&quot;:1,&quot;color&quot;:4,&quot;term&quot;:3,&quot;orderTable&quot;:159,&quot;orderDeck&quot;:75}," calcext:value-type="string">
            <text:p>{"id":"2-27","name":"コシャマイン","imageUrl":"https://one-draw.jp/ijinden/cardlist/002/card/02_027.png","expansion":25,"type":1,"color":4,"term":3,"orderTable":159,"orderDeck":75},</text:p>
          </table:table-cell>
          <table:table-cell table:number-columns-repeated="1634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F16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61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C161];[$HTML.$B$1];[.$C161];[$HTML.$C$1];[.$P161];[$HTML.$D$1];[.$E161];[$HTML.$E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1];[$HTML.$B$2];[.$C161];[$HTML.$C$2];[.$P161];[$HTML.$D$2];[.$E161];[$HTML.$E$2])" office:value-type="string" office:string-value="&lt;div class=&quot;container-card&quot; id=&quot;side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1];[$HTML.$B$3];[.G161];[$HTML.$C$3];[.I161];[$HTML.$D$3];[.K161];[$HTML.$E$3];[.O161];[$HTML.$F$3];[.C161];[$HTML.$G$3];[.E161];[$HTML.$H$3];[.C161];[$HTML.$I$3];[.C161];[$HTML.$J$3])" office:value-type="string" office:string-value="&lt;tr data-id=&quot;2-28&quot; data-expansion=&quot;25&quot; data-type=&quot;1&quot; data-color=&quot;4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4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readonly /&gt;&lt;button type="button" class="btn btn-outline-secondary btn-push"&gt;+&lt;/button&gt;&lt;/div&gt;&lt;/td&gt;&lt;/tr&gt;</text:p>
          </table:table-cell>
          <table:table-cell table:formula="of:=CONCATENATE([$HTML.$A$4];[.$C161];[$HTML.$B$4];[.$E161];[$HTML.$C$4];[.$P161];[$HTML.$D$4];[.$G161];[$HTML.$E$4];[.$I161];[$HTML.$F$4];[.$K161];[$HTML.$G$4];[.$O161];[$HTML.$H$4];[.$A161];[$HTML.$I$4];[.$B161];[$HTML.$J$4])" office:value-type="string" office:string-value="{&quot;id&quot;:&quot;2-28&quot;,&quot;name&quot;:&quot;狩野山楽&quot;,&quot;imageUrl&quot;:&quot;https://one-draw.jp/ijinden/cardlist/002/card/02_028.png&quot;,&quot;expansion&quot;:25,&quot;type&quot;:1,&quot;color&quot;:4,&quot;term&quot;:0,&quot;orderTable&quot;:160,&quot;orderDeck&quot;:172}," calcext:value-type="string">
            <text:p>{"id":"2-28","name":"狩野山楽","imageUrl":"https://one-draw.jp/ijinden/cardlist/002/card/02_028.png","expansion":25,"type":1,"color":4,"term":0,"orderTable":160,"orderDeck":172},</text:p>
          </table:table-cell>
          <table:table-cell table:number-columns-repeated="1634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F16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6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C162];[$HTML.$B$1];[.$C162];[$HTML.$C$1];[.$P162];[$HTML.$D$1];[.$E162];[$HTML.$E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2];[$HTML.$B$2];[.$C162];[$HTML.$C$2];[.$P162];[$HTML.$D$2];[.$E162];[$HTML.$E$2])" office:value-type="string" office:string-value="&lt;div class=&quot;container-card&quot; id=&quot;side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2];[$HTML.$B$3];[.G162];[$HTML.$C$3];[.I162];[$HTML.$D$3];[.K162];[$HTML.$E$3];[.O162];[$HTML.$F$3];[.C162];[$HTML.$G$3];[.E162];[$HTML.$H$3];[.C162];[$HTML.$I$3];[.C162];[$HTML.$J$3])" office:value-type="string" office:string-value="&lt;tr data-id=&quot;2-29&quot; data-expansion=&quot;25&quot; data-type=&quot;1&quot; data-color=&quot;4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4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readonly /&gt;&lt;button type="button" class="btn btn-outline-secondary btn-push"&gt;+&lt;/button&gt;&lt;/div&gt;&lt;/td&gt;&lt;/tr&gt;</text:p>
          </table:table-cell>
          <table:table-cell table:formula="of:=CONCATENATE([$HTML.$A$4];[.$C162];[$HTML.$B$4];[.$E162];[$HTML.$C$4];[.$P162];[$HTML.$D$4];[.$G162];[$HTML.$E$4];[.$I162];[$HTML.$F$4];[.$K162];[$HTML.$G$4];[.$O162];[$HTML.$H$4];[.$A162];[$HTML.$I$4];[.$B162];[$HTML.$J$4])" office:value-type="string" office:string-value="{&quot;id&quot;:&quot;2-29&quot;,&quot;name&quot;:&quot;徳川家光&quot;,&quot;imageUrl&quot;:&quot;https://one-draw.jp/ijinden/cardlist/002/card/02_029.png&quot;,&quot;expansion&quot;:25,&quot;type&quot;:1,&quot;color&quot;:4,&quot;term&quot;:0,&quot;orderTable&quot;:161,&quot;orderDeck&quot;:107}," calcext:value-type="string">
            <text:p>{"id":"2-29","name":"徳川家光","imageUrl":"https://one-draw.jp/ijinden/cardlist/002/card/02_029.png","expansion":25,"type":1,"color":4,"term":0,"orderTable":161,"orderDeck":107},</text:p>
          </table:table-cell>
          <table:table-cell table:number-columns-repeated="1634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F16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6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C163];[$HTML.$B$1];[.$C163];[$HTML.$C$1];[.$P163];[$HTML.$D$1];[.$E163];[$HTML.$E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3];[$HTML.$B$2];[.$C163];[$HTML.$C$2];[.$P163];[$HTML.$D$2];[.$E163];[$HTML.$E$2])" office:value-type="string" office:string-value="&lt;div class=&quot;container-card&quot; id=&quot;side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3];[$HTML.$B$3];[.G163];[$HTML.$C$3];[.I163];[$HTML.$D$3];[.K163];[$HTML.$E$3];[.O163];[$HTML.$F$3];[.C163];[$HTML.$G$3];[.E163];[$HTML.$H$3];[.C163];[$HTML.$I$3];[.C163];[$HTML.$J$3])" office:value-type="string" office:string-value="&lt;tr data-id=&quot;2-30&quot; data-expansion=&quot;25&quot; data-type=&quot;1&quot; data-color=&quot;4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4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readonly /&gt;&lt;button type="button" class="btn btn-outline-secondary btn-push"&gt;+&lt;/button&gt;&lt;/div&gt;&lt;/td&gt;&lt;/tr&gt;</text:p>
          </table:table-cell>
          <table:table-cell table:formula="of:=CONCATENATE([$HTML.$A$4];[.$C163];[$HTML.$B$4];[.$E163];[$HTML.$C$4];[.$P163];[$HTML.$D$4];[.$G163];[$HTML.$E$4];[.$I163];[$HTML.$F$4];[.$K163];[$HTML.$G$4];[.$O163];[$HTML.$H$4];[.$A163];[$HTML.$I$4];[.$B163];[$HTML.$J$4])" office:value-type="string" office:string-value="{&quot;id&quot;:&quot;2-30&quot;,&quot;name&quot;:&quot;徳川綱吉&quot;,&quot;imageUrl&quot;:&quot;https://one-draw.jp/ijinden/cardlist/002/card/02_030.png&quot;,&quot;expansion&quot;:25,&quot;type&quot;:1,&quot;color&quot;:4,&quot;term&quot;:0,&quot;orderTable&quot;:162,&quot;orderDeck&quot;:140}," calcext:value-type="string">
            <text:p>{"id":"2-30","name":"徳川綱吉","imageUrl":"https://one-draw.jp/ijinden/cardlist/002/card/02_030.png","expansion":25,"type":1,"color":4,"term":0,"orderTable":162,"orderDeck":140},</text:p>
          </table:table-cell>
          <table:table-cell table:number-columns-repeated="1634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F16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164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C164];[$HTML.$B$1];[.$C164];[$HTML.$C$1];[.$P164];[$HTML.$D$1];[.$E164];[$HTML.$E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4];[$HTML.$B$2];[.$C164];[$HTML.$C$2];[.$P164];[$HTML.$D$2];[.$E164];[$HTML.$E$2])" office:value-type="string" office:string-value="&lt;div class=&quot;container-card&quot; id=&quot;side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4];[$HTML.$B$3];[.G164];[$HTML.$C$3];[.I164];[$HTML.$D$3];[.K164];[$HTML.$E$3];[.O164];[$HTML.$F$3];[.C164];[$HTML.$G$3];[.E164];[$HTML.$H$3];[.C164];[$HTML.$I$3];[.C164];[$HTML.$J$3])" office:value-type="string" office:string-value="&lt;tr data-id=&quot;2-31&quot; data-expansion=&quot;25&quot; data-type=&quot;1&quot; data-color=&quot;4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4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readonly /&gt;&lt;button type="button" class="btn btn-outline-secondary btn-push"&gt;+&lt;/button&gt;&lt;/div&gt;&lt;/td&gt;&lt;/tr&gt;</text:p>
          </table:table-cell>
          <table:table-cell table:formula="of:=CONCATENATE([$HTML.$A$4];[.$C164];[$HTML.$B$4];[.$E164];[$HTML.$C$4];[.$P164];[$HTML.$D$4];[.$G164];[$HTML.$E$4];[.$I164];[$HTML.$F$4];[.$K164];[$HTML.$G$4];[.$O164];[$HTML.$H$4];[.$A164];[$HTML.$I$4];[.$B164];[$HTML.$J$4])" office:value-type="string" office:string-value="{&quot;id&quot;:&quot;2-31&quot;,&quot;name&quot;:&quot;東洲斎写楽&quot;,&quot;imageUrl&quot;:&quot;https://one-draw.jp/ijinden/cardlist/002/card/02_031.png&quot;,&quot;expansion&quot;:25,&quot;type&quot;:1,&quot;color&quot;:4,&quot;term&quot;:0,&quot;orderTable&quot;:163,&quot;orderDeck&quot;:183}," calcext:value-type="string">
            <text:p>{"id":"2-31","name":"東洲斎写楽","imageUrl":"https://one-draw.jp/ijinden/cardlist/002/card/02_031.png","expansion":25,"type":1,"color":4,"term":0,"orderTable":163,"orderDeck":183},</text:p>
          </table:table-cell>
          <table:table-cell table:number-columns-repeated="1634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F16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65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N165];[$能力語番号.$A$1:$能力語番号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C165];[$HTML.$B$1];[.$C165];[$HTML.$C$1];[.$P165];[$HTML.$D$1];[.$E165];[$HTML.$E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5];[$HTML.$B$2];[.$C165];[$HTML.$C$2];[.$P165];[$HTML.$D$2];[.$E165];[$HTML.$E$2])" office:value-type="string" office:string-value="&lt;div class=&quot;container-card&quot; id=&quot;side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5];[$HTML.$B$3];[.G165];[$HTML.$C$3];[.I165];[$HTML.$D$3];[.K165];[$HTML.$E$3];[.O165];[$HTML.$F$3];[.C165];[$HTML.$G$3];[.E165];[$HTML.$H$3];[.C165];[$HTML.$I$3];[.C165];[$HTML.$J$3])" office:value-type="string" office:string-value="&lt;tr data-id=&quot;2-32&quot; data-expansion=&quot;25&quot; data-type=&quot;1&quot; data-color=&quot;8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8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readonly /&gt;&lt;button type="button" class="btn btn-outline-secondary btn-push"&gt;+&lt;/button&gt;&lt;/div&gt;&lt;/td&gt;&lt;/tr&gt;</text:p>
          </table:table-cell>
          <table:table-cell table:formula="of:=CONCATENATE([$HTML.$A$4];[.$C165];[$HTML.$B$4];[.$E165];[$HTML.$C$4];[.$P165];[$HTML.$D$4];[.$G165];[$HTML.$E$4];[.$I165];[$HTML.$F$4];[.$K165];[$HTML.$G$4];[.$O165];[$HTML.$H$4];[.$A165];[$HTML.$I$4];[.$B165];[$HTML.$J$4])" office:value-type="string" office:string-value="{&quot;id&quot;:&quot;2-32&quot;,&quot;name&quot;:&quot;曹操&quot;,&quot;imageUrl&quot;:&quot;https://one-draw.jp/ijinden/cardlist/002/card/02_032.png&quot;,&quot;expansion&quot;:25,&quot;type&quot;:1,&quot;color&quot;:8,&quot;term&quot;:4,&quot;orderTable&quot;:164,&quot;orderDeck&quot;:111}," calcext:value-type="string">
            <text:p>{"id":"2-32","name":"曹操","imageUrl":"https://one-draw.jp/ijinden/cardlist/002/card/02_032.png","expansion":25,"type":1,"color":8,"term":4,"orderTable":164,"orderDeck":111},</text:p>
          </table:table-cell>
          <table:table-cell table:number-columns-repeated="1634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F16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6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C166];[$HTML.$B$1];[.$C166];[$HTML.$C$1];[.$P166];[$HTML.$D$1];[.$E166];[$HTML.$E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6];[$HTML.$B$2];[.$C166];[$HTML.$C$2];[.$P166];[$HTML.$D$2];[.$E166];[$HTML.$E$2])" office:value-type="string" office:string-value="&lt;div class=&quot;container-card&quot; id=&quot;side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6];[$HTML.$B$3];[.G166];[$HTML.$C$3];[.I166];[$HTML.$D$3];[.K166];[$HTML.$E$3];[.O166];[$HTML.$F$3];[.C166];[$HTML.$G$3];[.E166];[$HTML.$H$3];[.C166];[$HTML.$I$3];[.C166];[$HTML.$J$3])" office:value-type="string" office:string-value="&lt;tr data-id=&quot;2-33&quot; data-expansion=&quot;25&quot; data-type=&quot;1&quot; data-color=&quot;8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8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readonly /&gt;&lt;button type="button" class="btn btn-outline-secondary btn-push"&gt;+&lt;/button&gt;&lt;/div&gt;&lt;/td&gt;&lt;/tr&gt;</text:p>
          </table:table-cell>
          <table:table-cell table:formula="of:=CONCATENATE([$HTML.$A$4];[.$C166];[$HTML.$B$4];[.$E166];[$HTML.$C$4];[.$P166];[$HTML.$D$4];[.$G166];[$HTML.$E$4];[.$I166];[$HTML.$F$4];[.$K166];[$HTML.$G$4];[.$O166];[$HTML.$H$4];[.$A166];[$HTML.$I$4];[.$B166];[$HTML.$J$4])" office:value-type="string" office:string-value="{&quot;id&quot;:&quot;2-33&quot;,&quot;name&quot;:&quot;張角&quot;,&quot;imageUrl&quot;:&quot;https://one-draw.jp/ijinden/cardlist/002/card/02_033.png&quot;,&quot;expansion&quot;:25,&quot;type&quot;:1,&quot;color&quot;:8,&quot;term&quot;:0,&quot;orderTable&quot;:165,&quot;orderDeck&quot;:46}," calcext:value-type="string">
            <text:p>{"id":"2-33","name":"張角","imageUrl":"https://one-draw.jp/ijinden/cardlist/002/card/02_033.png","expansion":25,"type":1,"color":8,"term":0,"orderTable":165,"orderDeck":46},</text:p>
          </table:table-cell>
          <table:table-cell table:number-columns-repeated="1634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F16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6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C167];[$HTML.$B$1];[.$C167];[$HTML.$C$1];[.$P167];[$HTML.$D$1];[.$E167];[$HTML.$E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7];[$HTML.$B$2];[.$C167];[$HTML.$C$2];[.$P167];[$HTML.$D$2];[.$E167];[$HTML.$E$2])" office:value-type="string" office:string-value="&lt;div class=&quot;container-card&quot; id=&quot;side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7];[$HTML.$B$3];[.G167];[$HTML.$C$3];[.I167];[$HTML.$D$3];[.K167];[$HTML.$E$3];[.O167];[$HTML.$F$3];[.C167];[$HTML.$G$3];[.E167];[$HTML.$H$3];[.C167];[$HTML.$I$3];[.C167];[$HTML.$J$3])" office:value-type="string" office:string-value="&lt;tr data-id=&quot;2-34&quot; data-expansion=&quot;25&quot; data-type=&quot;1&quot; data-color=&quot;8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8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readonly /&gt;&lt;button type="button" class="btn btn-outline-secondary btn-push"&gt;+&lt;/button&gt;&lt;/div&gt;&lt;/td&gt;&lt;/tr&gt;</text:p>
          </table:table-cell>
          <table:table-cell table:formula="of:=CONCATENATE([$HTML.$A$4];[.$C167];[$HTML.$B$4];[.$E167];[$HTML.$C$4];[.$P167];[$HTML.$D$4];[.$G167];[$HTML.$E$4];[.$I167];[$HTML.$F$4];[.$K167];[$HTML.$G$4];[.$O167];[$HTML.$H$4];[.$A167];[$HTML.$I$4];[.$B167];[$HTML.$J$4])" office:value-type="string" office:string-value="{&quot;id&quot;:&quot;2-34&quot;,&quot;name&quot;:&quot;劉備&quot;,&quot;imageUrl&quot;:&quot;https://one-draw.jp/ijinden/cardlist/002/card/02_034.png&quot;,&quot;expansion&quot;:25,&quot;type&quot;:1,&quot;color&quot;:8,&quot;term&quot;:0,&quot;orderTable&quot;:166,&quot;orderDeck&quot;:78}," calcext:value-type="string">
            <text:p>{"id":"2-34","name":"劉備","imageUrl":"https://one-draw.jp/ijinden/cardlist/002/card/02_034.png","expansion":25,"type":1,"color":8,"term":0,"orderTable":166,"orderDeck":78},</text:p>
          </table:table-cell>
          <table:table-cell table:number-columns-repeated="1634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F16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6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C168];[$HTML.$B$1];[.$C168];[$HTML.$C$1];[.$P168];[$HTML.$D$1];[.$E168];[$HTML.$E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8];[$HTML.$B$2];[.$C168];[$HTML.$C$2];[.$P168];[$HTML.$D$2];[.$E168];[$HTML.$E$2])" office:value-type="string" office:string-value="&lt;div class=&quot;container-card&quot; id=&quot;side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8];[$HTML.$B$3];[.G168];[$HTML.$C$3];[.I168];[$HTML.$D$3];[.K168];[$HTML.$E$3];[.O168];[$HTML.$F$3];[.C168];[$HTML.$G$3];[.E168];[$HTML.$H$3];[.C168];[$HTML.$I$3];[.C168];[$HTML.$J$3])" office:value-type="string" office:string-value="&lt;tr data-id=&quot;2-35&quot; data-expansion=&quot;25&quot; data-type=&quot;1&quot; data-color=&quot;8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8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readonly /&gt;&lt;button type="button" class="btn btn-outline-secondary btn-push"&gt;+&lt;/button&gt;&lt;/div&gt;&lt;/td&gt;&lt;/tr&gt;</text:p>
          </table:table-cell>
          <table:table-cell table:formula="of:=CONCATENATE([$HTML.$A$4];[.$C168];[$HTML.$B$4];[.$E168];[$HTML.$C$4];[.$P168];[$HTML.$D$4];[.$G168];[$HTML.$E$4];[.$I168];[$HTML.$F$4];[.$K168];[$HTML.$G$4];[.$O168];[$HTML.$H$4];[.$A168];[$HTML.$I$4];[.$B168];[$HTML.$J$4])" office:value-type="string" office:string-value="{&quot;id&quot;:&quot;2-35&quot;,&quot;name&quot;:&quot;司馬懿&quot;,&quot;imageUrl&quot;:&quot;https://one-draw.jp/ijinden/cardlist/002/card/02_035.png&quot;,&quot;expansion&quot;:25,&quot;type&quot;:1,&quot;color&quot;:8,&quot;term&quot;:0,&quot;orderTable&quot;:167,&quot;orderDeck&quot;:143}," calcext:value-type="string">
            <text:p>{"id":"2-35","name":"司馬懿","imageUrl":"https://one-draw.jp/ijinden/cardlist/002/card/02_035.png","expansion":25,"type":1,"color":8,"term":0,"orderTable":167,"orderDeck":143},</text:p>
          </table:table-cell>
          <table:table-cell table:number-columns-repeated="1634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F16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6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6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6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C169];[$HTML.$B$1];[.$C169];[$HTML.$C$1];[.$P169];[$HTML.$D$1];[.$E169];[$HTML.$E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69];[$HTML.$B$2];[.$C169];[$HTML.$C$2];[.$P169];[$HTML.$D$2];[.$E169];[$HTML.$E$2])" office:value-type="string" office:string-value="&lt;div class=&quot;container-card&quot; id=&quot;side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69];[$HTML.$B$3];[.G169];[$HTML.$C$3];[.I169];[$HTML.$D$3];[.K169];[$HTML.$E$3];[.O169];[$HTML.$F$3];[.C169];[$HTML.$G$3];[.E169];[$HTML.$H$3];[.C169];[$HTML.$I$3];[.C169];[$HTML.$J$3])" office:value-type="string" office:string-value="&lt;tr data-id=&quot;2-36&quot; data-expansion=&quot;25&quot; data-type=&quot;1&quot; data-color=&quot;8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8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readonly /&gt;&lt;button type="button" class="btn btn-outline-secondary btn-push"&gt;+&lt;/button&gt;&lt;/div&gt;&lt;/td&gt;&lt;/tr&gt;</text:p>
          </table:table-cell>
          <table:table-cell table:formula="of:=CONCATENATE([$HTML.$A$4];[.$C169];[$HTML.$B$4];[.$E169];[$HTML.$C$4];[.$P169];[$HTML.$D$4];[.$G169];[$HTML.$E$4];[.$I169];[$HTML.$F$4];[.$K169];[$HTML.$G$4];[.$O169];[$HTML.$H$4];[.$A169];[$HTML.$I$4];[.$B169];[$HTML.$J$4])" office:value-type="string" office:string-value="{&quot;id&quot;:&quot;2-36&quot;,&quot;name&quot;:&quot;足利義政&quot;,&quot;imageUrl&quot;:&quot;https://one-draw.jp/ijinden/cardlist/002/card/02_036.png&quot;,&quot;expansion&quot;:25,&quot;type&quot;:1,&quot;color&quot;:8,&quot;term&quot;:0,&quot;orderTable&quot;:168,&quot;orderDeck&quot;:176}," calcext:value-type="string">
            <text:p>{"id":"2-36","name":"足利義政","imageUrl":"https://one-draw.jp/ijinden/cardlist/002/card/02_036.png","expansion":25,"type":1,"color":8,"term":0,"orderTable":168,"orderDeck":176},</text:p>
          </table:table-cell>
          <table:table-cell table:number-columns-repeated="1634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F17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C170];[$HTML.$B$1];[.$C170];[$HTML.$C$1];[.$P170];[$HTML.$D$1];[.$E170];[$HTML.$E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0];[$HTML.$B$2];[.$C170];[$HTML.$C$2];[.$P170];[$HTML.$D$2];[.$E170];[$HTML.$E$2])" office:value-type="string" office:string-value="&lt;div class=&quot;container-card&quot; id=&quot;side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0];[$HTML.$B$3];[.G170];[$HTML.$C$3];[.I170];[$HTML.$D$3];[.K170];[$HTML.$E$3];[.O170];[$HTML.$F$3];[.C170];[$HTML.$G$3];[.E170];[$HTML.$H$3];[.C170];[$HTML.$I$3];[.C170];[$HTML.$J$3])" office:value-type="string" office:string-value="&lt;tr data-id=&quot;2-37&quot; data-expansion=&quot;25&quot; data-type=&quot;1&quot; data-color=&quot;8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8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readonly /&gt;&lt;button type="button" class="btn btn-outline-secondary btn-push"&gt;+&lt;/button&gt;&lt;/div&gt;&lt;/td&gt;&lt;/tr&gt;</text:p>
          </table:table-cell>
          <table:table-cell table:formula="of:=CONCATENATE([$HTML.$A$4];[.$C170];[$HTML.$B$4];[.$E170];[$HTML.$C$4];[.$P170];[$HTML.$D$4];[.$G170];[$HTML.$E$4];[.$I170];[$HTML.$F$4];[.$K170];[$HTML.$G$4];[.$O170];[$HTML.$H$4];[.$A170];[$HTML.$I$4];[.$B170];[$HTML.$J$4])" office:value-type="string" office:string-value="{&quot;id&quot;:&quot;2-37&quot;,&quot;name&quot;:&quot;姜維&quot;,&quot;imageUrl&quot;:&quot;https://one-draw.jp/ijinden/cardlist/002/card/02_037.png&quot;,&quot;expansion&quot;:25,&quot;type&quot;:1,&quot;color&quot;:8,&quot;term&quot;:0,&quot;orderTable&quot;:169,&quot;orderDeck&quot;:192}," calcext:value-type="string">
            <text:p>{"id":"2-37","name":"姜維","imageUrl":"https://one-draw.jp/ijinden/cardlist/002/card/02_037.png","expansion":25,"type":1,"color":8,"term":0,"orderTable":169,"orderDeck":192},</text:p>
          </table:table-cell>
          <table:table-cell table:number-columns-repeated="1634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F17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1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171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C171];[$HTML.$B$1];[.$C171];[$HTML.$C$1];[.$P171];[$HTML.$D$1];[.$E171];[$HTML.$E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1];[$HTML.$B$2];[.$C171];[$HTML.$C$2];[.$P171];[$HTML.$D$2];[.$E171];[$HTML.$E$2])" office:value-type="string" office:string-value="&lt;div class=&quot;container-card&quot; id=&quot;side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1];[$HTML.$B$3];[.G171];[$HTML.$C$3];[.I171];[$HTML.$D$3];[.K171];[$HTML.$E$3];[.O171];[$HTML.$F$3];[.C171];[$HTML.$G$3];[.E171];[$HTML.$H$3];[.C171];[$HTML.$I$3];[.C171];[$HTML.$J$3])" office:value-type="string" office:string-value="&lt;tr data-id=&quot;2-38&quot; data-expansion=&quot;25&quot; data-type=&quot;1&quot; data-color=&quot;8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8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readonly /&gt;&lt;button type="button" class="btn btn-outline-secondary btn-push"&gt;+&lt;/button&gt;&lt;/div&gt;&lt;/td&gt;&lt;/tr&gt;</text:p>
          </table:table-cell>
          <table:table-cell table:formula="of:=CONCATENATE([$HTML.$A$4];[.$C171];[$HTML.$B$4];[.$E171];[$HTML.$C$4];[.$P171];[$HTML.$D$4];[.$G171];[$HTML.$E$4];[.$I171];[$HTML.$F$4];[.$K171];[$HTML.$G$4];[.$O171];[$HTML.$H$4];[.$A171];[$HTML.$I$4];[.$B171];[$HTML.$J$4])" office:value-type="string" office:string-value="{&quot;id&quot;:&quot;2-38&quot;,&quot;name&quot;:&quot;裴松之&quot;,&quot;imageUrl&quot;:&quot;https://one-draw.jp/ijinden/cardlist/002/card/02_038.png&quot;,&quot;expansion&quot;:25,&quot;type&quot;:1,&quot;color&quot;:8,&quot;term&quot;:2,&quot;orderTable&quot;:170,&quot;orderDeck&quot;:185}," calcext:value-type="string">
            <text:p>{"id":"2-38","name":"裴松之","imageUrl":"https://one-draw.jp/ijinden/cardlist/002/card/02_038.png","expansion":25,"type":1,"color":8,"term":2,"orderTable":170,"orderDeck":185},</text:p>
          </table:table-cell>
          <table:table-cell table:number-columns-repeated="1634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F17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172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C172];[$HTML.$B$1];[.$C172];[$HTML.$C$1];[.$P172];[$HTML.$D$1];[.$E172];[$HTML.$E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2];[$HTML.$B$2];[.$C172];[$HTML.$C$2];[.$P172];[$HTML.$D$2];[.$E172];[$HTML.$E$2])" office:value-type="string" office:string-value="&lt;div class=&quot;container-card&quot; id=&quot;side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2];[$HTML.$B$3];[.G172];[$HTML.$C$3];[.I172];[$HTML.$D$3];[.K172];[$HTML.$E$3];[.O172];[$HTML.$F$3];[.C172];[$HTML.$G$3];[.E172];[$HTML.$H$3];[.C172];[$HTML.$I$3];[.C172];[$HTML.$J$3])" office:value-type="string" office:string-value="&lt;tr data-id=&quot;2-39&quot; data-expansion=&quot;25&quot; data-type=&quot;1&quot; data-color=&quot;8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8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readonly /&gt;&lt;button type="button" class="btn btn-outline-secondary btn-push"&gt;+&lt;/button&gt;&lt;/div&gt;&lt;/td&gt;&lt;/tr&gt;</text:p>
          </table:table-cell>
          <table:table-cell table:formula="of:=CONCATENATE([$HTML.$A$4];[.$C172];[$HTML.$B$4];[.$E172];[$HTML.$C$4];[.$P172];[$HTML.$D$4];[.$G172];[$HTML.$E$4];[.$I172];[$HTML.$F$4];[.$K172];[$HTML.$G$4];[.$O172];[$HTML.$H$4];[.$A172];[$HTML.$I$4];[.$B172];[$HTML.$J$4])" office:value-type="string" office:string-value="{&quot;id&quot;:&quot;2-39&quot;,&quot;name&quot;:&quot;陳寿&quot;,&quot;imageUrl&quot;:&quot;https://one-draw.jp/ijinden/cardlist/002/card/02_039.png&quot;,&quot;expansion&quot;:25,&quot;type&quot;:1,&quot;color&quot;:8,&quot;term&quot;:2,&quot;orderTable&quot;:171,&quot;orderDeck&quot;:15}," calcext:value-type="string">
            <text:p>{"id":"2-39","name":"陳寿","imageUrl":"https://one-draw.jp/ijinden/cardlist/002/card/02_039.png","expansion":25,"type":1,"color":8,"term":2,"orderTable":171,"orderDeck":15},</text:p>
          </table:table-cell>
          <table:table-cell table:number-columns-repeated="1634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F17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C173];[$HTML.$B$1];[.$C173];[$HTML.$C$1];[.$P173];[$HTML.$D$1];[.$E173];[$HTML.$E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3];[$HTML.$B$2];[.$C173];[$HTML.$C$2];[.$P173];[$HTML.$D$2];[.$E173];[$HTML.$E$2])" office:value-type="string" office:string-value="&lt;div class=&quot;container-card&quot; id=&quot;side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3];[$HTML.$B$3];[.G173];[$HTML.$C$3];[.I173];[$HTML.$D$3];[.K173];[$HTML.$E$3];[.O173];[$HTML.$F$3];[.C173];[$HTML.$G$3];[.E173];[$HTML.$H$3];[.C173];[$HTML.$I$3];[.C173];[$HTML.$J$3])" office:value-type="string" office:string-value="&lt;tr data-id=&quot;2-40&quot; data-expansion=&quot;25&quot; data-type=&quot;1&quot; data-color=&quot;8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8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readonly /&gt;&lt;button type="button" class="btn btn-outline-secondary btn-push"&gt;+&lt;/button&gt;&lt;/div&gt;&lt;/td&gt;&lt;/tr&gt;</text:p>
          </table:table-cell>
          <table:table-cell table:formula="of:=CONCATENATE([$HTML.$A$4];[.$C173];[$HTML.$B$4];[.$E173];[$HTML.$C$4];[.$P173];[$HTML.$D$4];[.$G173];[$HTML.$E$4];[.$I173];[$HTML.$F$4];[.$K173];[$HTML.$G$4];[.$O173];[$HTML.$H$4];[.$A173];[$HTML.$I$4];[.$B173];[$HTML.$J$4])" office:value-type="string" office:string-value="{&quot;id&quot;:&quot;2-40&quot;,&quot;name&quot;:&quot;足利尊氏&quot;,&quot;imageUrl&quot;:&quot;https://one-draw.jp/ijinden/cardlist/002/card/02_040.png&quot;,&quot;expansion&quot;:25,&quot;type&quot;:1,&quot;color&quot;:8,&quot;term&quot;:0,&quot;orderTable&quot;:172,&quot;orderDeck&quot;:16}," calcext:value-type="string">
            <text:p>{"id":"2-40","name":"足利尊氏","imageUrl":"https://one-draw.jp/ijinden/cardlist/002/card/02_040.png","expansion":25,"type":1,"color":8,"term":0,"orderTable":172,"orderDeck":16},</text:p>
          </table:table-cell>
          <table:table-cell table:number-columns-repeated="1634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F17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4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C174];[$HTML.$B$1];[.$C174];[$HTML.$C$1];[.$P174];[$HTML.$D$1];[.$E174];[$HTML.$E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4];[$HTML.$B$2];[.$C174];[$HTML.$C$2];[.$P174];[$HTML.$D$2];[.$E174];[$HTML.$E$2])" office:value-type="string" office:string-value="&lt;div class=&quot;container-card&quot; id=&quot;side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4];[$HTML.$B$3];[.G174];[$HTML.$C$3];[.I174];[$HTML.$D$3];[.K174];[$HTML.$E$3];[.O174];[$HTML.$F$3];[.C174];[$HTML.$G$3];[.E174];[$HTML.$H$3];[.C174];[$HTML.$I$3];[.C174];[$HTML.$J$3])" office:value-type="string" office:string-value="&lt;tr data-id=&quot;2-41&quot; data-expansion=&quot;25&quot; data-type=&quot;1&quot; data-color=&quot;8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8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readonly /&gt;&lt;button type="button" class="btn btn-outline-secondary btn-push"&gt;+&lt;/button&gt;&lt;/div&gt;&lt;/td&gt;&lt;/tr&gt;</text:p>
          </table:table-cell>
          <table:table-cell table:formula="of:=CONCATENATE([$HTML.$A$4];[.$C174];[$HTML.$B$4];[.$E174];[$HTML.$C$4];[.$P174];[$HTML.$D$4];[.$G174];[$HTML.$E$4];[.$I174];[$HTML.$F$4];[.$K174];[$HTML.$G$4];[.$O174];[$HTML.$H$4];[.$A174];[$HTML.$I$4];[.$B174];[$HTML.$J$4])" office:value-type="string" office:string-value="{&quot;id&quot;:&quot;2-41&quot;,&quot;name&quot;:&quot;カール・マルクス&quot;,&quot;imageUrl&quot;:&quot;https://one-draw.jp/ijinden/cardlist/002/card/02_041.png&quot;,&quot;expansion&quot;:25,&quot;type&quot;:1,&quot;color&quot;:8,&quot;term&quot;:0,&quot;orderTable&quot;:173,&quot;orderDeck&quot;:17}," calcext:value-type="string">
            <text:p>{"id":"2-41","name":"カール・マルクス","imageUrl":"https://one-draw.jp/ijinden/cardlist/002/card/02_041.png","expansion":25,"type":1,"color":8,"term":0,"orderTable":173,"orderDeck":17},</text:p>
          </table:table-cell>
          <table:table-cell table:number-columns-repeated="1634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F17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C175];[$HTML.$B$1];[.$C175];[$HTML.$C$1];[.$P175];[$HTML.$D$1];[.$E175];[$HTML.$E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5];[$HTML.$B$2];[.$C175];[$HTML.$C$2];[.$P175];[$HTML.$D$2];[.$E175];[$HTML.$E$2])" office:value-type="string" office:string-value="&lt;div class=&quot;container-card&quot; id=&quot;side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5];[$HTML.$B$3];[.G175];[$HTML.$C$3];[.I175];[$HTML.$D$3];[.K175];[$HTML.$E$3];[.O175];[$HTML.$F$3];[.C175];[$HTML.$G$3];[.E175];[$HTML.$H$3];[.C175];[$HTML.$I$3];[.C175];[$HTML.$J$3])" office:value-type="string" office:string-value="&lt;tr data-id=&quot;2-42&quot; data-expansion=&quot;25&quot; data-type=&quot;1&quot; data-color=&quot;8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8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readonly /&gt;&lt;button type="button" class="btn btn-outline-secondary btn-push"&gt;+&lt;/button&gt;&lt;/div&gt;&lt;/td&gt;&lt;/tr&gt;</text:p>
          </table:table-cell>
          <table:table-cell table:formula="of:=CONCATENATE([$HTML.$A$4];[.$C175];[$HTML.$B$4];[.$E175];[$HTML.$C$4];[.$P175];[$HTML.$D$4];[.$G175];[$HTML.$E$4];[.$I175];[$HTML.$F$4];[.$K175];[$HTML.$G$4];[.$O175];[$HTML.$H$4];[.$A175];[$HTML.$I$4];[.$B175];[$HTML.$J$4])" office:value-type="string" office:string-value="{&quot;id&quot;:&quot;2-42&quot;,&quot;name&quot;:&quot;足利義満&quot;,&quot;imageUrl&quot;:&quot;https://one-draw.jp/ijinden/cardlist/002/card/02_042.png&quot;,&quot;expansion&quot;:25,&quot;type&quot;:1,&quot;color&quot;:8,&quot;term&quot;:0,&quot;orderTable&quot;:174,&quot;orderDeck&quot;:79}," calcext:value-type="string">
            <text:p>{"id":"2-42","name":"足利義満","imageUrl":"https://one-draw.jp/ijinden/cardlist/002/card/02_042.png","expansion":25,"type":1,"color":8,"term":0,"orderTable":174,"orderDeck":79},</text:p>
          </table:table-cell>
          <table:table-cell table:number-columns-repeated="1634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F17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C176];[$HTML.$B$1];[.$C176];[$HTML.$C$1];[.$P176];[$HTML.$D$1];[.$E176];[$HTML.$E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6];[$HTML.$B$2];[.$C176];[$HTML.$C$2];[.$P176];[$HTML.$D$2];[.$E176];[$HTML.$E$2])" office:value-type="string" office:string-value="&lt;div class=&quot;container-card&quot; id=&quot;side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6];[$HTML.$B$3];[.G176];[$HTML.$C$3];[.I176];[$HTML.$D$3];[.K176];[$HTML.$E$3];[.O176];[$HTML.$F$3];[.C176];[$HTML.$G$3];[.E176];[$HTML.$H$3];[.C176];[$HTML.$I$3];[.C176];[$HTML.$J$3])" office:value-type="string" office:string-value="&lt;tr data-id=&quot;2-43&quot; data-expansion=&quot;25&quot; data-type=&quot;1&quot; data-color=&quot;8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8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readonly /&gt;&lt;button type="button" class="btn btn-outline-secondary btn-push"&gt;+&lt;/button&gt;&lt;/div&gt;&lt;/td&gt;&lt;/tr&gt;</text:p>
          </table:table-cell>
          <table:table-cell table:formula="of:=CONCATENATE([$HTML.$A$4];[.$C176];[$HTML.$B$4];[.$E176];[$HTML.$C$4];[.$P176];[$HTML.$D$4];[.$G176];[$HTML.$E$4];[.$I176];[$HTML.$F$4];[.$K176];[$HTML.$G$4];[.$O176];[$HTML.$H$4];[.$A176];[$HTML.$I$4];[.$B176];[$HTML.$J$4])" office:value-type="string" office:string-value="{&quot;id&quot;:&quot;2-43&quot;,&quot;name&quot;:&quot;観阿弥&quot;,&quot;imageUrl&quot;:&quot;https://one-draw.jp/ijinden/cardlist/002/card/02_043.png&quot;,&quot;expansion&quot;:25,&quot;type&quot;:1,&quot;color&quot;:8,&quot;term&quot;:0,&quot;orderTable&quot;:175,&quot;orderDeck&quot;:80}," calcext:value-type="string">
            <text:p>{"id":"2-43","name":"観阿弥","imageUrl":"https://one-draw.jp/ijinden/cardlist/002/card/02_043.png","expansion":25,"type":1,"color":8,"term":0,"orderTable":175,"orderDeck":80},</text:p>
          </table:table-cell>
          <table:table-cell table:number-columns-repeated="1634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F17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C177];[$HTML.$B$1];[.$C177];[$HTML.$C$1];[.$P177];[$HTML.$D$1];[.$E177];[$HTML.$E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7];[$HTML.$B$2];[.$C177];[$HTML.$C$2];[.$P177];[$HTML.$D$2];[.$E177];[$HTML.$E$2])" office:value-type="string" office:string-value="&lt;div class=&quot;container-card&quot; id=&quot;side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7];[$HTML.$B$3];[.G177];[$HTML.$C$3];[.I177];[$HTML.$D$3];[.K177];[$HTML.$E$3];[.O177];[$HTML.$F$3];[.C177];[$HTML.$G$3];[.E177];[$HTML.$H$3];[.C177];[$HTML.$I$3];[.C177];[$HTML.$J$3])" office:value-type="string" office:string-value="&lt;tr data-id=&quot;2-44&quot; data-expansion=&quot;25&quot; data-type=&quot;1&quot; data-color=&quot;8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8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readonly /&gt;&lt;button type="button" class="btn btn-outline-secondary btn-push"&gt;+&lt;/button&gt;&lt;/div&gt;&lt;/td&gt;&lt;/tr&gt;</text:p>
          </table:table-cell>
          <table:table-cell table:formula="of:=CONCATENATE([$HTML.$A$4];[.$C177];[$HTML.$B$4];[.$E177];[$HTML.$C$4];[.$P177];[$HTML.$D$4];[.$G177];[$HTML.$E$4];[.$I177];[$HTML.$F$4];[.$K177];[$HTML.$G$4];[.$O177];[$HTML.$H$4];[.$A177];[$HTML.$I$4];[.$B177];[$HTML.$J$4])" office:value-type="string" office:string-value="{&quot;id&quot;:&quot;2-44&quot;,&quot;name&quot;:&quot;世阿弥&quot;,&quot;imageUrl&quot;:&quot;https://one-draw.jp/ijinden/cardlist/002/card/02_044.png&quot;,&quot;expansion&quot;:25,&quot;type&quot;:1,&quot;color&quot;:8,&quot;term&quot;:0,&quot;orderTable&quot;:176,&quot;orderDeck&quot;:112}," calcext:value-type="string">
            <text:p>{"id":"2-44","name":"世阿弥","imageUrl":"https://one-draw.jp/ijinden/cardlist/002/card/02_044.png","expansion":25,"type":1,"color":8,"term":0,"orderTable":176,"orderDeck":112},</text:p>
          </table:table-cell>
          <table:table-cell table:number-columns-repeated="1634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F17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C178];[$HTML.$B$1];[.$C178];[$HTML.$C$1];[.$P178];[$HTML.$D$1];[.$E178];[$HTML.$E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8];[$HTML.$B$2];[.$C178];[$HTML.$C$2];[.$P178];[$HTML.$D$2];[.$E178];[$HTML.$E$2])" office:value-type="string" office:string-value="&lt;div class=&quot;container-card&quot; id=&quot;side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8];[$HTML.$B$3];[.G178];[$HTML.$C$3];[.I178];[$HTML.$D$3];[.K178];[$HTML.$E$3];[.O178];[$HTML.$F$3];[.C178];[$HTML.$G$3];[.E178];[$HTML.$H$3];[.C178];[$HTML.$I$3];[.C178];[$HTML.$J$3])" office:value-type="string" office:string-value="&lt;tr data-id=&quot;2-45&quot; data-expansion=&quot;25&quot; data-type=&quot;1&quot; data-color=&quot;8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8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readonly /&gt;&lt;button type="button" class="btn btn-outline-secondary btn-push"&gt;+&lt;/button&gt;&lt;/div&gt;&lt;/td&gt;&lt;/tr&gt;</text:p>
          </table:table-cell>
          <table:table-cell table:formula="of:=CONCATENATE([$HTML.$A$4];[.$C178];[$HTML.$B$4];[.$E178];[$HTML.$C$4];[.$P178];[$HTML.$D$4];[.$G178];[$HTML.$E$4];[.$I178];[$HTML.$F$4];[.$K178];[$HTML.$G$4];[.$O178];[$HTML.$H$4];[.$A178];[$HTML.$I$4];[.$B178];[$HTML.$J$4])" office:value-type="string" office:string-value="{&quot;id&quot;:&quot;2-45&quot;,&quot;name&quot;:&quot;新井白石&quot;,&quot;imageUrl&quot;:&quot;https://one-draw.jp/ijinden/cardlist/002/card/02_045.png&quot;,&quot;expansion&quot;:25,&quot;type&quot;:1,&quot;color&quot;:8,&quot;term&quot;:0,&quot;orderTable&quot;:177,&quot;orderDeck&quot;:47}," calcext:value-type="string">
            <text:p>{"id":"2-45","name":"新井白石","imageUrl":"https://one-draw.jp/ijinden/cardlist/002/card/02_045.png","expansion":25,"type":1,"color":8,"term":0,"orderTable":177,"orderDeck":47},</text:p>
          </table:table-cell>
          <table:table-cell table:number-columns-repeated="1634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F17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7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7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C179];[$HTML.$B$1];[.$C179];[$HTML.$C$1];[.$P179];[$HTML.$D$1];[.$E179];[$HTML.$E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79];[$HTML.$B$2];[.$C179];[$HTML.$C$2];[.$P179];[$HTML.$D$2];[.$E179];[$HTML.$E$2])" office:value-type="string" office:string-value="&lt;div class=&quot;container-card&quot; id=&quot;side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79];[$HTML.$B$3];[.G179];[$HTML.$C$3];[.I179];[$HTML.$D$3];[.K179];[$HTML.$E$3];[.O179];[$HTML.$F$3];[.C179];[$HTML.$G$3];[.E179];[$HTML.$H$3];[.C179];[$HTML.$I$3];[.C179];[$HTML.$J$3])" office:value-type="string" office:string-value="&lt;tr data-id=&quot;2-46&quot; data-expansion=&quot;25&quot; data-type=&quot;1&quot; data-color=&quot;8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8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readonly /&gt;&lt;button type="button" class="btn btn-outline-secondary btn-push"&gt;+&lt;/button&gt;&lt;/div&gt;&lt;/td&gt;&lt;/tr&gt;</text:p>
          </table:table-cell>
          <table:table-cell table:formula="of:=CONCATENATE([$HTML.$A$4];[.$C179];[$HTML.$B$4];[.$E179];[$HTML.$C$4];[.$P179];[$HTML.$D$4];[.$G179];[$HTML.$E$4];[.$I179];[$HTML.$F$4];[.$K179];[$HTML.$G$4];[.$O179];[$HTML.$H$4];[.$A179];[$HTML.$I$4];[.$B179];[$HTML.$J$4])" office:value-type="string" office:string-value="{&quot;id&quot;:&quot;2-46&quot;,&quot;name&quot;:&quot;孫夫人&quot;,&quot;imageUrl&quot;:&quot;https://one-draw.jp/ijinden/cardlist/002/card/02_046.png&quot;,&quot;expansion&quot;:25,&quot;type&quot;:1,&quot;color&quot;:8,&quot;term&quot;:0,&quot;orderTable&quot;:178,&quot;orderDeck&quot;:113}," calcext:value-type="string">
            <text:p>{"id":"2-46","name":"孫夫人","imageUrl":"https://one-draw.jp/ijinden/cardlist/002/card/02_046.png","expansion":25,"type":1,"color":8,"term":0,"orderTable":178,"orderDeck":113},</text:p>
          </table:table-cell>
          <table:table-cell table:number-columns-repeated="1634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F18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8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8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C180];[$HTML.$B$1];[.$C180];[$HTML.$C$1];[.$P180];[$HTML.$D$1];[.$E180];[$HTML.$E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0];[$HTML.$B$2];[.$C180];[$HTML.$C$2];[.$P180];[$HTML.$D$2];[.$E180];[$HTML.$E$2])" office:value-type="string" office:string-value="&lt;div class=&quot;container-card&quot; id=&quot;side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0];[$HTML.$B$3];[.G180];[$HTML.$C$3];[.I180];[$HTML.$D$3];[.K180];[$HTML.$E$3];[.O180];[$HTML.$F$3];[.C180];[$HTML.$G$3];[.E180];[$HTML.$H$3];[.C180];[$HTML.$I$3];[.C180];[$HTML.$J$3])" office:value-type="string" office:string-value="&lt;tr data-id=&quot;2-47&quot; data-expansion=&quot;25&quot; data-type=&quot;1&quot; data-color=&quot;8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8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readonly /&gt;&lt;button type="button" class="btn btn-outline-secondary btn-push"&gt;+&lt;/button&gt;&lt;/div&gt;&lt;/td&gt;&lt;/tr&gt;</text:p>
          </table:table-cell>
          <table:table-cell table:formula="of:=CONCATENATE([$HTML.$A$4];[.$C180];[$HTML.$B$4];[.$E180];[$HTML.$C$4];[.$P180];[$HTML.$D$4];[.$G180];[$HTML.$E$4];[.$I180];[$HTML.$F$4];[.$K180];[$HTML.$G$4];[.$O180];[$HTML.$H$4];[.$A180];[$HTML.$I$4];[.$B180];[$HTML.$J$4])" office:value-type="string" office:string-value="{&quot;id&quot;:&quot;2-47&quot;,&quot;name&quot;:&quot;法然&quot;,&quot;imageUrl&quot;:&quot;https://one-draw.jp/ijinden/cardlist/002/card/02_047.png&quot;,&quot;expansion&quot;:25,&quot;type&quot;:1,&quot;color&quot;:8,&quot;term&quot;:0,&quot;orderTable&quot;:179,&quot;orderDeck&quot;:81}," calcext:value-type="string">
            <text:p>{"id":"2-47","name":"法然","imageUrl":"https://one-draw.jp/ijinden/cardlist/002/card/02_047.png","expansion":25,"type":1,"color":8,"term":0,"orderTable":179,"orderDeck":81},</text:p>
          </table:table-cell>
          <table:table-cell table:number-columns-repeated="1634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F18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H18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1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C181];[$HTML.$B$1];[.$C181];[$HTML.$C$1];[.$P181];[$HTML.$D$1];[.$E181];[$HTML.$E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1];[$HTML.$B$2];[.$C181];[$HTML.$C$2];[.$P181];[$HTML.$D$2];[.$E181];[$HTML.$E$2])" office:value-type="string" office:string-value="&lt;div class=&quot;container-card&quot; id=&quot;side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1];[$HTML.$B$3];[.G181];[$HTML.$C$3];[.I181];[$HTML.$D$3];[.K181];[$HTML.$E$3];[.O181];[$HTML.$F$3];[.C181];[$HTML.$G$3];[.E181];[$HTML.$H$3];[.C181];[$HTML.$I$3];[.C181];[$HTML.$J$3])" office:value-type="string" office:string-value="&lt;tr data-id=&quot;2-48&quot; data-expansion=&quot;25&quot; data-type=&quot;1&quot; data-color=&quot;8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8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readonly /&gt;&lt;button type="button" class="btn btn-outline-secondary btn-push"&gt;+&lt;/button&gt;&lt;/div&gt;&lt;/td&gt;&lt;/tr&gt;</text:p>
          </table:table-cell>
          <table:table-cell table:formula="of:=CONCATENATE([$HTML.$A$4];[.$C181];[$HTML.$B$4];[.$E181];[$HTML.$C$4];[.$P181];[$HTML.$D$4];[.$G181];[$HTML.$E$4];[.$I181];[$HTML.$F$4];[.$K181];[$HTML.$G$4];[.$O181];[$HTML.$H$4];[.$A181];[$HTML.$I$4];[.$B181];[$HTML.$J$4])" office:value-type="string" office:string-value="{&quot;id&quot;:&quot;2-48&quot;,&quot;name&quot;:&quot;一遍&quot;,&quot;imageUrl&quot;:&quot;https://one-draw.jp/ijinden/cardlist/002/card/02_048.png&quot;,&quot;expansion&quot;:25,&quot;type&quot;:1,&quot;color&quot;:8,&quot;term&quot;:0,&quot;orderTable&quot;:180,&quot;orderDeck&quot;:144}," calcext:value-type="string">
            <text:p>{"id":"2-48","name":"一遍","imageUrl":"https://one-draw.jp/ijinden/cardlist/002/card/02_048.png","expansion":25,"type":1,"color":8,"term":0,"orderTable":180,"orderDeck":144},</text:p>
          </table:table-cell>
          <table:table-cell table:number-columns-repeated="1634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F18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18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182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C182];[$HTML.$B$1];[.$C182];[$HTML.$C$1];[.$P182];[$HTML.$D$1];[.$E182];[$HTML.$E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2];[$HTML.$B$2];[.$C182];[$HTML.$C$2];[.$P182];[$HTML.$D$2];[.$E182];[$HTML.$E$2])" office:value-type="string" office:string-value="&lt;div class=&quot;container-card&quot; id=&quot;side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2];[$HTML.$B$3];[.G182];[$HTML.$C$3];[.I182];[$HTML.$D$3];[.K182];[$HTML.$E$3];[.O182];[$HTML.$F$3];[.C182];[$HTML.$G$3];[.E182];[$HTML.$H$3];[.C182];[$HTML.$I$3];[.C182];[$HTML.$J$3])" office:value-type="string" office:string-value="&lt;tr data-id=&quot;2-49&quot; data-expansion=&quot;25&quot; data-type=&quot;2&quot; data-color=&quot;1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1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readonly /&gt;&lt;button type="button" class="btn btn-outline-secondary btn-push"&gt;+&lt;/button&gt;&lt;/div&gt;&lt;/td&gt;&lt;/tr&gt;</text:p>
          </table:table-cell>
          <table:table-cell table:formula="of:=CONCATENATE([$HTML.$A$4];[.$C182];[$HTML.$B$4];[.$E182];[$HTML.$C$4];[.$P182];[$HTML.$D$4];[.$G182];[$HTML.$E$4];[.$I182];[$HTML.$F$4];[.$K182];[$HTML.$G$4];[.$O182];[$HTML.$H$4];[.$A182];[$HTML.$I$4];[.$B182];[$HTML.$J$4])" office:value-type="string" office:string-value="{&quot;id&quot;:&quot;2-49&quot;,&quot;name&quot;:&quot;籠城戦&quot;,&quot;imageUrl&quot;:&quot;https://one-draw.jp/ijinden/cardlist/002/card/02_049.png&quot;,&quot;expansion&quot;:25,&quot;type&quot;:2,&quot;color&quot;:1,&quot;term&quot;:3,&quot;orderTable&quot;:181,&quot;orderDeck&quot;:197}," calcext:value-type="string">
            <text:p>{"id":"2-49","name":"籠城戦","imageUrl":"https://one-draw.jp/ijinden/cardlist/002/card/02_049.png","expansion":25,"type":2,"color":1,"term":3,"orderTable":181,"orderDeck":197},</text:p>
          </table:table-cell>
          <table:table-cell table:number-columns-repeated="1634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F18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183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C183];[$HTML.$B$1];[.$C183];[$HTML.$C$1];[.$P183];[$HTML.$D$1];[.$E183];[$HTML.$E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3];[$HTML.$B$2];[.$C183];[$HTML.$C$2];[.$P183];[$HTML.$D$2];[.$E183];[$HTML.$E$2])" office:value-type="string" office:string-value="&lt;div class=&quot;container-card&quot; id=&quot;side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3];[$HTML.$B$3];[.G183];[$HTML.$C$3];[.I183];[$HTML.$D$3];[.K183];[$HTML.$E$3];[.O183];[$HTML.$F$3];[.C183];[$HTML.$G$3];[.E183];[$HTML.$H$3];[.C183];[$HTML.$I$3];[.C183];[$HTML.$J$3])" office:value-type="string" office:string-value="&lt;tr data-id=&quot;2-50&quot; data-expansion=&quot;25&quot; data-type=&quot;2&quot; data-color=&quot;1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1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readonly /&gt;&lt;button type="button" class="btn btn-outline-secondary btn-push"&gt;+&lt;/button&gt;&lt;/div&gt;&lt;/td&gt;&lt;/tr&gt;</text:p>
          </table:table-cell>
          <table:table-cell table:formula="of:=CONCATENATE([$HTML.$A$4];[.$C183];[$HTML.$B$4];[.$E183];[$HTML.$C$4];[.$P183];[$HTML.$D$4];[.$G183];[$HTML.$E$4];[.$I183];[$HTML.$F$4];[.$K183];[$HTML.$G$4];[.$O183];[$HTML.$H$4];[.$A183];[$HTML.$I$4];[.$B183];[$HTML.$J$4])" office:value-type="string" office:string-value="{&quot;id&quot;:&quot;2-50&quot;,&quot;name&quot;:&quot;安宅船&quot;,&quot;imageUrl&quot;:&quot;https://one-draw.jp/ijinden/cardlist/002/card/02_050.png&quot;,&quot;expansion&quot;:25,&quot;type&quot;:2,&quot;color&quot;:1,&quot;term&quot;:0,&quot;orderTable&quot;:182,&quot;orderDeck&quot;:218}," calcext:value-type="string">
            <text:p>{"id":"2-50","name":"安宅船","imageUrl":"https://one-draw.jp/ijinden/cardlist/002/card/02_050.png","expansion":25,"type":2,"color":1,"term":0,"orderTable":182,"orderDeck":218},</text:p>
          </table:table-cell>
          <table:table-cell table:number-columns-repeated="1634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F18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18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C184];[$HTML.$B$1];[.$C184];[$HTML.$C$1];[.$P184];[$HTML.$D$1];[.$E184];[$HTML.$E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4];[$HTML.$B$2];[.$C184];[$HTML.$C$2];[.$P184];[$HTML.$D$2];[.$E184];[$HTML.$E$2])" office:value-type="string" office:string-value="&lt;div class=&quot;container-card&quot; id=&quot;side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4];[$HTML.$B$3];[.G184];[$HTML.$C$3];[.I184];[$HTML.$D$3];[.K184];[$HTML.$E$3];[.O184];[$HTML.$F$3];[.C184];[$HTML.$G$3];[.E184];[$HTML.$H$3];[.C184];[$HTML.$I$3];[.C184];[$HTML.$J$3])" office:value-type="string" office:string-value="&lt;tr data-id=&quot;2-51&quot; data-expansion=&quot;25&quot; data-type=&quot;2&quot; data-color=&quot;2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2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readonly /&gt;&lt;button type="button" class="btn btn-outline-secondary btn-push"&gt;+&lt;/button&gt;&lt;/div&gt;&lt;/td&gt;&lt;/tr&gt;</text:p>
          </table:table-cell>
          <table:table-cell table:formula="of:=CONCATENATE([$HTML.$A$4];[.$C184];[$HTML.$B$4];[.$E184];[$HTML.$C$4];[.$P184];[$HTML.$D$4];[.$G184];[$HTML.$E$4];[.$I184];[$HTML.$F$4];[.$K184];[$HTML.$G$4];[.$O184];[$HTML.$H$4];[.$A184];[$HTML.$I$4];[.$B184];[$HTML.$J$4])" office:value-type="string" office:string-value="{&quot;id&quot;:&quot;2-51&quot;,&quot;name&quot;:&quot;リヴァイアサン&quot;,&quot;imageUrl&quot;:&quot;https://one-draw.jp/ijinden/cardlist/002/card/02_051.png&quot;,&quot;expansion&quot;:25,&quot;type&quot;:2,&quot;color&quot;:2,&quot;term&quot;:0,&quot;orderTable&quot;:183,&quot;orderDeck&quot;:214}," calcext:value-type="string">
            <text:p>{"id":"2-51","name":"リヴァイアサン","imageUrl":"https://one-draw.jp/ijinden/cardlist/002/card/02_051.png","expansion":25,"type":2,"color":2,"term":0,"orderTable":183,"orderDeck":214},</text:p>
          </table:table-cell>
          <table:table-cell table:number-columns-repeated="1634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F18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18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C185];[$HTML.$B$1];[.$C185];[$HTML.$C$1];[.$P185];[$HTML.$D$1];[.$E185];[$HTML.$E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5];[$HTML.$B$2];[.$C185];[$HTML.$C$2];[.$P185];[$HTML.$D$2];[.$E185];[$HTML.$E$2])" office:value-type="string" office:string-value="&lt;div class=&quot;container-card&quot; id=&quot;side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5];[$HTML.$B$3];[.G185];[$HTML.$C$3];[.I185];[$HTML.$D$3];[.K185];[$HTML.$E$3];[.O185];[$HTML.$F$3];[.C185];[$HTML.$G$3];[.E185];[$HTML.$H$3];[.C185];[$HTML.$I$3];[.C185];[$HTML.$J$3])" office:value-type="string" office:string-value="&lt;tr data-id=&quot;2-52&quot; data-expansion=&quot;25&quot; data-type=&quot;2&quot; data-color=&quot;2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2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readonly /&gt;&lt;button type="button" class="btn btn-outline-secondary btn-push"&gt;+&lt;/button&gt;&lt;/div&gt;&lt;/td&gt;&lt;/tr&gt;</text:p>
          </table:table-cell>
          <table:table-cell table:formula="of:=CONCATENATE([$HTML.$A$4];[.$C185];[$HTML.$B$4];[.$E185];[$HTML.$C$4];[.$P185];[$HTML.$D$4];[.$G185];[$HTML.$E$4];[.$I185];[$HTML.$F$4];[.$K185];[$HTML.$G$4];[.$O185];[$HTML.$H$4];[.$A185];[$HTML.$I$4];[.$B185];[$HTML.$J$4])" office:value-type="string" office:string-value="{&quot;id&quot;:&quot;2-52&quot;,&quot;name&quot;:&quot;ガレオン船&quot;,&quot;imageUrl&quot;:&quot;https://one-draw.jp/ijinden/cardlist/002/card/02_052.png&quot;,&quot;expansion&quot;:25,&quot;type&quot;:2,&quot;color&quot;:2,&quot;term&quot;:0,&quot;orderTable&quot;:184,&quot;orderDeck&quot;:224}," calcext:value-type="string">
            <text:p>{"id":"2-52","name":"ガレオン船","imageUrl":"https://one-draw.jp/ijinden/cardlist/002/card/02_052.png","expansion":25,"type":2,"color":2,"term":0,"orderTable":184,"orderDeck":224},</text:p>
          </table:table-cell>
          <table:table-cell table:number-columns-repeated="1634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F18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186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C186];[$HTML.$B$1];[.$C186];[$HTML.$C$1];[.$P186];[$HTML.$D$1];[.$E186];[$HTML.$E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6];[$HTML.$B$2];[.$C186];[$HTML.$C$2];[.$P186];[$HTML.$D$2];[.$E186];[$HTML.$E$2])" office:value-type="string" office:string-value="&lt;div class=&quot;container-card&quot; id=&quot;side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6];[$HTML.$B$3];[.G186];[$HTML.$C$3];[.I186];[$HTML.$D$3];[.K186];[$HTML.$E$3];[.O186];[$HTML.$F$3];[.C186];[$HTML.$G$3];[.E186];[$HTML.$H$3];[.C186];[$HTML.$I$3];[.C186];[$HTML.$J$3])" office:value-type="string" office:string-value="&lt;tr data-id=&quot;2-53&quot; data-expansion=&quot;25&quot; data-type=&quot;2&quot; data-color=&quot;4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4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readonly /&gt;&lt;button type="button" class="btn btn-outline-secondary btn-push"&gt;+&lt;/button&gt;&lt;/div&gt;&lt;/td&gt;&lt;/tr&gt;</text:p>
          </table:table-cell>
          <table:table-cell table:formula="of:=CONCATENATE([$HTML.$A$4];[.$C186];[$HTML.$B$4];[.$E186];[$HTML.$C$4];[.$P186];[$HTML.$D$4];[.$G186];[$HTML.$E$4];[.$I186];[$HTML.$F$4];[.$K186];[$HTML.$G$4];[.$O186];[$HTML.$H$4];[.$A186];[$HTML.$I$4];[.$B186];[$HTML.$J$4])" office:value-type="string" office:string-value="{&quot;id&quot;:&quot;2-53&quot;,&quot;name&quot;:&quot;仁王&quot;,&quot;imageUrl&quot;:&quot;https://one-draw.jp/ijinden/cardlist/002/card/02_053.png&quot;,&quot;expansion&quot;:25,&quot;type&quot;:2,&quot;color&quot;:4,&quot;term&quot;:0,&quot;orderTable&quot;:185,&quot;orderDeck&quot;:200}," calcext:value-type="string">
            <text:p>{"id":"2-53","name":"仁王","imageUrl":"https://one-draw.jp/ijinden/cardlist/002/card/02_053.png","expansion":25,"type":2,"color":4,"term":0,"orderTable":185,"orderDeck":200},</text:p>
          </table:table-cell>
          <table:table-cell table:number-columns-repeated="1634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F18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187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C187];[$HTML.$B$1];[.$C187];[$HTML.$C$1];[.$P187];[$HTML.$D$1];[.$E187];[$HTML.$E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7];[$HTML.$B$2];[.$C187];[$HTML.$C$2];[.$P187];[$HTML.$D$2];[.$E187];[$HTML.$E$2])" office:value-type="string" office:string-value="&lt;div class=&quot;container-card&quot; id=&quot;side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7];[$HTML.$B$3];[.G187];[$HTML.$C$3];[.I187];[$HTML.$D$3];[.K187];[$HTML.$E$3];[.O187];[$HTML.$F$3];[.C187];[$HTML.$G$3];[.E187];[$HTML.$H$3];[.C187];[$HTML.$I$3];[.C187];[$HTML.$J$3])" office:value-type="string" office:string-value="&lt;tr data-id=&quot;2-54&quot; data-expansion=&quot;25&quot; data-type=&quot;2&quot; data-color=&quot;4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4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readonly /&gt;&lt;button type="button" class="btn btn-outline-secondary btn-push"&gt;+&lt;/button&gt;&lt;/div&gt;&lt;/td&gt;&lt;/tr&gt;</text:p>
          </table:table-cell>
          <table:table-cell table:formula="of:=CONCATENATE([$HTML.$A$4];[.$C187];[$HTML.$B$4];[.$E187];[$HTML.$C$4];[.$P187];[$HTML.$D$4];[.$G187];[$HTML.$E$4];[.$I187];[$HTML.$F$4];[.$K187];[$HTML.$G$4];[.$O187];[$HTML.$H$4];[.$A187];[$HTML.$I$4];[.$B187];[$HTML.$J$4])" office:value-type="string" office:string-value="{&quot;id&quot;:&quot;2-54&quot;,&quot;name&quot;:&quot;蒸気機関車&quot;,&quot;imageUrl&quot;:&quot;https://one-draw.jp/ijinden/cardlist/002/card/02_054.png&quot;,&quot;expansion&quot;:25,&quot;type&quot;:2,&quot;color&quot;:4,&quot;term&quot;:0,&quot;orderTable&quot;:186,&quot;orderDeck&quot;:228}," calcext:value-type="string">
            <text:p>{"id":"2-54","name":"蒸気機関車","imageUrl":"https://one-draw.jp/ijinden/cardlist/002/card/02_054.png","expansion":25,"type":2,"color":4,"term":0,"orderTable":186,"orderDeck":228},</text:p>
          </table:table-cell>
          <table:table-cell table:number-columns-repeated="1634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F18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18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C188];[$HTML.$B$1];[.$C188];[$HTML.$C$1];[.$P188];[$HTML.$D$1];[.$E188];[$HTML.$E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8];[$HTML.$B$2];[.$C188];[$HTML.$C$2];[.$P188];[$HTML.$D$2];[.$E188];[$HTML.$E$2])" office:value-type="string" office:string-value="&lt;div class=&quot;container-card&quot; id=&quot;side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8];[$HTML.$B$3];[.G188];[$HTML.$C$3];[.I188];[$HTML.$D$3];[.K188];[$HTML.$E$3];[.O188];[$HTML.$F$3];[.C188];[$HTML.$G$3];[.E188];[$HTML.$H$3];[.C188];[$HTML.$I$3];[.C188];[$HTML.$J$3])" office:value-type="string" office:string-value="&lt;tr data-id=&quot;2-55&quot; data-expansion=&quot;25&quot; data-type=&quot;2&quot; data-color=&quot;8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8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readonly /&gt;&lt;button type="button" class="btn btn-outline-secondary btn-push"&gt;+&lt;/button&gt;&lt;/div&gt;&lt;/td&gt;&lt;/tr&gt;</text:p>
          </table:table-cell>
          <table:table-cell table:formula="of:=CONCATENATE([$HTML.$A$4];[.$C188];[$HTML.$B$4];[.$E188];[$HTML.$C$4];[.$P188];[$HTML.$D$4];[.$G188];[$HTML.$E$4];[.$I188];[$HTML.$F$4];[.$K188];[$HTML.$G$4];[.$O188];[$HTML.$H$4];[.$A188];[$HTML.$I$4];[.$B188];[$HTML.$J$4])" office:value-type="string" office:string-value="{&quot;id&quot;:&quot;2-55&quot;,&quot;name&quot;:&quot;凱旋門&quot;,&quot;imageUrl&quot;:&quot;https://one-draw.jp/ijinden/cardlist/002/card/02_055.png&quot;,&quot;expansion&quot;:25,&quot;type&quot;:2,&quot;color&quot;:8,&quot;term&quot;:0,&quot;orderTable&quot;:187,&quot;orderDeck&quot;:202}," calcext:value-type="string">
            <text:p>{"id":"2-55","name":"凱旋門","imageUrl":"https://one-draw.jp/ijinden/cardlist/002/card/02_055.png","expansion":25,"type":2,"color":8,"term":0,"orderTable":187,"orderDeck":202},</text:p>
          </table:table-cell>
          <table:table-cell table:number-columns-repeated="1634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F18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H18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18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8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C189];[$HTML.$B$1];[.$C189];[$HTML.$C$1];[.$P189];[$HTML.$D$1];[.$E189];[$HTML.$E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89];[$HTML.$B$2];[.$C189];[$HTML.$C$2];[.$P189];[$HTML.$D$2];[.$E189];[$HTML.$E$2])" office:value-type="string" office:string-value="&lt;div class=&quot;container-card&quot; id=&quot;side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89];[$HTML.$B$3];[.G189];[$HTML.$C$3];[.I189];[$HTML.$D$3];[.K189];[$HTML.$E$3];[.O189];[$HTML.$F$3];[.C189];[$HTML.$G$3];[.E189];[$HTML.$H$3];[.C189];[$HTML.$I$3];[.C189];[$HTML.$J$3])" office:value-type="string" office:string-value="&lt;tr data-id=&quot;2-56&quot; data-expansion=&quot;25&quot; data-type=&quot;2&quot; data-color=&quot;8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8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readonly /&gt;&lt;button type="button" class="btn btn-outline-secondary btn-push"&gt;+&lt;/button&gt;&lt;/div&gt;&lt;/td&gt;&lt;/tr&gt;</text:p>
          </table:table-cell>
          <table:table-cell table:formula="of:=CONCATENATE([$HTML.$A$4];[.$C189];[$HTML.$B$4];[.$E189];[$HTML.$C$4];[.$P189];[$HTML.$D$4];[.$G189];[$HTML.$E$4];[.$I189];[$HTML.$F$4];[.$K189];[$HTML.$G$4];[.$O189];[$HTML.$H$4];[.$A189];[$HTML.$I$4];[.$B189];[$HTML.$J$4])" office:value-type="string" office:string-value="{&quot;id&quot;:&quot;2-56&quot;,&quot;name&quot;:&quot;三層の舎利殿&quot;,&quot;imageUrl&quot;:&quot;https://one-draw.jp/ijinden/cardlist/002/card/02_056.png&quot;,&quot;expansion&quot;:25,&quot;type&quot;:2,&quot;color&quot;:8,&quot;term&quot;:0,&quot;orderTable&quot;:188,&quot;orderDeck&quot;:210}," calcext:value-type="string">
            <text:p>{"id":"2-56","name":"三層の舎利殿","imageUrl":"https://one-draw.jp/ijinden/cardlist/002/card/02_056.png","expansion":25,"type":2,"color":8,"term":0,"orderTable":188,"orderDeck":210},</text:p>
          </table:table-cell>
          <table:table-cell table:number-columns-repeated="1634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F19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190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C190];[$HTML.$B$1];[.$C190];[$HTML.$C$1];[.$P190];[$HTML.$D$1];[.$E190];[$HTML.$E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0];[$HTML.$B$2];[.$C190];[$HTML.$C$2];[.$P190];[$HTML.$D$2];[.$E190];[$HTML.$E$2])" office:value-type="string" office:string-value="&lt;div class=&quot;container-card&quot; id=&quot;side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0];[$HTML.$B$3];[.G190];[$HTML.$C$3];[.I190];[$HTML.$D$3];[.K190];[$HTML.$E$3];[.O190];[$HTML.$F$3];[.C190];[$HTML.$G$3];[.E190];[$HTML.$H$3];[.C190];[$HTML.$I$3];[.C190];[$HTML.$J$3])" office:value-type="string" office:string-value="&lt;tr data-id=&quot;2-57&quot; data-expansion=&quot;25&quot; data-type=&quot;3&quot; data-color=&quot;1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1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readonly /&gt;&lt;button type="button" class="btn btn-outline-secondary btn-push"&gt;+&lt;/button&gt;&lt;/div&gt;&lt;/td&gt;&lt;/tr&gt;</text:p>
          </table:table-cell>
          <table:table-cell table:formula="of:=CONCATENATE([$HTML.$A$4];[.$C190];[$HTML.$B$4];[.$E190];[$HTML.$C$4];[.$P190];[$HTML.$D$4];[.$G190];[$HTML.$E$4];[.$I190];[$HTML.$F$4];[.$K190];[$HTML.$G$4];[.$O190];[$HTML.$H$4];[.$A190];[$HTML.$I$4];[.$B190];[$HTML.$J$4])" office:value-type="string" office:string-value="{&quot;id&quot;:&quot;2-57&quot;,&quot;name&quot;:&quot;スペクター&quot;,&quot;imageUrl&quot;:&quot;https://one-draw.jp/ijinden/cardlist/002/card/02_057.png&quot;,&quot;expansion&quot;:25,&quot;type&quot;:3,&quot;color&quot;:1,&quot;term&quot;:0,&quot;orderTable&quot;:189,&quot;orderDeck&quot;:268}," calcext:value-type="string">
            <text:p>{"id":"2-57","name":"スペクター","imageUrl":"https://one-draw.jp/ijinden/cardlist/002/card/02_057.png","expansion":25,"type":3,"color":1,"term":0,"orderTable":189,"orderDeck":268},</text:p>
          </table:table-cell>
          <table:table-cell table:number-columns-repeated="1634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F19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1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C191];[$HTML.$B$1];[.$C191];[$HTML.$C$1];[.$P191];[$HTML.$D$1];[.$E191];[$HTML.$E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1];[$HTML.$B$2];[.$C191];[$HTML.$C$2];[.$P191];[$HTML.$D$2];[.$E191];[$HTML.$E$2])" office:value-type="string" office:string-value="&lt;div class=&quot;container-card&quot; id=&quot;side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1];[$HTML.$B$3];[.G191];[$HTML.$C$3];[.I191];[$HTML.$D$3];[.K191];[$HTML.$E$3];[.O191];[$HTML.$F$3];[.C191];[$HTML.$G$3];[.E191];[$HTML.$H$3];[.C191];[$HTML.$I$3];[.C191];[$HTML.$J$3])" office:value-type="string" office:string-value="&lt;tr data-id=&quot;2-58&quot; data-expansion=&quot;25&quot; data-type=&quot;3&quot; data-color=&quot;1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1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readonly /&gt;&lt;button type="button" class="btn btn-outline-secondary btn-push"&gt;+&lt;/button&gt;&lt;/div&gt;&lt;/td&gt;&lt;/tr&gt;</text:p>
          </table:table-cell>
          <table:table-cell table:formula="of:=CONCATENATE([$HTML.$A$4];[.$C191];[$HTML.$B$4];[.$E191];[$HTML.$C$4];[.$P191];[$HTML.$D$4];[.$G191];[$HTML.$E$4];[.$I191];[$HTML.$F$4];[.$K191];[$HTML.$G$4];[.$O191];[$HTML.$H$4];[.$A191];[$HTML.$I$4];[.$B191];[$HTML.$J$4])" office:value-type="string" office:string-value="{&quot;id&quot;:&quot;2-58&quot;,&quot;name&quot;:&quot;クイック&quot;,&quot;imageUrl&quot;:&quot;https://one-draw.jp/ijinden/cardlist/002/card/02_058.png&quot;,&quot;expansion&quot;:25,&quot;type&quot;:3,&quot;color&quot;:1,&quot;term&quot;:0,&quot;orderTable&quot;:190,&quot;orderDeck&quot;:232}," calcext:value-type="string">
            <text:p>{"id":"2-58","name":"クイック","imageUrl":"https://one-draw.jp/ijinden/cardlist/002/card/02_058.png","expansion":25,"type":3,"color":1,"term":0,"orderTable":190,"orderDeck":232},</text:p>
          </table:table-cell>
          <table:table-cell table:number-columns-repeated="1634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F19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1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C192];[$HTML.$B$1];[.$C192];[$HTML.$C$1];[.$P192];[$HTML.$D$1];[.$E192];[$HTML.$E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2];[$HTML.$B$2];[.$C192];[$HTML.$C$2];[.$P192];[$HTML.$D$2];[.$E192];[$HTML.$E$2])" office:value-type="string" office:string-value="&lt;div class=&quot;container-card&quot; id=&quot;side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2];[$HTML.$B$3];[.G192];[$HTML.$C$3];[.I192];[$HTML.$D$3];[.K192];[$HTML.$E$3];[.O192];[$HTML.$F$3];[.C192];[$HTML.$G$3];[.E192];[$HTML.$H$3];[.C192];[$HTML.$I$3];[.C192];[$HTML.$J$3])" office:value-type="string" office:string-value="&lt;tr data-id=&quot;2-59&quot; data-expansion=&quot;25&quot; data-type=&quot;3&quot; data-color=&quot;1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1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readonly /&gt;&lt;button type="button" class="btn btn-outline-secondary btn-push"&gt;+&lt;/button&gt;&lt;/div&gt;&lt;/td&gt;&lt;/tr&gt;</text:p>
          </table:table-cell>
          <table:table-cell table:formula="of:=CONCATENATE([$HTML.$A$4];[.$C192];[$HTML.$B$4];[.$E192];[$HTML.$C$4];[.$P192];[$HTML.$D$4];[.$G192];[$HTML.$E$4];[.$I192];[$HTML.$F$4];[.$K192];[$HTML.$G$4];[.$O192];[$HTML.$H$4];[.$A192];[$HTML.$I$4];[.$B192];[$HTML.$J$4])" office:value-type="string" office:string-value="{&quot;id&quot;:&quot;2-59&quot;,&quot;name&quot;:&quot;サモン&quot;,&quot;imageUrl&quot;:&quot;https://one-draw.jp/ijinden/cardlist/002/card/02_059.png&quot;,&quot;expansion&quot;:25,&quot;type&quot;:3,&quot;color&quot;:1,&quot;term&quot;:0,&quot;orderTable&quot;:191,&quot;orderDeck&quot;:246}," calcext:value-type="string">
            <text:p>{"id":"2-59","name":"サモン","imageUrl":"https://one-draw.jp/ijinden/cardlist/002/card/02_059.png","expansion":25,"type":3,"color":1,"term":0,"orderTable":191,"orderDeck":246},</text:p>
          </table:table-cell>
          <table:table-cell table:number-columns-repeated="1634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F19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1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C193];[$HTML.$B$1];[.$C193];[$HTML.$C$1];[.$P193];[$HTML.$D$1];[.$E193];[$HTML.$E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3];[$HTML.$B$2];[.$C193];[$HTML.$C$2];[.$P193];[$HTML.$D$2];[.$E193];[$HTML.$E$2])" office:value-type="string" office:string-value="&lt;div class=&quot;container-card&quot; id=&quot;side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3];[$HTML.$B$3];[.G193];[$HTML.$C$3];[.I193];[$HTML.$D$3];[.K193];[$HTML.$E$3];[.O193];[$HTML.$F$3];[.C193];[$HTML.$G$3];[.E193];[$HTML.$H$3];[.C193];[$HTML.$I$3];[.C193];[$HTML.$J$3])" office:value-type="string" office:string-value="&lt;tr data-id=&quot;2-60&quot; data-expansion=&quot;25&quot; data-type=&quot;3&quot; data-color=&quot;2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2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readonly /&gt;&lt;button type="button" class="btn btn-outline-secondary btn-push"&gt;+&lt;/button&gt;&lt;/div&gt;&lt;/td&gt;&lt;/tr&gt;</text:p>
          </table:table-cell>
          <table:table-cell table:formula="of:=CONCATENATE([$HTML.$A$4];[.$C193];[$HTML.$B$4];[.$E193];[$HTML.$C$4];[.$P193];[$HTML.$D$4];[.$G193];[$HTML.$E$4];[.$I193];[$HTML.$F$4];[.$K193];[$HTML.$G$4];[.$O193];[$HTML.$H$4];[.$A193];[$HTML.$I$4];[.$B193];[$HTML.$J$4])" office:value-type="string" office:string-value="{&quot;id&quot;:&quot;2-60&quot;,&quot;name&quot;:&quot;フェイス&quot;,&quot;imageUrl&quot;:&quot;https://one-draw.jp/ijinden/cardlist/002/card/02_060.png&quot;,&quot;expansion&quot;:25,&quot;type&quot;:3,&quot;color&quot;:2,&quot;term&quot;:0,&quot;orderTable&quot;:192,&quot;orderDeck&quot;:235}," calcext:value-type="string">
            <text:p>{"id":"2-60","name":"フェイス","imageUrl":"https://one-draw.jp/ijinden/cardlist/002/card/02_060.png","expansion":25,"type":3,"color":2,"term":0,"orderTable":192,"orderDeck":235},</text:p>
          </table:table-cell>
          <table:table-cell table:number-columns-repeated="1634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F19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19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C194];[$HTML.$B$1];[.$C194];[$HTML.$C$1];[.$P194];[$HTML.$D$1];[.$E194];[$HTML.$E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4];[$HTML.$B$2];[.$C194];[$HTML.$C$2];[.$P194];[$HTML.$D$2];[.$E194];[$HTML.$E$2])" office:value-type="string" office:string-value="&lt;div class=&quot;container-card&quot; id=&quot;side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4];[$HTML.$B$3];[.G194];[$HTML.$C$3];[.I194];[$HTML.$D$3];[.K194];[$HTML.$E$3];[.O194];[$HTML.$F$3];[.C194];[$HTML.$G$3];[.E194];[$HTML.$H$3];[.C194];[$HTML.$I$3];[.C194];[$HTML.$J$3])" office:value-type="string" office:string-value="&lt;tr data-id=&quot;2-61&quot; data-expansion=&quot;25&quot; data-type=&quot;3&quot; data-color=&quot;2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2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readonly /&gt;&lt;button type="button" class="btn btn-outline-secondary btn-push"&gt;+&lt;/button&gt;&lt;/div&gt;&lt;/td&gt;&lt;/tr&gt;</text:p>
          </table:table-cell>
          <table:table-cell table:formula="of:=CONCATENATE([$HTML.$A$4];[.$C194];[$HTML.$B$4];[.$E194];[$HTML.$C$4];[.$P194];[$HTML.$D$4];[.$G194];[$HTML.$E$4];[.$I194];[$HTML.$F$4];[.$K194];[$HTML.$G$4];[.$O194];[$HTML.$H$4];[.$A194];[$HTML.$I$4];[.$B194];[$HTML.$J$4])" office:value-type="string" office:string-value="{&quot;id&quot;:&quot;2-61&quot;,&quot;name&quot;:&quot;リドロー&quot;,&quot;imageUrl&quot;:&quot;https://one-draw.jp/ijinden/cardlist/002/card/02_061.png&quot;,&quot;expansion&quot;:25,&quot;type&quot;:3,&quot;color&quot;:2,&quot;term&quot;:0,&quot;orderTable&quot;:193,&quot;orderDeck&quot;:236}," calcext:value-type="string">
            <text:p>{"id":"2-61","name":"リドロー","imageUrl":"https://one-draw.jp/ijinden/cardlist/002/card/02_061.png","expansion":25,"type":3,"color":2,"term":0,"orderTable":193,"orderDeck":236},</text:p>
          </table:table-cell>
          <table:table-cell table:number-columns-repeated="1634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F19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19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C195];[$HTML.$B$1];[.$C195];[$HTML.$C$1];[.$P195];[$HTML.$D$1];[.$E195];[$HTML.$E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5];[$HTML.$B$2];[.$C195];[$HTML.$C$2];[.$P195];[$HTML.$D$2];[.$E195];[$HTML.$E$2])" office:value-type="string" office:string-value="&lt;div class=&quot;container-card&quot; id=&quot;side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5];[$HTML.$B$3];[.G195];[$HTML.$C$3];[.I195];[$HTML.$D$3];[.K195];[$HTML.$E$3];[.O195];[$HTML.$F$3];[.C195];[$HTML.$G$3];[.E195];[$HTML.$H$3];[.C195];[$HTML.$I$3];[.C195];[$HTML.$J$3])" office:value-type="string" office:string-value="&lt;tr data-id=&quot;2-62&quot; data-expansion=&quot;25&quot; data-type=&quot;3&quot; data-color=&quot;2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2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readonly /&gt;&lt;button type="button" class="btn btn-outline-secondary btn-push"&gt;+&lt;/button&gt;&lt;/div&gt;&lt;/td&gt;&lt;/tr&gt;</text:p>
          </table:table-cell>
          <table:table-cell table:formula="of:=CONCATENATE([$HTML.$A$4];[.$C195];[$HTML.$B$4];[.$E195];[$HTML.$C$4];[.$P195];[$HTML.$D$4];[.$G195];[$HTML.$E$4];[.$I195];[$HTML.$F$4];[.$K195];[$HTML.$G$4];[.$O195];[$HTML.$H$4];[.$A195];[$HTML.$I$4];[.$B195];[$HTML.$J$4])" office:value-type="string" office:string-value="{&quot;id&quot;:&quot;2-62&quot;,&quot;name&quot;:&quot;テンペスト&quot;,&quot;imageUrl&quot;:&quot;https://one-draw.jp/ijinden/cardlist/002/card/02_062.png&quot;,&quot;expansion&quot;:25,&quot;type&quot;:3,&quot;color&quot;:2,&quot;term&quot;:0,&quot;orderTable&quot;:194,&quot;orderDeck&quot;:257}," calcext:value-type="string">
            <text:p>{"id":"2-62","name":"テンペスト","imageUrl":"https://one-draw.jp/ijinden/cardlist/002/card/02_062.png","expansion":25,"type":3,"color":2,"term":0,"orderTable":194,"orderDeck":257},</text:p>
          </table:table-cell>
          <table:table-cell table:number-columns-repeated="1634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F19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1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C196];[$HTML.$B$1];[.$C196];[$HTML.$C$1];[.$P196];[$HTML.$D$1];[.$E196];[$HTML.$E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6];[$HTML.$B$2];[.$C196];[$HTML.$C$2];[.$P196];[$HTML.$D$2];[.$E196];[$HTML.$E$2])" office:value-type="string" office:string-value="&lt;div class=&quot;container-card&quot; id=&quot;side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6];[$HTML.$B$3];[.G196];[$HTML.$C$3];[.I196];[$HTML.$D$3];[.K196];[$HTML.$E$3];[.O196];[$HTML.$F$3];[.C196];[$HTML.$G$3];[.E196];[$HTML.$H$3];[.C196];[$HTML.$I$3];[.C196];[$HTML.$J$3])" office:value-type="string" office:string-value="&lt;tr data-id=&quot;2-63&quot; data-expansion=&quot;25&quot; data-type=&quot;3&quot; data-color=&quot;4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4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readonly /&gt;&lt;button type="button" class="btn btn-outline-secondary btn-push"&gt;+&lt;/button&gt;&lt;/div&gt;&lt;/td&gt;&lt;/tr&gt;</text:p>
          </table:table-cell>
          <table:table-cell table:formula="of:=CONCATENATE([$HTML.$A$4];[.$C196];[$HTML.$B$4];[.$E196];[$HTML.$C$4];[.$P196];[$HTML.$D$4];[.$G196];[$HTML.$E$4];[.$I196];[$HTML.$F$4];[.$K196];[$HTML.$G$4];[.$O196];[$HTML.$H$4];[.$A196];[$HTML.$I$4];[.$B196];[$HTML.$J$4])" office:value-type="string" office:string-value="{&quot;id&quot;:&quot;2-63&quot;,&quot;name&quot;:&quot;ミューテイション&quot;,&quot;imageUrl&quot;:&quot;https://one-draw.jp/ijinden/cardlist/002/card/02_063.png&quot;,&quot;expansion&quot;:25,&quot;type&quot;:3,&quot;color&quot;:4,&quot;term&quot;:0,&quot;orderTable&quot;:195,&quot;orderDeck&quot;:259}," calcext:value-type="string">
            <text:p>{"id":"2-63","name":"ミューテイション","imageUrl":"https://one-draw.jp/ijinden/cardlist/002/card/02_063.png","expansion":25,"type":3,"color":4,"term":0,"orderTable":195,"orderDeck":259},</text:p>
          </table:table-cell>
          <table:table-cell table:number-columns-repeated="1634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F19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7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19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C197];[$HTML.$B$1];[.$C197];[$HTML.$C$1];[.$P197];[$HTML.$D$1];[.$E197];[$HTML.$E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7];[$HTML.$B$2];[.$C197];[$HTML.$C$2];[.$P197];[$HTML.$D$2];[.$E197];[$HTML.$E$2])" office:value-type="string" office:string-value="&lt;div class=&quot;container-card&quot; id=&quot;side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7];[$HTML.$B$3];[.G197];[$HTML.$C$3];[.I197];[$HTML.$D$3];[.K197];[$HTML.$E$3];[.O197];[$HTML.$F$3];[.C197];[$HTML.$G$3];[.E197];[$HTML.$H$3];[.C197];[$HTML.$I$3];[.C197];[$HTML.$J$3])" office:value-type="string" office:string-value="&lt;tr data-id=&quot;2-64&quot; data-expansion=&quot;25&quot; data-type=&quot;3&quot; data-color=&quot;4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4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readonly /&gt;&lt;button type="button" class="btn btn-outline-secondary btn-push"&gt;+&lt;/button&gt;&lt;/div&gt;&lt;/td&gt;&lt;/tr&gt;</text:p>
          </table:table-cell>
          <table:table-cell table:formula="of:=CONCATENATE([$HTML.$A$4];[.$C197];[$HTML.$B$4];[.$E197];[$HTML.$C$4];[.$P197];[$HTML.$D$4];[.$G197];[$HTML.$E$4];[.$I197];[$HTML.$F$4];[.$K197];[$HTML.$G$4];[.$O197];[$HTML.$H$4];[.$A197];[$HTML.$I$4];[.$B197];[$HTML.$J$4])" office:value-type="string" office:string-value="{&quot;id&quot;:&quot;2-64&quot;,&quot;name&quot;:&quot;ライブラリー&quot;,&quot;imageUrl&quot;:&quot;https://one-draw.jp/ijinden/cardlist/002/card/02_064.png&quot;,&quot;expansion&quot;:25,&quot;type&quot;:3,&quot;color&quot;:4,&quot;term&quot;:0,&quot;orderTable&quot;:196,&quot;orderDeck&quot;:264}," calcext:value-type="string">
            <text:p>{"id":"2-64","name":"ライブラリー","imageUrl":"https://one-draw.jp/ijinden/cardlist/002/card/02_064.png","expansion":25,"type":3,"color":4,"term":0,"orderTable":196,"orderDeck":264},</text:p>
          </table:table-cell>
          <table:table-cell table:number-columns-repeated="1634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F19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8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198];[$色番号.$A$1:$色番号.$B$9];2;0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C198];[$HTML.$B$1];[.$C198];[$HTML.$C$1];[.$P198];[$HTML.$D$1];[.$E198];[$HTML.$E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8];[$HTML.$B$2];[.$C198];[$HTML.$C$2];[.$P198];[$HTML.$D$2];[.$E198];[$HTML.$E$2])" office:value-type="string" office:string-value="&lt;div class=&quot;container-card&quot; id=&quot;side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8];[$HTML.$B$3];[.G198];[$HTML.$C$3];[.I198];[$HTML.$D$3];[.K198];[$HTML.$E$3];[.O198];[$HTML.$F$3];[.C198];[$HTML.$G$3];[.E198];[$HTML.$H$3];[.C198];[$HTML.$I$3];[.C198];[$HTML.$J$3])" office:value-type="string" office:string-value="&lt;tr data-id=&quot;2-65&quot; data-expansion=&quot;25&quot; data-type=&quot;3&quot; data-color=&quot;4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4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readonly /&gt;&lt;button type="button" class="btn btn-outline-secondary btn-push"&gt;+&lt;/button&gt;&lt;/div&gt;&lt;/td&gt;&lt;/tr&gt;</text:p>
          </table:table-cell>
          <table:table-cell table:formula="of:=CONCATENATE([$HTML.$A$4];[.$C198];[$HTML.$B$4];[.$E198];[$HTML.$C$4];[.$P198];[$HTML.$D$4];[.$G198];[$HTML.$E$4];[.$I198];[$HTML.$F$4];[.$K198];[$HTML.$G$4];[.$O198];[$HTML.$H$4];[.$A198];[$HTML.$I$4];[.$B198];[$HTML.$J$4])" office:value-type="string" office:string-value="{&quot;id&quot;:&quot;2-65&quot;,&quot;name&quot;:&quot;チャージ&quot;,&quot;imageUrl&quot;:&quot;https://one-draw.jp/ijinden/cardlist/002/card/02_065.png&quot;,&quot;expansion&quot;:25,&quot;type&quot;:3,&quot;color&quot;:4,&quot;term&quot;:0,&quot;orderTable&quot;:197,&quot;orderDeck&quot;:229}," calcext:value-type="string">
            <text:p>{"id":"2-65","name":"チャージ","imageUrl":"https://one-draw.jp/ijinden/cardlist/002/card/02_065.png","expansion":25,"type":3,"color":4,"term":0,"orderTable":197,"orderDeck":229},</text:p>
          </table:table-cell>
          <table:table-cell table:number-columns-repeated="1634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F19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199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19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19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C199];[$HTML.$B$1];[.$C199];[$HTML.$C$1];[.$P199];[$HTML.$D$1];[.$E199];[$HTML.$E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199];[$HTML.$B$2];[.$C199];[$HTML.$C$2];[.$P199];[$HTML.$D$2];[.$E199];[$HTML.$E$2])" office:value-type="string" office:string-value="&lt;div class=&quot;container-card&quot; id=&quot;side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199];[$HTML.$B$3];[.G199];[$HTML.$C$3];[.I199];[$HTML.$D$3];[.K199];[$HTML.$E$3];[.O199];[$HTML.$F$3];[.C199];[$HTML.$G$3];[.E199];[$HTML.$H$3];[.C199];[$HTML.$I$3];[.C199];[$HTML.$J$3])" office:value-type="string" office:string-value="&lt;tr data-id=&quot;2-66&quot; data-expansion=&quot;25&quot; data-type=&quot;3&quot; data-color=&quot;8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8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readonly /&gt;&lt;button type="button" class="btn btn-outline-secondary btn-push"&gt;+&lt;/button&gt;&lt;/div&gt;&lt;/td&gt;&lt;/tr&gt;</text:p>
          </table:table-cell>
          <table:table-cell table:formula="of:=CONCATENATE([$HTML.$A$4];[.$C199];[$HTML.$B$4];[.$E199];[$HTML.$C$4];[.$P199];[$HTML.$D$4];[.$G199];[$HTML.$E$4];[.$I199];[$HTML.$F$4];[.$K199];[$HTML.$G$4];[.$O199];[$HTML.$H$4];[.$A199];[$HTML.$I$4];[.$B199];[$HTML.$J$4])" office:value-type="string" office:string-value="{&quot;id&quot;:&quot;2-66&quot;,&quot;name&quot;:&quot;カタストロフィ&quot;,&quot;imageUrl&quot;:&quot;https://one-draw.jp/ijinden/cardlist/002/card/02_066.png&quot;,&quot;expansion&quot;:25,&quot;type&quot;:3,&quot;color&quot;:8,&quot;term&quot;:0,&quot;orderTable&quot;:198,&quot;orderDeck&quot;:265}," calcext:value-type="string">
            <text:p>{"id":"2-66","name":"カタストロフィ","imageUrl":"https://one-draw.jp/ijinden/cardlist/002/card/02_066.png","expansion":25,"type":3,"color":8,"term":0,"orderTable":198,"orderDeck":265},</text:p>
          </table:table-cell>
          <table:table-cell table:number-columns-repeated="1634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F20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20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0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C200];[$HTML.$B$1];[.$C200];[$HTML.$C$1];[.$P200];[$HTML.$D$1];[.$E200];[$HTML.$E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0];[$HTML.$B$2];[.$C200];[$HTML.$C$2];[.$P200];[$HTML.$D$2];[.$E200];[$HTML.$E$2])" office:value-type="string" office:string-value="&lt;div class=&quot;container-card&quot; id=&quot;side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0];[$HTML.$B$3];[.G200];[$HTML.$C$3];[.I200];[$HTML.$D$3];[.K200];[$HTML.$E$3];[.O200];[$HTML.$F$3];[.C200];[$HTML.$G$3];[.E200];[$HTML.$H$3];[.C200];[$HTML.$I$3];[.C200];[$HTML.$J$3])" office:value-type="string" office:string-value="&lt;tr data-id=&quot;2-67&quot; data-expansion=&quot;25&quot; data-type=&quot;3&quot; data-color=&quot;8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8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readonly /&gt;&lt;button type="button" class="btn btn-outline-secondary btn-push"&gt;+&lt;/button&gt;&lt;/div&gt;&lt;/td&gt;&lt;/tr&gt;</text:p>
          </table:table-cell>
          <table:table-cell table:formula="of:=CONCATENATE([$HTML.$A$4];[.$C200];[$HTML.$B$4];[.$E200];[$HTML.$C$4];[.$P200];[$HTML.$D$4];[.$G200];[$HTML.$E$4];[.$I200];[$HTML.$F$4];[.$K200];[$HTML.$G$4];[.$O200];[$HTML.$H$4];[.$A200];[$HTML.$I$4];[.$B200];[$HTML.$J$4])" office:value-type="string" office:string-value="{&quot;id&quot;:&quot;2-67&quot;,&quot;name&quot;:&quot;エクスキューション&quot;,&quot;imageUrl&quot;:&quot;https://one-draw.jp/ijinden/cardlist/002/card/02_067.png&quot;,&quot;expansion&quot;:25,&quot;type&quot;:3,&quot;color&quot;:8,&quot;term&quot;:0,&quot;orderTable&quot;:199,&quot;orderDeck&quot;:250}," calcext:value-type="string">
            <text:p>{"id":"2-67","name":"エクスキューション","imageUrl":"https://one-draw.jp/ijinden/cardlist/002/card/02_067.png","expansion":25,"type":3,"color":8,"term":0,"orderTable":199,"orderDeck":250},</text:p>
          </table:table-cell>
          <table:table-cell table:number-columns-repeated="1634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F20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20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01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C201];[$HTML.$B$1];[.$C201];[$HTML.$C$1];[.$P201];[$HTML.$D$1];[.$E201];[$HTML.$E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1];[$HTML.$B$2];[.$C201];[$HTML.$C$2];[.$P201];[$HTML.$D$2];[.$E201];[$HTML.$E$2])" office:value-type="string" office:string-value="&lt;div class=&quot;container-card&quot; id=&quot;side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1];[$HTML.$B$3];[.G201];[$HTML.$C$3];[.I201];[$HTML.$D$3];[.K201];[$HTML.$E$3];[.O201];[$HTML.$F$3];[.C201];[$HTML.$G$3];[.E201];[$HTML.$H$3];[.C201];[$HTML.$I$3];[.C201];[$HTML.$J$3])" office:value-type="string" office:string-value="&lt;tr data-id=&quot;2-68&quot; data-expansion=&quot;25&quot; data-type=&quot;3&quot; data-color=&quot;8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8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readonly /&gt;&lt;button type="button" class="btn btn-outline-secondary btn-push"&gt;+&lt;/button&gt;&lt;/div&gt;&lt;/td&gt;&lt;/tr&gt;</text:p>
          </table:table-cell>
          <table:table-cell table:formula="of:=CONCATENATE([$HTML.$A$4];[.$C201];[$HTML.$B$4];[.$E201];[$HTML.$C$4];[.$P201];[$HTML.$D$4];[.$G201];[$HTML.$E$4];[.$I201];[$HTML.$F$4];[.$K201];[$HTML.$G$4];[.$O201];[$HTML.$H$4];[.$A201];[$HTML.$I$4];[.$B201];[$HTML.$J$4])" office:value-type="string" office:string-value="{&quot;id&quot;:&quot;2-68&quot;,&quot;name&quot;:&quot;メロウ&quot;,&quot;imageUrl&quot;:&quot;https://one-draw.jp/ijinden/cardlist/002/card/02_068.png&quot;,&quot;expansion&quot;:25,&quot;type&quot;:3,&quot;color&quot;:8,&quot;term&quot;:0,&quot;orderTable&quot;:200,&quot;orderDeck&quot;:260}," calcext:value-type="string">
            <text:p>{"id":"2-68","name":"メロウ","imageUrl":"https://one-draw.jp/ijinden/cardlist/002/card/02_068.png","expansion":25,"type":3,"color":8,"term":0,"orderTable":200,"orderDeck":260},</text:p>
          </table:table-cell>
          <table:table-cell table:number-columns-repeated="1634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F20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20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02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C202];[$HTML.$B$1];[.$C202];[$HTML.$C$1];[.$P202];[$HTML.$D$1];[.$E202];[$HTML.$E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2];[$HTML.$B$2];[.$C202];[$HTML.$C$2];[.$P202];[$HTML.$D$2];[.$E202];[$HTML.$E$2])" office:value-type="string" office:string-value="&lt;div class=&quot;container-card&quot; id=&quot;side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2];[$HTML.$B$3];[.G202];[$HTML.$C$3];[.I202];[$HTML.$D$3];[.K202];[$HTML.$E$3];[.O202];[$HTML.$F$3];[.C202];[$HTML.$G$3];[.E202];[$HTML.$H$3];[.C202];[$HTML.$I$3];[.C202];[$HTML.$J$3])" office:value-type="string" office:string-value="&lt;tr data-id=&quot;2-69&quot; data-expansion=&quot;25&quot; data-type=&quot;3&quot; data-color=&quot;8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8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readonly /&gt;&lt;button type="button" class="btn btn-outline-secondary btn-push"&gt;+&lt;/button&gt;&lt;/div&gt;&lt;/td&gt;&lt;/tr&gt;</text:p>
          </table:table-cell>
          <table:table-cell table:formula="of:=CONCATENATE([$HTML.$A$4];[.$C202];[$HTML.$B$4];[.$E202];[$HTML.$C$4];[.$P202];[$HTML.$D$4];[.$G202];[$HTML.$E$4];[.$I202];[$HTML.$F$4];[.$K202];[$HTML.$G$4];[.$O202];[$HTML.$H$4];[.$A202];[$HTML.$I$4];[.$B202];[$HTML.$J$4])" office:value-type="string" office:string-value="{&quot;id&quot;:&quot;2-69&quot;,&quot;name&quot;:&quot;スカーレット&quot;,&quot;imageUrl&quot;:&quot;https://one-draw.jp/ijinden/cardlist/002/card/02_069.png&quot;,&quot;expansion&quot;:25,&quot;type&quot;:3,&quot;color&quot;:8,&quot;term&quot;:0,&quot;orderTable&quot;:201,&quot;orderDeck&quot;:251}," calcext:value-type="string">
            <text:p>{"id":"2-69","name":"スカーレット","imageUrl":"https://one-draw.jp/ijinden/cardlist/002/card/02_069.png","expansion":25,"type":3,"color":8,"term":0,"orderTable":201,"orderDeck":251},</text:p>
          </table:table-cell>
          <table:table-cell table:number-columns-repeated="1634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F20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20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0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C203];[$HTML.$B$1];[.$C203];[$HTML.$C$1];[.$P203];[$HTML.$D$1];[.$E203];[$HTML.$E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3];[$HTML.$B$2];[.$C203];[$HTML.$C$2];[.$P203];[$HTML.$D$2];[.$E203];[$HTML.$E$2])" office:value-type="string" office:string-value="&lt;div class=&quot;container-card&quot; id=&quot;side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3];[$HTML.$B$3];[.G203];[$HTML.$C$3];[.I203];[$HTML.$D$3];[.K203];[$HTML.$E$3];[.O203];[$HTML.$F$3];[.C203];[$HTML.$G$3];[.E203];[$HTML.$H$3];[.C203];[$HTML.$I$3];[.C203];[$HTML.$J$3])" office:value-type="string" office:string-value="&lt;tr data-id=&quot;2-70&quot; data-expansion=&quot;25&quot; data-type=&quot;3&quot; data-color=&quot;8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8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readonly /&gt;&lt;button type="button" class="btn btn-outline-secondary btn-push"&gt;+&lt;/button&gt;&lt;/div&gt;&lt;/td&gt;&lt;/tr&gt;</text:p>
          </table:table-cell>
          <table:table-cell table:formula="of:=CONCATENATE([$HTML.$A$4];[.$C203];[$HTML.$B$4];[.$E203];[$HTML.$C$4];[.$P203];[$HTML.$D$4];[.$G203];[$HTML.$E$4];[.$I203];[$HTML.$F$4];[.$K203];[$HTML.$G$4];[.$O203];[$HTML.$H$4];[.$A203];[$HTML.$I$4];[.$B203];[$HTML.$J$4])" office:value-type="string" office:string-value="{&quot;id&quot;:&quot;2-70&quot;,&quot;name&quot;:&quot;ピーコック&quot;,&quot;imageUrl&quot;:&quot;https://one-draw.jp/ijinden/cardlist/002/card/02_070.png&quot;,&quot;expansion&quot;:25,&quot;type&quot;:3,&quot;color&quot;:8,&quot;term&quot;:0,&quot;orderTable&quot;:202,&quot;orderDeck&quot;:252}," calcext:value-type="string">
            <text:p>{"id":"2-70","name":"ピーコック","imageUrl":"https://one-draw.jp/ijinden/cardlist/002/card/02_070.png","expansion":25,"type":3,"color":8,"term":0,"orderTable":202,"orderDeck":252},</text:p>
          </table:table-cell>
          <table:table-cell table:number-columns-repeated="1634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F204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H20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0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C204];[$HTML.$B$1];[.$C204];[$HTML.$C$1];[.$P204];[$HTML.$D$1];[.$E204];[$HTML.$E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4];[$HTML.$B$2];[.$C204];[$HTML.$C$2];[.$P204];[$HTML.$D$2];[.$E204];[$HTML.$E$2])" office:value-type="string" office:string-value="&lt;div class=&quot;container-card&quot; id=&quot;side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4];[$HTML.$B$3];[.G204];[$HTML.$C$3];[.I204];[$HTML.$D$3];[.K204];[$HTML.$E$3];[.O204];[$HTML.$F$3];[.C204];[$HTML.$G$3];[.E204];[$HTML.$H$3];[.C204];[$HTML.$I$3];[.C204];[$HTML.$J$3])" office:value-type="string" office:string-value="&lt;tr data-id=&quot;2-71&quot; data-expansion=&quot;25&quot; data-type=&quot;3&quot; data-color=&quot;8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8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readonly /&gt;&lt;button type="button" class="btn btn-outline-secondary btn-push"&gt;+&lt;/button&gt;&lt;/div&gt;&lt;/td&gt;&lt;/tr&gt;</text:p>
          </table:table-cell>
          <table:table-cell table:formula="of:=CONCATENATE([$HTML.$A$4];[.$C204];[$HTML.$B$4];[.$E204];[$HTML.$C$4];[.$P204];[$HTML.$D$4];[.$G204];[$HTML.$E$4];[.$I204];[$HTML.$F$4];[.$K204];[$HTML.$G$4];[.$O204];[$HTML.$H$4];[.$A204];[$HTML.$I$4];[.$B204];[$HTML.$J$4])" office:value-type="string" office:string-value="{&quot;id&quot;:&quot;2-71&quot;,&quot;name&quot;:&quot;シャトルーズ&quot;,&quot;imageUrl&quot;:&quot;https://one-draw.jp/ijinden/cardlist/002/card/02_071.png&quot;,&quot;expansion&quot;:25,&quot;type&quot;:3,&quot;color&quot;:8,&quot;term&quot;:0,&quot;orderTable&quot;:203,&quot;orderDeck&quot;:253}," calcext:value-type="string">
            <text:p>{"id":"2-71","name":"シャトルーズ","imageUrl":"https://one-draw.jp/ijinden/cardlist/002/card/02_071.png","expansion":25,"type":3,"color":8,"term":0,"orderTable":203,"orderDeck":253},</text:p>
          </table:table-cell>
          <table:table-cell table:number-columns-repeated="1634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F205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0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J20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C205];[$HTML.$B$1];[.$C205];[$HTML.$C$1];[.$P205];[$HTML.$D$1];[.$E205];[$HTML.$E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5];[$HTML.$B$2];[.$C205];[$HTML.$C$2];[.$P205];[$HTML.$D$2];[.$E205];[$HTML.$E$2])" office:value-type="string" office:string-value="&lt;div class=&quot;container-card&quot; id=&quot;side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5];[$HTML.$B$3];[.G205];[$HTML.$C$3];[.I205];[$HTML.$D$3];[.K205];[$HTML.$E$3];[.O205];[$HTML.$F$3];[.C205];[$HTML.$G$3];[.E205];[$HTML.$H$3];[.C205];[$HTML.$I$3];[.C205];[$HTML.$J$3])" office:value-type="string" office:string-value="&lt;tr data-id=&quot;2-72&quot; data-expansion=&quot;25&quot; data-type=&quot;4&quot; data-color=&quot;8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8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readonly /&gt;&lt;button type="button" class="btn btn-outline-secondary btn-push"&gt;+&lt;/button&gt;&lt;/div&gt;&lt;/td&gt;&lt;/tr&gt;</text:p>
          </table:table-cell>
          <table:table-cell table:formula="of:=CONCATENATE([$HTML.$A$4];[.$C205];[$HTML.$B$4];[.$E205];[$HTML.$C$4];[.$P205];[$HTML.$D$4];[.$G205];[$HTML.$E$4];[.$I205];[$HTML.$F$4];[.$K205];[$HTML.$G$4];[.$O205];[$HTML.$H$4];[.$A205];[$HTML.$I$4];[.$B205];[$HTML.$J$4])" office:value-type="string" office:string-value="{&quot;id&quot;:&quot;2-72&quot;,&quot;name&quot;:&quot;サンドグラス&quot;,&quot;imageUrl&quot;:&quot;https://one-draw.jp/ijinden/cardlist/002/card/02_072.png&quot;,&quot;expansion&quot;:25,&quot;type&quot;:4,&quot;color&quot;:8,&quot;term&quot;:0,&quot;orderTable&quot;:204,&quot;orderDeck&quot;:287}," calcext:value-type="string">
            <text:p>{"id":"2-72","name":"サンドグラス","imageUrl":"https://one-draw.jp/ijinden/cardlist/002/card/02_072.png","expansion":25,"type":4,"color":8,"term":0,"orderTable":204,"orderDeck":287},</text:p>
          </table:table-cell>
          <table:table-cell table:number-columns-repeated="1634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F206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0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J2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C206];[$HTML.$B$1];[.$C206];[$HTML.$C$1];[.$P206];[$HTML.$D$1];[.$E206];[$HTML.$E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6];[$HTML.$B$2];[.$C206];[$HTML.$C$2];[.$P206];[$HTML.$D$2];[.$E206];[$HTML.$E$2])" office:value-type="string" office:string-value="&lt;div class=&quot;container-card&quot; id=&quot;side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6];[$HTML.$B$3];[.G206];[$HTML.$C$3];[.I206];[$HTML.$D$3];[.K206];[$HTML.$E$3];[.O206];[$HTML.$F$3];[.C206];[$HTML.$G$3];[.E206];[$HTML.$H$3];[.C206];[$HTML.$I$3];[.C206];[$HTML.$J$3])" office:value-type="string" office:string-value="&lt;tr data-id=&quot;2-73&quot; data-expansion=&quot;25&quot; data-type=&quot;4&quot; data-color=&quot;8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8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readonly /&gt;&lt;button type="button" class="btn btn-outline-secondary btn-push"&gt;+&lt;/button&gt;&lt;/div&gt;&lt;/td&gt;&lt;/tr&gt;</text:p>
          </table:table-cell>
          <table:table-cell table:formula="of:=CONCATENATE([$HTML.$A$4];[.$C206];[$HTML.$B$4];[.$E206];[$HTML.$C$4];[.$P206];[$HTML.$D$4];[.$G206];[$HTML.$E$4];[.$I206];[$HTML.$F$4];[.$K206];[$HTML.$G$4];[.$O206];[$HTML.$H$4];[.$A206];[$HTML.$I$4];[.$B206];[$HTML.$J$4])" office:value-type="string" office:string-value="{&quot;id&quot;:&quot;2-73&quot;,&quot;name&quot;:&quot;シルククローク&quot;,&quot;imageUrl&quot;:&quot;https://one-draw.jp/ijinden/cardlist/002/card/02_073.png&quot;,&quot;expansion&quot;:25,&quot;type&quot;:4,&quot;color&quot;:8,&quot;term&quot;:0,&quot;orderTable&quot;:205,&quot;orderDeck&quot;:288}," calcext:value-type="string">
            <text:p>{"id":"2-73","name":"シルククローク","imageUrl":"https://one-draw.jp/ijinden/cardlist/002/card/02_073.png","expansion":25,"type":4,"color":8,"term":0,"orderTable":205,"orderDeck":288},</text:p>
          </table:table-cell>
          <table:table-cell table:number-columns-repeated="1634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F207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0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J20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C207];[$HTML.$B$1];[.$C207];[$HTML.$C$1];[.$P207];[$HTML.$D$1];[.$E207];[$HTML.$E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7];[$HTML.$B$2];[.$C207];[$HTML.$C$2];[.$P207];[$HTML.$D$2];[.$E207];[$HTML.$E$2])" office:value-type="string" office:string-value="&lt;div class=&quot;container-card&quot; id=&quot;side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7];[$HTML.$B$3];[.G207];[$HTML.$C$3];[.I207];[$HTML.$D$3];[.K207];[$HTML.$E$3];[.O207];[$HTML.$F$3];[.C207];[$HTML.$G$3];[.E207];[$HTML.$H$3];[.C207];[$HTML.$I$3];[.C207];[$HTML.$J$3])" office:value-type="string" office:string-value="&lt;tr data-id=&quot;2-74&quot; data-expansion=&quot;25&quot; data-type=&quot;4&quot; data-color=&quot;8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8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readonly /&gt;&lt;button type="button" class="btn btn-outline-secondary btn-push"&gt;+&lt;/button&gt;&lt;/div&gt;&lt;/td&gt;&lt;/tr&gt;</text:p>
          </table:table-cell>
          <table:table-cell table:formula="of:=CONCATENATE([$HTML.$A$4];[.$C207];[$HTML.$B$4];[.$E207];[$HTML.$C$4];[.$P207];[$HTML.$D$4];[.$G207];[$HTML.$E$4];[.$I207];[$HTML.$F$4];[.$K207];[$HTML.$G$4];[.$O207];[$HTML.$H$4];[.$A207];[$HTML.$I$4];[.$B207];[$HTML.$J$4])" office:value-type="string" office:string-value="{&quot;id&quot;:&quot;2-74&quot;,&quot;name&quot;:&quot;イエローオーブ&quot;,&quot;imageUrl&quot;:&quot;https://one-draw.jp/ijinden/cardlist/002/card/02_074.png&quot;,&quot;expansion&quot;:25,&quot;type&quot;:4,&quot;color&quot;:8,&quot;term&quot;:0,&quot;orderTable&quot;:206,&quot;orderDeck&quot;:303}," calcext:value-type="string">
            <text:p>{"id":"2-74","name":"イエローオーブ","imageUrl":"https://one-draw.jp/ijinden/cardlist/002/card/02_074.png","expansion":25,"type":4,"color":8,"term":0,"orderTable":206,"orderDeck":303},</text:p>
          </table:table-cell>
          <table:table-cell table:number-columns-repeated="1634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F208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08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J208];[$色番号.$A$1:$色番号.$B$9];2;0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C208];[$HTML.$B$1];[.$C208];[$HTML.$C$1];[.$P208];[$HTML.$D$1];[.$E208];[$HTML.$E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8];[$HTML.$B$2];[.$C208];[$HTML.$C$2];[.$P208];[$HTML.$D$2];[.$E208];[$HTML.$E$2])" office:value-type="string" office:string-value="&lt;div class=&quot;container-card&quot; id=&quot;side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8];[$HTML.$B$3];[.G208];[$HTML.$C$3];[.I208];[$HTML.$D$3];[.K208];[$HTML.$E$3];[.O208];[$HTML.$F$3];[.C208];[$HTML.$G$3];[.E208];[$HTML.$H$3];[.C208];[$HTML.$I$3];[.C208];[$HTML.$J$3])" office:value-type="string" office:string-value="&lt;tr data-id=&quot;2-75&quot; data-expansion=&quot;25&quot; data-type=&quot;4&quot; data-color=&quot;41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41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readonly /&gt;&lt;button type="button" class="btn btn-outline-secondary btn-push"&gt;+&lt;/button&gt;&lt;/div&gt;&lt;/td&gt;&lt;/tr&gt;</text:p>
          </table:table-cell>
          <table:table-cell table:formula="of:=CONCATENATE([$HTML.$A$4];[.$C208];[$HTML.$B$4];[.$E208];[$HTML.$C$4];[.$P208];[$HTML.$D$4];[.$G208];[$HTML.$E$4];[.$I208];[$HTML.$F$4];[.$K208];[$HTML.$G$4];[.$O208];[$HTML.$H$4];[.$A208];[$HTML.$I$4];[.$B208];[$HTML.$J$4])" office:value-type="string" office:string-value="{&quot;id&quot;:&quot;2-75&quot;,&quot;name&quot;:&quot;RYマーブルストーン&quot;,&quot;imageUrl&quot;:&quot;https://one-draw.jp/ijinden/cardlist/002/card/02_075.png&quot;,&quot;expansion&quot;:25,&quot;type&quot;:4,&quot;color&quot;:41,&quot;term&quot;:0,&quot;orderTable&quot;:207,&quot;orderDeck&quot;:295}," calcext:value-type="string">
            <text:p>{"id":"2-75","name":"RYマーブルストーン","imageUrl":"https://one-draw.jp/ijinden/cardlist/002/card/02_075.png","expansion":25,"type":4,"color":41,"term":0,"orderTable":207,"orderDeck":295},</text:p>
          </table:table-cell>
          <table:table-cell table:number-columns-repeated="1634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F209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09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J209];[$色番号.$A$1:$色番号.$B$9];2;0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0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C209];[$HTML.$B$1];[.$C209];[$HTML.$C$1];[.$P209];[$HTML.$D$1];[.$E209];[$HTML.$E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09];[$HTML.$B$2];[.$C209];[$HTML.$C$2];[.$P209];[$HTML.$D$2];[.$E209];[$HTML.$E$2])" office:value-type="string" office:string-value="&lt;div class=&quot;container-card&quot; id=&quot;side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09];[$HTML.$B$3];[.G209];[$HTML.$C$3];[.I209];[$HTML.$D$3];[.K209];[$HTML.$E$3];[.O209];[$HTML.$F$3];[.C209];[$HTML.$G$3];[.E209];[$HTML.$H$3];[.C209];[$HTML.$I$3];[.C209];[$HTML.$J$3])" office:value-type="string" office:string-value="&lt;tr data-id=&quot;2-76&quot; data-expansion=&quot;25&quot; data-type=&quot;4&quot; data-color=&quot;42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42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readonly /&gt;&lt;button type="button" class="btn btn-outline-secondary btn-push"&gt;+&lt;/button&gt;&lt;/div&gt;&lt;/td&gt;&lt;/tr&gt;</text:p>
          </table:table-cell>
          <table:table-cell table:formula="of:=CONCATENATE([$HTML.$A$4];[.$C209];[$HTML.$B$4];[.$E209];[$HTML.$C$4];[.$P209];[$HTML.$D$4];[.$G209];[$HTML.$E$4];[.$I209];[$HTML.$F$4];[.$K209];[$HTML.$G$4];[.$O209];[$HTML.$H$4];[.$A209];[$HTML.$I$4];[.$B209];[$HTML.$J$4])" office:value-type="string" office:string-value="{&quot;id&quot;:&quot;2-76&quot;,&quot;name&quot;:&quot;BYマーブルストーン&quot;,&quot;imageUrl&quot;:&quot;https://one-draw.jp/ijinden/cardlist/002/card/02_076.png&quot;,&quot;expansion&quot;:25,&quot;type&quot;:4,&quot;color&quot;:42,&quot;term&quot;:0,&quot;orderTable&quot;:208,&quot;orderDeck&quot;:296}," calcext:value-type="string">
            <text:p>{"id":"2-76","name":"BYマーブルストーン","imageUrl":"https://one-draw.jp/ijinden/cardlist/002/card/02_076.png","expansion":25,"type":4,"color":42,"term":0,"orderTable":208,"orderDeck":296},</text:p>
          </table:table-cell>
          <table:table-cell table:number-columns-repeated="1634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F210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10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J210];[$色番号.$A$1:$色番号.$B$9];2;0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C210];[$HTML.$B$1];[.$C210];[$HTML.$C$1];[.$P210];[$HTML.$D$1];[.$E210];[$HTML.$E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0];[$HTML.$B$2];[.$C210];[$HTML.$C$2];[.$P210];[$HTML.$D$2];[.$E210];[$HTML.$E$2])" office:value-type="string" office:string-value="&lt;div class=&quot;container-card&quot; id=&quot;side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0];[$HTML.$B$3];[.G210];[$HTML.$C$3];[.I210];[$HTML.$D$3];[.K210];[$HTML.$E$3];[.O210];[$HTML.$F$3];[.C210];[$HTML.$G$3];[.E210];[$HTML.$H$3];[.C210];[$HTML.$I$3];[.C210];[$HTML.$J$3])" office:value-type="string" office:string-value="&lt;tr data-id=&quot;2-77&quot; data-expansion=&quot;25&quot; data-type=&quot;4&quot; data-color=&quot;4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4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readonly /&gt;&lt;button type="button" class="btn btn-outline-secondary btn-push"&gt;+&lt;/button&gt;&lt;/div&gt;&lt;/td&gt;&lt;/tr&gt;</text:p>
          </table:table-cell>
          <table:table-cell table:formula="of:=CONCATENATE([$HTML.$A$4];[.$C210];[$HTML.$B$4];[.$E210];[$HTML.$C$4];[.$P210];[$HTML.$D$4];[.$G210];[$HTML.$E$4];[.$I210];[$HTML.$F$4];[.$K210];[$HTML.$G$4];[.$O210];[$HTML.$H$4];[.$A210];[$HTML.$I$4];[.$B210];[$HTML.$J$4])" office:value-type="string" office:string-value="{&quot;id&quot;:&quot;2-77&quot;,&quot;name&quot;:&quot;GYマーブルストーン&quot;,&quot;imageUrl&quot;:&quot;https://one-draw.jp/ijinden/cardlist/002/card/02_077.png&quot;,&quot;expansion&quot;:25,&quot;type&quot;:4,&quot;color&quot;:44,&quot;term&quot;:0,&quot;orderTable&quot;:209,&quot;orderDeck&quot;:297}," calcext:value-type="string">
            <text:p>{"id":"2-77","name":"GYマーブルストーン","imageUrl":"https://one-draw.jp/ijinden/cardlist/002/card/02_077.png","expansion":25,"type":4,"color":44,"term":0,"orderTable":209,"orderDeck":297},</text:p>
          </table:table-cell>
          <table:table-cell table:number-columns-repeated="1634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F211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11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J211];[$色番号.$A$1:$色番号.$B$9];2;0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C211];[$HTML.$B$1];[.$C211];[$HTML.$C$1];[.$P211];[$HTML.$D$1];[.$E211];[$HTML.$E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1];[$HTML.$B$2];[.$C211];[$HTML.$C$2];[.$P211];[$HTML.$D$2];[.$E211];[$HTML.$E$2])" office:value-type="string" office:string-value="&lt;div class=&quot;container-card&quot; id=&quot;side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1];[$HTML.$B$3];[.G211];[$HTML.$C$3];[.I211];[$HTML.$D$3];[.K211];[$HTML.$E$3];[.O211];[$HTML.$F$3];[.C211];[$HTML.$G$3];[.E211];[$HTML.$H$3];[.C211];[$HTML.$I$3];[.C211];[$HTML.$J$3])" office:value-type="string" office:string-value="&lt;tr data-id=&quot;2-78&quot; data-expansion=&quot;25&quot; data-type=&quot;4&quot; data-color=&quot;41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41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readonly /&gt;&lt;button type="button" class="btn btn-outline-secondary btn-push"&gt;+&lt;/button&gt;&lt;/div&gt;&lt;/td&gt;&lt;/tr&gt;</text:p>
          </table:table-cell>
          <table:table-cell table:formula="of:=CONCATENATE([$HTML.$A$4];[.$C211];[$HTML.$B$4];[.$E211];[$HTML.$C$4];[.$P211];[$HTML.$D$4];[.$G211];[$HTML.$E$4];[.$I211];[$HTML.$F$4];[.$K211];[$HTML.$G$4];[.$O211];[$HTML.$H$4];[.$A211];[$HTML.$I$4];[.$B211];[$HTML.$J$4])" office:value-type="string" office:string-value="{&quot;id&quot;:&quot;2-78&quot;,&quot;name&quot;:&quot;RYマーブルオーブ&quot;,&quot;imageUrl&quot;:&quot;https://one-draw.jp/ijinden/cardlist/002/card/02_078.png&quot;,&quot;expansion&quot;:25,&quot;type&quot;:4,&quot;color&quot;:41,&quot;term&quot;:0,&quot;orderTable&quot;:210,&quot;orderDeck&quot;:305}," calcext:value-type="string">
            <text:p>{"id":"2-78","name":"RYマーブルオーブ","imageUrl":"https://one-draw.jp/ijinden/cardlist/002/card/02_078.png","expansion":25,"type":4,"color":41,"term":0,"orderTable":210,"orderDeck":305},</text:p>
          </table:table-cell>
          <table:table-cell table:number-columns-repeated="1634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F212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1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J212];[$色番号.$A$1:$色番号.$B$9];2;0)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C212];[$HTML.$B$1];[.$C212];[$HTML.$C$1];[.$P212];[$HTML.$D$1];[.$E212];[$HTML.$E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2];[$HTML.$B$2];[.$C212];[$HTML.$C$2];[.$P212];[$HTML.$D$2];[.$E212];[$HTML.$E$2])" office:value-type="string" office:string-value="&lt;div class=&quot;container-card&quot; id=&quot;side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2];[$HTML.$B$3];[.G212];[$HTML.$C$3];[.I212];[$HTML.$D$3];[.K212];[$HTML.$E$3];[.O212];[$HTML.$F$3];[.C212];[$HTML.$G$3];[.E212];[$HTML.$H$3];[.C212];[$HTML.$I$3];[.C212];[$HTML.$J$3])" office:value-type="string" office:string-value="&lt;tr data-id=&quot;2-79&quot; data-expansion=&quot;25&quot; data-type=&quot;4&quot; data-color=&quot;42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42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readonly /&gt;&lt;button type="button" class="btn btn-outline-secondary btn-push"&gt;+&lt;/button&gt;&lt;/div&gt;&lt;/td&gt;&lt;/tr&gt;</text:p>
          </table:table-cell>
          <table:table-cell table:formula="of:=CONCATENATE([$HTML.$A$4];[.$C212];[$HTML.$B$4];[.$E212];[$HTML.$C$4];[.$P212];[$HTML.$D$4];[.$G212];[$HTML.$E$4];[.$I212];[$HTML.$F$4];[.$K212];[$HTML.$G$4];[.$O212];[$HTML.$H$4];[.$A212];[$HTML.$I$4];[.$B212];[$HTML.$J$4])" office:value-type="string" office:string-value="{&quot;id&quot;:&quot;2-79&quot;,&quot;name&quot;:&quot;BYマーブルオーブ&quot;,&quot;imageUrl&quot;:&quot;https://one-draw.jp/ijinden/cardlist/002/card/02_079.png&quot;,&quot;expansion&quot;:25,&quot;type&quot;:4,&quot;color&quot;:42,&quot;term&quot;:0,&quot;orderTable&quot;:211,&quot;orderDeck&quot;:306}," calcext:value-type="string">
            <text:p>{"id":"2-79","name":"BYマーブルオーブ","imageUrl":"https://one-draw.jp/ijinden/cardlist/002/card/02_079.png","expansion":25,"type":4,"color":42,"term":0,"orderTable":211,"orderDeck":306},</text:p>
          </table:table-cell>
          <table:table-cell table:number-columns-repeated="1634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F213];[$収録番号.$A$1:$収録番号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H2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J213];[$色番号.$A$1:$色番号.$B$9];2;0)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C213];[$HTML.$B$1];[.$C213];[$HTML.$C$1];[.$P213];[$HTML.$D$1];[.$E213];[$HTML.$E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3];[$HTML.$B$2];[.$C213];[$HTML.$C$2];[.$P213];[$HTML.$D$2];[.$E213];[$HTML.$E$2])" office:value-type="string" office:string-value="&lt;div class=&quot;container-card&quot; id=&quot;side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3];[$HTML.$B$3];[.G213];[$HTML.$C$3];[.I213];[$HTML.$D$3];[.K213];[$HTML.$E$3];[.O213];[$HTML.$F$3];[.C213];[$HTML.$G$3];[.E213];[$HTML.$H$3];[.C213];[$HTML.$I$3];[.C213];[$HTML.$J$3])" office:value-type="string" office:string-value="&lt;tr data-id=&quot;2-80&quot; data-expansion=&quot;25&quot; data-type=&quot;4&quot; data-color=&quot;4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4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readonly /&gt;&lt;button type="button" class="btn btn-outline-secondary btn-push"&gt;+&lt;/button&gt;&lt;/div&gt;&lt;/td&gt;&lt;/tr&gt;</text:p>
          </table:table-cell>
          <table:table-cell table:formula="of:=CONCATENATE([$HTML.$A$4];[.$C213];[$HTML.$B$4];[.$E213];[$HTML.$C$4];[.$P213];[$HTML.$D$4];[.$G213];[$HTML.$E$4];[.$I213];[$HTML.$F$4];[.$K213];[$HTML.$G$4];[.$O213];[$HTML.$H$4];[.$A213];[$HTML.$I$4];[.$B213];[$HTML.$J$4])" office:value-type="string" office:string-value="{&quot;id&quot;:&quot;2-80&quot;,&quot;name&quot;:&quot;GYマーブルオーブ&quot;,&quot;imageUrl&quot;:&quot;https://one-draw.jp/ijinden/cardlist/002/card/02_080.png&quot;,&quot;expansion&quot;:25,&quot;type&quot;:4,&quot;color&quot;:44,&quot;term&quot;:0,&quot;orderTable&quot;:212,&quot;orderDeck&quot;:307}," calcext:value-type="string">
            <text:p>{"id":"2-80","name":"GYマーブルオーブ","imageUrl":"https://one-draw.jp/ijinden/cardlist/002/card/02_080.png","expansion":25,"type":4,"color":44,"term":0,"orderTable":212,"orderDeck":307},</text:p>
          </table:table-cell>
          <table:table-cell table:number-columns-repeated="1634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F214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4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C214];[$HTML.$B$1];[.$C214];[$HTML.$C$1];[.$P214];[$HTML.$D$1];[.$E214];[$HTML.$E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4];[$HTML.$B$2];[.$C214];[$HTML.$C$2];[.$P214];[$HTML.$D$2];[.$E214];[$HTML.$E$2])" office:value-type="string" office:string-value="&lt;div class=&quot;container-card&quot; id=&quot;side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4];[$HTML.$B$3];[.G214];[$HTML.$C$3];[.I214];[$HTML.$D$3];[.K214];[$HTML.$E$3];[.O214];[$HTML.$F$3];[.C214];[$HTML.$G$3];[.E214];[$HTML.$H$3];[.C214];[$HTML.$I$3];[.C214];[$HTML.$J$3])" office:value-type="string" office:string-value="&lt;tr data-id=&quot;P-1&quot; data-expansion=&quot;30&quot; data-type=&quot;1&quot; data-color=&quot;16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16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readonly /&gt;&lt;button type="button" class="btn btn-outline-secondary btn-push"&gt;+&lt;/button&gt;&lt;/div&gt;&lt;/td&gt;&lt;/tr&gt;</text:p>
          </table:table-cell>
          <table:table-cell table:formula="of:=CONCATENATE([$HTML.$A$4];[.$C214];[$HTML.$B$4];[.$E214];[$HTML.$C$4];[.$P214];[$HTML.$D$4];[.$G214];[$HTML.$E$4];[.$I214];[$HTML.$F$4];[.$K214];[$HTML.$G$4];[.$O214];[$HTML.$H$4];[.$A214];[$HTML.$I$4];[.$B214];[$HTML.$J$4])" office:value-type="string" office:string-value="{&quot;id&quot;:&quot;P-1&quot;,&quot;name&quot;:&quot;マリ・キュリー&quot;,&quot;imageUrl&quot;:&quot;https://one-draw.jp/ijinden/cardlist/P01/card/03_P_001.png&quot;,&quot;expansion&quot;:30,&quot;type&quot;:1,&quot;color&quot;:16,&quot;term&quot;:0,&quot;orderTable&quot;:213,&quot;orderDeck&quot;:114}," calcext:value-type="string">
            <text:p>{"id":"P-1","name":"マリ・キュリー","imageUrl":"https://one-draw.jp/ijinden/cardlist/P01/card/03_P_001.png","expansion":30,"type":1,"color":16,"term":0,"orderTable":213,"orderDeck":114},</text:p>
          </table:table-cell>
          <table:table-cell table:number-columns-repeated="16347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F215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C215];[$HTML.$B$1];[.$C215];[$HTML.$C$1];[.$P215];[$HTML.$D$1];[.$E215];[$HTML.$E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5];[$HTML.$B$2];[.$C215];[$HTML.$C$2];[.$P215];[$HTML.$D$2];[.$E215];[$HTML.$E$2])" office:value-type="string" office:string-value="&lt;div class=&quot;container-card&quot; id=&quot;side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5];[$HTML.$B$3];[.G215];[$HTML.$C$3];[.I215];[$HTML.$D$3];[.K215];[$HTML.$E$3];[.O215];[$HTML.$F$3];[.C215];[$HTML.$G$3];[.E215];[$HTML.$H$3];[.C215];[$HTML.$I$3];[.C215];[$HTML.$J$3])" office:value-type="string" office:string-value="&lt;tr data-id=&quot;P-2&quot; data-expansion=&quot;30&quot; data-type=&quot;1&quot; data-color=&quot;16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16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readonly /&gt;&lt;button type="button" class="btn btn-outline-secondary btn-push"&gt;+&lt;/button&gt;&lt;/div&gt;&lt;/td&gt;&lt;/tr&gt;</text:p>
          </table:table-cell>
          <table:table-cell table:formula="of:=CONCATENATE([$HTML.$A$4];[.$C215];[$HTML.$B$4];[.$E215];[$HTML.$C$4];[.$P215];[$HTML.$D$4];[.$G215];[$HTML.$E$4];[.$I215];[$HTML.$F$4];[.$K215];[$HTML.$G$4];[.$O215];[$HTML.$H$4];[.$A215];[$HTML.$I$4];[.$B215];[$HTML.$J$4])" office:value-type="string" office:string-value="{&quot;id&quot;:&quot;P-2&quot;,&quot;name&quot;:&quot;篤姫&quot;,&quot;imageUrl&quot;:&quot;https://one-draw.jp/ijinden/cardlist/P01/card/03_P_002.png&quot;,&quot;expansion&quot;:30,&quot;type&quot;:1,&quot;color&quot;:16,&quot;term&quot;:0,&quot;orderTable&quot;:214,&quot;orderDeck&quot;:19}," calcext:value-type="string">
            <text:p>{"id":"P-2","name":"篤姫","imageUrl":"https://one-draw.jp/ijinden/cardlist/P01/card/03_P_002.png","expansion":30,"type":1,"color":16,"term":0,"orderTable":214,"orderDeck":19},</text:p>
          </table:table-cell>
          <table:table-cell table:number-columns-repeated="16347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F216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C216];[$HTML.$B$1];[.$C216];[$HTML.$C$1];[.$P216];[$HTML.$D$1];[.$E216];[$HTML.$E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6];[$HTML.$B$2];[.$C216];[$HTML.$C$2];[.$P216];[$HTML.$D$2];[.$E216];[$HTML.$E$2])" office:value-type="string" office:string-value="&lt;div class=&quot;container-card&quot; id=&quot;side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6];[$HTML.$B$3];[.G216];[$HTML.$C$3];[.I216];[$HTML.$D$3];[.K216];[$HTML.$E$3];[.O216];[$HTML.$F$3];[.C216];[$HTML.$G$3];[.E216];[$HTML.$H$3];[.C216];[$HTML.$I$3];[.C216];[$HTML.$J$3])" office:value-type="string" office:string-value="&lt;tr data-id=&quot;P-3&quot; data-expansion=&quot;30&quot; data-type=&quot;1&quot; data-color=&quot;16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16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readonly /&gt;&lt;button type="button" class="btn btn-outline-secondary btn-push"&gt;+&lt;/button&gt;&lt;/div&gt;&lt;/td&gt;&lt;/tr&gt;</text:p>
          </table:table-cell>
          <table:table-cell table:formula="of:=CONCATENATE([$HTML.$A$4];[.$C216];[$HTML.$B$4];[.$E216];[$HTML.$C$4];[.$P216];[$HTML.$D$4];[.$G216];[$HTML.$E$4];[.$I216];[$HTML.$F$4];[.$K216];[$HTML.$G$4];[.$O216];[$HTML.$H$4];[.$A216];[$HTML.$I$4];[.$B216];[$HTML.$J$4])" office:value-type="string" office:string-value="{&quot;id&quot;:&quot;P-3&quot;,&quot;name&quot;:&quot;李成桂&quot;,&quot;imageUrl&quot;:&quot;https://one-draw.jp/ijinden/cardlist/P01/card/03_P_003.png&quot;,&quot;expansion&quot;:30,&quot;type&quot;:1,&quot;color&quot;:16,&quot;term&quot;:0,&quot;orderTable&quot;:215,&quot;orderDeck&quot;:49}," calcext:value-type="string">
            <text:p>{"id":"P-3","name":"李成桂","imageUrl":"https://one-draw.jp/ijinden/cardlist/P01/card/03_P_003.png","expansion":30,"type":1,"color":16,"term":0,"orderTable":215,"orderDeck":49},</text:p>
          </table:table-cell>
          <table:table-cell table:number-columns-repeated="1634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F217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C217];[$HTML.$B$1];[.$C217];[$HTML.$C$1];[.$P217];[$HTML.$D$1];[.$E217];[$HTML.$E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7];[$HTML.$B$2];[.$C217];[$HTML.$C$2];[.$P217];[$HTML.$D$2];[.$E217];[$HTML.$E$2])" office:value-type="string" office:string-value="&lt;div class=&quot;container-card&quot; id=&quot;side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7];[$HTML.$B$3];[.G217];[$HTML.$C$3];[.I217];[$HTML.$D$3];[.K217];[$HTML.$E$3];[.O217];[$HTML.$F$3];[.C217];[$HTML.$G$3];[.E217];[$HTML.$H$3];[.C217];[$HTML.$I$3];[.C217];[$HTML.$J$3])" office:value-type="string" office:string-value="&lt;tr data-id=&quot;P-4&quot; data-expansion=&quot;30&quot; data-type=&quot;1&quot; data-color=&quot;16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16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readonly /&gt;&lt;button type="button" class="btn btn-outline-secondary btn-push"&gt;+&lt;/button&gt;&lt;/div&gt;&lt;/td&gt;&lt;/tr&gt;</text:p>
          </table:table-cell>
          <table:table-cell table:formula="of:=CONCATENATE([$HTML.$A$4];[.$C217];[$HTML.$B$4];[.$E217];[$HTML.$C$4];[.$P217];[$HTML.$D$4];[.$G217];[$HTML.$E$4];[.$I217];[$HTML.$F$4];[.$K217];[$HTML.$G$4];[.$O217];[$HTML.$H$4];[.$A217];[$HTML.$I$4];[.$B217];[$HTML.$J$4])" office:value-type="string" office:string-value="{&quot;id&quot;:&quot;P-4&quot;,&quot;name&quot;:&quot;杉田玄白&quot;,&quot;imageUrl&quot;:&quot;https://one-draw.jp/ijinden/cardlist/P01/card/03_P_004.png&quot;,&quot;expansion&quot;:30,&quot;type&quot;:1,&quot;color&quot;:16,&quot;term&quot;:0,&quot;orderTable&quot;:216,&quot;orderDeck&quot;:115}," calcext:value-type="string">
            <text:p>{"id":"P-4","name":"杉田玄白","imageUrl":"https://one-draw.jp/ijinden/cardlist/P01/card/03_P_004.png","expansion":30,"type":1,"color":16,"term":0,"orderTable":216,"orderDeck":115},</text:p>
          </table:table-cell>
          <table:table-cell table:number-columns-repeated="1634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F218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C218];[$HTML.$B$1];[.$C218];[$HTML.$C$1];[.$P218];[$HTML.$D$1];[.$E218];[$HTML.$E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8];[$HTML.$B$2];[.$C218];[$HTML.$C$2];[.$P218];[$HTML.$D$2];[.$E218];[$HTML.$E$2])" office:value-type="string" office:string-value="&lt;div class=&quot;container-card&quot; id=&quot;side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8];[$HTML.$B$3];[.G218];[$HTML.$C$3];[.I218];[$HTML.$D$3];[.K218];[$HTML.$E$3];[.O218];[$HTML.$F$3];[.C218];[$HTML.$G$3];[.E218];[$HTML.$H$3];[.C218];[$HTML.$I$3];[.C218];[$HTML.$J$3])" office:value-type="string" office:string-value="&lt;tr data-id=&quot;P-5&quot; data-expansion=&quot;30&quot; data-type=&quot;1&quot; data-color=&quot;16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16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readonly /&gt;&lt;button type="button" class="btn btn-outline-secondary btn-push"&gt;+&lt;/button&gt;&lt;/div&gt;&lt;/td&gt;&lt;/tr&gt;</text:p>
          </table:table-cell>
          <table:table-cell table:formula="of:=CONCATENATE([$HTML.$A$4];[.$C218];[$HTML.$B$4];[.$E218];[$HTML.$C$4];[.$P218];[$HTML.$D$4];[.$G218];[$HTML.$E$4];[.$I218];[$HTML.$F$4];[.$K218];[$HTML.$G$4];[.$O218];[$HTML.$H$4];[.$A218];[$HTML.$I$4];[.$B218];[$HTML.$J$4])" office:value-type="string" office:string-value="{&quot;id&quot;:&quot;P-5&quot;,&quot;name&quot;:&quot;渡辺崋山&quot;,&quot;imageUrl&quot;:&quot;https://one-draw.jp/ijinden/cardlist/P01/card/03_P_005.png&quot;,&quot;expansion&quot;:30,&quot;type&quot;:1,&quot;color&quot;:16,&quot;term&quot;:0,&quot;orderTable&quot;:217,&quot;orderDeck&quot;:50}," calcext:value-type="string">
            <text:p>{"id":"P-5","name":"渡辺崋山","imageUrl":"https://one-draw.jp/ijinden/cardlist/P01/card/03_P_005.png","expansion":30,"type":1,"color":16,"term":0,"orderTable":217,"orderDeck":50},</text:p>
          </table:table-cell>
          <table:table-cell table:number-columns-repeated="1634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F219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1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1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C219];[$HTML.$B$1];[.$C219];[$HTML.$C$1];[.$P219];[$HTML.$D$1];[.$E219];[$HTML.$E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19];[$HTML.$B$2];[.$C219];[$HTML.$C$2];[.$P219];[$HTML.$D$2];[.$E219];[$HTML.$E$2])" office:value-type="string" office:string-value="&lt;div class=&quot;container-card&quot; id=&quot;side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19];[$HTML.$B$3];[.G219];[$HTML.$C$3];[.I219];[$HTML.$D$3];[.K219];[$HTML.$E$3];[.O219];[$HTML.$F$3];[.C219];[$HTML.$G$3];[.E219];[$HTML.$H$3];[.C219];[$HTML.$I$3];[.C219];[$HTML.$J$3])" office:value-type="string" office:string-value="&lt;tr data-id=&quot;P-6&quot; data-expansion=&quot;30&quot; data-type=&quot;1&quot; data-color=&quot;16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16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readonly /&gt;&lt;button type="button" class="btn btn-outline-secondary btn-push"&gt;+&lt;/button&gt;&lt;/div&gt;&lt;/td&gt;&lt;/tr&gt;</text:p>
          </table:table-cell>
          <table:table-cell table:formula="of:=CONCATENATE([$HTML.$A$4];[.$C219];[$HTML.$B$4];[.$E219];[$HTML.$C$4];[.$P219];[$HTML.$D$4];[.$G219];[$HTML.$E$4];[.$I219];[$HTML.$F$4];[.$K219];[$HTML.$G$4];[.$O219];[$HTML.$H$4];[.$A219];[$HTML.$I$4];[.$B219];[$HTML.$J$4])" office:value-type="string" office:string-value="{&quot;id&quot;:&quot;P-6&quot;,&quot;name&quot;:&quot;緒方洪庵&quot;,&quot;imageUrl&quot;:&quot;https://one-draw.jp/ijinden/cardlist/P01/card/03_P_006.png&quot;,&quot;expansion&quot;:30,&quot;type&quot;:1,&quot;color&quot;:16,&quot;term&quot;:0,&quot;orderTable&quot;:218,&quot;orderDeck&quot;:83}," calcext:value-type="string">
            <text:p>{"id":"P-6","name":"緒方洪庵","imageUrl":"https://one-draw.jp/ijinden/cardlist/P01/card/03_P_006.png","expansion":30,"type":1,"color":16,"term":0,"orderTable":218,"orderDeck":83},</text:p>
          </table:table-cell>
          <table:table-cell table:number-columns-repeated="1634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F220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20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C220];[$HTML.$B$1];[.$C220];[$HTML.$C$1];[.$P220];[$HTML.$D$1];[.$E220];[$HTML.$E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0];[$HTML.$B$2];[.$C220];[$HTML.$C$2];[.$P220];[$HTML.$D$2];[.$E220];[$HTML.$E$2])" office:value-type="string" office:string-value="&lt;div class=&quot;container-card&quot; id=&quot;side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0];[$HTML.$B$3];[.G220];[$HTML.$C$3];[.I220];[$HTML.$D$3];[.K220];[$HTML.$E$3];[.O220];[$HTML.$F$3];[.C220];[$HTML.$G$3];[.E220];[$HTML.$H$3];[.C220];[$HTML.$I$3];[.C220];[$HTML.$J$3])" office:value-type="string" office:string-value="&lt;tr data-id=&quot;P-7&quot; data-expansion=&quot;30&quot; data-type=&quot;1&quot; data-color=&quot;16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16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readonly /&gt;&lt;button type="button" class="btn btn-outline-secondary btn-push"&gt;+&lt;/button&gt;&lt;/div&gt;&lt;/td&gt;&lt;/tr&gt;</text:p>
          </table:table-cell>
          <table:table-cell table:formula="of:=CONCATENATE([$HTML.$A$4];[.$C220];[$HTML.$B$4];[.$E220];[$HTML.$C$4];[.$P220];[$HTML.$D$4];[.$G220];[$HTML.$E$4];[.$I220];[$HTML.$F$4];[.$K220];[$HTML.$G$4];[.$O220];[$HTML.$H$4];[.$A220];[$HTML.$I$4];[.$B220];[$HTML.$J$4])" office:value-type="string" office:string-value="{&quot;id&quot;:&quot;P-7&quot;,&quot;name&quot;:&quot;岡田以蔵&quot;,&quot;imageUrl&quot;:&quot;https://one-draw.jp/ijinden/cardlist/P01/card/03_P_007.png&quot;,&quot;expansion&quot;:30,&quot;type&quot;:1,&quot;color&quot;:16,&quot;term&quot;:0,&quot;orderTable&quot;:219,&quot;orderDeck&quot;:147}," calcext:value-type="string">
            <text:p>{"id":"P-7","name":"岡田以蔵","imageUrl":"https://one-draw.jp/ijinden/cardlist/P01/card/03_P_007.png","expansion":30,"type":1,"color":16,"term":0,"orderTable":219,"orderDeck":147},</text:p>
          </table:table-cell>
          <table:table-cell table:number-columns-repeated="1634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F221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H2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21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C221];[$HTML.$B$1];[.$C221];[$HTML.$C$1];[.$P221];[$HTML.$D$1];[.$E221];[$HTML.$E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1];[$HTML.$B$2];[.$C221];[$HTML.$C$2];[.$P221];[$HTML.$D$2];[.$E221];[$HTML.$E$2])" office:value-type="string" office:string-value="&lt;div class=&quot;container-card&quot; id=&quot;side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1];[$HTML.$B$3];[.G221];[$HTML.$C$3];[.I221];[$HTML.$D$3];[.K221];[$HTML.$E$3];[.O221];[$HTML.$F$3];[.C221];[$HTML.$G$3];[.E221];[$HTML.$H$3];[.C221];[$HTML.$I$3];[.C221];[$HTML.$J$3])" office:value-type="string" office:string-value="&lt;tr data-id=&quot;P-8&quot; data-expansion=&quot;30&quot; data-type=&quot;1&quot; data-color=&quot;16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16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readonly /&gt;&lt;button type="button" class="btn btn-outline-secondary btn-push"&gt;+&lt;/button&gt;&lt;/div&gt;&lt;/td&gt;&lt;/tr&gt;</text:p>
          </table:table-cell>
          <table:table-cell table:formula="of:=CONCATENATE([$HTML.$A$4];[.$C221];[$HTML.$B$4];[.$E221];[$HTML.$C$4];[.$P221];[$HTML.$D$4];[.$G221];[$HTML.$E$4];[.$I221];[$HTML.$F$4];[.$K221];[$HTML.$G$4];[.$O221];[$HTML.$H$4];[.$A221];[$HTML.$I$4];[.$B221];[$HTML.$J$4])" office:value-type="string" office:string-value="{&quot;id&quot;:&quot;P-8&quot;,&quot;name&quot;:&quot;クララ・バートン&quot;,&quot;imageUrl&quot;:&quot;https://one-draw.jp/ijinden/cardlist/P01/card/03_P_008.png&quot;,&quot;expansion&quot;:30,&quot;type&quot;:1,&quot;color&quot;:16,&quot;term&quot;:0,&quot;orderTable&quot;:220,&quot;orderDeck&quot;:84}," calcext:value-type="string">
            <text:p>{"id":"P-8","name":"クララ・バートン","imageUrl":"https://one-draw.jp/ijinden/cardlist/P01/card/03_P_008.png","expansion":30,"type":1,"color":16,"term":0,"orderTable":220,"orderDeck":84},</text:p>
          </table:table-cell>
          <table:table-cell table:number-columns-repeated="1634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F222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H22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J222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C222];[$HTML.$B$1];[.$C222];[$HTML.$C$1];[.$P222];[$HTML.$D$1];[.$E222];[$HTML.$E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2];[$HTML.$B$2];[.$C222];[$HTML.$C$2];[.$P222];[$HTML.$D$2];[.$E222];[$HTML.$E$2])" office:value-type="string" office:string-value="&lt;div class=&quot;container-card&quot; id=&quot;side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2];[$HTML.$B$3];[.G222];[$HTML.$C$3];[.I222];[$HTML.$D$3];[.K222];[$HTML.$E$3];[.O222];[$HTML.$F$3];[.C222];[$HTML.$G$3];[.E222];[$HTML.$H$3];[.C222];[$HTML.$I$3];[.C222];[$HTML.$J$3])" office:value-type="string" office:string-value="&lt;tr data-id=&quot;P-9&quot; data-expansion=&quot;30&quot; data-type=&quot;2&quot; data-color=&quot;16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16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readonly /&gt;&lt;button type="button" class="btn btn-outline-secondary btn-push"&gt;+&lt;/button&gt;&lt;/div&gt;&lt;/td&gt;&lt;/tr&gt;</text:p>
          </table:table-cell>
          <table:table-cell table:formula="of:=CONCATENATE([$HTML.$A$4];[.$C222];[$HTML.$B$4];[.$E222];[$HTML.$C$4];[.$P222];[$HTML.$D$4];[.$G222];[$HTML.$E$4];[.$I222];[$HTML.$F$4];[.$K222];[$HTML.$G$4];[.$O222];[$HTML.$H$4];[.$A222];[$HTML.$I$4];[.$B222];[$HTML.$J$4])" office:value-type="string" office:string-value="{&quot;id&quot;:&quot;P-9&quot;,&quot;name&quot;:&quot;虎狼痢&quot;,&quot;imageUrl&quot;:&quot;https://one-draw.jp/ijinden/cardlist/P01/card/03_P_009.png&quot;,&quot;expansion&quot;:30,&quot;type&quot;:2,&quot;color&quot;:16,&quot;term&quot;:0,&quot;orderTable&quot;:221,&quot;orderDeck&quot;:226}," calcext:value-type="string">
            <text:p>{"id":"P-9","name":"虎狼痢","imageUrl":"https://one-draw.jp/ijinden/cardlist/P01/card/03_P_009.png","expansion":30,"type":2,"color":16,"term":0,"orderTable":221,"orderDeck":226},</text:p>
          </table:table-cell>
          <table:table-cell table:number-columns-repeated="1634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F223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H22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J223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C223];[$HTML.$B$1];[.$C223];[$HTML.$C$1];[.$P223];[$HTML.$D$1];[.$E223];[$HTML.$E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3];[$HTML.$B$2];[.$C223];[$HTML.$C$2];[.$P223];[$HTML.$D$2];[.$E223];[$HTML.$E$2])" office:value-type="string" office:string-value="&lt;div class=&quot;container-card&quot; id=&quot;side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3];[$HTML.$B$3];[.G223];[$HTML.$C$3];[.I223];[$HTML.$D$3];[.K223];[$HTML.$E$3];[.O223];[$HTML.$F$3];[.C223];[$HTML.$G$3];[.E223];[$HTML.$H$3];[.C223];[$HTML.$I$3];[.C223];[$HTML.$J$3])" office:value-type="string" office:string-value="&lt;tr data-id=&quot;P-10&quot; data-expansion=&quot;30&quot; data-type=&quot;2&quot; data-color=&quot;16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16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readonly /&gt;&lt;button type="button" class="btn btn-outline-secondary btn-push"&gt;+&lt;/button&gt;&lt;/div&gt;&lt;/td&gt;&lt;/tr&gt;</text:p>
          </table:table-cell>
          <table:table-cell table:formula="of:=CONCATENATE([$HTML.$A$4];[.$C223];[$HTML.$B$4];[.$E223];[$HTML.$C$4];[.$P223];[$HTML.$D$4];[.$G223];[$HTML.$E$4];[.$I223];[$HTML.$F$4];[.$K223];[$HTML.$G$4];[.$O223];[$HTML.$H$4];[.$A223];[$HTML.$I$4];[.$B223];[$HTML.$J$4])" office:value-type="string" office:string-value="{&quot;id&quot;:&quot;P-10&quot;,&quot;name&quot;:&quot;浪士集う長屋&quot;,&quot;imageUrl&quot;:&quot;https://one-draw.jp/ijinden/cardlist/P01/card/03_P_010.png&quot;,&quot;expansion&quot;:30,&quot;type&quot;:2,&quot;color&quot;:16,&quot;term&quot;:0,&quot;orderTable&quot;:222,&quot;orderDeck&quot;:223}," calcext:value-type="string">
            <text:p>{"id":"P-10","name":"浪士集う長屋","imageUrl":"https://one-draw.jp/ijinden/cardlist/P01/card/03_P_010.png","expansion":30,"type":2,"color":16,"term":0,"orderTable":222,"orderDeck":223},</text:p>
          </table:table-cell>
          <table:table-cell table:number-columns-repeated="1634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F224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H22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J224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C224];[$HTML.$B$1];[.$C224];[$HTML.$C$1];[.$P224];[$HTML.$D$1];[.$E224];[$HTML.$E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4];[$HTML.$B$2];[.$C224];[$HTML.$C$2];[.$P224];[$HTML.$D$2];[.$E224];[$HTML.$E$2])" office:value-type="string" office:string-value="&lt;div class=&quot;container-card&quot; id=&quot;side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4];[$HTML.$B$3];[.G224];[$HTML.$C$3];[.I224];[$HTML.$D$3];[.K224];[$HTML.$E$3];[.O224];[$HTML.$F$3];[.C224];[$HTML.$G$3];[.E224];[$HTML.$H$3];[.C224];[$HTML.$I$3];[.C224];[$HTML.$J$3])" office:value-type="string" office:string-value="&lt;tr data-id=&quot;P-11&quot; data-expansion=&quot;30&quot; data-type=&quot;3&quot; data-color=&quot;16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16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readonly /&gt;&lt;button type="button" class="btn btn-outline-secondary btn-push"&gt;+&lt;/button&gt;&lt;/div&gt;&lt;/td&gt;&lt;/tr&gt;</text:p>
          </table:table-cell>
          <table:table-cell table:formula="of:=CONCATENATE([$HTML.$A$4];[.$C224];[$HTML.$B$4];[.$E224];[$HTML.$C$4];[.$P224];[$HTML.$D$4];[.$G224];[$HTML.$E$4];[.$I224];[$HTML.$F$4];[.$K224];[$HTML.$G$4];[.$O224];[$HTML.$H$4];[.$A224];[$HTML.$I$4];[.$B224];[$HTML.$J$4])" office:value-type="string" office:string-value="{&quot;id&quot;:&quot;P-11&quot;,&quot;name&quot;:&quot;スピリットアウェイ&quot;,&quot;imageUrl&quot;:&quot;https://one-draw.jp/ijinden/cardlist/P01/card/03_P_011.png&quot;,&quot;expansion&quot;:30,&quot;type&quot;:3,&quot;color&quot;:16,&quot;term&quot;:0,&quot;orderTable&quot;:223,&quot;orderDeck&quot;:231}," calcext:value-type="string">
            <text:p>{"id":"P-11","name":"スピリットアウェイ","imageUrl":"https://one-draw.jp/ijinden/cardlist/P01/card/03_P_011.png","expansion":30,"type":3,"color":16,"term":0,"orderTable":223,"orderDeck":231},</text:p>
          </table:table-cell>
          <table:table-cell table:number-columns-repeated="1634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F225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H22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J22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C225];[$HTML.$B$1];[.$C225];[$HTML.$C$1];[.$P225];[$HTML.$D$1];[.$E225];[$HTML.$E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5];[$HTML.$B$2];[.$C225];[$HTML.$C$2];[.$P225];[$HTML.$D$2];[.$E225];[$HTML.$E$2])" office:value-type="string" office:string-value="&lt;div class=&quot;container-card&quot; id=&quot;side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5];[$HTML.$B$3];[.G225];[$HTML.$C$3];[.I225];[$HTML.$D$3];[.K225];[$HTML.$E$3];[.O225];[$HTML.$F$3];[.C225];[$HTML.$G$3];[.E225];[$HTML.$H$3];[.C225];[$HTML.$I$3];[.C225];[$HTML.$J$3])" office:value-type="string" office:string-value="&lt;tr data-id=&quot;P-12&quot; data-expansion=&quot;30&quot; data-type=&quot;3&quot; data-color=&quot;16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16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readonly /&gt;&lt;button type="button" class="btn btn-outline-secondary btn-push"&gt;+&lt;/button&gt;&lt;/div&gt;&lt;/td&gt;&lt;/tr&gt;</text:p>
          </table:table-cell>
          <table:table-cell table:formula="of:=CONCATENATE([$HTML.$A$4];[.$C225];[$HTML.$B$4];[.$E225];[$HTML.$C$4];[.$P225];[$HTML.$D$4];[.$G225];[$HTML.$E$4];[.$I225];[$HTML.$F$4];[.$K225];[$HTML.$G$4];[.$O225];[$HTML.$H$4];[.$A225];[$HTML.$I$4];[.$B225];[$HTML.$J$4])" office:value-type="string" office:string-value="{&quot;id&quot;:&quot;P-12&quot;,&quot;name&quot;:&quot;タイムディレイション&quot;,&quot;imageUrl&quot;:&quot;https://one-draw.jp/ijinden/cardlist/P01/card/03_P_012.png&quot;,&quot;expansion&quot;:30,&quot;type&quot;:3,&quot;color&quot;:16,&quot;term&quot;:0,&quot;orderTable&quot;:224,&quot;orderDeck&quot;:261}," calcext:value-type="string">
            <text:p>{"id":"P-12","name":"タイムディレイション","imageUrl":"https://one-draw.jp/ijinden/cardlist/P01/card/03_P_012.png","expansion":30,"type":3,"color":16,"term":0,"orderTable":224,"orderDeck":261},</text:p>
          </table:table-cell>
          <table:table-cell table:number-columns-repeated="1634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F226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H22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22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C226];[$HTML.$B$1];[.$C226];[$HTML.$C$1];[.$P226];[$HTML.$D$1];[.$E226];[$HTML.$E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6];[$HTML.$B$2];[.$C226];[$HTML.$C$2];[.$P226];[$HTML.$D$2];[.$E226];[$HTML.$E$2])" office:value-type="string" office:string-value="&lt;div class=&quot;container-card&quot; id=&quot;side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6];[$HTML.$B$3];[.G226];[$HTML.$C$3];[.I226];[$HTML.$D$3];[.K226];[$HTML.$E$3];[.O226];[$HTML.$F$3];[.C226];[$HTML.$G$3];[.E226];[$HTML.$H$3];[.C226];[$HTML.$I$3];[.C226];[$HTML.$J$3])" office:value-type="string" office:string-value="&lt;tr data-id=&quot;P-13&quot; data-expansion=&quot;30&quot; data-type=&quot;4&quot; data-color=&quot;16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16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readonly /&gt;&lt;button type="button" class="btn btn-outline-secondary btn-push"&gt;+&lt;/button&gt;&lt;/div&gt;&lt;/td&gt;&lt;/tr&gt;</text:p>
          </table:table-cell>
          <table:table-cell table:formula="of:=CONCATENATE([$HTML.$A$4];[.$C226];[$HTML.$B$4];[.$E226];[$HTML.$C$4];[.$P226];[$HTML.$D$4];[.$G226];[$HTML.$E$4];[.$I226];[$HTML.$F$4];[.$K226];[$HTML.$G$4];[.$O226];[$HTML.$H$4];[.$A226];[$HTML.$I$4];[.$B226];[$HTML.$J$4])" office:value-type="string" office:string-value="{&quot;id&quot;:&quot;P-13&quot;,&quot;name&quot;:&quot;ハンドミラー&quot;,&quot;imageUrl&quot;:&quot;https://one-draw.jp/ijinden/cardlist/P01/card/03_P_013.png&quot;,&quot;expansion&quot;:30,&quot;type&quot;:4,&quot;color&quot;:16,&quot;term&quot;:0,&quot;orderTable&quot;:225,&quot;orderDeck&quot;:290}," calcext:value-type="string">
            <text:p>{"id":"P-13","name":"ハンドミラー","imageUrl":"https://one-draw.jp/ijinden/cardlist/P01/card/03_P_013.png","expansion":30,"type":4,"color":16,"term":0,"orderTable":225,"orderDeck":290},</text:p>
          </table:table-cell>
          <table:table-cell table:number-columns-repeated="1634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F227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H22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227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C227];[$HTML.$B$1];[.$C227];[$HTML.$C$1];[.$P227];[$HTML.$D$1];[.$E227];[$HTML.$E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7];[$HTML.$B$2];[.$C227];[$HTML.$C$2];[.$P227];[$HTML.$D$2];[.$E227];[$HTML.$E$2])" office:value-type="string" office:string-value="&lt;div class=&quot;container-card&quot; id=&quot;side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7];[$HTML.$B$3];[.G227];[$HTML.$C$3];[.I227];[$HTML.$D$3];[.K227];[$HTML.$E$3];[.O227];[$HTML.$F$3];[.C227];[$HTML.$G$3];[.E227];[$HTML.$H$3];[.C227];[$HTML.$I$3];[.C227];[$HTML.$J$3])" office:value-type="string" office:string-value="&lt;tr data-id=&quot;P-14&quot; data-expansion=&quot;30&quot; data-type=&quot;4&quot; data-color=&quot;16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16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readonly /&gt;&lt;button type="button" class="btn btn-outline-secondary btn-push"&gt;+&lt;/button&gt;&lt;/div&gt;&lt;/td&gt;&lt;/tr&gt;</text:p>
          </table:table-cell>
          <table:table-cell table:formula="of:=CONCATENATE([$HTML.$A$4];[.$C227];[$HTML.$B$4];[.$E227];[$HTML.$C$4];[.$P227];[$HTML.$D$4];[.$G227];[$HTML.$E$4];[.$I227];[$HTML.$F$4];[.$K227];[$HTML.$G$4];[.$O227];[$HTML.$H$4];[.$A227];[$HTML.$I$4];[.$B227];[$HTML.$J$4])" office:value-type="string" office:string-value="{&quot;id&quot;:&quot;P-14&quot;,&quot;name&quot;:&quot;ブラックブレイド&quot;,&quot;imageUrl&quot;:&quot;https://one-draw.jp/ijinden/cardlist/P01/card/03_P_014.png&quot;,&quot;expansion&quot;:30,&quot;type&quot;:4,&quot;color&quot;:16,&quot;term&quot;:0,&quot;orderTable&quot;:226,&quot;orderDeck&quot;:291}," calcext:value-type="string">
            <text:p>{"id":"P-14","name":"ブラックブレイド","imageUrl":"https://one-draw.jp/ijinden/cardlist/P01/card/03_P_014.png","expansion":30,"type":4,"color":16,"term":0,"orderTable":226,"orderDeck":291},</text:p>
          </table:table-cell>
          <table:table-cell table:number-columns-repeated="1634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F228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H228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22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C228];[$HTML.$B$1];[.$C228];[$HTML.$C$1];[.$P228];[$HTML.$D$1];[.$E228];[$HTML.$E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8];[$HTML.$B$2];[.$C228];[$HTML.$C$2];[.$P228];[$HTML.$D$2];[.$E228];[$HTML.$E$2])" office:value-type="string" office:string-value="&lt;div class=&quot;container-card&quot; id=&quot;side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8];[$HTML.$B$3];[.G228];[$HTML.$C$3];[.I228];[$HTML.$D$3];[.K228];[$HTML.$E$3];[.O228];[$HTML.$F$3];[.C228];[$HTML.$G$3];[.E228];[$HTML.$H$3];[.C228];[$HTML.$I$3];[.C228];[$HTML.$J$3])" office:value-type="string" office:string-value="&lt;tr data-id=&quot;P-15&quot; data-expansion=&quot;30&quot; data-type=&quot;4&quot; data-color=&quot;16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16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readonly /&gt;&lt;button type="button" class="btn btn-outline-secondary btn-push"&gt;+&lt;/button&gt;&lt;/div&gt;&lt;/td&gt;&lt;/tr&gt;</text:p>
          </table:table-cell>
          <table:table-cell table:formula="of:=CONCATENATE([$HTML.$A$4];[.$C228];[$HTML.$B$4];[.$E228];[$HTML.$C$4];[.$P228];[$HTML.$D$4];[.$G228];[$HTML.$E$4];[.$I228];[$HTML.$F$4];[.$K228];[$HTML.$G$4];[.$O228];[$HTML.$H$4];[.$A228];[$HTML.$I$4];[.$B228];[$HTML.$J$4])" office:value-type="string" office:string-value="{&quot;id&quot;:&quot;P-15&quot;,&quot;name&quot;:&quot;パープルオーブ&quot;,&quot;imageUrl&quot;:&quot;https://one-draw.jp/ijinden/cardlist/P01/card/03_P_015.png&quot;,&quot;expansion&quot;:30,&quot;type&quot;:4,&quot;color&quot;:16,&quot;term&quot;:0,&quot;orderTable&quot;:227,&quot;orderDeck&quot;:304}," calcext:value-type="string">
            <text:p>{"id":"P-15","name":"パープルオーブ","imageUrl":"https://one-draw.jp/ijinden/cardlist/P01/card/03_P_015.png","expansion":30,"type":4,"color":16,"term":0,"orderTable":227,"orderDeck":304},</text:p>
          </table:table-cell>
          <table:table-cell table:number-columns-repeated="1634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F229];[$収録番号.$A$1:$収録番号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H229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229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2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C229];[$HTML.$B$1];[.$C229];[$HTML.$C$1];[.$P229];[$HTML.$D$1];[.$E229];[$HTML.$E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29];[$HTML.$B$2];[.$C229];[$HTML.$C$2];[.$P229];[$HTML.$D$2];[.$E229];[$HTML.$E$2])" office:value-type="string" office:string-value="&lt;div class=&quot;container-card&quot; id=&quot;side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29];[$HTML.$B$3];[.G229];[$HTML.$C$3];[.I229];[$HTML.$D$3];[.K229];[$HTML.$E$3];[.O229];[$HTML.$F$3];[.C229];[$HTML.$G$3];[.E229];[$HTML.$H$3];[.C229];[$HTML.$I$3];[.C229];[$HTML.$J$3])" office:value-type="string" office:string-value="&lt;tr data-id=&quot;P-16&quot; data-expansion=&quot;30&quot; data-type=&quot;4&quot; data-color=&quot;16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16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readonly /&gt;&lt;button type="button" class="btn btn-outline-secondary btn-push"&gt;+&lt;/button&gt;&lt;/div&gt;&lt;/td&gt;&lt;/tr&gt;</text:p>
          </table:table-cell>
          <table:table-cell table:formula="of:=CONCATENATE([$HTML.$A$4];[.$C229];[$HTML.$B$4];[.$E229];[$HTML.$C$4];[.$P229];[$HTML.$D$4];[.$G229];[$HTML.$E$4];[.$I229];[$HTML.$F$4];[.$K229];[$HTML.$G$4];[.$O229];[$HTML.$H$4];[.$A229];[$HTML.$I$4];[.$B229];[$HTML.$J$4])" office:value-type="string" office:string-value="{&quot;id&quot;:&quot;P-16&quot;,&quot;name&quot;:&quot;パープルストーン&quot;,&quot;imageUrl&quot;:&quot;https://one-draw.jp/ijinden/cardlist/P01/card/03_P_016.png&quot;,&quot;expansion&quot;:30,&quot;type&quot;:4,&quot;color&quot;:16,&quot;term&quot;:0,&quot;orderTable&quot;:228,&quot;orderDeck&quot;:292}," calcext:value-type="string">
            <text:p>{"id":"P-16","name":"パープルストーン","imageUrl":"https://one-draw.jp/ijinden/cardlist/P01/card/03_P_016.png","expansion":30,"type":4,"color":16,"term":0,"orderTable":228,"orderDeck":292},</text:p>
          </table:table-cell>
          <table:table-cell table:number-columns-repeated="16347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F23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30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C230];[$HTML.$B$1];[.$C230];[$HTML.$C$1];[.$P230];[$HTML.$D$1];[.$E230];[$HTML.$E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0];[$HTML.$B$2];[.$C230];[$HTML.$C$2];[.$P230];[$HTML.$D$2];[.$E230];[$HTML.$E$2])" office:value-type="string" office:string-value="&lt;div class=&quot;container-card&quot; id=&quot;side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0];[$HTML.$B$3];[.G230];[$HTML.$C$3];[.I230];[$HTML.$D$3];[.K230];[$HTML.$E$3];[.O230];[$HTML.$F$3];[.C230];[$HTML.$G$3];[.E230];[$HTML.$H$3];[.C230];[$HTML.$I$3];[.C230];[$HTML.$J$3])" office:value-type="string" office:string-value="&lt;tr data-id=&quot;3-1&quot; data-expansion=&quot;35&quot; data-type=&quot;1&quot; data-color=&quot;1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1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readonly /&gt;&lt;button type="button" class="btn btn-outline-secondary btn-push"&gt;+&lt;/button&gt;&lt;/div&gt;&lt;/td&gt;&lt;/tr&gt;</text:p>
          </table:table-cell>
          <table:table-cell table:formula="of:=CONCATENATE([$HTML.$A$4];[.$C230];[$HTML.$B$4];[.$E230];[$HTML.$C$4];[.$P230];[$HTML.$D$4];[.$G230];[$HTML.$E$4];[.$I230];[$HTML.$F$4];[.$K230];[$HTML.$G$4];[.$O230];[$HTML.$H$4];[.$A230];[$HTML.$I$4];[.$B230];[$HTML.$J$4])" office:value-type="string" office:string-value="{&quot;id&quot;:&quot;3-1&quot;,&quot;name&quot;:&quot;宮本武蔵&quot;,&quot;imageUrl&quot;:&quot;https://one-draw.jp/ijinden/cardlist/003/card/03_001.png&quot;,&quot;expansion&quot;:35,&quot;type&quot;:1,&quot;color&quot;:1,&quot;term&quot;:0,&quot;orderTable&quot;:229,&quot;orderDeck&quot;:125}," calcext:value-type="string">
            <text:p>{"id":"3-1","name":"宮本武蔵","imageUrl":"https://one-draw.jp/ijinden/cardlist/003/card/03_001.png","expansion":35,"type":1,"color":1,"term":0,"orderTable":229,"orderDeck":125},</text:p>
          </table:table-cell>
          <table:table-cell table:number-columns-repeated="1634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F23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31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C231];[$HTML.$B$1];[.$C231];[$HTML.$C$1];[.$P231];[$HTML.$D$1];[.$E231];[$HTML.$E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1];[$HTML.$B$2];[.$C231];[$HTML.$C$2];[.$P231];[$HTML.$D$2];[.$E231];[$HTML.$E$2])" office:value-type="string" office:string-value="&lt;div class=&quot;container-card&quot; id=&quot;side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1];[$HTML.$B$3];[.G231];[$HTML.$C$3];[.I231];[$HTML.$D$3];[.K231];[$HTML.$E$3];[.O231];[$HTML.$F$3];[.C231];[$HTML.$G$3];[.E231];[$HTML.$H$3];[.C231];[$HTML.$I$3];[.C231];[$HTML.$J$3])" office:value-type="string" office:string-value="&lt;tr data-id=&quot;3-2&quot; data-expansion=&quot;35&quot; data-type=&quot;1&quot; data-color=&quot;1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1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readonly /&gt;&lt;button type="button" class="btn btn-outline-secondary btn-push"&gt;+&lt;/button&gt;&lt;/div&gt;&lt;/td&gt;&lt;/tr&gt;</text:p>
          </table:table-cell>
          <table:table-cell table:formula="of:=CONCATENATE([$HTML.$A$4];[.$C231];[$HTML.$B$4];[.$E231];[$HTML.$C$4];[.$P231];[$HTML.$D$4];[.$G231];[$HTML.$E$4];[.$I231];[$HTML.$F$4];[.$K231];[$HTML.$G$4];[.$O231];[$HTML.$H$4];[.$A231];[$HTML.$I$4];[.$B231];[$HTML.$J$4])" office:value-type="string" office:string-value="{&quot;id&quot;:&quot;3-2&quot;,&quot;name&quot;:&quot;エリザベス1世&quot;,&quot;imageUrl&quot;:&quot;https://one-draw.jp/ijinden/cardlist/003/card/03_002.png&quot;,&quot;expansion&quot;:35,&quot;type&quot;:1,&quot;color&quot;:1,&quot;term&quot;:0,&quot;orderTable&quot;:230,&quot;orderDeck&quot;:92}," calcext:value-type="string">
            <text:p>{"id":"3-2","name":"エリザベス1世","imageUrl":"https://one-draw.jp/ijinden/cardlist/003/card/03_002.png","expansion":35,"type":1,"color":1,"term":0,"orderTable":230,"orderDeck":92},</text:p>
          </table:table-cell>
          <table:table-cell table:number-columns-repeated="1634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F23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32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C232];[$HTML.$B$1];[.$C232];[$HTML.$C$1];[.$P232];[$HTML.$D$1];[.$E232];[$HTML.$E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2];[$HTML.$B$2];[.$C232];[$HTML.$C$2];[.$P232];[$HTML.$D$2];[.$E232];[$HTML.$E$2])" office:value-type="string" office:string-value="&lt;div class=&quot;container-card&quot; id=&quot;side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2];[$HTML.$B$3];[.G232];[$HTML.$C$3];[.I232];[$HTML.$D$3];[.K232];[$HTML.$E$3];[.O232];[$HTML.$F$3];[.C232];[$HTML.$G$3];[.E232];[$HTML.$H$3];[.C232];[$HTML.$I$3];[.C232];[$HTML.$J$3])" office:value-type="string" office:string-value="&lt;tr data-id=&quot;3-3&quot; data-expansion=&quot;35&quot; data-type=&quot;1&quot; data-color=&quot;2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2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readonly /&gt;&lt;button type="button" class="btn btn-outline-secondary btn-push"&gt;+&lt;/button&gt;&lt;/div&gt;&lt;/td&gt;&lt;/tr&gt;</text:p>
          </table:table-cell>
          <table:table-cell table:formula="of:=CONCATENATE([$HTML.$A$4];[.$C232];[$HTML.$B$4];[.$E232];[$HTML.$C$4];[.$P232];[$HTML.$D$4];[.$G232];[$HTML.$E$4];[.$I232];[$HTML.$F$4];[.$K232];[$HTML.$G$4];[.$O232];[$HTML.$H$4];[.$A232];[$HTML.$I$4];[.$B232];[$HTML.$J$4])" office:value-type="string" office:string-value="{&quot;id&quot;:&quot;3-3&quot;,&quot;name&quot;:&quot;エンリケ航海王子&quot;,&quot;imageUrl&quot;:&quot;https://one-draw.jp/ijinden/cardlist/003/card/03_003.png&quot;,&quot;expansion&quot;:35,&quot;type&quot;:1,&quot;color&quot;:2,&quot;term&quot;:0,&quot;orderTable&quot;:231,&quot;orderDeck&quot;:169}," calcext:value-type="string">
            <text:p>{"id":"3-3","name":"エンリケ航海王子","imageUrl":"https://one-draw.jp/ijinden/cardlist/003/card/03_003.png","expansion":35,"type":1,"color":2,"term":0,"orderTable":231,"orderDeck":169},</text:p>
          </table:table-cell>
          <table:table-cell table:number-columns-repeated="16347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F23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3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C233];[$HTML.$B$1];[.$C233];[$HTML.$C$1];[.$P233];[$HTML.$D$1];[.$E233];[$HTML.$E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3];[$HTML.$B$2];[.$C233];[$HTML.$C$2];[.$P233];[$HTML.$D$2];[.$E233];[$HTML.$E$2])" office:value-type="string" office:string-value="&lt;div class=&quot;container-card&quot; id=&quot;side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3];[$HTML.$B$3];[.G233];[$HTML.$C$3];[.I233];[$HTML.$D$3];[.K233];[$HTML.$E$3];[.O233];[$HTML.$F$3];[.C233];[$HTML.$G$3];[.E233];[$HTML.$H$3];[.C233];[$HTML.$I$3];[.C233];[$HTML.$J$3])" office:value-type="string" office:string-value="&lt;tr data-id=&quot;3-4&quot; data-expansion=&quot;35&quot; data-type=&quot;1&quot; data-color=&quot;2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2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readonly /&gt;&lt;button type="button" class="btn btn-outline-secondary btn-push"&gt;+&lt;/button&gt;&lt;/div&gt;&lt;/td&gt;&lt;/tr&gt;</text:p>
          </table:table-cell>
          <table:table-cell table:formula="of:=CONCATENATE([$HTML.$A$4];[.$C233];[$HTML.$B$4];[.$E233];[$HTML.$C$4];[.$P233];[$HTML.$D$4];[.$G233];[$HTML.$E$4];[.$I233];[$HTML.$F$4];[.$K233];[$HTML.$G$4];[.$O233];[$HTML.$H$4];[.$A233];[$HTML.$I$4];[.$B233];[$HTML.$J$4])" office:value-type="string" office:string-value="{&quot;id&quot;:&quot;3-4&quot;,&quot;name&quot;:&quot;吉田松陰&quot;,&quot;imageUrl&quot;:&quot;https://one-draw.jp/ijinden/cardlist/003/card/03_004.png&quot;,&quot;expansion&quot;:35,&quot;type&quot;:1,&quot;color&quot;:2,&quot;term&quot;:0,&quot;orderTable&quot;:232,&quot;orderDeck&quot;:133}," calcext:value-type="string">
            <text:p>{"id":"3-4","name":"吉田松陰","imageUrl":"https://one-draw.jp/ijinden/cardlist/003/card/03_004.png","expansion":35,"type":1,"color":2,"term":0,"orderTable":232,"orderDeck":133},</text:p>
          </table:table-cell>
          <table:table-cell table:number-columns-repeated="1634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F23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3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34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C234];[$HTML.$B$1];[.$C234];[$HTML.$C$1];[.$P234];[$HTML.$D$1];[.$E234];[$HTML.$E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4];[$HTML.$B$2];[.$C234];[$HTML.$C$2];[.$P234];[$HTML.$D$2];[.$E234];[$HTML.$E$2])" office:value-type="string" office:string-value="&lt;div class=&quot;container-card&quot; id=&quot;side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4];[$HTML.$B$3];[.G234];[$HTML.$C$3];[.I234];[$HTML.$D$3];[.K234];[$HTML.$E$3];[.O234];[$HTML.$F$3];[.C234];[$HTML.$G$3];[.E234];[$HTML.$H$3];[.C234];[$HTML.$I$3];[.C234];[$HTML.$J$3])" office:value-type="string" office:string-value="&lt;tr data-id=&quot;3-5&quot; data-expansion=&quot;35&quot; data-type=&quot;1&quot; data-color=&quot;4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4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readonly /&gt;&lt;button type="button" class="btn btn-outline-secondary btn-push"&gt;+&lt;/button&gt;&lt;/div&gt;&lt;/td&gt;&lt;/tr&gt;</text:p>
          </table:table-cell>
          <table:table-cell table:formula="of:=CONCATENATE([$HTML.$A$4];[.$C234];[$HTML.$B$4];[.$E234];[$HTML.$C$4];[.$P234];[$HTML.$D$4];[.$G234];[$HTML.$E$4];[.$I234];[$HTML.$F$4];[.$K234];[$HTML.$G$4];[.$O234];[$HTML.$H$4];[.$A234];[$HTML.$I$4];[.$B234];[$HTML.$J$4])" office:value-type="string" office:string-value="{&quot;id&quot;:&quot;3-5&quot;,&quot;name&quot;:&quot;徳川光圀&quot;,&quot;imageUrl&quot;:&quot;https://one-draw.jp/ijinden/cardlist/003/card/03_005.png&quot;,&quot;expansion&quot;:35,&quot;type&quot;:1,&quot;color&quot;:4,&quot;term&quot;:2,&quot;orderTable&quot;:233,&quot;orderDeck&quot;:141}," calcext:value-type="string">
            <text:p>{"id":"3-5","name":"徳川光圀","imageUrl":"https://one-draw.jp/ijinden/cardlist/003/card/03_005.png","expansion":35,"type":1,"color":4,"term":2,"orderTable":233,"orderDeck":141},</text:p>
          </table:table-cell>
          <table:table-cell table:number-columns-repeated="16347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F23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3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C235];[$HTML.$B$1];[.$C235];[$HTML.$C$1];[.$P235];[$HTML.$D$1];[.$E235];[$HTML.$E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5];[$HTML.$B$2];[.$C235];[$HTML.$C$2];[.$P235];[$HTML.$D$2];[.$E235];[$HTML.$E$2])" office:value-type="string" office:string-value="&lt;div class=&quot;container-card&quot; id=&quot;side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5];[$HTML.$B$3];[.G235];[$HTML.$C$3];[.I235];[$HTML.$D$3];[.K235];[$HTML.$E$3];[.O235];[$HTML.$F$3];[.C235];[$HTML.$G$3];[.E235];[$HTML.$H$3];[.C235];[$HTML.$I$3];[.C235];[$HTML.$J$3])" office:value-type="string" office:string-value="&lt;tr data-id=&quot;3-6&quot; data-expansion=&quot;35&quot; data-type=&quot;1&quot; data-color=&quot;4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4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readonly /&gt;&lt;button type="button" class="btn btn-outline-secondary btn-push"&gt;+&lt;/button&gt;&lt;/div&gt;&lt;/td&gt;&lt;/tr&gt;</text:p>
          </table:table-cell>
          <table:table-cell table:formula="of:=CONCATENATE([$HTML.$A$4];[.$C235];[$HTML.$B$4];[.$E235];[$HTML.$C$4];[.$P235];[$HTML.$D$4];[.$G235];[$HTML.$E$4];[.$I235];[$HTML.$F$4];[.$K235];[$HTML.$G$4];[.$O235];[$HTML.$H$4];[.$A235];[$HTML.$I$4];[.$B235];[$HTML.$J$4])" office:value-type="string" office:string-value="{&quot;id&quot;:&quot;3-6&quot;,&quot;name&quot;:&quot;葛飾応為&quot;,&quot;imageUrl&quot;:&quot;https://one-draw.jp/ijinden/cardlist/003/card/03_006.png&quot;,&quot;expansion&quot;:35,&quot;type&quot;:1,&quot;color&quot;:4,&quot;term&quot;:0,&quot;orderTable&quot;:234,&quot;orderDeck&quot;:173}," calcext:value-type="string">
            <text:p>{"id":"3-6","name":"葛飾応為","imageUrl":"https://one-draw.jp/ijinden/cardlist/003/card/03_006.png","expansion":35,"type":1,"color":4,"term":0,"orderTable":234,"orderDeck":173},</text:p>
          </table:table-cell>
          <table:table-cell table:number-columns-repeated="16347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F23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3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36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C236];[$HTML.$B$1];[.$C236];[$HTML.$C$1];[.$P236];[$HTML.$D$1];[.$E236];[$HTML.$E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6];[$HTML.$B$2];[.$C236];[$HTML.$C$2];[.$P236];[$HTML.$D$2];[.$E236];[$HTML.$E$2])" office:value-type="string" office:string-value="&lt;div class=&quot;container-card&quot; id=&quot;side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6];[$HTML.$B$3];[.G236];[$HTML.$C$3];[.I236];[$HTML.$D$3];[.K236];[$HTML.$E$3];[.O236];[$HTML.$F$3];[.C236];[$HTML.$G$3];[.E236];[$HTML.$H$3];[.C236];[$HTML.$I$3];[.C236];[$HTML.$J$3])" office:value-type="string" office:string-value="&lt;tr data-id=&quot;3-7&quot; data-expansion=&quot;35&quot; data-type=&quot;1&quot; data-color=&quot;8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8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readonly /&gt;&lt;button type="button" class="btn btn-outline-secondary btn-push"&gt;+&lt;/button&gt;&lt;/div&gt;&lt;/td&gt;&lt;/tr&gt;</text:p>
          </table:table-cell>
          <table:table-cell table:formula="of:=CONCATENATE([$HTML.$A$4];[.$C236];[$HTML.$B$4];[.$E236];[$HTML.$C$4];[.$P236];[$HTML.$D$4];[.$G236];[$HTML.$E$4];[.$I236];[$HTML.$F$4];[.$K236];[$HTML.$G$4];[.$O236];[$HTML.$H$4];[.$A236];[$HTML.$I$4];[.$B236];[$HTML.$J$4])" office:value-type="string" office:string-value="{&quot;id&quot;:&quot;3-7&quot;,&quot;name&quot;:&quot;曹丕&quot;,&quot;imageUrl&quot;:&quot;https://one-draw.jp/ijinden/cardlist/003/card/03_007.png&quot;,&quot;expansion&quot;:35,&quot;type&quot;:1,&quot;color&quot;:8,&quot;term&quot;:2,&quot;orderTable&quot;:235,&quot;orderDeck&quot;:145}," calcext:value-type="string">
            <text:p>{"id":"3-7","name":"曹丕","imageUrl":"https://one-draw.jp/ijinden/cardlist/003/card/03_007.png","expansion":35,"type":1,"color":8,"term":2,"orderTable":235,"orderDeck":145},</text:p>
          </table:table-cell>
          <table:table-cell table:number-columns-repeated="1634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F23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37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C237];[$HTML.$B$1];[.$C237];[$HTML.$C$1];[.$P237];[$HTML.$D$1];[.$E237];[$HTML.$E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7];[$HTML.$B$2];[.$C237];[$HTML.$C$2];[.$P237];[$HTML.$D$2];[.$E237];[$HTML.$E$2])" office:value-type="string" office:string-value="&lt;div class=&quot;container-card&quot; id=&quot;side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7];[$HTML.$B$3];[.G237];[$HTML.$C$3];[.I237];[$HTML.$D$3];[.K237];[$HTML.$E$3];[.O237];[$HTML.$F$3];[.C237];[$HTML.$G$3];[.E237];[$HTML.$H$3];[.C237];[$HTML.$I$3];[.C237];[$HTML.$J$3])" office:value-type="string" office:string-value="&lt;tr data-id=&quot;3-8&quot; data-expansion=&quot;35&quot; data-type=&quot;1&quot; data-color=&quot;8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8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readonly /&gt;&lt;button type="button" class="btn btn-outline-secondary btn-push"&gt;+&lt;/button&gt;&lt;/div&gt;&lt;/td&gt;&lt;/tr&gt;</text:p>
          </table:table-cell>
          <table:table-cell table:formula="of:=CONCATENATE([$HTML.$A$4];[.$C237];[$HTML.$B$4];[.$E237];[$HTML.$C$4];[.$P237];[$HTML.$D$4];[.$G237];[$HTML.$E$4];[.$I237];[$HTML.$F$4];[.$K237];[$HTML.$G$4];[.$O237];[$HTML.$H$4];[.$A237];[$HTML.$I$4];[.$B237];[$HTML.$J$4])" office:value-type="string" office:string-value="{&quot;id&quot;:&quot;3-8&quot;,&quot;name&quot;:&quot;ジェーン・オースティン&quot;,&quot;imageUrl&quot;:&quot;https://one-draw.jp/ijinden/cardlist/003/card/03_008.png&quot;,&quot;expansion&quot;:35,&quot;type&quot;:1,&quot;color&quot;:8,&quot;term&quot;:2,&quot;orderTable&quot;:236,&quot;orderDeck&quot;:186}," calcext:value-type="string">
            <text:p>{"id":"3-8","name":"ジェーン・オースティン","imageUrl":"https://one-draw.jp/ijinden/cardlist/003/card/03_008.png","expansion":35,"type":1,"color":8,"term":2,"orderTable":236,"orderDeck":186},</text:p>
          </table:table-cell>
          <table:table-cell table:number-columns-repeated="16347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F23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38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C238];[$HTML.$B$1];[.$C238];[$HTML.$C$1];[.$P238];[$HTML.$D$1];[.$E238];[$HTML.$E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8];[$HTML.$B$2];[.$C238];[$HTML.$C$2];[.$P238];[$HTML.$D$2];[.$E238];[$HTML.$E$2])" office:value-type="string" office:string-value="&lt;div class=&quot;container-card&quot; id=&quot;side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8];[$HTML.$B$3];[.G238];[$HTML.$C$3];[.I238];[$HTML.$D$3];[.K238];[$HTML.$E$3];[.O238];[$HTML.$F$3];[.C238];[$HTML.$G$3];[.E238];[$HTML.$H$3];[.C238];[$HTML.$I$3];[.C238];[$HTML.$J$3])" office:value-type="string" office:string-value="&lt;tr data-id=&quot;3-9&quot; data-expansion=&quot;35&quot; data-type=&quot;1&quot; data-color=&quot;16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16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readonly /&gt;&lt;button type="button" class="btn btn-outline-secondary btn-push"&gt;+&lt;/button&gt;&lt;/div&gt;&lt;/td&gt;&lt;/tr&gt;</text:p>
          </table:table-cell>
          <table:table-cell table:formula="of:=CONCATENATE([$HTML.$A$4];[.$C238];[$HTML.$B$4];[.$E238];[$HTML.$C$4];[.$P238];[$HTML.$D$4];[.$G238];[$HTML.$E$4];[.$I238];[$HTML.$F$4];[.$K238];[$HTML.$G$4];[.$O238];[$HTML.$H$4];[.$A238];[$HTML.$I$4];[.$B238];[$HTML.$J$4])" office:value-type="string" office:string-value="{&quot;id&quot;:&quot;3-9&quot;,&quot;name&quot;:&quot;土方歳三&quot;,&quot;imageUrl&quot;:&quot;https://one-draw.jp/ijinden/cardlist/003/card/03_009.png&quot;,&quot;expansion&quot;:35,&quot;type&quot;:1,&quot;color&quot;:16,&quot;term&quot;:0,&quot;orderTable&quot;:237,&quot;orderDeck&quot;:165}," calcext:value-type="string">
            <text:p>{"id":"3-9","name":"土方歳三","imageUrl":"https://one-draw.jp/ijinden/cardlist/003/card/03_009.png","expansion":35,"type":1,"color":16,"term":0,"orderTable":237,"orderDeck":165},</text:p>
          </table:table-cell>
          <table:table-cell table:number-columns-repeated="16347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F23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3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3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3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C239];[$HTML.$B$1];[.$C239];[$HTML.$C$1];[.$P239];[$HTML.$D$1];[.$E239];[$HTML.$E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39];[$HTML.$B$2];[.$C239];[$HTML.$C$2];[.$P239];[$HTML.$D$2];[.$E239];[$HTML.$E$2])" office:value-type="string" office:string-value="&lt;div class=&quot;container-card&quot; id=&quot;side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39];[$HTML.$B$3];[.G239];[$HTML.$C$3];[.I239];[$HTML.$D$3];[.K239];[$HTML.$E$3];[.O239];[$HTML.$F$3];[.C239];[$HTML.$G$3];[.E239];[$HTML.$H$3];[.C239];[$HTML.$I$3];[.C239];[$HTML.$J$3])" office:value-type="string" office:string-value="&lt;tr data-id=&quot;3-10&quot; data-expansion=&quot;35&quot; data-type=&quot;1&quot; data-color=&quot;16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16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readonly /&gt;&lt;button type="button" class="btn btn-outline-secondary btn-push"&gt;+&lt;/button&gt;&lt;/div&gt;&lt;/td&gt;&lt;/tr&gt;</text:p>
          </table:table-cell>
          <table:table-cell table:formula="of:=CONCATENATE([$HTML.$A$4];[.$C239];[$HTML.$B$4];[.$E239];[$HTML.$C$4];[.$P239];[$HTML.$D$4];[.$G239];[$HTML.$E$4];[.$I239];[$HTML.$F$4];[.$K239];[$HTML.$G$4];[.$O239];[$HTML.$H$4];[.$A239];[$HTML.$I$4];[.$B239];[$HTML.$J$4])" office:value-type="string" office:string-value="{&quot;id&quot;:&quot;3-10&quot;,&quot;name&quot;:&quot;武則天&quot;,&quot;imageUrl&quot;:&quot;https://one-draw.jp/ijinden/cardlist/003/card/03_010.png&quot;,&quot;expansion&quot;:35,&quot;type&quot;:1,&quot;color&quot;:16,&quot;term&quot;:0,&quot;orderTable&quot;:238,&quot;orderDeck&quot;:51}," calcext:value-type="string">
            <text:p>{"id":"3-10","name":"武則天","imageUrl":"https://one-draw.jp/ijinden/cardlist/003/card/03_010.png","expansion":35,"type":1,"color":16,"term":0,"orderTable":238,"orderDeck":51},</text:p>
          </table:table-cell>
          <table:table-cell table:number-columns-repeated="16347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F24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0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C240];[$HTML.$B$1];[.$C240];[$HTML.$C$1];[.$P240];[$HTML.$D$1];[.$E240];[$HTML.$E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0];[$HTML.$B$2];[.$C240];[$HTML.$C$2];[.$P240];[$HTML.$D$2];[.$E240];[$HTML.$E$2])" office:value-type="string" office:string-value="&lt;div class=&quot;container-card&quot; id=&quot;side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0];[$HTML.$B$3];[.G240];[$HTML.$C$3];[.I240];[$HTML.$D$3];[.K240];[$HTML.$E$3];[.O240];[$HTML.$F$3];[.C240];[$HTML.$G$3];[.E240];[$HTML.$H$3];[.C240];[$HTML.$I$3];[.C240];[$HTML.$J$3])" office:value-type="string" office:string-value="&lt;tr data-id=&quot;3-11&quot; data-expansion=&quot;35&quot; data-type=&quot;1&quot; data-color=&quot;1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1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readonly /&gt;&lt;button type="button" class="btn btn-outline-secondary btn-push"&gt;+&lt;/button&gt;&lt;/div&gt;&lt;/td&gt;&lt;/tr&gt;</text:p>
          </table:table-cell>
          <table:table-cell table:formula="of:=CONCATENATE([$HTML.$A$4];[.$C240];[$HTML.$B$4];[.$E240];[$HTML.$C$4];[.$P240];[$HTML.$D$4];[.$G240];[$HTML.$E$4];[.$I240];[$HTML.$F$4];[.$K240];[$HTML.$G$4];[.$O240];[$HTML.$H$4];[.$A240];[$HTML.$I$4];[.$B240];[$HTML.$J$4])" office:value-type="string" office:string-value="{&quot;id&quot;:&quot;3-11&quot;,&quot;name&quot;:&quot;ウィリアム・セシル&quot;,&quot;imageUrl&quot;:&quot;https://one-draw.jp/ijinden/cardlist/003/card/03_011.png&quot;,&quot;expansion&quot;:35,&quot;type&quot;:1,&quot;color&quot;:1,&quot;term&quot;:0,&quot;orderTable&quot;:239,&quot;orderDeck&quot;:93}," calcext:value-type="string">
            <text:p>{"id":"3-11","name":"ウィリアム・セシル","imageUrl":"https://one-draw.jp/ijinden/cardlist/003/card/03_011.png","expansion":35,"type":1,"color":1,"term":0,"orderTable":239,"orderDeck":93},</text:p>
          </table:table-cell>
          <table:table-cell table:number-columns-repeated="16347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F24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C241];[$HTML.$B$1];[.$C241];[$HTML.$C$1];[.$P241];[$HTML.$D$1];[.$E241];[$HTML.$E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1];[$HTML.$B$2];[.$C241];[$HTML.$C$2];[.$P241];[$HTML.$D$2];[.$E241];[$HTML.$E$2])" office:value-type="string" office:string-value="&lt;div class=&quot;container-card&quot; id=&quot;side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1];[$HTML.$B$3];[.G241];[$HTML.$C$3];[.I241];[$HTML.$D$3];[.K241];[$HTML.$E$3];[.O241];[$HTML.$F$3];[.C241];[$HTML.$G$3];[.E241];[$HTML.$H$3];[.C241];[$HTML.$I$3];[.C241];[$HTML.$J$3])" office:value-type="string" office:string-value="&lt;tr data-id=&quot;3-12&quot; data-expansion=&quot;35&quot; data-type=&quot;1&quot; data-color=&quot;1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1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readonly /&gt;&lt;button type="button" class="btn btn-outline-secondary btn-push"&gt;+&lt;/button&gt;&lt;/div&gt;&lt;/td&gt;&lt;/tr&gt;</text:p>
          </table:table-cell>
          <table:table-cell table:formula="of:=CONCATENATE([$HTML.$A$4];[.$C241];[$HTML.$B$4];[.$E241];[$HTML.$C$4];[.$P241];[$HTML.$D$4];[.$G241];[$HTML.$E$4];[.$I241];[$HTML.$F$4];[.$K241];[$HTML.$G$4];[.$O241];[$HTML.$H$4];[.$A241];[$HTML.$I$4];[.$B241];[$HTML.$J$4])" office:value-type="string" office:string-value="{&quot;id&quot;:&quot;3-12&quot;,&quot;name&quot;:&quot;イーライ・ホイットニー&quot;,&quot;imageUrl&quot;:&quot;https://one-draw.jp/ijinden/cardlist/003/card/03_012.png&quot;,&quot;expansion&quot;:35,&quot;type&quot;:1,&quot;color&quot;:1,&quot;term&quot;:0,&quot;orderTable&quot;:240,&quot;orderDeck&quot;:60}," calcext:value-type="string">
            <text:p>{"id":"3-12","name":"イーライ・ホイットニー","imageUrl":"https://one-draw.jp/ijinden/cardlist/003/card/03_012.png","expansion":35,"type":1,"color":1,"term":0,"orderTable":240,"orderDeck":60},</text:p>
          </table:table-cell>
          <table:table-cell table:number-columns-repeated="1634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F24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C242];[$HTML.$B$1];[.$C242];[$HTML.$C$1];[.$P242];[$HTML.$D$1];[.$E242];[$HTML.$E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2];[$HTML.$B$2];[.$C242];[$HTML.$C$2];[.$P242];[$HTML.$D$2];[.$E242];[$HTML.$E$2])" office:value-type="string" office:string-value="&lt;div class=&quot;container-card&quot; id=&quot;side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2];[$HTML.$B$3];[.G242];[$HTML.$C$3];[.I242];[$HTML.$D$3];[.K242];[$HTML.$E$3];[.O242];[$HTML.$F$3];[.C242];[$HTML.$G$3];[.E242];[$HTML.$H$3];[.C242];[$HTML.$I$3];[.C242];[$HTML.$J$3])" office:value-type="string" office:string-value="&lt;tr data-id=&quot;3-13&quot; data-expansion=&quot;35&quot; data-type=&quot;1&quot; data-color=&quot;1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1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readonly /&gt;&lt;button type="button" class="btn btn-outline-secondary btn-push"&gt;+&lt;/button&gt;&lt;/div&gt;&lt;/td&gt;&lt;/tr&gt;</text:p>
          </table:table-cell>
          <table:table-cell table:formula="of:=CONCATENATE([$HTML.$A$4];[.$C242];[$HTML.$B$4];[.$E242];[$HTML.$C$4];[.$P242];[$HTML.$D$4];[.$G242];[$HTML.$E$4];[.$I242];[$HTML.$F$4];[.$K242];[$HTML.$G$4];[.$O242];[$HTML.$H$4];[.$A242];[$HTML.$I$4];[.$B242];[$HTML.$J$4])" office:value-type="string" office:string-value="{&quot;id&quot;:&quot;3-13&quot;,&quot;name&quot;:&quot;平賀源内&quot;,&quot;imageUrl&quot;:&quot;https://one-draw.jp/ijinden/cardlist/003/card/03_013.png&quot;,&quot;expansion&quot;:35,&quot;type&quot;:1,&quot;color&quot;:1,&quot;term&quot;:0,&quot;orderTable&quot;:241,&quot;orderDeck&quot;:27}," calcext:value-type="string">
            <text:p>{"id":"3-13","name":"平賀源内","imageUrl":"https://one-draw.jp/ijinden/cardlist/003/card/03_013.png","expansion":35,"type":1,"color":1,"term":0,"orderTable":241,"orderDeck":27},</text:p>
          </table:table-cell>
          <table:table-cell table:number-columns-repeated="16347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F24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C243];[$HTML.$B$1];[.$C243];[$HTML.$C$1];[.$P243];[$HTML.$D$1];[.$E243];[$HTML.$E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3];[$HTML.$B$2];[.$C243];[$HTML.$C$2];[.$P243];[$HTML.$D$2];[.$E243];[$HTML.$E$2])" office:value-type="string" office:string-value="&lt;div class=&quot;container-card&quot; id=&quot;side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3];[$HTML.$B$3];[.G243];[$HTML.$C$3];[.I243];[$HTML.$D$3];[.K243];[$HTML.$E$3];[.O243];[$HTML.$F$3];[.C243];[$HTML.$G$3];[.E243];[$HTML.$H$3];[.C243];[$HTML.$I$3];[.C243];[$HTML.$J$3])" office:value-type="string" office:string-value="&lt;tr data-id=&quot;3-14&quot; data-expansion=&quot;35&quot; data-type=&quot;1&quot; data-color=&quot;1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1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readonly /&gt;&lt;button type="button" class="btn btn-outline-secondary btn-push"&gt;+&lt;/button&gt;&lt;/div&gt;&lt;/td&gt;&lt;/tr&gt;</text:p>
          </table:table-cell>
          <table:table-cell table:formula="of:=CONCATENATE([$HTML.$A$4];[.$C243];[$HTML.$B$4];[.$E243];[$HTML.$C$4];[.$P243];[$HTML.$D$4];[.$G243];[$HTML.$E$4];[.$I243];[$HTML.$F$4];[.$K243];[$HTML.$G$4];[.$O243];[$HTML.$H$4];[.$A243];[$HTML.$I$4];[.$B243];[$HTML.$J$4])" office:value-type="string" office:string-value="{&quot;id&quot;:&quot;3-14&quot;,&quot;name&quot;:&quot;ジョージ・スチーブンソン&quot;,&quot;imageUrl&quot;:&quot;https://one-draw.jp/ijinden/cardlist/003/card/03_014.png&quot;,&quot;expansion&quot;:35,&quot;type&quot;:1,&quot;color&quot;:1,&quot;term&quot;:0,&quot;orderTable&quot;:242,&quot;orderDeck&quot;:61}," calcext:value-type="string">
            <text:p>{"id":"3-14","name":"ジョージ・スチーブンソン","imageUrl":"https://one-draw.jp/ijinden/cardlist/003/card/03_014.png","expansion":35,"type":1,"color":1,"term":0,"orderTable":242,"orderDeck":61},</text:p>
          </table:table-cell>
          <table:table-cell table:number-columns-repeated="16347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F24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4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C244];[$HTML.$B$1];[.$C244];[$HTML.$C$1];[.$P244];[$HTML.$D$1];[.$E244];[$HTML.$E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4];[$HTML.$B$2];[.$C244];[$HTML.$C$2];[.$P244];[$HTML.$D$2];[.$E244];[$HTML.$E$2])" office:value-type="string" office:string-value="&lt;div class=&quot;container-card&quot; id=&quot;side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4];[$HTML.$B$3];[.G244];[$HTML.$C$3];[.I244];[$HTML.$D$3];[.K244];[$HTML.$E$3];[.O244];[$HTML.$F$3];[.C244];[$HTML.$G$3];[.E244];[$HTML.$H$3];[.C244];[$HTML.$I$3];[.C244];[$HTML.$J$3])" office:value-type="string" office:string-value="&lt;tr data-id=&quot;3-15&quot; data-expansion=&quot;35&quot; data-type=&quot;1&quot; data-color=&quot;1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1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readonly /&gt;&lt;button type="button" class="btn btn-outline-secondary btn-push"&gt;+&lt;/button&gt;&lt;/div&gt;&lt;/td&gt;&lt;/tr&gt;</text:p>
          </table:table-cell>
          <table:table-cell table:formula="of:=CONCATENATE([$HTML.$A$4];[.$C244];[$HTML.$B$4];[.$E244];[$HTML.$C$4];[.$P244];[$HTML.$D$4];[.$G244];[$HTML.$E$4];[.$I244];[$HTML.$F$4];[.$K244];[$HTML.$G$4];[.$O244];[$HTML.$H$4];[.$A244];[$HTML.$I$4];[.$B244];[$HTML.$J$4])" office:value-type="string" office:string-value="{&quot;id&quot;:&quot;3-15&quot;,&quot;name&quot;:&quot;淀殿&quot;,&quot;imageUrl&quot;:&quot;https://one-draw.jp/ijinden/cardlist/003/card/03_015.png&quot;,&quot;expansion&quot;:35,&quot;type&quot;:1,&quot;color&quot;:1,&quot;term&quot;:0,&quot;orderTable&quot;:243,&quot;orderDeck&quot;:126}," calcext:value-type="string">
            <text:p>{"id":"3-15","name":"淀殿","imageUrl":"https://one-draw.jp/ijinden/cardlist/003/card/03_015.png","expansion":35,"type":1,"color":1,"term":0,"orderTable":243,"orderDeck":126},</text:p>
          </table:table-cell>
          <table:table-cell table:number-columns-repeated="1634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F24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5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C245];[$HTML.$B$1];[.$C245];[$HTML.$C$1];[.$P245];[$HTML.$D$1];[.$E245];[$HTML.$E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5];[$HTML.$B$2];[.$C245];[$HTML.$C$2];[.$P245];[$HTML.$D$2];[.$E245];[$HTML.$E$2])" office:value-type="string" office:string-value="&lt;div class=&quot;container-card&quot; id=&quot;side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5];[$HTML.$B$3];[.G245];[$HTML.$C$3];[.I245];[$HTML.$D$3];[.K245];[$HTML.$E$3];[.O245];[$HTML.$F$3];[.C245];[$HTML.$G$3];[.E245];[$HTML.$H$3];[.C245];[$HTML.$I$3];[.C245];[$HTML.$J$3])" office:value-type="string" office:string-value="&lt;tr data-id=&quot;3-16&quot; data-expansion=&quot;35&quot; data-type=&quot;1&quot; data-color=&quot;1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1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readonly /&gt;&lt;button type="button" class="btn btn-outline-secondary btn-push"&gt;+&lt;/button&gt;&lt;/div&gt;&lt;/td&gt;&lt;/tr&gt;</text:p>
          </table:table-cell>
          <table:table-cell table:formula="of:=CONCATENATE([$HTML.$A$4];[.$C245];[$HTML.$B$4];[.$E245];[$HTML.$C$4];[.$P245];[$HTML.$D$4];[.$G245];[$HTML.$E$4];[.$I245];[$HTML.$F$4];[.$K245];[$HTML.$G$4];[.$O245];[$HTML.$H$4];[.$A245];[$HTML.$I$4];[.$B245];[$HTML.$J$4])" office:value-type="string" office:string-value="{&quot;id&quot;:&quot;3-16&quot;,&quot;name&quot;:&quot;ジョージ・ワシントン&quot;,&quot;imageUrl&quot;:&quot;https://one-draw.jp/ijinden/cardlist/003/card/03_016.png&quot;,&quot;expansion&quot;:35,&quot;type&quot;:1,&quot;color&quot;:1,&quot;term&quot;:0,&quot;orderTable&quot;:244,&quot;orderDeck&quot;:5}," calcext:value-type="string">
            <text:p>{"id":"3-16","name":"ジョージ・ワシントン","imageUrl":"https://one-draw.jp/ijinden/cardlist/003/card/03_016.png","expansion":35,"type":1,"color":1,"term":0,"orderTable":244,"orderDeck":5},</text:p>
          </table:table-cell>
          <table:table-cell table:number-columns-repeated="1634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F24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6];[$色番号.$A$1:$色番号.$B$9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N246];[$能力語番号.$A$1:$能力語番号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C246];[$HTML.$B$1];[.$C246];[$HTML.$C$1];[.$P246];[$HTML.$D$1];[.$E246];[$HTML.$E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6];[$HTML.$B$2];[.$C246];[$HTML.$C$2];[.$P246];[$HTML.$D$2];[.$E246];[$HTML.$E$2])" office:value-type="string" office:string-value="&lt;div class=&quot;container-card&quot; id=&quot;side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6];[$HTML.$B$3];[.G246];[$HTML.$C$3];[.I246];[$HTML.$D$3];[.K246];[$HTML.$E$3];[.O246];[$HTML.$F$3];[.C246];[$HTML.$G$3];[.E246];[$HTML.$H$3];[.C246];[$HTML.$I$3];[.C246];[$HTML.$J$3])" office:value-type="string" office:string-value="&lt;tr data-id=&quot;3-17&quot; data-expansion=&quot;35&quot; data-type=&quot;1&quot; data-color=&quot;1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1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readonly /&gt;&lt;button type="button" class="btn btn-outline-secondary btn-push"&gt;+&lt;/button&gt;&lt;/div&gt;&lt;/td&gt;&lt;/tr&gt;</text:p>
          </table:table-cell>
          <table:table-cell table:formula="of:=CONCATENATE([$HTML.$A$4];[.$C246];[$HTML.$B$4];[.$E246];[$HTML.$C$4];[.$P246];[$HTML.$D$4];[.$G246];[$HTML.$E$4];[.$I246];[$HTML.$F$4];[.$K246];[$HTML.$G$4];[.$O246];[$HTML.$H$4];[.$A246];[$HTML.$I$4];[.$B246];[$HTML.$J$4])" office:value-type="string" office:string-value="{&quot;id&quot;:&quot;3-17&quot;,&quot;name&quot;:&quot;大塩平八郎&quot;,&quot;imageUrl&quot;:&quot;https://one-draw.jp/ijinden/cardlist/003/card/03_017.png&quot;,&quot;expansion&quot;:35,&quot;type&quot;:1,&quot;color&quot;:1,&quot;term&quot;:3,&quot;orderTable&quot;:245,&quot;orderDeck&quot;:179}," calcext:value-type="string">
            <text:p>{"id":"3-17","name":"大塩平八郎","imageUrl":"https://one-draw.jp/ijinden/cardlist/003/card/03_017.png","expansion":35,"type":1,"color":1,"term":3,"orderTable":245,"orderDeck":179},</text:p>
          </table:table-cell>
          <table:table-cell table:number-columns-repeated="1634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F24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J247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C247];[$HTML.$B$1];[.$C247];[$HTML.$C$1];[.$P247];[$HTML.$D$1];[.$E247];[$HTML.$E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7];[$HTML.$B$2];[.$C247];[$HTML.$C$2];[.$P247];[$HTML.$D$2];[.$E247];[$HTML.$E$2])" office:value-type="string" office:string-value="&lt;div class=&quot;container-card&quot; id=&quot;side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7];[$HTML.$B$3];[.G247];[$HTML.$C$3];[.I247];[$HTML.$D$3];[.K247];[$HTML.$E$3];[.O247];[$HTML.$F$3];[.C247];[$HTML.$G$3];[.E247];[$HTML.$H$3];[.C247];[$HTML.$I$3];[.C247];[$HTML.$J$3])" office:value-type="string" office:string-value="&lt;tr data-id=&quot;3-18&quot; data-expansion=&quot;35&quot; data-type=&quot;1&quot; data-color=&quot;1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1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readonly /&gt;&lt;button type="button" class="btn btn-outline-secondary btn-push"&gt;+&lt;/button&gt;&lt;/div&gt;&lt;/td&gt;&lt;/tr&gt;</text:p>
          </table:table-cell>
          <table:table-cell table:formula="of:=CONCATENATE([$HTML.$A$4];[.$C247];[$HTML.$B$4];[.$E247];[$HTML.$C$4];[.$P247];[$HTML.$D$4];[.$G247];[$HTML.$E$4];[.$I247];[$HTML.$F$4];[.$K247];[$HTML.$G$4];[.$O247];[$HTML.$H$4];[.$A247];[$HTML.$I$4];[.$B247];[$HTML.$J$4])" office:value-type="string" office:string-value="{&quot;id&quot;:&quot;3-18&quot;,&quot;name&quot;:&quot;水野忠邦&quot;,&quot;imageUrl&quot;:&quot;https://one-draw.jp/ijinden/cardlist/003/card/03_018.png&quot;,&quot;expansion&quot;:35,&quot;type&quot;:1,&quot;color&quot;:1,&quot;term&quot;:0,&quot;orderTable&quot;:246,&quot;orderDeck&quot;:151}," calcext:value-type="string">
            <text:p>{"id":"3-18","name":"水野忠邦","imageUrl":"https://one-draw.jp/ijinden/cardlist/003/card/03_018.png","expansion":35,"type":1,"color":1,"term":0,"orderTable":246,"orderDeck":151},</text:p>
          </table:table-cell>
          <table:table-cell table:number-columns-repeated="16347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F24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48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4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C248];[$HTML.$B$1];[.$C248];[$HTML.$C$1];[.$P248];[$HTML.$D$1];[.$E248];[$HTML.$E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8];[$HTML.$B$2];[.$C248];[$HTML.$C$2];[.$P248];[$HTML.$D$2];[.$E248];[$HTML.$E$2])" office:value-type="string" office:string-value="&lt;div class=&quot;container-card&quot; id=&quot;side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8];[$HTML.$B$3];[.G248];[$HTML.$C$3];[.I248];[$HTML.$D$3];[.K248];[$HTML.$E$3];[.O248];[$HTML.$F$3];[.C248];[$HTML.$G$3];[.E248];[$HTML.$H$3];[.C248];[$HTML.$I$3];[.C248];[$HTML.$J$3])" office:value-type="string" office:string-value="&lt;tr data-id=&quot;3-19&quot; data-expansion=&quot;35&quot; data-type=&quot;1&quot; data-color=&quot;2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2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readonly /&gt;&lt;button type="button" class="btn btn-outline-secondary btn-push"&gt;+&lt;/button&gt;&lt;/div&gt;&lt;/td&gt;&lt;/tr&gt;</text:p>
          </table:table-cell>
          <table:table-cell table:formula="of:=CONCATENATE([$HTML.$A$4];[.$C248];[$HTML.$B$4];[.$E248];[$HTML.$C$4];[.$P248];[$HTML.$D$4];[.$G248];[$HTML.$E$4];[.$I248];[$HTML.$F$4];[.$K248];[$HTML.$G$4];[.$O248];[$HTML.$H$4];[.$A248];[$HTML.$I$4];[.$B248];[$HTML.$J$4])" office:value-type="string" office:string-value="{&quot;id&quot;:&quot;3-19&quot;,&quot;name&quot;:&quot;伊達政宗&quot;,&quot;imageUrl&quot;:&quot;https://one-draw.jp/ijinden/cardlist/003/card/03_019.png&quot;,&quot;expansion&quot;:35,&quot;type&quot;:1,&quot;color&quot;:2,&quot;term&quot;:0,&quot;orderTable&quot;:247,&quot;orderDeck&quot;:180}," calcext:value-type="string">
            <text:p>{"id":"3-19","name":"伊達政宗","imageUrl":"https://one-draw.jp/ijinden/cardlist/003/card/03_019.png","expansion":35,"type":1,"color":2,"term":0,"orderTable":247,"orderDeck":180},</text:p>
          </table:table-cell>
          <table:table-cell table:number-columns-repeated="1634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F24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4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4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249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C249];[$HTML.$B$1];[.$C249];[$HTML.$C$1];[.$P249];[$HTML.$D$1];[.$E249];[$HTML.$E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49];[$HTML.$B$2];[.$C249];[$HTML.$C$2];[.$P249];[$HTML.$D$2];[.$E249];[$HTML.$E$2])" office:value-type="string" office:string-value="&lt;div class=&quot;container-card&quot; id=&quot;side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49];[$HTML.$B$3];[.G249];[$HTML.$C$3];[.I249];[$HTML.$D$3];[.K249];[$HTML.$E$3];[.O249];[$HTML.$F$3];[.C249];[$HTML.$G$3];[.E249];[$HTML.$H$3];[.C249];[$HTML.$I$3];[.C249];[$HTML.$J$3])" office:value-type="string" office:string-value="&lt;tr data-id=&quot;3-20&quot; data-expansion=&quot;35&quot; data-type=&quot;1&quot; data-color=&quot;2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2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readonly /&gt;&lt;button type="button" class="btn btn-outline-secondary btn-push"&gt;+&lt;/button&gt;&lt;/div&gt;&lt;/td&gt;&lt;/tr&gt;</text:p>
          </table:table-cell>
          <table:table-cell table:formula="of:=CONCATENATE([$HTML.$A$4];[.$C249];[$HTML.$B$4];[.$E249];[$HTML.$C$4];[.$P249];[$HTML.$D$4];[.$G249];[$HTML.$E$4];[.$I249];[$HTML.$F$4];[.$K249];[$HTML.$G$4];[.$O249];[$HTML.$H$4];[.$A249];[$HTML.$I$4];[.$B249];[$HTML.$J$4])" office:value-type="string" office:string-value="{&quot;id&quot;:&quot;3-20&quot;,&quot;name&quot;:&quot;バルトロメウ=ディアス&quot;,&quot;imageUrl&quot;:&quot;https://one-draw.jp/ijinden/cardlist/003/card/03_020.png&quot;,&quot;expansion&quot;:35,&quot;type&quot;:1,&quot;color&quot;:2,&quot;term&quot;:1,&quot;orderTable&quot;:248,&quot;orderDeck&quot;:155}," calcext:value-type="string">
            <text:p>{"id":"3-20","name":"バルトロメウ=ディアス","imageUrl":"https://one-draw.jp/ijinden/cardlist/003/card/03_020.png","expansion":35,"type":1,"color":2,"term":1,"orderTable":248,"orderDeck":155},</text:p>
          </table:table-cell>
          <table:table-cell table:number-columns-repeated="1634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F25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5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C250];[$HTML.$B$1];[.$C250];[$HTML.$C$1];[.$P250];[$HTML.$D$1];[.$E250];[$HTML.$E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0];[$HTML.$B$2];[.$C250];[$HTML.$C$2];[.$P250];[$HTML.$D$2];[.$E250];[$HTML.$E$2])" office:value-type="string" office:string-value="&lt;div class=&quot;container-card&quot; id=&quot;side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0];[$HTML.$B$3];[.G250];[$HTML.$C$3];[.I250];[$HTML.$D$3];[.K250];[$HTML.$E$3];[.O250];[$HTML.$F$3];[.C250];[$HTML.$G$3];[.E250];[$HTML.$H$3];[.C250];[$HTML.$I$3];[.C250];[$HTML.$J$3])" office:value-type="string" office:string-value="&lt;tr data-id=&quot;3-21&quot; data-expansion=&quot;35&quot; data-type=&quot;1&quot; data-color=&quot;2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2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readonly /&gt;&lt;button type="button" class="btn btn-outline-secondary btn-push"&gt;+&lt;/button&gt;&lt;/div&gt;&lt;/td&gt;&lt;/tr&gt;</text:p>
          </table:table-cell>
          <table:table-cell table:formula="of:=CONCATENATE([$HTML.$A$4];[.$C250];[$HTML.$B$4];[.$E250];[$HTML.$C$4];[.$P250];[$HTML.$D$4];[.$G250];[$HTML.$E$4];[.$I250];[$HTML.$F$4];[.$K250];[$HTML.$G$4];[.$O250];[$HTML.$H$4];[.$A250];[$HTML.$I$4];[.$B250];[$HTML.$J$4])" office:value-type="string" office:string-value="{&quot;id&quot;:&quot;3-21&quot;,&quot;name&quot;:&quot;木戸孝允&quot;,&quot;imageUrl&quot;:&quot;https://one-draw.jp/ijinden/cardlist/003/card/03_021.png&quot;,&quot;expansion&quot;:35,&quot;type&quot;:1,&quot;color&quot;:2,&quot;term&quot;:0,&quot;orderTable&quot;:249,&quot;orderDeck&quot;:9}," calcext:value-type="string">
            <text:p>{"id":"3-21","name":"木戸孝允","imageUrl":"https://one-draw.jp/ijinden/cardlist/003/card/03_021.png","expansion":35,"type":1,"color":2,"term":0,"orderTable":249,"orderDeck":9},</text:p>
          </table:table-cell>
          <table:table-cell table:number-columns-repeated="1634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F25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N251];[$能力語番号.$A$1:$能力語番号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C251];[$HTML.$B$1];[.$C251];[$HTML.$C$1];[.$P251];[$HTML.$D$1];[.$E251];[$HTML.$E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1];[$HTML.$B$2];[.$C251];[$HTML.$C$2];[.$P251];[$HTML.$D$2];[.$E251];[$HTML.$E$2])" office:value-type="string" office:string-value="&lt;div class=&quot;container-card&quot; id=&quot;side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1];[$HTML.$B$3];[.G251];[$HTML.$C$3];[.I251];[$HTML.$D$3];[.K251];[$HTML.$E$3];[.O251];[$HTML.$F$3];[.C251];[$HTML.$G$3];[.E251];[$HTML.$H$3];[.C251];[$HTML.$I$3];[.C251];[$HTML.$J$3])" office:value-type="string" office:string-value="&lt;tr data-id=&quot;3-22&quot; data-expansion=&quot;35&quot; data-type=&quot;1&quot; data-color=&quot;2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2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readonly /&gt;&lt;button type="button" class="btn btn-outline-secondary btn-push"&gt;+&lt;/button&gt;&lt;/div&gt;&lt;/td&gt;&lt;/tr&gt;</text:p>
          </table:table-cell>
          <table:table-cell table:formula="of:=CONCATENATE([$HTML.$A$4];[.$C251];[$HTML.$B$4];[.$E251];[$HTML.$C$4];[.$P251];[$HTML.$D$4];[.$G251];[$HTML.$E$4];[.$I251];[$HTML.$F$4];[.$K251];[$HTML.$G$4];[.$O251];[$HTML.$H$4];[.$A251];[$HTML.$I$4];[.$B251];[$HTML.$J$4])" office:value-type="string" office:string-value="{&quot;id&quot;:&quot;3-22&quot;,&quot;name&quot;:&quot;高杉晋作&quot;,&quot;imageUrl&quot;:&quot;https://one-draw.jp/ijinden/cardlist/003/card/03_022.png&quot;,&quot;expansion&quot;:35,&quot;type&quot;:1,&quot;color&quot;:2,&quot;term&quot;:4,&quot;orderTable&quot;:250,&quot;orderDeck&quot;:36}," calcext:value-type="string">
            <text:p>{"id":"3-22","name":"高杉晋作","imageUrl":"https://one-draw.jp/ijinden/cardlist/003/card/03_022.png","expansion":35,"type":1,"color":2,"term":4,"orderTable":250,"orderDeck":36},</text:p>
          </table:table-cell>
          <table:table-cell table:number-columns-repeated="16347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F25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5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C252];[$HTML.$B$1];[.$C252];[$HTML.$C$1];[.$P252];[$HTML.$D$1];[.$E252];[$HTML.$E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2];[$HTML.$B$2];[.$C252];[$HTML.$C$2];[.$P252];[$HTML.$D$2];[.$E252];[$HTML.$E$2])" office:value-type="string" office:string-value="&lt;div class=&quot;container-card&quot; id=&quot;side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2];[$HTML.$B$3];[.G252];[$HTML.$C$3];[.I252];[$HTML.$D$3];[.K252];[$HTML.$E$3];[.O252];[$HTML.$F$3];[.C252];[$HTML.$G$3];[.E252];[$HTML.$H$3];[.C252];[$HTML.$I$3];[.C252];[$HTML.$J$3])" office:value-type="string" office:string-value="&lt;tr data-id=&quot;3-23&quot; data-expansion=&quot;35&quot; data-type=&quot;1&quot; data-color=&quot;2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2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readonly /&gt;&lt;button type="button" class="btn btn-outline-secondary btn-push"&gt;+&lt;/button&gt;&lt;/div&gt;&lt;/td&gt;&lt;/tr&gt;</text:p>
          </table:table-cell>
          <table:table-cell table:formula="of:=CONCATENATE([$HTML.$A$4];[.$C252];[$HTML.$B$4];[.$E252];[$HTML.$C$4];[.$P252];[$HTML.$D$4];[.$G252];[$HTML.$E$4];[.$I252];[$HTML.$F$4];[.$K252];[$HTML.$G$4];[.$O252];[$HTML.$H$4];[.$A252];[$HTML.$I$4];[.$B252];[$HTML.$J$4])" office:value-type="string" office:string-value="{&quot;id&quot;:&quot;3-23&quot;,&quot;name&quot;:&quot;トマス・ニューコメン&quot;,&quot;imageUrl&quot;:&quot;https://one-draw.jp/ijinden/cardlist/003/card/03_023.png&quot;,&quot;expansion&quot;:35,&quot;type&quot;:1,&quot;color&quot;:2,&quot;term&quot;:0,&quot;orderTable&quot;:251,&quot;orderDeck&quot;:101}," calcext:value-type="string">
            <text:p>{"id":"3-23","name":"トマス・ニューコメン","imageUrl":"https://one-draw.jp/ijinden/cardlist/003/card/03_023.png","expansion":35,"type":1,"color":2,"term":0,"orderTable":251,"orderDeck":101},</text:p>
          </table:table-cell>
          <table:table-cell table:number-columns-repeated="1634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F25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5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C253];[$HTML.$B$1];[.$C253];[$HTML.$C$1];[.$P253];[$HTML.$D$1];[.$E253];[$HTML.$E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3];[$HTML.$B$2];[.$C253];[$HTML.$C$2];[.$P253];[$HTML.$D$2];[.$E253];[$HTML.$E$2])" office:value-type="string" office:string-value="&lt;div class=&quot;container-card&quot; id=&quot;side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3];[$HTML.$B$3];[.G253];[$HTML.$C$3];[.I253];[$HTML.$D$3];[.K253];[$HTML.$E$3];[.O253];[$HTML.$F$3];[.C253];[$HTML.$G$3];[.E253];[$HTML.$H$3];[.C253];[$HTML.$I$3];[.C253];[$HTML.$J$3])" office:value-type="string" office:string-value="&lt;tr data-id=&quot;3-24&quot; data-expansion=&quot;35&quot; data-type=&quot;1&quot; data-color=&quot;2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2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readonly /&gt;&lt;button type="button" class="btn btn-outline-secondary btn-push"&gt;+&lt;/button&gt;&lt;/div&gt;&lt;/td&gt;&lt;/tr&gt;</text:p>
          </table:table-cell>
          <table:table-cell table:formula="of:=CONCATENATE([$HTML.$A$4];[.$C253];[$HTML.$B$4];[.$E253];[$HTML.$C$4];[.$P253];[$HTML.$D$4];[.$G253];[$HTML.$E$4];[.$I253];[$HTML.$F$4];[.$K253];[$HTML.$G$4];[.$O253];[$HTML.$H$4];[.$A253];[$HTML.$I$4];[.$B253];[$HTML.$J$4])" office:value-type="string" office:string-value="{&quot;id&quot;:&quot;3-24&quot;,&quot;name&quot;:&quot;アダム・ラクスマン&quot;,&quot;imageUrl&quot;:&quot;https://one-draw.jp/ijinden/cardlist/003/card/03_024.png&quot;,&quot;expansion&quot;:35,&quot;type&quot;:1,&quot;color&quot;:2,&quot;term&quot;:0,&quot;orderTable&quot;:252,&quot;orderDeck&quot;:134}," calcext:value-type="string">
            <text:p>{"id":"3-24","name":"アダム・ラクスマン","imageUrl":"https://one-draw.jp/ijinden/cardlist/003/card/03_024.png","expansion":35,"type":1,"color":2,"term":0,"orderTable":252,"orderDeck":134},</text:p>
          </table:table-cell>
          <table:table-cell table:number-columns-repeated="16347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F25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254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C254];[$HTML.$B$1];[.$C254];[$HTML.$C$1];[.$P254];[$HTML.$D$1];[.$E254];[$HTML.$E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4];[$HTML.$B$2];[.$C254];[$HTML.$C$2];[.$P254];[$HTML.$D$2];[.$E254];[$HTML.$E$2])" office:value-type="string" office:string-value="&lt;div class=&quot;container-card&quot; id=&quot;side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4];[$HTML.$B$3];[.G254];[$HTML.$C$3];[.I254];[$HTML.$D$3];[.K254];[$HTML.$E$3];[.O254];[$HTML.$F$3];[.C254];[$HTML.$G$3];[.E254];[$HTML.$H$3];[.C254];[$HTML.$I$3];[.C254];[$HTML.$J$3])" office:value-type="string" office:string-value="&lt;tr data-id=&quot;3-25&quot; data-expansion=&quot;35&quot; data-type=&quot;1&quot; data-color=&quot;2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2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readonly /&gt;&lt;button type="button" class="btn btn-outline-secondary btn-push"&gt;+&lt;/button&gt;&lt;/div&gt;&lt;/td&gt;&lt;/tr&gt;</text:p>
          </table:table-cell>
          <table:table-cell table:formula="of:=CONCATENATE([$HTML.$A$4];[.$C254];[$HTML.$B$4];[.$E254];[$HTML.$C$4];[.$P254];[$HTML.$D$4];[.$G254];[$HTML.$E$4];[.$I254];[$HTML.$F$4];[.$K254];[$HTML.$G$4];[.$O254];[$HTML.$H$4];[.$A254];[$HTML.$I$4];[.$B254];[$HTML.$J$4])" office:value-type="string" office:string-value="{&quot;id&quot;:&quot;3-25&quot;,&quot;name&quot;:&quot;大黒屋光太夫&quot;,&quot;imageUrl&quot;:&quot;https://one-draw.jp/ijinden/cardlist/003/card/03_025.png&quot;,&quot;expansion&quot;:35,&quot;type&quot;:1,&quot;color&quot;:2,&quot;term&quot;:1,&quot;orderTable&quot;:253,&quot;orderDeck&quot;:37}," calcext:value-type="string">
            <text:p>{"id":"3-25","name":"大黒屋光太夫","imageUrl":"https://one-draw.jp/ijinden/cardlist/003/card/03_025.png","expansion":35,"type":1,"color":2,"term":1,"orderTable":253,"orderDeck":37},</text:p>
          </table:table-cell>
          <table:table-cell table:number-columns-repeated="1634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F25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J25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255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C255];[$HTML.$B$1];[.$C255];[$HTML.$C$1];[.$P255];[$HTML.$D$1];[.$E255];[$HTML.$E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5];[$HTML.$B$2];[.$C255];[$HTML.$C$2];[.$P255];[$HTML.$D$2];[.$E255];[$HTML.$E$2])" office:value-type="string" office:string-value="&lt;div class=&quot;container-card&quot; id=&quot;side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5];[$HTML.$B$3];[.G255];[$HTML.$C$3];[.I255];[$HTML.$D$3];[.K255];[$HTML.$E$3];[.O255];[$HTML.$F$3];[.C255];[$HTML.$G$3];[.E255];[$HTML.$H$3];[.C255];[$HTML.$I$3];[.C255];[$HTML.$J$3])" office:value-type="string" office:string-value="&lt;tr data-id=&quot;3-26&quot; data-expansion=&quot;35&quot; data-type=&quot;1&quot; data-color=&quot;2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2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readonly /&gt;&lt;button type="button" class="btn btn-outline-secondary btn-push"&gt;+&lt;/button&gt;&lt;/div&gt;&lt;/td&gt;&lt;/tr&gt;</text:p>
          </table:table-cell>
          <table:table-cell table:formula="of:=CONCATENATE([$HTML.$A$4];[.$C255];[$HTML.$B$4];[.$E255];[$HTML.$C$4];[.$P255];[$HTML.$D$4];[.$G255];[$HTML.$E$4];[.$I255];[$HTML.$F$4];[.$K255];[$HTML.$G$4];[.$O255];[$HTML.$H$4];[.$A255];[$HTML.$I$4];[.$B255];[$HTML.$J$4])" office:value-type="string" office:string-value="{&quot;id&quot;:&quot;3-26&quot;,&quot;name&quot;:&quot;ニコライ・レザノフ&quot;,&quot;imageUrl&quot;:&quot;https://one-draw.jp/ijinden/cardlist/003/card/03_026.png&quot;,&quot;expansion&quot;:35,&quot;type&quot;:1,&quot;color&quot;:2,&quot;term&quot;:1,&quot;orderTable&quot;:254,&quot;orderDeck&quot;:10}," calcext:value-type="string">
            <text:p>{"id":"3-26","name":"ニコライ・レザノフ","imageUrl":"https://one-draw.jp/ijinden/cardlist/003/card/03_026.png","expansion":35,"type":1,"color":2,"term":1,"orderTable":254,"orderDeck":10},</text:p>
          </table:table-cell>
          <table:table-cell table:number-columns-repeated="1634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F25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5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56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C256];[$HTML.$B$1];[.$C256];[$HTML.$C$1];[.$P256];[$HTML.$D$1];[.$E256];[$HTML.$E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6];[$HTML.$B$2];[.$C256];[$HTML.$C$2];[.$P256];[$HTML.$D$2];[.$E256];[$HTML.$E$2])" office:value-type="string" office:string-value="&lt;div class=&quot;container-card&quot; id=&quot;side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6];[$HTML.$B$3];[.G256];[$HTML.$C$3];[.I256];[$HTML.$D$3];[.K256];[$HTML.$E$3];[.O256];[$HTML.$F$3];[.C256];[$HTML.$G$3];[.E256];[$HTML.$H$3];[.C256];[$HTML.$I$3];[.C256];[$HTML.$J$3])" office:value-type="string" office:string-value="&lt;tr data-id=&quot;3-27&quot; data-expansion=&quot;35&quot; data-type=&quot;1&quot; data-color=&quot;4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4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readonly /&gt;&lt;button type="button" class="btn btn-outline-secondary btn-push"&gt;+&lt;/button&gt;&lt;/div&gt;&lt;/td&gt;&lt;/tr&gt;</text:p>
          </table:table-cell>
          <table:table-cell table:formula="of:=CONCATENATE([$HTML.$A$4];[.$C256];[$HTML.$B$4];[.$E256];[$HTML.$C$4];[.$P256];[$HTML.$D$4];[.$G256];[$HTML.$E$4];[.$I256];[$HTML.$F$4];[.$K256];[$HTML.$G$4];[.$O256];[$HTML.$H$4];[.$A256];[$HTML.$I$4];[.$B256];[$HTML.$J$4])" office:value-type="string" office:string-value="{&quot;id&quot;:&quot;3-27&quot;,&quot;name&quot;:&quot;小野小町&quot;,&quot;imageUrl&quot;:&quot;https://one-draw.jp/ijinden/cardlist/003/card/03_027.png&quot;,&quot;expansion&quot;:35,&quot;type&quot;:1,&quot;color&quot;:4,&quot;term&quot;:2,&quot;orderTable&quot;:255,&quot;orderDeck&quot;:76}," calcext:value-type="string">
            <text:p>{"id":"3-27","name":"小野小町","imageUrl":"https://one-draw.jp/ijinden/cardlist/003/card/03_027.png","expansion":35,"type":1,"color":4,"term":2,"orderTable":255,"orderDeck":76},</text:p>
          </table:table-cell>
          <table:table-cell table:number-columns-repeated="1634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F25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57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57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C257];[$HTML.$B$1];[.$C257];[$HTML.$C$1];[.$P257];[$HTML.$D$1];[.$E257];[$HTML.$E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7];[$HTML.$B$2];[.$C257];[$HTML.$C$2];[.$P257];[$HTML.$D$2];[.$E257];[$HTML.$E$2])" office:value-type="string" office:string-value="&lt;div class=&quot;container-card&quot; id=&quot;side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7];[$HTML.$B$3];[.G257];[$HTML.$C$3];[.I257];[$HTML.$D$3];[.K257];[$HTML.$E$3];[.O257];[$HTML.$F$3];[.C257];[$HTML.$G$3];[.E257];[$HTML.$H$3];[.C257];[$HTML.$I$3];[.C257];[$HTML.$J$3])" office:value-type="string" office:string-value="&lt;tr data-id=&quot;3-28&quot; data-expansion=&quot;35&quot; data-type=&quot;1&quot; data-color=&quot;4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4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readonly /&gt;&lt;button type="button" class="btn btn-outline-secondary btn-push"&gt;+&lt;/button&gt;&lt;/div&gt;&lt;/td&gt;&lt;/tr&gt;</text:p>
          </table:table-cell>
          <table:table-cell table:formula="of:=CONCATENATE([$HTML.$A$4];[.$C257];[$HTML.$B$4];[.$E257];[$HTML.$C$4];[.$P257];[$HTML.$D$4];[.$G257];[$HTML.$E$4];[.$I257];[$HTML.$F$4];[.$K257];[$HTML.$G$4];[.$O257];[$HTML.$H$4];[.$A257];[$HTML.$I$4];[.$B257];[$HTML.$J$4])" office:value-type="string" office:string-value="{&quot;id&quot;:&quot;3-28&quot;,&quot;name&quot;:&quot;松尾芭蕉&quot;,&quot;imageUrl&quot;:&quot;https://one-draw.jp/ijinden/cardlist/003/card/03_028.png&quot;,&quot;expansion&quot;:35,&quot;type&quot;:1,&quot;color&quot;:4,&quot;term&quot;:2,&quot;orderTable&quot;:256,&quot;orderDeck&quot;:77}," calcext:value-type="string">
            <text:p>{"id":"3-28","name":"松尾芭蕉","imageUrl":"https://one-draw.jp/ijinden/cardlist/003/card/03_028.png","expansion":35,"type":1,"color":4,"term":2,"orderTable":256,"orderDeck":77},</text:p>
          </table:table-cell>
          <table:table-cell table:number-columns-repeated="1634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F25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5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5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C258];[$HTML.$B$1];[.$C258];[$HTML.$C$1];[.$P258];[$HTML.$D$1];[.$E258];[$HTML.$E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8];[$HTML.$B$2];[.$C258];[$HTML.$C$2];[.$P258];[$HTML.$D$2];[.$E258];[$HTML.$E$2])" office:value-type="string" office:string-value="&lt;div class=&quot;container-card&quot; id=&quot;side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8];[$HTML.$B$3];[.G258];[$HTML.$C$3];[.I258];[$HTML.$D$3];[.K258];[$HTML.$E$3];[.O258];[$HTML.$F$3];[.C258];[$HTML.$G$3];[.E258];[$HTML.$H$3];[.C258];[$HTML.$I$3];[.C258];[$HTML.$J$3])" office:value-type="string" office:string-value="&lt;tr data-id=&quot;3-29&quot; data-expansion=&quot;35&quot; data-type=&quot;1&quot; data-color=&quot;4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4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readonly /&gt;&lt;button type="button" class="btn btn-outline-secondary btn-push"&gt;+&lt;/button&gt;&lt;/div&gt;&lt;/td&gt;&lt;/tr&gt;</text:p>
          </table:table-cell>
          <table:table-cell table:formula="of:=CONCATENATE([$HTML.$A$4];[.$C258];[$HTML.$B$4];[.$E258];[$HTML.$C$4];[.$P258];[$HTML.$D$4];[.$G258];[$HTML.$E$4];[.$I258];[$HTML.$F$4];[.$K258];[$HTML.$G$4];[.$O258];[$HTML.$H$4];[.$A258];[$HTML.$I$4];[.$B258];[$HTML.$J$4])" office:value-type="string" office:string-value="{&quot;id&quot;:&quot;3-29&quot;,&quot;name&quot;:&quot;朱舜水&quot;,&quot;imageUrl&quot;:&quot;https://one-draw.jp/ijinden/cardlist/003/card/03_029.png&quot;,&quot;expansion&quot;:35,&quot;type&quot;:1,&quot;color&quot;:4,&quot;term&quot;:0,&quot;orderTable&quot;:257,&quot;orderDeck&quot;:108}," calcext:value-type="string">
            <text:p>{"id":"3-29","name":"朱舜水","imageUrl":"https://one-draw.jp/ijinden/cardlist/003/card/03_029.png","expansion":35,"type":1,"color":4,"term":0,"orderTable":257,"orderDeck":108},</text:p>
          </table:table-cell>
          <table:table-cell table:number-columns-repeated="1634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F25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5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59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C259];[$HTML.$B$1];[.$C259];[$HTML.$C$1];[.$P259];[$HTML.$D$1];[.$E259];[$HTML.$E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59];[$HTML.$B$2];[.$C259];[$HTML.$C$2];[.$P259];[$HTML.$D$2];[.$E259];[$HTML.$E$2])" office:value-type="string" office:string-value="&lt;div class=&quot;container-card&quot; id=&quot;side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59];[$HTML.$B$3];[.G259];[$HTML.$C$3];[.I259];[$HTML.$D$3];[.K259];[$HTML.$E$3];[.O259];[$HTML.$F$3];[.C259];[$HTML.$G$3];[.E259];[$HTML.$H$3];[.C259];[$HTML.$I$3];[.C259];[$HTML.$J$3])" office:value-type="string" office:string-value="&lt;tr data-id=&quot;3-30&quot; data-expansion=&quot;35&quot; data-type=&quot;1&quot; data-color=&quot;4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4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readonly /&gt;&lt;button type="button" class="btn btn-outline-secondary btn-push"&gt;+&lt;/button&gt;&lt;/div&gt;&lt;/td&gt;&lt;/tr&gt;</text:p>
          </table:table-cell>
          <table:table-cell table:formula="of:=CONCATENATE([$HTML.$A$4];[.$C259];[$HTML.$B$4];[.$E259];[$HTML.$C$4];[.$P259];[$HTML.$D$4];[.$G259];[$HTML.$E$4];[.$I259];[$HTML.$F$4];[.$K259];[$HTML.$G$4];[.$O259];[$HTML.$H$4];[.$A259];[$HTML.$I$4];[.$B259];[$HTML.$J$4])" office:value-type="string" office:string-value="{&quot;id&quot;:&quot;3-30&quot;,&quot;name&quot;:&quot;井原西鶴&quot;,&quot;imageUrl&quot;:&quot;https://one-draw.jp/ijinden/cardlist/003/card/03_030.png&quot;,&quot;expansion&quot;:35,&quot;type&quot;:1,&quot;color&quot;:4,&quot;term&quot;:2,&quot;orderTable&quot;:258,&quot;orderDeck&quot;:42}," calcext:value-type="string">
            <text:p>{"id":"3-30","name":"井原西鶴","imageUrl":"https://one-draw.jp/ijinden/cardlist/003/card/03_030.png","expansion":35,"type":1,"color":4,"term":2,"orderTable":258,"orderDeck":42},</text:p>
          </table:table-cell>
          <table:table-cell table:number-columns-repeated="16347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F26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60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60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C260];[$HTML.$B$1];[.$C260];[$HTML.$C$1];[.$P260];[$HTML.$D$1];[.$E260];[$HTML.$E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0];[$HTML.$B$2];[.$C260];[$HTML.$C$2];[.$P260];[$HTML.$D$2];[.$E260];[$HTML.$E$2])" office:value-type="string" office:string-value="&lt;div class=&quot;container-card&quot; id=&quot;side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0];[$HTML.$B$3];[.G260];[$HTML.$C$3];[.I260];[$HTML.$D$3];[.K260];[$HTML.$E$3];[.O260];[$HTML.$F$3];[.C260];[$HTML.$G$3];[.E260];[$HTML.$H$3];[.C260];[$HTML.$I$3];[.C260];[$HTML.$J$3])" office:value-type="string" office:string-value="&lt;tr data-id=&quot;3-31&quot; data-expansion=&quot;35&quot; data-type=&quot;1&quot; data-color=&quot;4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4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readonly /&gt;&lt;button type="button" class="btn btn-outline-secondary btn-push"&gt;+&lt;/button&gt;&lt;/div&gt;&lt;/td&gt;&lt;/tr&gt;</text:p>
          </table:table-cell>
          <table:table-cell table:formula="of:=CONCATENATE([$HTML.$A$4];[.$C260];[$HTML.$B$4];[.$E260];[$HTML.$C$4];[.$P260];[$HTML.$D$4];[.$G260];[$HTML.$E$4];[.$I260];[$HTML.$F$4];[.$K260];[$HTML.$G$4];[.$O260];[$HTML.$H$4];[.$A260];[$HTML.$I$4];[.$B260];[$HTML.$J$4])" office:value-type="string" office:string-value="{&quot;id&quot;:&quot;3-31&quot;,&quot;name&quot;:&quot;近松門左衛門&quot;,&quot;imageUrl&quot;:&quot;https://one-draw.jp/ijinden/cardlist/003/card/03_031.png&quot;,&quot;expansion&quot;:35,&quot;type&quot;:1,&quot;color&quot;:4,&quot;term&quot;:2,&quot;orderTable&quot;:259,&quot;orderDeck&quot;:191}," calcext:value-type="string">
            <text:p>{"id":"3-31","name":"近松門左衛門","imageUrl":"https://one-draw.jp/ijinden/cardlist/003/card/03_031.png","expansion":35,"type":1,"color":4,"term":2,"orderTable":259,"orderDeck":191},</text:p>
          </table:table-cell>
          <table:table-cell table:number-columns-repeated="1634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F26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6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C261];[$HTML.$B$1];[.$C261];[$HTML.$C$1];[.$P261];[$HTML.$D$1];[.$E261];[$HTML.$E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1];[$HTML.$B$2];[.$C261];[$HTML.$C$2];[.$P261];[$HTML.$D$2];[.$E261];[$HTML.$E$2])" office:value-type="string" office:string-value="&lt;div class=&quot;container-card&quot; id=&quot;side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1];[$HTML.$B$3];[.G261];[$HTML.$C$3];[.I261];[$HTML.$D$3];[.K261];[$HTML.$E$3];[.O261];[$HTML.$F$3];[.C261];[$HTML.$G$3];[.E261];[$HTML.$H$3];[.C261];[$HTML.$I$3];[.C261];[$HTML.$J$3])" office:value-type="string" office:string-value="&lt;tr data-id=&quot;3-32&quot; data-expansion=&quot;35&quot; data-type=&quot;1&quot; data-color=&quot;4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4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readonly /&gt;&lt;button type="button" class="btn btn-outline-secondary btn-push"&gt;+&lt;/button&gt;&lt;/div&gt;&lt;/td&gt;&lt;/tr&gt;</text:p>
          </table:table-cell>
          <table:table-cell table:formula="of:=CONCATENATE([$HTML.$A$4];[.$C261];[$HTML.$B$4];[.$E261];[$HTML.$C$4];[.$P261];[$HTML.$D$4];[.$G261];[$HTML.$E$4];[.$I261];[$HTML.$F$4];[.$K261];[$HTML.$G$4];[.$O261];[$HTML.$H$4];[.$A261];[$HTML.$I$4];[.$B261];[$HTML.$J$4])" office:value-type="string" office:string-value="{&quot;id&quot;:&quot;3-32&quot;,&quot;name&quot;:&quot;田沼意次&quot;,&quot;imageUrl&quot;:&quot;https://one-draw.jp/ijinden/cardlist/003/card/03_032.png&quot;,&quot;expansion&quot;:35,&quot;type&quot;:1,&quot;color&quot;:4,&quot;term&quot;:0,&quot;orderTable&quot;:260,&quot;orderDeck&quot;:13}," calcext:value-type="string">
            <text:p>{"id":"3-32","name":"田沼意次","imageUrl":"https://one-draw.jp/ijinden/cardlist/003/card/03_032.png","expansion":35,"type":1,"color":4,"term":0,"orderTable":260,"orderDeck":13},</text:p>
          </table:table-cell>
          <table:table-cell table:number-columns-repeated="16347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F26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C262];[$HTML.$B$1];[.$C262];[$HTML.$C$1];[.$P262];[$HTML.$D$1];[.$E262];[$HTML.$E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2];[$HTML.$B$2];[.$C262];[$HTML.$C$2];[.$P262];[$HTML.$D$2];[.$E262];[$HTML.$E$2])" office:value-type="string" office:string-value="&lt;div class=&quot;container-card&quot; id=&quot;side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2];[$HTML.$B$3];[.G262];[$HTML.$C$3];[.I262];[$HTML.$D$3];[.K262];[$HTML.$E$3];[.O262];[$HTML.$F$3];[.C262];[$HTML.$G$3];[.E262];[$HTML.$H$3];[.C262];[$HTML.$I$3];[.C262];[$HTML.$J$3])" office:value-type="string" office:string-value="&lt;tr data-id=&quot;3-33&quot; data-expansion=&quot;35&quot; data-type=&quot;1&quot; data-color=&quot;4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4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readonly /&gt;&lt;button type="button" class="btn btn-outline-secondary btn-push"&gt;+&lt;/button&gt;&lt;/div&gt;&lt;/td&gt;&lt;/tr&gt;</text:p>
          </table:table-cell>
          <table:table-cell table:formula="of:=CONCATENATE([$HTML.$A$4];[.$C262];[$HTML.$B$4];[.$E262];[$HTML.$C$4];[.$P262];[$HTML.$D$4];[.$G262];[$HTML.$E$4];[.$I262];[$HTML.$F$4];[.$K262];[$HTML.$G$4];[.$O262];[$HTML.$H$4];[.$A262];[$HTML.$I$4];[.$B262];[$HTML.$J$4])" office:value-type="string" office:string-value="{&quot;id&quot;:&quot;3-33&quot;,&quot;name&quot;:&quot;高野長英&quot;,&quot;imageUrl&quot;:&quot;https://one-draw.jp/ijinden/cardlist/003/card/03_033.png&quot;,&quot;expansion&quot;:35,&quot;type&quot;:1,&quot;color&quot;:4,&quot;term&quot;:0,&quot;orderTable&quot;:261,&quot;orderDeck&quot;:43}," calcext:value-type="string">
            <text:p>{"id":"3-33","name":"高野長英","imageUrl":"https://one-draw.jp/ijinden/cardlist/003/card/03_033.png","expansion":35,"type":1,"color":4,"term":0,"orderTable":261,"orderDeck":43},</text:p>
          </table:table-cell>
          <table:table-cell table:number-columns-repeated="16347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F26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J26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C263];[$HTML.$B$1];[.$C263];[$HTML.$C$1];[.$P263];[$HTML.$D$1];[.$E263];[$HTML.$E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3];[$HTML.$B$2];[.$C263];[$HTML.$C$2];[.$P263];[$HTML.$D$2];[.$E263];[$HTML.$E$2])" office:value-type="string" office:string-value="&lt;div class=&quot;container-card&quot; id=&quot;side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3];[$HTML.$B$3];[.G263];[$HTML.$C$3];[.I263];[$HTML.$D$3];[.K263];[$HTML.$E$3];[.O263];[$HTML.$F$3];[.C263];[$HTML.$G$3];[.E263];[$HTML.$H$3];[.C263];[$HTML.$I$3];[.C263];[$HTML.$J$3])" office:value-type="string" office:string-value="&lt;tr data-id=&quot;3-34&quot; data-expansion=&quot;35&quot; data-type=&quot;1&quot; data-color=&quot;4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4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readonly /&gt;&lt;button type="button" class="btn btn-outline-secondary btn-push"&gt;+&lt;/button&gt;&lt;/div&gt;&lt;/td&gt;&lt;/tr&gt;</text:p>
          </table:table-cell>
          <table:table-cell table:formula="of:=CONCATENATE([$HTML.$A$4];[.$C263];[$HTML.$B$4];[.$E263];[$HTML.$C$4];[.$P263];[$HTML.$D$4];[.$G263];[$HTML.$E$4];[.$I263];[$HTML.$F$4];[.$K263];[$HTML.$G$4];[.$O263];[$HTML.$H$4];[.$A263];[$HTML.$I$4];[.$B263];[$HTML.$J$4])" office:value-type="string" office:string-value="{&quot;id&quot;:&quot;3-34&quot;,&quot;name&quot;:&quot;菱川師宣&quot;,&quot;imageUrl&quot;:&quot;https://one-draw.jp/ijinden/cardlist/003/card/03_034.png&quot;,&quot;expansion&quot;:35,&quot;type&quot;:1,&quot;color&quot;:4,&quot;term&quot;:0,&quot;orderTable&quot;:262,&quot;orderDeck&quot;:161}," calcext:value-type="string">
            <text:p>{"id":"3-34","name":"菱川師宣","imageUrl":"https://one-draw.jp/ijinden/cardlist/003/card/03_034.png","expansion":35,"type":1,"color":4,"term":0,"orderTable":262,"orderDeck":161},</text:p>
          </table:table-cell>
          <table:table-cell table:number-columns-repeated="1634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F26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C264];[$HTML.$B$1];[.$C264];[$HTML.$C$1];[.$P264];[$HTML.$D$1];[.$E264];[$HTML.$E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4];[$HTML.$B$2];[.$C264];[$HTML.$C$2];[.$P264];[$HTML.$D$2];[.$E264];[$HTML.$E$2])" office:value-type="string" office:string-value="&lt;div class=&quot;container-card&quot; id=&quot;side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4];[$HTML.$B$3];[.G264];[$HTML.$C$3];[.I264];[$HTML.$D$3];[.K264];[$HTML.$E$3];[.O264];[$HTML.$F$3];[.C264];[$HTML.$G$3];[.E264];[$HTML.$H$3];[.C264];[$HTML.$I$3];[.C264];[$HTML.$J$3])" office:value-type="string" office:string-value="&lt;tr data-id=&quot;3-35&quot; data-expansion=&quot;35&quot; data-type=&quot;1&quot; data-color=&quot;8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8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readonly /&gt;&lt;button type="button" class="btn btn-outline-secondary btn-push"&gt;+&lt;/button&gt;&lt;/div&gt;&lt;/td&gt;&lt;/tr&gt;</text:p>
          </table:table-cell>
          <table:table-cell table:formula="of:=CONCATENATE([$HTML.$A$4];[.$C264];[$HTML.$B$4];[.$E264];[$HTML.$C$4];[.$P264];[$HTML.$D$4];[.$G264];[$HTML.$E$4];[.$I264];[$HTML.$F$4];[.$K264];[$HTML.$G$4];[.$O264];[$HTML.$H$4];[.$A264];[$HTML.$I$4];[.$B264];[$HTML.$J$4])" office:value-type="string" office:string-value="{&quot;id&quot;:&quot;3-35&quot;,&quot;name&quot;:&quot;徳川吉宗&quot;,&quot;imageUrl&quot;:&quot;https://one-draw.jp/ijinden/cardlist/003/card/03_035.png&quot;,&quot;expansion&quot;:35,&quot;type&quot;:1,&quot;color&quot;:8,&quot;term&quot;:0,&quot;orderTable&quot;:263,&quot;orderDeck&quot;:146}," calcext:value-type="string">
            <text:p>{"id":"3-35","name":"徳川吉宗","imageUrl":"https://one-draw.jp/ijinden/cardlist/003/card/03_035.png","expansion":35,"type":1,"color":8,"term":0,"orderTable":263,"orderDeck":146},</text:p>
          </table:table-cell>
          <table:table-cell table:number-columns-repeated="1634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F26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C265];[$HTML.$B$1];[.$C265];[$HTML.$C$1];[.$P265];[$HTML.$D$1];[.$E265];[$HTML.$E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5];[$HTML.$B$2];[.$C265];[$HTML.$C$2];[.$P265];[$HTML.$D$2];[.$E265];[$HTML.$E$2])" office:value-type="string" office:string-value="&lt;div class=&quot;container-card&quot; id=&quot;side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5];[$HTML.$B$3];[.G265];[$HTML.$C$3];[.I265];[$HTML.$D$3];[.K265];[$HTML.$E$3];[.O265];[$HTML.$F$3];[.C265];[$HTML.$G$3];[.E265];[$HTML.$H$3];[.C265];[$HTML.$I$3];[.C265];[$HTML.$J$3])" office:value-type="string" office:string-value="&lt;tr data-id=&quot;3-36&quot; data-expansion=&quot;35&quot; data-type=&quot;1&quot; data-color=&quot;8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8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readonly /&gt;&lt;button type="button" class="btn btn-outline-secondary btn-push"&gt;+&lt;/button&gt;&lt;/div&gt;&lt;/td&gt;&lt;/tr&gt;</text:p>
          </table:table-cell>
          <table:table-cell table:formula="of:=CONCATENATE([$HTML.$A$4];[.$C265];[$HTML.$B$4];[.$E265];[$HTML.$C$4];[.$P265];[$HTML.$D$4];[.$G265];[$HTML.$E$4];[.$I265];[$HTML.$F$4];[.$K265];[$HTML.$G$4];[.$O265];[$HTML.$H$4];[.$A265];[$HTML.$I$4];[.$B265];[$HTML.$J$4])" office:value-type="string" office:string-value="{&quot;id&quot;:&quot;3-36&quot;,&quot;name&quot;:&quot;雪舟&quot;,&quot;imageUrl&quot;:&quot;https://one-draw.jp/ijinden/cardlist/003/card/03_036.png&quot;,&quot;expansion&quot;:35,&quot;type&quot;:1,&quot;color&quot;:8,&quot;term&quot;:0,&quot;orderTable&quot;:264,&quot;orderDeck&quot;:18}," calcext:value-type="string">
            <text:p>{"id":"3-36","name":"雪舟","imageUrl":"https://one-draw.jp/ijinden/cardlist/003/card/03_036.png","expansion":35,"type":1,"color":8,"term":0,"orderTable":264,"orderDeck":18},</text:p>
          </table:table-cell>
          <table:table-cell table:number-columns-repeated="1634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F26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C266];[$HTML.$B$1];[.$C266];[$HTML.$C$1];[.$P266];[$HTML.$D$1];[.$E266];[$HTML.$E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6];[$HTML.$B$2];[.$C266];[$HTML.$C$2];[.$P266];[$HTML.$D$2];[.$E266];[$HTML.$E$2])" office:value-type="string" office:string-value="&lt;div class=&quot;container-card&quot; id=&quot;side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6];[$HTML.$B$3];[.G266];[$HTML.$C$3];[.I266];[$HTML.$D$3];[.K266];[$HTML.$E$3];[.O266];[$HTML.$F$3];[.C266];[$HTML.$G$3];[.E266];[$HTML.$H$3];[.C266];[$HTML.$I$3];[.C266];[$HTML.$J$3])" office:value-type="string" office:string-value="&lt;tr data-id=&quot;3-37&quot; data-expansion=&quot;35&quot; data-type=&quot;1&quot; data-color=&quot;8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8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readonly /&gt;&lt;button type="button" class="btn btn-outline-secondary btn-push"&gt;+&lt;/button&gt;&lt;/div&gt;&lt;/td&gt;&lt;/tr&gt;</text:p>
          </table:table-cell>
          <table:table-cell table:formula="of:=CONCATENATE([$HTML.$A$4];[.$C266];[$HTML.$B$4];[.$E266];[$HTML.$C$4];[.$P266];[$HTML.$D$4];[.$G266];[$HTML.$E$4];[.$I266];[$HTML.$F$4];[.$K266];[$HTML.$G$4];[.$O266];[$HTML.$H$4];[.$A266];[$HTML.$I$4];[.$B266];[$HTML.$J$4])" office:value-type="string" office:string-value="{&quot;id&quot;:&quot;3-37&quot;,&quot;name&quot;:&quot;俵屋宗達&quot;,&quot;imageUrl&quot;:&quot;https://one-draw.jp/ijinden/cardlist/003/card/03_037.png&quot;,&quot;expansion&quot;:35,&quot;type&quot;:1,&quot;color&quot;:8,&quot;term&quot;:0,&quot;orderTable&quot;:265,&quot;orderDeck&quot;:164}," calcext:value-type="string">
            <text:p>{"id":"3-37","name":"俵屋宗達","imageUrl":"https://one-draw.jp/ijinden/cardlist/003/card/03_037.png","expansion":35,"type":1,"color":8,"term":0,"orderTable":265,"orderDeck":164},</text:p>
          </table:table-cell>
          <table:table-cell table:number-columns-repeated="1634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F26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7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C267];[$HTML.$B$1];[.$C267];[$HTML.$C$1];[.$P267];[$HTML.$D$1];[.$E267];[$HTML.$E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7];[$HTML.$B$2];[.$C267];[$HTML.$C$2];[.$P267];[$HTML.$D$2];[.$E267];[$HTML.$E$2])" office:value-type="string" office:string-value="&lt;div class=&quot;container-card&quot; id=&quot;side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7];[$HTML.$B$3];[.G267];[$HTML.$C$3];[.I267];[$HTML.$D$3];[.K267];[$HTML.$E$3];[.O267];[$HTML.$F$3];[.C267];[$HTML.$G$3];[.E267];[$HTML.$H$3];[.C267];[$HTML.$I$3];[.C267];[$HTML.$J$3])" office:value-type="string" office:string-value="&lt;tr data-id=&quot;3-38&quot; data-expansion=&quot;35&quot; data-type=&quot;1&quot; data-color=&quot;8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8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readonly /&gt;&lt;button type="button" class="btn btn-outline-secondary btn-push"&gt;+&lt;/button&gt;&lt;/div&gt;&lt;/td&gt;&lt;/tr&gt;</text:p>
          </table:table-cell>
          <table:table-cell table:formula="of:=CONCATENATE([$HTML.$A$4];[.$C267];[$HTML.$B$4];[.$E267];[$HTML.$C$4];[.$P267];[$HTML.$D$4];[.$G267];[$HTML.$E$4];[.$I267];[$HTML.$F$4];[.$K267];[$HTML.$G$4];[.$O267];[$HTML.$H$4];[.$A267];[$HTML.$I$4];[.$B267];[$HTML.$J$4])" office:value-type="string" office:string-value="{&quot;id&quot;:&quot;3-38&quot;,&quot;name&quot;:&quot;司馬炎&quot;,&quot;imageUrl&quot;:&quot;https://one-draw.jp/ijinden/cardlist/003/card/03_038.png&quot;,&quot;expansion&quot;:35,&quot;type&quot;:1,&quot;color&quot;:8,&quot;term&quot;:0,&quot;orderTable&quot;:266,&quot;orderDeck&quot;:193}," calcext:value-type="string">
            <text:p>{"id":"3-38","name":"司馬炎","imageUrl":"https://one-draw.jp/ijinden/cardlist/003/card/03_038.png","expansion":35,"type":1,"color":8,"term":0,"orderTable":266,"orderDeck":193},</text:p>
          </table:table-cell>
          <table:table-cell table:number-columns-repeated="1634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F26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8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C268];[$HTML.$B$1];[.$C268];[$HTML.$C$1];[.$P268];[$HTML.$D$1];[.$E268];[$HTML.$E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8];[$HTML.$B$2];[.$C268];[$HTML.$C$2];[.$P268];[$HTML.$D$2];[.$E268];[$HTML.$E$2])" office:value-type="string" office:string-value="&lt;div class=&quot;container-card&quot; id=&quot;side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8];[$HTML.$B$3];[.G268];[$HTML.$C$3];[.I268];[$HTML.$D$3];[.K268];[$HTML.$E$3];[.O268];[$HTML.$F$3];[.C268];[$HTML.$G$3];[.E268];[$HTML.$H$3];[.C268];[$HTML.$I$3];[.C268];[$HTML.$J$3])" office:value-type="string" office:string-value="&lt;tr data-id=&quot;3-39&quot; data-expansion=&quot;35&quot; data-type=&quot;1&quot; data-color=&quot;8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8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readonly /&gt;&lt;button type="button" class="btn btn-outline-secondary btn-push"&gt;+&lt;/button&gt;&lt;/div&gt;&lt;/td&gt;&lt;/tr&gt;</text:p>
          </table:table-cell>
          <table:table-cell table:formula="of:=CONCATENATE([$HTML.$A$4];[.$C268];[$HTML.$B$4];[.$E268];[$HTML.$C$4];[.$P268];[$HTML.$D$4];[.$G268];[$HTML.$E$4];[.$I268];[$HTML.$F$4];[.$K268];[$HTML.$G$4];[.$O268];[$HTML.$H$4];[.$A268];[$HTML.$I$4];[.$B268];[$HTML.$J$4])" office:value-type="string" office:string-value="{&quot;id&quot;:&quot;3-39&quot;,&quot;name&quot;:&quot;井伊直弼&quot;,&quot;imageUrl&quot;:&quot;https://one-draw.jp/ijinden/cardlist/003/card/03_039.png&quot;,&quot;expansion&quot;:35,&quot;type&quot;:1,&quot;color&quot;:8,&quot;term&quot;:0,&quot;orderTable&quot;:267,&quot;orderDeck&quot;:187}," calcext:value-type="string">
            <text:p>{"id":"3-39","name":"井伊直弼","imageUrl":"https://one-draw.jp/ijinden/cardlist/003/card/03_039.png","expansion":35,"type":1,"color":8,"term":0,"orderTable":267,"orderDeck":187},</text:p>
          </table:table-cell>
          <table:table-cell table:number-columns-repeated="1634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F26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6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6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6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C269];[$HTML.$B$1];[.$C269];[$HTML.$C$1];[.$P269];[$HTML.$D$1];[.$E269];[$HTML.$E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69];[$HTML.$B$2];[.$C269];[$HTML.$C$2];[.$P269];[$HTML.$D$2];[.$E269];[$HTML.$E$2])" office:value-type="string" office:string-value="&lt;div class=&quot;container-card&quot; id=&quot;side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69];[$HTML.$B$3];[.G269];[$HTML.$C$3];[.I269];[$HTML.$D$3];[.K269];[$HTML.$E$3];[.O269];[$HTML.$F$3];[.C269];[$HTML.$G$3];[.E269];[$HTML.$H$3];[.C269];[$HTML.$I$3];[.C269];[$HTML.$J$3])" office:value-type="string" office:string-value="&lt;tr data-id=&quot;3-40&quot; data-expansion=&quot;35&quot; data-type=&quot;1&quot; data-color=&quot;8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8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readonly /&gt;&lt;button type="button" class="btn btn-outline-secondary btn-push"&gt;+&lt;/button&gt;&lt;/div&gt;&lt;/td&gt;&lt;/tr&gt;</text:p>
          </table:table-cell>
          <table:table-cell table:formula="of:=CONCATENATE([$HTML.$A$4];[.$C269];[$HTML.$B$4];[.$E269];[$HTML.$C$4];[.$P269];[$HTML.$D$4];[.$G269];[$HTML.$E$4];[.$I269];[$HTML.$F$4];[.$K269];[$HTML.$G$4];[.$O269];[$HTML.$H$4];[.$A269];[$HTML.$I$4];[.$B269];[$HTML.$J$4])" office:value-type="string" office:string-value="{&quot;id&quot;:&quot;3-40&quot;,&quot;name&quot;:&quot;徳川家茂&quot;,&quot;imageUrl&quot;:&quot;https://one-draw.jp/ijinden/cardlist/003/card/03_040.png&quot;,&quot;expansion&quot;:35,&quot;type&quot;:1,&quot;color&quot;:8,&quot;term&quot;:0,&quot;orderTable&quot;:268,&quot;orderDeck&quot;:82}," calcext:value-type="string">
            <text:p>{"id":"3-40","name":"徳川家茂","imageUrl":"https://one-draw.jp/ijinden/cardlist/003/card/03_040.png","expansion":35,"type":1,"color":8,"term":0,"orderTable":268,"orderDeck":82},</text:p>
          </table:table-cell>
          <table:table-cell table:number-columns-repeated="1634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F27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70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C270];[$HTML.$B$1];[.$C270];[$HTML.$C$1];[.$P270];[$HTML.$D$1];[.$E270];[$HTML.$E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0];[$HTML.$B$2];[.$C270];[$HTML.$C$2];[.$P270];[$HTML.$D$2];[.$E270];[$HTML.$E$2])" office:value-type="string" office:string-value="&lt;div class=&quot;container-card&quot; id=&quot;side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0];[$HTML.$B$3];[.G270];[$HTML.$C$3];[.I270];[$HTML.$D$3];[.K270];[$HTML.$E$3];[.O270];[$HTML.$F$3];[.C270];[$HTML.$G$3];[.E270];[$HTML.$H$3];[.C270];[$HTML.$I$3];[.C270];[$HTML.$J$3])" office:value-type="string" office:string-value="&lt;tr data-id=&quot;3-41&quot; data-expansion=&quot;35&quot; data-type=&quot;1&quot; data-color=&quot;8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8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readonly /&gt;&lt;button type="button" class="btn btn-outline-secondary btn-push"&gt;+&lt;/button&gt;&lt;/div&gt;&lt;/td&gt;&lt;/tr&gt;</text:p>
          </table:table-cell>
          <table:table-cell table:formula="of:=CONCATENATE([$HTML.$A$4];[.$C270];[$HTML.$B$4];[.$E270];[$HTML.$C$4];[.$P270];[$HTML.$D$4];[.$G270];[$HTML.$E$4];[.$I270];[$HTML.$F$4];[.$K270];[$HTML.$G$4];[.$O270];[$HTML.$H$4];[.$A270];[$HTML.$I$4];[.$B270];[$HTML.$J$4])" office:value-type="string" office:string-value="{&quot;id&quot;:&quot;3-41&quot;,&quot;name&quot;:&quot;松平定信&quot;,&quot;imageUrl&quot;:&quot;https://one-draw.jp/ijinden/cardlist/003/card/03_041.png&quot;,&quot;expansion&quot;:35,&quot;type&quot;:1,&quot;color&quot;:8,&quot;term&quot;:0,&quot;orderTable&quot;:269,&quot;orderDeck&quot;:177}," calcext:value-type="string">
            <text:p>{"id":"3-41","name":"松平定信","imageUrl":"https://one-draw.jp/ijinden/cardlist/003/card/03_041.png","expansion":35,"type":1,"color":8,"term":0,"orderTable":269,"orderDeck":177},</text:p>
          </table:table-cell>
          <table:table-cell table:number-columns-repeated="1634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F27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J27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N271];[$能力語番号.$A$1:$能力語番号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C271];[$HTML.$B$1];[.$C271];[$HTML.$C$1];[.$P271];[$HTML.$D$1];[.$E271];[$HTML.$E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1];[$HTML.$B$2];[.$C271];[$HTML.$C$2];[.$P271];[$HTML.$D$2];[.$E271];[$HTML.$E$2])" office:value-type="string" office:string-value="&lt;div class=&quot;container-card&quot; id=&quot;side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1];[$HTML.$B$3];[.G271];[$HTML.$C$3];[.I271];[$HTML.$D$3];[.K271];[$HTML.$E$3];[.O271];[$HTML.$F$3];[.C271];[$HTML.$G$3];[.E271];[$HTML.$H$3];[.C271];[$HTML.$I$3];[.C271];[$HTML.$J$3])" office:value-type="string" office:string-value="&lt;tr data-id=&quot;3-42&quot; data-expansion=&quot;35&quot; data-type=&quot;1&quot; data-color=&quot;8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8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readonly /&gt;&lt;button type="button" class="btn btn-outline-secondary btn-push"&gt;+&lt;/button&gt;&lt;/div&gt;&lt;/td&gt;&lt;/tr&gt;</text:p>
          </table:table-cell>
          <table:table-cell table:formula="of:=CONCATENATE([$HTML.$A$4];[.$C271];[$HTML.$B$4];[.$E271];[$HTML.$C$4];[.$P271];[$HTML.$D$4];[.$G271];[$HTML.$E$4];[.$I271];[$HTML.$F$4];[.$K271];[$HTML.$G$4];[.$O271];[$HTML.$H$4];[.$A271];[$HTML.$I$4];[.$B271];[$HTML.$J$4])" office:value-type="string" office:string-value="{&quot;id&quot;:&quot;3-42&quot;,&quot;name&quot;:&quot;ルイス・キャロル&quot;,&quot;imageUrl&quot;:&quot;https://one-draw.jp/ijinden/cardlist/003/card/03_042.png&quot;,&quot;expansion&quot;:35,&quot;type&quot;:1,&quot;color&quot;:8,&quot;term&quot;:2,&quot;orderTable&quot;:270,&quot;orderDeck&quot;:48}," calcext:value-type="string">
            <text:p>{"id":"3-42","name":"ルイス・キャロル","imageUrl":"https://one-draw.jp/ijinden/cardlist/003/card/03_042.png","expansion":35,"type":1,"color":8,"term":2,"orderTable":270,"orderDeck":48},</text:p>
          </table:table-cell>
          <table:table-cell table:number-columns-repeated="1634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F27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C272];[$HTML.$B$1];[.$C272];[$HTML.$C$1];[.$P272];[$HTML.$D$1];[.$E272];[$HTML.$E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2];[$HTML.$B$2];[.$C272];[$HTML.$C$2];[.$P272];[$HTML.$D$2];[.$E272];[$HTML.$E$2])" office:value-type="string" office:string-value="&lt;div class=&quot;container-card&quot; id=&quot;side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2];[$HTML.$B$3];[.G272];[$HTML.$C$3];[.I272];[$HTML.$D$3];[.K272];[$HTML.$E$3];[.O272];[$HTML.$F$3];[.C272];[$HTML.$G$3];[.E272];[$HTML.$H$3];[.C272];[$HTML.$I$3];[.C272];[$HTML.$J$3])" office:value-type="string" office:string-value="&lt;tr data-id=&quot;3-43&quot; data-expansion=&quot;35&quot; data-type=&quot;1&quot; data-color=&quot;16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16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readonly /&gt;&lt;button type="button" class="btn btn-outline-secondary btn-push"&gt;+&lt;/button&gt;&lt;/div&gt;&lt;/td&gt;&lt;/tr&gt;</text:p>
          </table:table-cell>
          <table:table-cell table:formula="of:=CONCATENATE([$HTML.$A$4];[.$C272];[$HTML.$B$4];[.$E272];[$HTML.$C$4];[.$P272];[$HTML.$D$4];[.$G272];[$HTML.$E$4];[.$I272];[$HTML.$F$4];[.$K272];[$HTML.$G$4];[.$O272];[$HTML.$H$4];[.$A272];[$HTML.$I$4];[.$B272];[$HTML.$J$4])" office:value-type="string" office:string-value="{&quot;id&quot;:&quot;3-43&quot;,&quot;name&quot;:&quot;芹沢鴨&quot;,&quot;imageUrl&quot;:&quot;https://one-draw.jp/ijinden/cardlist/003/card/03_043.png&quot;,&quot;expansion&quot;:35,&quot;type&quot;:1,&quot;color&quot;:16,&quot;term&quot;:0,&quot;orderTable&quot;:271,&quot;orderDeck&quot;:20}," calcext:value-type="string">
            <text:p>{"id":"3-43","name":"芹沢鴨","imageUrl":"https://one-draw.jp/ijinden/cardlist/003/card/03_043.png","expansion":35,"type":1,"color":16,"term":0,"orderTable":271,"orderDeck":20},</text:p>
          </table:table-cell>
          <table:table-cell table:number-columns-repeated="1634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F27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C273];[$HTML.$B$1];[.$C273];[$HTML.$C$1];[.$P273];[$HTML.$D$1];[.$E273];[$HTML.$E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3];[$HTML.$B$2];[.$C273];[$HTML.$C$2];[.$P273];[$HTML.$D$2];[.$E273];[$HTML.$E$2])" office:value-type="string" office:string-value="&lt;div class=&quot;container-card&quot; id=&quot;side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3];[$HTML.$B$3];[.G273];[$HTML.$C$3];[.I273];[$HTML.$D$3];[.K273];[$HTML.$E$3];[.O273];[$HTML.$F$3];[.C273];[$HTML.$G$3];[.E273];[$HTML.$H$3];[.C273];[$HTML.$I$3];[.C273];[$HTML.$J$3])" office:value-type="string" office:string-value="&lt;tr data-id=&quot;3-44&quot; data-expansion=&quot;35&quot; data-type=&quot;1&quot; data-color=&quot;16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16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readonly /&gt;&lt;button type="button" class="btn btn-outline-secondary btn-push"&gt;+&lt;/button&gt;&lt;/div&gt;&lt;/td&gt;&lt;/tr&gt;</text:p>
          </table:table-cell>
          <table:table-cell table:formula="of:=CONCATENATE([$HTML.$A$4];[.$C273];[$HTML.$B$4];[.$E273];[$HTML.$C$4];[.$P273];[$HTML.$D$4];[.$G273];[$HTML.$E$4];[.$I273];[$HTML.$F$4];[.$K273];[$HTML.$G$4];[.$O273];[$HTML.$H$4];[.$A273];[$HTML.$I$4];[.$B273];[$HTML.$J$4])" office:value-type="string" office:string-value="{&quot;id&quot;:&quot;3-44&quot;,&quot;name&quot;:&quot;本居宣長&quot;,&quot;imageUrl&quot;:&quot;https://one-draw.jp/ijinden/cardlist/003/card/03_044.png&quot;,&quot;expansion&quot;:35,&quot;type&quot;:1,&quot;color&quot;:16,&quot;term&quot;:0,&quot;orderTable&quot;:272,&quot;orderDeck&quot;:116}," calcext:value-type="string">
            <text:p>{"id":"3-44","name":"本居宣長","imageUrl":"https://one-draw.jp/ijinden/cardlist/003/card/03_044.png","expansion":35,"type":1,"color":16,"term":0,"orderTable":272,"orderDeck":116},</text:p>
          </table:table-cell>
          <table:table-cell table:number-columns-repeated="1634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F27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C274];[$HTML.$B$1];[.$C274];[$HTML.$C$1];[.$P274];[$HTML.$D$1];[.$E274];[$HTML.$E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4];[$HTML.$B$2];[.$C274];[$HTML.$C$2];[.$P274];[$HTML.$D$2];[.$E274];[$HTML.$E$2])" office:value-type="string" office:string-value="&lt;div class=&quot;container-card&quot; id=&quot;side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4];[$HTML.$B$3];[.G274];[$HTML.$C$3];[.I274];[$HTML.$D$3];[.K274];[$HTML.$E$3];[.O274];[$HTML.$F$3];[.C274];[$HTML.$G$3];[.E274];[$HTML.$H$3];[.C274];[$HTML.$I$3];[.C274];[$HTML.$J$3])" office:value-type="string" office:string-value="&lt;tr data-id=&quot;3-45&quot; data-expansion=&quot;35&quot; data-type=&quot;1&quot; data-color=&quot;16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16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readonly /&gt;&lt;button type="button" class="btn btn-outline-secondary btn-push"&gt;+&lt;/button&gt;&lt;/div&gt;&lt;/td&gt;&lt;/tr&gt;</text:p>
          </table:table-cell>
          <table:table-cell table:formula="of:=CONCATENATE([$HTML.$A$4];[.$C274];[$HTML.$B$4];[.$E274];[$HTML.$C$4];[.$P274];[$HTML.$D$4];[.$G274];[$HTML.$E$4];[.$I274];[$HTML.$F$4];[.$K274];[$HTML.$G$4];[.$O274];[$HTML.$H$4];[.$A274];[$HTML.$I$4];[.$B274];[$HTML.$J$4])" office:value-type="string" office:string-value="{&quot;id&quot;:&quot;3-45&quot;,&quot;name&quot;:&quot;坂本龍馬&quot;,&quot;imageUrl&quot;:&quot;https://one-draw.jp/ijinden/cardlist/003/card/03_045.png&quot;,&quot;expansion&quot;:35,&quot;type&quot;:1,&quot;color&quot;:16,&quot;term&quot;:0,&quot;orderTable&quot;:273,&quot;orderDeck&quot;:85}," calcext:value-type="string">
            <text:p>{"id":"3-45","name":"坂本龍馬","imageUrl":"https://one-draw.jp/ijinden/cardlist/003/card/03_045.png","expansion":35,"type":1,"color":16,"term":0,"orderTable":273,"orderDeck":85},</text:p>
          </table:table-cell>
          <table:table-cell table:number-columns-repeated="1634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F27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C275];[$HTML.$B$1];[.$C275];[$HTML.$C$1];[.$P275];[$HTML.$D$1];[.$E275];[$HTML.$E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5];[$HTML.$B$2];[.$C275];[$HTML.$C$2];[.$P275];[$HTML.$D$2];[.$E275];[$HTML.$E$2])" office:value-type="string" office:string-value="&lt;div class=&quot;container-card&quot; id=&quot;side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5];[$HTML.$B$3];[.G275];[$HTML.$C$3];[.I275];[$HTML.$D$3];[.K275];[$HTML.$E$3];[.O275];[$HTML.$F$3];[.C275];[$HTML.$G$3];[.E275];[$HTML.$H$3];[.C275];[$HTML.$I$3];[.C275];[$HTML.$J$3])" office:value-type="string" office:string-value="&lt;tr data-id=&quot;3-46&quot; data-expansion=&quot;35&quot; data-type=&quot;1&quot; data-color=&quot;16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16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readonly /&gt;&lt;button type="button" class="btn btn-outline-secondary btn-push"&gt;+&lt;/button&gt;&lt;/div&gt;&lt;/td&gt;&lt;/tr&gt;</text:p>
          </table:table-cell>
          <table:table-cell table:formula="of:=CONCATENATE([$HTML.$A$4];[.$C275];[$HTML.$B$4];[.$E275];[$HTML.$C$4];[.$P275];[$HTML.$D$4];[.$G275];[$HTML.$E$4];[.$I275];[$HTML.$F$4];[.$K275];[$HTML.$G$4];[.$O275];[$HTML.$H$4];[.$A275];[$HTML.$I$4];[.$B275];[$HTML.$J$4])" office:value-type="string" office:string-value="{&quot;id&quot;:&quot;3-46&quot;,&quot;name&quot;:&quot;近藤勇&quot;,&quot;imageUrl&quot;:&quot;https://one-draw.jp/ijinden/cardlist/003/card/03_046.png&quot;,&quot;expansion&quot;:35,&quot;type&quot;:1,&quot;color&quot;:16,&quot;term&quot;:0,&quot;orderTable&quot;:274,&quot;orderDeck&quot;:178}," calcext:value-type="string">
            <text:p>{"id":"3-46","name":"近藤勇","imageUrl":"https://one-draw.jp/ijinden/cardlist/003/card/03_046.png","expansion":35,"type":1,"color":16,"term":0,"orderTable":274,"orderDeck":178},</text:p>
          </table:table-cell>
          <table:table-cell table:number-columns-repeated="1634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F27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C276];[$HTML.$B$1];[.$C276];[$HTML.$C$1];[.$P276];[$HTML.$D$1];[.$E276];[$HTML.$E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6];[$HTML.$B$2];[.$C276];[$HTML.$C$2];[.$P276];[$HTML.$D$2];[.$E276];[$HTML.$E$2])" office:value-type="string" office:string-value="&lt;div class=&quot;container-card&quot; id=&quot;side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6];[$HTML.$B$3];[.G276];[$HTML.$C$3];[.I276];[$HTML.$D$3];[.K276];[$HTML.$E$3];[.O276];[$HTML.$F$3];[.C276];[$HTML.$G$3];[.E276];[$HTML.$H$3];[.C276];[$HTML.$I$3];[.C276];[$HTML.$J$3])" office:value-type="string" office:string-value="&lt;tr data-id=&quot;3-47&quot; data-expansion=&quot;35&quot; data-type=&quot;1&quot; data-color=&quot;16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16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readonly /&gt;&lt;button type="button" class="btn btn-outline-secondary btn-push"&gt;+&lt;/button&gt;&lt;/div&gt;&lt;/td&gt;&lt;/tr&gt;</text:p>
          </table:table-cell>
          <table:table-cell table:formula="of:=CONCATENATE([$HTML.$A$4];[.$C276];[$HTML.$B$4];[.$E276];[$HTML.$C$4];[.$P276];[$HTML.$D$4];[.$G276];[$HTML.$E$4];[.$I276];[$HTML.$F$4];[.$K276];[$HTML.$G$4];[.$O276];[$HTML.$H$4];[.$A276];[$HTML.$I$4];[.$B276];[$HTML.$J$4])" office:value-type="string" office:string-value="{&quot;id&quot;:&quot;3-47&quot;,&quot;name&quot;:&quot;徳川慶喜&quot;,&quot;imageUrl&quot;:&quot;https://one-draw.jp/ijinden/cardlist/003/card/03_047.png&quot;,&quot;expansion&quot;:35,&quot;type&quot;:1,&quot;color&quot;:16,&quot;term&quot;:0,&quot;orderTable&quot;:275,&quot;orderDeck&quot;:21}," calcext:value-type="string">
            <text:p>{"id":"3-47","name":"徳川慶喜","imageUrl":"https://one-draw.jp/ijinden/cardlist/003/card/03_047.png","expansion":35,"type":1,"color":16,"term":0,"orderTable":275,"orderDeck":21},</text:p>
          </table:table-cell>
          <table:table-cell table:number-columns-repeated="1634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F27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277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C277];[$HTML.$B$1];[.$C277];[$HTML.$C$1];[.$P277];[$HTML.$D$1];[.$E277];[$HTML.$E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7];[$HTML.$B$2];[.$C277];[$HTML.$C$2];[.$P277];[$HTML.$D$2];[.$E277];[$HTML.$E$2])" office:value-type="string" office:string-value="&lt;div class=&quot;container-card&quot; id=&quot;side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7];[$HTML.$B$3];[.G277];[$HTML.$C$3];[.I277];[$HTML.$D$3];[.K277];[$HTML.$E$3];[.O277];[$HTML.$F$3];[.C277];[$HTML.$G$3];[.E277];[$HTML.$H$3];[.C277];[$HTML.$I$3];[.C277];[$HTML.$J$3])" office:value-type="string" office:string-value="&lt;tr data-id=&quot;3-48&quot; data-expansion=&quot;35&quot; data-type=&quot;1&quot; data-color=&quot;16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16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readonly /&gt;&lt;button type="button" class="btn btn-outline-secondary btn-push"&gt;+&lt;/button&gt;&lt;/div&gt;&lt;/td&gt;&lt;/tr&gt;</text:p>
          </table:table-cell>
          <table:table-cell table:formula="of:=CONCATENATE([$HTML.$A$4];[.$C277];[$HTML.$B$4];[.$E277];[$HTML.$C$4];[.$P277];[$HTML.$D$4];[.$G277];[$HTML.$E$4];[.$I277];[$HTML.$F$4];[.$K277];[$HTML.$G$4];[.$O277];[$HTML.$H$4];[.$A277];[$HTML.$I$4];[.$B277];[$HTML.$J$4])" office:value-type="string" office:string-value="{&quot;id&quot;:&quot;3-48&quot;,&quot;name&quot;:&quot;マシュー・カルブレイス・ペリー&quot;,&quot;imageUrl&quot;:&quot;https://one-draw.jp/ijinden/cardlist/003/card/03_048.png&quot;,&quot;expansion&quot;:35,&quot;type&quot;:1,&quot;color&quot;:16,&quot;term&quot;:1,&quot;orderTable&quot;:276,&quot;orderDeck&quot;:117}," calcext:value-type="string">
            <text:p>{"id":"3-48","name":"マシュー・カルブレイス・ペリー","imageUrl":"https://one-draw.jp/ijinden/cardlist/003/card/03_048.png","expansion":35,"type":1,"color":16,"term":1,"orderTable":276,"orderDeck":117},</text:p>
          </table:table-cell>
          <table:table-cell table:number-columns-repeated="1634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F27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N278];[$能力語番号.$A$1:$能力語番号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C278];[$HTML.$B$1];[.$C278];[$HTML.$C$1];[.$P278];[$HTML.$D$1];[.$E278];[$HTML.$E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8];[$HTML.$B$2];[.$C278];[$HTML.$C$2];[.$P278];[$HTML.$D$2];[.$E278];[$HTML.$E$2])" office:value-type="string" office:string-value="&lt;div class=&quot;container-card&quot; id=&quot;side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8];[$HTML.$B$3];[.G278];[$HTML.$C$3];[.I278];[$HTML.$D$3];[.K278];[$HTML.$E$3];[.O278];[$HTML.$F$3];[.C278];[$HTML.$G$3];[.E278];[$HTML.$H$3];[.C278];[$HTML.$I$3];[.C278];[$HTML.$J$3])" office:value-type="string" office:string-value="&lt;tr data-id=&quot;3-49&quot; data-expansion=&quot;35&quot; data-type=&quot;1&quot; data-color=&quot;16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16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readonly /&gt;&lt;button type="button" class="btn btn-outline-secondary btn-push"&gt;+&lt;/button&gt;&lt;/div&gt;&lt;/td&gt;&lt;/tr&gt;</text:p>
          </table:table-cell>
          <table:table-cell table:formula="of:=CONCATENATE([$HTML.$A$4];[.$C278];[$HTML.$B$4];[.$E278];[$HTML.$C$4];[.$P278];[$HTML.$D$4];[.$G278];[$HTML.$E$4];[.$I278];[$HTML.$F$4];[.$K278];[$HTML.$G$4];[.$O278];[$HTML.$H$4];[.$A278];[$HTML.$I$4];[.$B278];[$HTML.$J$4])" office:value-type="string" office:string-value="{&quot;id&quot;:&quot;3-49&quot;,&quot;name&quot;:&quot;タウンゼント・ハリス&quot;,&quot;imageUrl&quot;:&quot;https://one-draw.jp/ijinden/cardlist/003/card/03_049.png&quot;,&quot;expansion&quot;:35,&quot;type&quot;:1,&quot;color&quot;:16,&quot;term&quot;:1,&quot;orderTable&quot;:277,&quot;orderDeck&quot;:188}," calcext:value-type="string">
            <text:p>{"id":"3-49","name":"タウンゼント・ハリス","imageUrl":"https://one-draw.jp/ijinden/cardlist/003/card/03_049.png","expansion":35,"type":1,"color":16,"term":1,"orderTable":277,"orderDeck":188},</text:p>
          </table:table-cell>
          <table:table-cell table:number-columns-repeated="1634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F27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H27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J27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7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C279];[$HTML.$B$1];[.$C279];[$HTML.$C$1];[.$P279];[$HTML.$D$1];[.$E279];[$HTML.$E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79];[$HTML.$B$2];[.$C279];[$HTML.$C$2];[.$P279];[$HTML.$D$2];[.$E279];[$HTML.$E$2])" office:value-type="string" office:string-value="&lt;div class=&quot;container-card&quot; id=&quot;side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79];[$HTML.$B$3];[.G279];[$HTML.$C$3];[.I279];[$HTML.$D$3];[.K279];[$HTML.$E$3];[.O279];[$HTML.$F$3];[.C279];[$HTML.$G$3];[.E279];[$HTML.$H$3];[.C279];[$HTML.$I$3];[.C279];[$HTML.$J$3])" office:value-type="string" office:string-value="&lt;tr data-id=&quot;3-50&quot; data-expansion=&quot;35&quot; data-type=&quot;1&quot; data-color=&quot;16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16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readonly /&gt;&lt;button type="button" class="btn btn-outline-secondary btn-push"&gt;+&lt;/button&gt;&lt;/div&gt;&lt;/td&gt;&lt;/tr&gt;</text:p>
          </table:table-cell>
          <table:table-cell table:formula="of:=CONCATENATE([$HTML.$A$4];[.$C279];[$HTML.$B$4];[.$E279];[$HTML.$C$4];[.$P279];[$HTML.$D$4];[.$G279];[$HTML.$E$4];[.$I279];[$HTML.$F$4];[.$K279];[$HTML.$G$4];[.$O279];[$HTML.$H$4];[.$A279];[$HTML.$I$4];[.$B279];[$HTML.$J$4])" office:value-type="string" office:string-value="{&quot;id&quot;:&quot;3-50&quot;,&quot;name&quot;:&quot;勝海舟&quot;,&quot;imageUrl&quot;:&quot;https://one-draw.jp/ijinden/cardlist/003/card/03_050.png&quot;,&quot;expansion&quot;:35,&quot;type&quot;:1,&quot;color&quot;:16,&quot;term&quot;:0,&quot;orderTable&quot;:278,&quot;orderDeck&quot;:86}," calcext:value-type="string">
            <text:p>{"id":"3-50","name":"勝海舟","imageUrl":"https://one-draw.jp/ijinden/cardlist/003/card/03_050.png","expansion":35,"type":1,"color":16,"term":0,"orderTable":278,"orderDeck":86},</text:p>
          </table:table-cell>
          <table:table-cell table:number-columns-repeated="1634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F28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28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C280];[$HTML.$B$1];[.$C280];[$HTML.$C$1];[.$P280];[$HTML.$D$1];[.$E280];[$HTML.$E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0];[$HTML.$B$2];[.$C280];[$HTML.$C$2];[.$P280];[$HTML.$D$2];[.$E280];[$HTML.$E$2])" office:value-type="string" office:string-value="&lt;div class=&quot;container-card&quot; id=&quot;side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0];[$HTML.$B$3];[.G280];[$HTML.$C$3];[.I280];[$HTML.$D$3];[.K280];[$HTML.$E$3];[.O280];[$HTML.$F$3];[.C280];[$HTML.$G$3];[.E280];[$HTML.$H$3];[.C280];[$HTML.$I$3];[.C280];[$HTML.$J$3])" office:value-type="string" office:string-value="&lt;tr data-id=&quot;3-51&quot; data-expansion=&quot;35&quot; data-type=&quot;2&quot; data-color=&quot;1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1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readonly /&gt;&lt;button type="button" class="btn btn-outline-secondary btn-push"&gt;+&lt;/button&gt;&lt;/div&gt;&lt;/td&gt;&lt;/tr&gt;</text:p>
          </table:table-cell>
          <table:table-cell table:formula="of:=CONCATENATE([$HTML.$A$4];[.$C280];[$HTML.$B$4];[.$E280];[$HTML.$C$4];[.$P280];[$HTML.$D$4];[.$G280];[$HTML.$E$4];[.$I280];[$HTML.$F$4];[.$K280];[$HTML.$G$4];[.$O280];[$HTML.$H$4];[.$A280];[$HTML.$I$4];[.$B280];[$HTML.$J$4])" office:value-type="string" office:string-value="{&quot;id&quot;:&quot;3-51&quot;,&quot;name&quot;:&quot;炎上がる天守閣&quot;,&quot;imageUrl&quot;:&quot;https://one-draw.jp/ijinden/cardlist/003/card/03_051.png&quot;,&quot;expansion&quot;:35,&quot;type&quot;:2,&quot;color&quot;:1,&quot;term&quot;:0,&quot;orderTable&quot;:279,&quot;orderDeck&quot;:205}," calcext:value-type="string">
            <text:p>{"id":"3-51","name":"炎上がる天守閣","imageUrl":"https://one-draw.jp/ijinden/cardlist/003/card/03_051.png","expansion":35,"type":2,"color":1,"term":0,"orderTable":279,"orderDeck":205},</text:p>
          </table:table-cell>
          <table:table-cell table:number-columns-repeated="1634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F28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1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J28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C281];[$HTML.$B$1];[.$C281];[$HTML.$C$1];[.$P281];[$HTML.$D$1];[.$E281];[$HTML.$E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1];[$HTML.$B$2];[.$C281];[$HTML.$C$2];[.$P281];[$HTML.$D$2];[.$E281];[$HTML.$E$2])" office:value-type="string" office:string-value="&lt;div class=&quot;container-card&quot; id=&quot;side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1];[$HTML.$B$3];[.G281];[$HTML.$C$3];[.I281];[$HTML.$D$3];[.K281];[$HTML.$E$3];[.O281];[$HTML.$F$3];[.C281];[$HTML.$G$3];[.E281];[$HTML.$H$3];[.C281];[$HTML.$I$3];[.C281];[$HTML.$J$3])" office:value-type="string" office:string-value="&lt;tr data-id=&quot;3-52&quot; data-expansion=&quot;35&quot; data-type=&quot;2&quot; data-color=&quot;1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1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readonly /&gt;&lt;button type="button" class="btn btn-outline-secondary btn-push"&gt;+&lt;/button&gt;&lt;/div&gt;&lt;/td&gt;&lt;/tr&gt;</text:p>
          </table:table-cell>
          <table:table-cell table:formula="of:=CONCATENATE([$HTML.$A$4];[.$C281];[$HTML.$B$4];[.$E281];[$HTML.$C$4];[.$P281];[$HTML.$D$4];[.$G281];[$HTML.$E$4];[.$I281];[$HTML.$F$4];[.$K281];[$HTML.$G$4];[.$O281];[$HTML.$H$4];[.$A281];[$HTML.$I$4];[.$B281];[$HTML.$J$4])" office:value-type="string" office:string-value="{&quot;id&quot;:&quot;3-52&quot;,&quot;name&quot;:&quot;天下分け目の主戦場&quot;,&quot;imageUrl&quot;:&quot;https://one-draw.jp/ijinden/cardlist/003/card/03_052.png&quot;,&quot;expansion&quot;:35,&quot;type&quot;:2,&quot;color&quot;:1,&quot;term&quot;:0,&quot;orderTable&quot;:280,&quot;orderDeck&quot;:195}," calcext:value-type="string">
            <text:p>{"id":"3-52","name":"天下分け目の主戦場","imageUrl":"https://one-draw.jp/ijinden/cardlist/003/card/03_052.png","expansion":35,"type":2,"color":1,"term":0,"orderTable":280,"orderDeck":195},</text:p>
          </table:table-cell>
          <table:table-cell table:number-columns-repeated="1634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F28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28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C282];[$HTML.$B$1];[.$C282];[$HTML.$C$1];[.$P282];[$HTML.$D$1];[.$E282];[$HTML.$E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2];[$HTML.$B$2];[.$C282];[$HTML.$C$2];[.$P282];[$HTML.$D$2];[.$E282];[$HTML.$E$2])" office:value-type="string" office:string-value="&lt;div class=&quot;container-card&quot; id=&quot;side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2];[$HTML.$B$3];[.G282];[$HTML.$C$3];[.I282];[$HTML.$D$3];[.K282];[$HTML.$E$3];[.O282];[$HTML.$F$3];[.C282];[$HTML.$G$3];[.E282];[$HTML.$H$3];[.C282];[$HTML.$I$3];[.C282];[$HTML.$J$3])" office:value-type="string" office:string-value="&lt;tr data-id=&quot;3-53&quot; data-expansion=&quot;35&quot; data-type=&quot;2&quot; data-color=&quot;2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2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readonly /&gt;&lt;button type="button" class="btn btn-outline-secondary btn-push"&gt;+&lt;/button&gt;&lt;/div&gt;&lt;/td&gt;&lt;/tr&gt;</text:p>
          </table:table-cell>
          <table:table-cell table:formula="of:=CONCATENATE([$HTML.$A$4];[.$C282];[$HTML.$B$4];[.$E282];[$HTML.$C$4];[.$P282];[$HTML.$D$4];[.$G282];[$HTML.$E$4];[.$I282];[$HTML.$F$4];[.$K282];[$HTML.$G$4];[.$O282];[$HTML.$H$4];[.$A282];[$HTML.$I$4];[.$B282];[$HTML.$J$4])" office:value-type="string" office:string-value="{&quot;id&quot;:&quot;3-53&quot;,&quot;name&quot;:&quot;永遠の帝都&quot;,&quot;imageUrl&quot;:&quot;https://one-draw.jp/ijinden/cardlist/003/card/03_053.png&quot;,&quot;expansion&quot;:35,&quot;type&quot;:2,&quot;color&quot;:2,&quot;term&quot;:0,&quot;orderTable&quot;:281,&quot;orderDeck&quot;:215}," calcext:value-type="string">
            <text:p>{"id":"3-53","name":"永遠の帝都","imageUrl":"https://one-draw.jp/ijinden/cardlist/003/card/03_053.png","expansion":35,"type":2,"color":2,"term":0,"orderTable":281,"orderDeck":215},</text:p>
          </table:table-cell>
          <table:table-cell table:number-columns-repeated="1634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F28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J2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C283];[$HTML.$B$1];[.$C283];[$HTML.$C$1];[.$P283];[$HTML.$D$1];[.$E283];[$HTML.$E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3];[$HTML.$B$2];[.$C283];[$HTML.$C$2];[.$P283];[$HTML.$D$2];[.$E283];[$HTML.$E$2])" office:value-type="string" office:string-value="&lt;div class=&quot;container-card&quot; id=&quot;side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3];[$HTML.$B$3];[.G283];[$HTML.$C$3];[.I283];[$HTML.$D$3];[.K283];[$HTML.$E$3];[.O283];[$HTML.$F$3];[.C283];[$HTML.$G$3];[.E283];[$HTML.$H$3];[.C283];[$HTML.$I$3];[.C283];[$HTML.$J$3])" office:value-type="string" office:string-value="&lt;tr data-id=&quot;3-54&quot; data-expansion=&quot;35&quot; data-type=&quot;2&quot; data-color=&quot;2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2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readonly /&gt;&lt;button type="button" class="btn btn-outline-secondary btn-push"&gt;+&lt;/button&gt;&lt;/div&gt;&lt;/td&gt;&lt;/tr&gt;</text:p>
          </table:table-cell>
          <table:table-cell table:formula="of:=CONCATENATE([$HTML.$A$4];[.$C283];[$HTML.$B$4];[.$E283];[$HTML.$C$4];[.$P283];[$HTML.$D$4];[.$G283];[$HTML.$E$4];[.$I283];[$HTML.$F$4];[.$K283];[$HTML.$G$4];[.$O283];[$HTML.$H$4];[.$A283];[$HTML.$I$4];[.$B283];[$HTML.$J$4])" office:value-type="string" office:string-value="{&quot;id&quot;:&quot;3-54&quot;,&quot;name&quot;:&quot;暴風岬&quot;,&quot;imageUrl&quot;:&quot;https://one-draw.jp/ijinden/cardlist/003/card/03_054.png&quot;,&quot;expansion&quot;:35,&quot;type&quot;:2,&quot;color&quot;:2,&quot;term&quot;:0,&quot;orderTable&quot;:282,&quot;orderDeck&quot;:220}," calcext:value-type="string">
            <text:p>{"id":"3-54","name":"暴風岬","imageUrl":"https://one-draw.jp/ijinden/cardlist/003/card/03_054.png","expansion":35,"type":2,"color":2,"term":0,"orderTable":282,"orderDeck":220},</text:p>
          </table:table-cell>
          <table:table-cell table:number-columns-repeated="1634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F28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28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C284];[$HTML.$B$1];[.$C284];[$HTML.$C$1];[.$P284];[$HTML.$D$1];[.$E284];[$HTML.$E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4];[$HTML.$B$2];[.$C284];[$HTML.$C$2];[.$P284];[$HTML.$D$2];[.$E284];[$HTML.$E$2])" office:value-type="string" office:string-value="&lt;div class=&quot;container-card&quot; id=&quot;side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4];[$HTML.$B$3];[.G284];[$HTML.$C$3];[.I284];[$HTML.$D$3];[.K284];[$HTML.$E$3];[.O284];[$HTML.$F$3];[.C284];[$HTML.$G$3];[.E284];[$HTML.$H$3];[.C284];[$HTML.$I$3];[.C284];[$HTML.$J$3])" office:value-type="string" office:string-value="&lt;tr data-id=&quot;3-55&quot; data-expansion=&quot;35&quot; data-type=&quot;2&quot; data-color=&quot;4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4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readonly /&gt;&lt;button type="button" class="btn btn-outline-secondary btn-push"&gt;+&lt;/button&gt;&lt;/div&gt;&lt;/td&gt;&lt;/tr&gt;</text:p>
          </table:table-cell>
          <table:table-cell table:formula="of:=CONCATENATE([$HTML.$A$4];[.$C284];[$HTML.$B$4];[.$E284];[$HTML.$C$4];[.$P284];[$HTML.$D$4];[.$G284];[$HTML.$E$4];[.$I284];[$HTML.$F$4];[.$K284];[$HTML.$G$4];[.$O284];[$HTML.$H$4];[.$A284];[$HTML.$I$4];[.$B284];[$HTML.$J$4])" office:value-type="string" office:string-value="{&quot;id&quot;:&quot;3-55&quot;,&quot;name&quot;:&quot;商館並ぶ人工島&quot;,&quot;imageUrl&quot;:&quot;https://one-draw.jp/ijinden/cardlist/003/card/03_055.png&quot;,&quot;expansion&quot;:35,&quot;type&quot;:2,&quot;color&quot;:4,&quot;term&quot;:0,&quot;orderTable&quot;:283,&quot;orderDeck&quot;:208}," calcext:value-type="string">
            <text:p>{"id":"3-55","name":"商館並ぶ人工島","imageUrl":"https://one-draw.jp/ijinden/cardlist/003/card/03_055.png","expansion":35,"type":2,"color":4,"term":0,"orderTable":283,"orderDeck":208},</text:p>
          </table:table-cell>
          <table:table-cell table:number-columns-repeated="1634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F28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J28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C285];[$HTML.$B$1];[.$C285];[$HTML.$C$1];[.$P285];[$HTML.$D$1];[.$E285];[$HTML.$E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5];[$HTML.$B$2];[.$C285];[$HTML.$C$2];[.$P285];[$HTML.$D$2];[.$E285];[$HTML.$E$2])" office:value-type="string" office:string-value="&lt;div class=&quot;container-card&quot; id=&quot;side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5];[$HTML.$B$3];[.G285];[$HTML.$C$3];[.I285];[$HTML.$D$3];[.K285];[$HTML.$E$3];[.O285];[$HTML.$F$3];[.C285];[$HTML.$G$3];[.E285];[$HTML.$H$3];[.C285];[$HTML.$I$3];[.C285];[$HTML.$J$3])" office:value-type="string" office:string-value="&lt;tr data-id=&quot;3-56&quot; data-expansion=&quot;35&quot; data-type=&quot;2&quot; data-color=&quot;4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4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readonly /&gt;&lt;button type="button" class="btn btn-outline-secondary btn-push"&gt;+&lt;/button&gt;&lt;/div&gt;&lt;/td&gt;&lt;/tr&gt;</text:p>
          </table:table-cell>
          <table:table-cell table:formula="of:=CONCATENATE([$HTML.$A$4];[.$C285];[$HTML.$B$4];[.$E285];[$HTML.$C$4];[.$P285];[$HTML.$D$4];[.$G285];[$HTML.$E$4];[.$I285];[$HTML.$F$4];[.$K285];[$HTML.$G$4];[.$O285];[$HTML.$H$4];[.$A285];[$HTML.$I$4];[.$B285];[$HTML.$J$4])" office:value-type="string" office:string-value="{&quot;id&quot;:&quot;3-56&quot;,&quot;name&quot;:&quot;志士の藩校&quot;,&quot;imageUrl&quot;:&quot;https://one-draw.jp/ijinden/cardlist/003/card/03_056.png&quot;,&quot;expansion&quot;:35,&quot;type&quot;:2,&quot;color&quot;:4,&quot;term&quot;:0,&quot;orderTable&quot;:284,&quot;orderDeck&quot;:222}," calcext:value-type="string">
            <text:p>{"id":"3-56","name":"志士の藩校","imageUrl":"https://one-draw.jp/ijinden/cardlist/003/card/03_056.png","expansion":35,"type":2,"color":4,"term":0,"orderTable":284,"orderDeck":222},</text:p>
          </table:table-cell>
          <table:table-cell table:number-columns-repeated="1634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F28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28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C286];[$HTML.$B$1];[.$C286];[$HTML.$C$1];[.$P286];[$HTML.$D$1];[.$E286];[$HTML.$E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6];[$HTML.$B$2];[.$C286];[$HTML.$C$2];[.$P286];[$HTML.$D$2];[.$E286];[$HTML.$E$2])" office:value-type="string" office:string-value="&lt;div class=&quot;container-card&quot; id=&quot;side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6];[$HTML.$B$3];[.G286];[$HTML.$C$3];[.I286];[$HTML.$D$3];[.K286];[$HTML.$E$3];[.O286];[$HTML.$F$3];[.C286];[$HTML.$G$3];[.E286];[$HTML.$H$3];[.C286];[$HTML.$I$3];[.C286];[$HTML.$J$3])" office:value-type="string" office:string-value="&lt;tr data-id=&quot;3-57&quot; data-expansion=&quot;35&quot; data-type=&quot;2&quot; data-color=&quot;8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8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readonly /&gt;&lt;button type="button" class="btn btn-outline-secondary btn-push"&gt;+&lt;/button&gt;&lt;/div&gt;&lt;/td&gt;&lt;/tr&gt;</text:p>
          </table:table-cell>
          <table:table-cell table:formula="of:=CONCATENATE([$HTML.$A$4];[.$C286];[$HTML.$B$4];[.$E286];[$HTML.$C$4];[.$P286];[$HTML.$D$4];[.$G286];[$HTML.$E$4];[.$I286];[$HTML.$F$4];[.$K286];[$HTML.$G$4];[.$O286];[$HTML.$H$4];[.$A286];[$HTML.$I$4];[.$B286];[$HTML.$J$4])" office:value-type="string" office:string-value="{&quot;id&quot;:&quot;3-57&quot;,&quot;name&quot;:&quot;風神雷神図&quot;,&quot;imageUrl&quot;:&quot;https://one-draw.jp/ijinden/cardlist/003/card/03_057.png&quot;,&quot;expansion&quot;:35,&quot;type&quot;:2,&quot;color&quot;:8,&quot;term&quot;:0,&quot;orderTable&quot;:285,&quot;orderDeck&quot;:217}," calcext:value-type="string">
            <text:p>{"id":"3-57","name":"風神雷神図","imageUrl":"https://one-draw.jp/ijinden/cardlist/003/card/03_057.png","expansion":35,"type":2,"color":8,"term":0,"orderTable":285,"orderDeck":217},</text:p>
          </table:table-cell>
          <table:table-cell table:number-columns-repeated="1634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F28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J28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C287];[$HTML.$B$1];[.$C287];[$HTML.$C$1];[.$P287];[$HTML.$D$1];[.$E287];[$HTML.$E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7];[$HTML.$B$2];[.$C287];[$HTML.$C$2];[.$P287];[$HTML.$D$2];[.$E287];[$HTML.$E$2])" office:value-type="string" office:string-value="&lt;div class=&quot;container-card&quot; id=&quot;side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7];[$HTML.$B$3];[.G287];[$HTML.$C$3];[.I287];[$HTML.$D$3];[.K287];[$HTML.$E$3];[.O287];[$HTML.$F$3];[.C287];[$HTML.$G$3];[.E287];[$HTML.$H$3];[.C287];[$HTML.$I$3];[.C287];[$HTML.$J$3])" office:value-type="string" office:string-value="&lt;tr data-id=&quot;3-58&quot; data-expansion=&quot;35&quot; data-type=&quot;2&quot; data-color=&quot;8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8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readonly /&gt;&lt;button type="button" class="btn btn-outline-secondary btn-push"&gt;+&lt;/button&gt;&lt;/div&gt;&lt;/td&gt;&lt;/tr&gt;</text:p>
          </table:table-cell>
          <table:table-cell table:formula="of:=CONCATENATE([$HTML.$A$4];[.$C287];[$HTML.$B$4];[.$E287];[$HTML.$C$4];[.$P287];[$HTML.$D$4];[.$G287];[$HTML.$E$4];[.$I287];[$HTML.$F$4];[.$K287];[$HTML.$G$4];[.$O287];[$HTML.$H$4];[.$A287];[$HTML.$I$4];[.$B287];[$HTML.$J$4])" office:value-type="string" office:string-value="{&quot;id&quot;:&quot;3-58&quot;,&quot;name&quot;:&quot;茅葺き屋根の張出し舞台&quot;,&quot;imageUrl&quot;:&quot;https://one-draw.jp/ijinden/cardlist/003/card/03_058.png&quot;,&quot;expansion&quot;:35,&quot;type&quot;:2,&quot;color&quot;:8,&quot;term&quot;:0,&quot;orderTable&quot;:286,&quot;orderDeck&quot;:211}," calcext:value-type="string">
            <text:p>{"id":"3-58","name":"茅葺き屋根の張出し舞台","imageUrl":"https://one-draw.jp/ijinden/cardlist/003/card/03_058.png","expansion":35,"type":2,"color":8,"term":0,"orderTable":286,"orderDeck":211},</text:p>
          </table:table-cell>
          <table:table-cell table:number-columns-repeated="1634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F28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J2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C288];[$HTML.$B$1];[.$C288];[$HTML.$C$1];[.$P288];[$HTML.$D$1];[.$E288];[$HTML.$E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8];[$HTML.$B$2];[.$C288];[$HTML.$C$2];[.$P288];[$HTML.$D$2];[.$E288];[$HTML.$E$2])" office:value-type="string" office:string-value="&lt;div class=&quot;container-card&quot; id=&quot;side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8];[$HTML.$B$3];[.G288];[$HTML.$C$3];[.I288];[$HTML.$D$3];[.K288];[$HTML.$E$3];[.O288];[$HTML.$F$3];[.C288];[$HTML.$G$3];[.E288];[$HTML.$H$3];[.C288];[$HTML.$I$3];[.C288];[$HTML.$J$3])" office:value-type="string" office:string-value="&lt;tr data-id=&quot;3-59&quot; data-expansion=&quot;35&quot; data-type=&quot;2&quot; data-color=&quot;16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16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readonly /&gt;&lt;button type="button" class="btn btn-outline-secondary btn-push"&gt;+&lt;/button&gt;&lt;/div&gt;&lt;/td&gt;&lt;/tr&gt;</text:p>
          </table:table-cell>
          <table:table-cell table:formula="of:=CONCATENATE([$HTML.$A$4];[.$C288];[$HTML.$B$4];[.$E288];[$HTML.$C$4];[.$P288];[$HTML.$D$4];[.$G288];[$HTML.$E$4];[.$I288];[$HTML.$F$4];[.$K288];[$HTML.$G$4];[.$O288];[$HTML.$H$4];[.$A288];[$HTML.$I$4];[.$B288];[$HTML.$J$4])" office:value-type="string" office:string-value="{&quot;id&quot;:&quot;3-59&quot;,&quot;name&quot;:&quot;森閑たる離宮&quot;,&quot;imageUrl&quot;:&quot;https://one-draw.jp/ijinden/cardlist/003/card/03_059.png&quot;,&quot;expansion&quot;:35,&quot;type&quot;:2,&quot;color&quot;:16,&quot;term&quot;:0,&quot;orderTable&quot;:287,&quot;orderDeck&quot;:203}," calcext:value-type="string">
            <text:p>{"id":"3-59","name":"森閑たる離宮","imageUrl":"https://one-draw.jp/ijinden/cardlist/003/card/03_059.png","expansion":35,"type":2,"color":16,"term":0,"orderTable":287,"orderDeck":203},</text:p>
          </table:table-cell>
          <table:table-cell table:number-columns-repeated="1634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F28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H28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J289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8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C289];[$HTML.$B$1];[.$C289];[$HTML.$C$1];[.$P289];[$HTML.$D$1];[.$E289];[$HTML.$E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89];[$HTML.$B$2];[.$C289];[$HTML.$C$2];[.$P289];[$HTML.$D$2];[.$E289];[$HTML.$E$2])" office:value-type="string" office:string-value="&lt;div class=&quot;container-card&quot; id=&quot;side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89];[$HTML.$B$3];[.G289];[$HTML.$C$3];[.I289];[$HTML.$D$3];[.K289];[$HTML.$E$3];[.O289];[$HTML.$F$3];[.C289];[$HTML.$G$3];[.E289];[$HTML.$H$3];[.C289];[$HTML.$I$3];[.C289];[$HTML.$J$3])" office:value-type="string" office:string-value="&lt;tr data-id=&quot;3-60&quot; data-expansion=&quot;35&quot; data-type=&quot;2&quot; data-color=&quot;16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16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readonly /&gt;&lt;button type="button" class="btn btn-outline-secondary btn-push"&gt;+&lt;/button&gt;&lt;/div&gt;&lt;/td&gt;&lt;/tr&gt;</text:p>
          </table:table-cell>
          <table:table-cell table:formula="of:=CONCATENATE([$HTML.$A$4];[.$C289];[$HTML.$B$4];[.$E289];[$HTML.$C$4];[.$P289];[$HTML.$D$4];[.$G289];[$HTML.$E$4];[.$I289];[$HTML.$F$4];[.$K289];[$HTML.$G$4];[.$O289];[$HTML.$H$4];[.$A289];[$HTML.$I$4];[.$B289];[$HTML.$J$4])" office:value-type="string" office:string-value="{&quot;id&quot;:&quot;3-60&quot;,&quot;name&quot;:&quot;黒船&quot;,&quot;imageUrl&quot;:&quot;https://one-draw.jp/ijinden/cardlist/003/card/03_060.png&quot;,&quot;expansion&quot;:35,&quot;type&quot;:2,&quot;color&quot;:16,&quot;term&quot;:0,&quot;orderTable&quot;:288,&quot;orderDeck&quot;:227}," calcext:value-type="string">
            <text:p>{"id":"3-60","name":"黒船","imageUrl":"https://one-draw.jp/ijinden/cardlist/003/card/03_060.png","expansion":35,"type":2,"color":16,"term":0,"orderTable":288,"orderDeck":227},</text:p>
          </table:table-cell>
          <table:table-cell table:number-columns-repeated="1634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F29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290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C290];[$HTML.$B$1];[.$C290];[$HTML.$C$1];[.$P290];[$HTML.$D$1];[.$E290];[$HTML.$E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0];[$HTML.$B$2];[.$C290];[$HTML.$C$2];[.$P290];[$HTML.$D$2];[.$E290];[$HTML.$E$2])" office:value-type="string" office:string-value="&lt;div class=&quot;container-card&quot; id=&quot;side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0];[$HTML.$B$3];[.G290];[$HTML.$C$3];[.I290];[$HTML.$D$3];[.K290];[$HTML.$E$3];[.O290];[$HTML.$F$3];[.C290];[$HTML.$G$3];[.E290];[$HTML.$H$3];[.C290];[$HTML.$I$3];[.C290];[$HTML.$J$3])" office:value-type="string" office:string-value="&lt;tr data-id=&quot;3-61&quot; data-expansion=&quot;35&quot; data-type=&quot;3&quot; data-color=&quot;1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1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readonly /&gt;&lt;button type="button" class="btn btn-outline-secondary btn-push"&gt;+&lt;/button&gt;&lt;/div&gt;&lt;/td&gt;&lt;/tr&gt;</text:p>
          </table:table-cell>
          <table:table-cell table:formula="of:=CONCATENATE([$HTML.$A$4];[.$C290];[$HTML.$B$4];[.$E290];[$HTML.$C$4];[.$P290];[$HTML.$D$4];[.$G290];[$HTML.$E$4];[.$I290];[$HTML.$F$4];[.$K290];[$HTML.$G$4];[.$O290];[$HTML.$H$4];[.$A290];[$HTML.$I$4];[.$B290];[$HTML.$J$4])" office:value-type="string" office:string-value="{&quot;id&quot;:&quot;3-61&quot;,&quot;name&quot;:&quot;サンダーボルト&quot;,&quot;imageUrl&quot;:&quot;https://one-draw.jp/ijinden/cardlist/003/card/03_061.png&quot;,&quot;expansion&quot;:35,&quot;type&quot;:3,&quot;color&quot;:1,&quot;term&quot;:0,&quot;orderTable&quot;:289,&quot;orderDeck&quot;:267}," calcext:value-type="string">
            <text:p>{"id":"3-61","name":"サンダーボルト","imageUrl":"https://one-draw.jp/ijinden/cardlist/003/card/03_061.png","expansion":35,"type":3,"color":1,"term":0,"orderTable":289,"orderDeck":267},</text:p>
          </table:table-cell>
          <table:table-cell table:number-columns-repeated="1634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F29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J2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C291];[$HTML.$B$1];[.$C291];[$HTML.$C$1];[.$P291];[$HTML.$D$1];[.$E291];[$HTML.$E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1];[$HTML.$B$2];[.$C291];[$HTML.$C$2];[.$P291];[$HTML.$D$2];[.$E291];[$HTML.$E$2])" office:value-type="string" office:string-value="&lt;div class=&quot;container-card&quot; id=&quot;side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1];[$HTML.$B$3];[.G291];[$HTML.$C$3];[.I291];[$HTML.$D$3];[.K291];[$HTML.$E$3];[.O291];[$HTML.$F$3];[.C291];[$HTML.$G$3];[.E291];[$HTML.$H$3];[.C291];[$HTML.$I$3];[.C291];[$HTML.$J$3])" office:value-type="string" office:string-value="&lt;tr data-id=&quot;3-62&quot; data-expansion=&quot;35&quot; data-type=&quot;3&quot; data-color=&quot;1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1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readonly /&gt;&lt;button type="button" class="btn btn-outline-secondary btn-push"&gt;+&lt;/button&gt;&lt;/div&gt;&lt;/td&gt;&lt;/tr&gt;</text:p>
          </table:table-cell>
          <table:table-cell table:formula="of:=CONCATENATE([$HTML.$A$4];[.$C291];[$HTML.$B$4];[.$E291];[$HTML.$C$4];[.$P291];[$HTML.$D$4];[.$G291];[$HTML.$E$4];[.$I291];[$HTML.$F$4];[.$K291];[$HTML.$G$4];[.$O291];[$HTML.$H$4];[.$A291];[$HTML.$I$4];[.$B291];[$HTML.$J$4])" office:value-type="string" office:string-value="{&quot;id&quot;:&quot;3-62&quot;,&quot;name&quot;:&quot;パイロオーラ&quot;,&quot;imageUrl&quot;:&quot;https://one-draw.jp/ijinden/cardlist/003/card/03_062.png&quot;,&quot;expansion&quot;:35,&quot;type&quot;:3,&quot;color&quot;:1,&quot;term&quot;:0,&quot;orderTable&quot;:290,&quot;orderDeck&quot;:233}," calcext:value-type="string">
            <text:p>{"id":"3-62","name":"パイロオーラ","imageUrl":"https://one-draw.jp/ijinden/cardlist/003/card/03_062.png","expansion":35,"type":3,"color":1,"term":0,"orderTable":290,"orderDeck":233},</text:p>
          </table:table-cell>
          <table:table-cell table:number-columns-repeated="1634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F29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292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C292];[$HTML.$B$1];[.$C292];[$HTML.$C$1];[.$P292];[$HTML.$D$1];[.$E292];[$HTML.$E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2];[$HTML.$B$2];[.$C292];[$HTML.$C$2];[.$P292];[$HTML.$D$2];[.$E292];[$HTML.$E$2])" office:value-type="string" office:string-value="&lt;div class=&quot;container-card&quot; id=&quot;side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2];[$HTML.$B$3];[.G292];[$HTML.$C$3];[.I292];[$HTML.$D$3];[.K292];[$HTML.$E$3];[.O292];[$HTML.$F$3];[.C292];[$HTML.$G$3];[.E292];[$HTML.$H$3];[.C292];[$HTML.$I$3];[.C292];[$HTML.$J$3])" office:value-type="string" office:string-value="&lt;tr data-id=&quot;3-63&quot; data-expansion=&quot;35&quot; data-type=&quot;3&quot; data-color=&quot;2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2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readonly /&gt;&lt;button type="button" class="btn btn-outline-secondary btn-push"&gt;+&lt;/button&gt;&lt;/div&gt;&lt;/td&gt;&lt;/tr&gt;</text:p>
          </table:table-cell>
          <table:table-cell table:formula="of:=CONCATENATE([$HTML.$A$4];[.$C292];[$HTML.$B$4];[.$E292];[$HTML.$C$4];[.$P292];[$HTML.$D$4];[.$G292];[$HTML.$E$4];[.$I292];[$HTML.$F$4];[.$K292];[$HTML.$G$4];[.$O292];[$HTML.$H$4];[.$A292];[$HTML.$I$4];[.$B292];[$HTML.$J$4])" office:value-type="string" office:string-value="{&quot;id&quot;:&quot;3-63&quot;,&quot;name&quot;:&quot;アイオン&quot;,&quot;imageUrl&quot;:&quot;https://one-draw.jp/ijinden/cardlist/003/card/03_063.png&quot;,&quot;expansion&quot;:35,&quot;type&quot;:3,&quot;color&quot;:2,&quot;term&quot;:0,&quot;orderTable&quot;:291,&quot;orderDeck&quot;:269}," calcext:value-type="string">
            <text:p>{"id":"3-63","name":"アイオン","imageUrl":"https://one-draw.jp/ijinden/cardlist/003/card/03_063.png","expansion":35,"type":3,"color":2,"term":0,"orderTable":291,"orderDeck":269},</text:p>
          </table:table-cell>
          <table:table-cell table:number-columns-repeated="1634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F29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J2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C293];[$HTML.$B$1];[.$C293];[$HTML.$C$1];[.$P293];[$HTML.$D$1];[.$E293];[$HTML.$E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3];[$HTML.$B$2];[.$C293];[$HTML.$C$2];[.$P293];[$HTML.$D$2];[.$E293];[$HTML.$E$2])" office:value-type="string" office:string-value="&lt;div class=&quot;container-card&quot; id=&quot;side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3];[$HTML.$B$3];[.G293];[$HTML.$C$3];[.I293];[$HTML.$D$3];[.K293];[$HTML.$E$3];[.O293];[$HTML.$F$3];[.C293];[$HTML.$G$3];[.E293];[$HTML.$H$3];[.C293];[$HTML.$I$3];[.C293];[$HTML.$J$3])" office:value-type="string" office:string-value="&lt;tr data-id=&quot;3-64&quot; data-expansion=&quot;35&quot; data-type=&quot;3&quot; data-color=&quot;2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2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readonly /&gt;&lt;button type="button" class="btn btn-outline-secondary btn-push"&gt;+&lt;/button&gt;&lt;/div&gt;&lt;/td&gt;&lt;/tr&gt;</text:p>
          </table:table-cell>
          <table:table-cell table:formula="of:=CONCATENATE([$HTML.$A$4];[.$C293];[$HTML.$B$4];[.$E293];[$HTML.$C$4];[.$P293];[$HTML.$D$4];[.$G293];[$HTML.$E$4];[.$I293];[$HTML.$F$4];[.$K293];[$HTML.$G$4];[.$O293];[$HTML.$H$4];[.$A293];[$HTML.$I$4];[.$B293];[$HTML.$J$4])" office:value-type="string" office:string-value="{&quot;id&quot;:&quot;3-64&quot;,&quot;name&quot;:&quot;ハイドロオーラ&quot;,&quot;imageUrl&quot;:&quot;https://one-draw.jp/ijinden/cardlist/003/card/03_064.png&quot;,&quot;expansion&quot;:35,&quot;type&quot;:3,&quot;color&quot;:2,&quot;term&quot;:0,&quot;orderTable&quot;:292,&quot;orderDeck&quot;:237}," calcext:value-type="string">
            <text:p>{"id":"3-64","name":"ハイドロオーラ","imageUrl":"https://one-draw.jp/ijinden/cardlist/003/card/03_064.png","expansion":35,"type":3,"color":2,"term":0,"orderTable":292,"orderDeck":237},</text:p>
          </table:table-cell>
          <table:table-cell table:number-columns-repeated="1634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F29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29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C294];[$HTML.$B$1];[.$C294];[$HTML.$C$1];[.$P294];[$HTML.$D$1];[.$E294];[$HTML.$E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4];[$HTML.$B$2];[.$C294];[$HTML.$C$2];[.$P294];[$HTML.$D$2];[.$E294];[$HTML.$E$2])" office:value-type="string" office:string-value="&lt;div class=&quot;container-card&quot; id=&quot;side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4];[$HTML.$B$3];[.G294];[$HTML.$C$3];[.I294];[$HTML.$D$3];[.K294];[$HTML.$E$3];[.O294];[$HTML.$F$3];[.C294];[$HTML.$G$3];[.E294];[$HTML.$H$3];[.C294];[$HTML.$I$3];[.C294];[$HTML.$J$3])" office:value-type="string" office:string-value="&lt;tr data-id=&quot;3-65&quot; data-expansion=&quot;35&quot; data-type=&quot;3&quot; data-color=&quot;4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4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readonly /&gt;&lt;button type="button" class="btn btn-outline-secondary btn-push"&gt;+&lt;/button&gt;&lt;/div&gt;&lt;/td&gt;&lt;/tr&gt;</text:p>
          </table:table-cell>
          <table:table-cell table:formula="of:=CONCATENATE([$HTML.$A$4];[.$C294];[$HTML.$B$4];[.$E294];[$HTML.$C$4];[.$P294];[$HTML.$D$4];[.$G294];[$HTML.$E$4];[.$I294];[$HTML.$F$4];[.$K294];[$HTML.$G$4];[.$O294];[$HTML.$H$4];[.$A294];[$HTML.$I$4];[.$B294];[$HTML.$J$4])" office:value-type="string" office:string-value="{&quot;id&quot;:&quot;3-65&quot;,&quot;name&quot;:&quot;ソーサリー&quot;,&quot;imageUrl&quot;:&quot;https://one-draw.jp/ijinden/cardlist/003/card/03_065.png&quot;,&quot;expansion&quot;:35,&quot;type&quot;:3,&quot;color&quot;:4,&quot;term&quot;:0,&quot;orderTable&quot;:293,&quot;orderDeck&quot;:262}," calcext:value-type="string">
            <text:p>{"id":"3-65","name":"ソーサリー","imageUrl":"https://one-draw.jp/ijinden/cardlist/003/card/03_065.png","expansion":35,"type":3,"color":4,"term":0,"orderTable":293,"orderDeck":262},</text:p>
          </table:table-cell>
          <table:table-cell table:number-columns-repeated="16347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F29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J2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C295];[$HTML.$B$1];[.$C295];[$HTML.$C$1];[.$P295];[$HTML.$D$1];[.$E295];[$HTML.$E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5];[$HTML.$B$2];[.$C295];[$HTML.$C$2];[.$P295];[$HTML.$D$2];[.$E295];[$HTML.$E$2])" office:value-type="string" office:string-value="&lt;div class=&quot;container-card&quot; id=&quot;side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5];[$HTML.$B$3];[.G295];[$HTML.$C$3];[.I295];[$HTML.$D$3];[.K295];[$HTML.$E$3];[.O295];[$HTML.$F$3];[.C295];[$HTML.$G$3];[.E295];[$HTML.$H$3];[.C295];[$HTML.$I$3];[.C295];[$HTML.$J$3])" office:value-type="string" office:string-value="&lt;tr data-id=&quot;3-66&quot; data-expansion=&quot;35&quot; data-type=&quot;3&quot; data-color=&quot;4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4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readonly /&gt;&lt;button type="button" class="btn btn-outline-secondary btn-push"&gt;+&lt;/button&gt;&lt;/div&gt;&lt;/td&gt;&lt;/tr&gt;</text:p>
          </table:table-cell>
          <table:table-cell table:formula="of:=CONCATENATE([$HTML.$A$4];[.$C295];[$HTML.$B$4];[.$E295];[$HTML.$C$4];[.$P295];[$HTML.$D$4];[.$G295];[$HTML.$E$4];[.$I295];[$HTML.$F$4];[.$K295];[$HTML.$G$4];[.$O295];[$HTML.$H$4];[.$A295];[$HTML.$I$4];[.$B295];[$HTML.$J$4])" office:value-type="string" office:string-value="{&quot;id&quot;:&quot;3-66&quot;,&quot;name&quot;:&quot;クロロオーラ&quot;,&quot;imageUrl&quot;:&quot;https://one-draw.jp/ijinden/cardlist/003/card/03_066.png&quot;,&quot;expansion&quot;:35,&quot;type&quot;:3,&quot;color&quot;:4,&quot;term&quot;:0,&quot;orderTable&quot;:294,&quot;orderDeck&quot;:238}," calcext:value-type="string">
            <text:p>{"id":"3-66","name":"クロロオーラ","imageUrl":"https://one-draw.jp/ijinden/cardlist/003/card/03_066.png","expansion":35,"type":3,"color":4,"term":0,"orderTable":294,"orderDeck":238},</text:p>
          </table:table-cell>
          <table:table-cell table:number-columns-repeated="1634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F29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9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C296];[$HTML.$B$1];[.$C296];[$HTML.$C$1];[.$P296];[$HTML.$D$1];[.$E296];[$HTML.$E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6];[$HTML.$B$2];[.$C296];[$HTML.$C$2];[.$P296];[$HTML.$D$2];[.$E296];[$HTML.$E$2])" office:value-type="string" office:string-value="&lt;div class=&quot;container-card&quot; id=&quot;side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6];[$HTML.$B$3];[.G296];[$HTML.$C$3];[.I296];[$HTML.$D$3];[.K296];[$HTML.$E$3];[.O296];[$HTML.$F$3];[.C296];[$HTML.$G$3];[.E296];[$HTML.$H$3];[.C296];[$HTML.$I$3];[.C296];[$HTML.$J$3])" office:value-type="string" office:string-value="&lt;tr data-id=&quot;3-67&quot; data-expansion=&quot;35&quot; data-type=&quot;3&quot; data-color=&quot;8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8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readonly /&gt;&lt;button type="button" class="btn btn-outline-secondary btn-push"&gt;+&lt;/button&gt;&lt;/div&gt;&lt;/td&gt;&lt;/tr&gt;</text:p>
          </table:table-cell>
          <table:table-cell table:formula="of:=CONCATENATE([$HTML.$A$4];[.$C296];[$HTML.$B$4];[.$E296];[$HTML.$C$4];[.$P296];[$HTML.$D$4];[.$G296];[$HTML.$E$4];[.$I296];[$HTML.$F$4];[.$K296];[$HTML.$G$4];[.$O296];[$HTML.$H$4];[.$A296];[$HTML.$I$4];[.$B296];[$HTML.$J$4])" office:value-type="string" office:string-value="{&quot;id&quot;:&quot;3-67&quot;,&quot;name&quot;:&quot;パシフィック&quot;,&quot;imageUrl&quot;:&quot;https://one-draw.jp/ijinden/cardlist/003/card/03_067.png&quot;,&quot;expansion&quot;:35,&quot;type&quot;:3,&quot;color&quot;:8,&quot;term&quot;:0,&quot;orderTable&quot;:295,&quot;orderDeck&quot;:239}," calcext:value-type="string">
            <text:p>{"id":"3-67","name":"パシフィック","imageUrl":"https://one-draw.jp/ijinden/cardlist/003/card/03_067.png","expansion":35,"type":3,"color":8,"term":0,"orderTable":295,"orderDeck":239},</text:p>
          </table:table-cell>
          <table:table-cell table:number-columns-repeated="16347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F29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7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J29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C297];[$HTML.$B$1];[.$C297];[$HTML.$C$1];[.$P297];[$HTML.$D$1];[.$E297];[$HTML.$E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7];[$HTML.$B$2];[.$C297];[$HTML.$C$2];[.$P297];[$HTML.$D$2];[.$E297];[$HTML.$E$2])" office:value-type="string" office:string-value="&lt;div class=&quot;container-card&quot; id=&quot;side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7];[$HTML.$B$3];[.G297];[$HTML.$C$3];[.I297];[$HTML.$D$3];[.K297];[$HTML.$E$3];[.O297];[$HTML.$F$3];[.C297];[$HTML.$G$3];[.E297];[$HTML.$H$3];[.C297];[$HTML.$I$3];[.C297];[$HTML.$J$3])" office:value-type="string" office:string-value="&lt;tr data-id=&quot;3-68&quot; data-expansion=&quot;35&quot; data-type=&quot;3&quot; data-color=&quot;8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8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readonly /&gt;&lt;button type="button" class="btn btn-outline-secondary btn-push"&gt;+&lt;/button&gt;&lt;/div&gt;&lt;/td&gt;&lt;/tr&gt;</text:p>
          </table:table-cell>
          <table:table-cell table:formula="of:=CONCATENATE([$HTML.$A$4];[.$C297];[$HTML.$B$4];[.$E297];[$HTML.$C$4];[.$P297];[$HTML.$D$4];[.$G297];[$HTML.$E$4];[.$I297];[$HTML.$F$4];[.$K297];[$HTML.$G$4];[.$O297];[$HTML.$H$4];[.$A297];[$HTML.$I$4];[.$B297];[$HTML.$J$4])" office:value-type="string" office:string-value="{&quot;id&quot;:&quot;3-68&quot;,&quot;name&quot;:&quot;ジオオーラ&quot;,&quot;imageUrl&quot;:&quot;https://one-draw.jp/ijinden/cardlist/003/card/03_068.png&quot;,&quot;expansion&quot;:35,&quot;type&quot;:3,&quot;color&quot;:8,&quot;term&quot;:0,&quot;orderTable&quot;:296,&quot;orderDeck&quot;:241}," calcext:value-type="string">
            <text:p>{"id":"3-68","name":"ジオオーラ","imageUrl":"https://one-draw.jp/ijinden/cardlist/003/card/03_068.png","expansion":35,"type":3,"color":8,"term":0,"orderTable":296,"orderDeck":241},</text:p>
          </table:table-cell>
          <table:table-cell table:number-columns-repeated="1634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F29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8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J298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C298];[$HTML.$B$1];[.$C298];[$HTML.$C$1];[.$P298];[$HTML.$D$1];[.$E298];[$HTML.$E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8];[$HTML.$B$2];[.$C298];[$HTML.$C$2];[.$P298];[$HTML.$D$2];[.$E298];[$HTML.$E$2])" office:value-type="string" office:string-value="&lt;div class=&quot;container-card&quot; id=&quot;side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8];[$HTML.$B$3];[.G298];[$HTML.$C$3];[.I298];[$HTML.$D$3];[.K298];[$HTML.$E$3];[.O298];[$HTML.$F$3];[.C298];[$HTML.$G$3];[.E298];[$HTML.$H$3];[.C298];[$HTML.$I$3];[.C298];[$HTML.$J$3])" office:value-type="string" office:string-value="&lt;tr data-id=&quot;3-69&quot; data-expansion=&quot;35&quot; data-type=&quot;3&quot; data-color=&quot;16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16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readonly /&gt;&lt;button type="button" class="btn btn-outline-secondary btn-push"&gt;+&lt;/button&gt;&lt;/div&gt;&lt;/td&gt;&lt;/tr&gt;</text:p>
          </table:table-cell>
          <table:table-cell table:formula="of:=CONCATENATE([$HTML.$A$4];[.$C298];[$HTML.$B$4];[.$E298];[$HTML.$C$4];[.$P298];[$HTML.$D$4];[.$G298];[$HTML.$E$4];[.$I298];[$HTML.$F$4];[.$K298];[$HTML.$G$4];[.$O298];[$HTML.$H$4];[.$A298];[$HTML.$I$4];[.$B298];[$HTML.$J$4])" office:value-type="string" office:string-value="{&quot;id&quot;:&quot;3-69&quot;,&quot;name&quot;:&quot;コーザリティ&quot;,&quot;imageUrl&quot;:&quot;https://one-draw.jp/ijinden/cardlist/003/card/03_069.png&quot;,&quot;expansion&quot;:35,&quot;type&quot;:3,&quot;color&quot;:16,&quot;term&quot;:0,&quot;orderTable&quot;:297,&quot;orderDeck&quot;:254}," calcext:value-type="string">
            <text:p>{"id":"3-69","name":"コーザリティ","imageUrl":"https://one-draw.jp/ijinden/cardlist/003/card/03_069.png","expansion":35,"type":3,"color":16,"term":0,"orderTable":297,"orderDeck":254},</text:p>
          </table:table-cell>
          <table:table-cell table:number-columns-repeated="1634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F29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H299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J29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29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C299];[$HTML.$B$1];[.$C299];[$HTML.$C$1];[.$P299];[$HTML.$D$1];[.$E299];[$HTML.$E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299];[$HTML.$B$2];[.$C299];[$HTML.$C$2];[.$P299];[$HTML.$D$2];[.$E299];[$HTML.$E$2])" office:value-type="string" office:string-value="&lt;div class=&quot;container-card&quot; id=&quot;side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299];[$HTML.$B$3];[.G299];[$HTML.$C$3];[.I299];[$HTML.$D$3];[.K299];[$HTML.$E$3];[.O299];[$HTML.$F$3];[.C299];[$HTML.$G$3];[.E299];[$HTML.$H$3];[.C299];[$HTML.$I$3];[.C299];[$HTML.$J$3])" office:value-type="string" office:string-value="&lt;tr data-id=&quot;3-70&quot; data-expansion=&quot;35&quot; data-type=&quot;3&quot; data-color=&quot;16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16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readonly /&gt;&lt;button type="button" class="btn btn-outline-secondary btn-push"&gt;+&lt;/button&gt;&lt;/div&gt;&lt;/td&gt;&lt;/tr&gt;</text:p>
          </table:table-cell>
          <table:table-cell table:formula="of:=CONCATENATE([$HTML.$A$4];[.$C299];[$HTML.$B$4];[.$E299];[$HTML.$C$4];[.$P299];[$HTML.$D$4];[.$G299];[$HTML.$E$4];[.$I299];[$HTML.$F$4];[.$K299];[$HTML.$G$4];[.$O299];[$HTML.$H$4];[.$A299];[$HTML.$I$4];[.$B299];[$HTML.$J$4])" office:value-type="string" office:string-value="{&quot;id&quot;:&quot;3-70&quot;,&quot;name&quot;:&quot;エアロオーラ&quot;,&quot;imageUrl&quot;:&quot;https://one-draw.jp/ijinden/cardlist/003/card/03_070.png&quot;,&quot;expansion&quot;:35,&quot;type&quot;:3,&quot;color&quot;:16,&quot;term&quot;:0,&quot;orderTable&quot;:298,&quot;orderDeck&quot;:242}," calcext:value-type="string">
            <text:p>{"id":"3-70","name":"エアロオーラ","imageUrl":"https://one-draw.jp/ijinden/cardlist/003/card/03_070.png","expansion":35,"type":3,"color":16,"term":0,"orderTable":298,"orderDeck":242},</text:p>
          </table:table-cell>
          <table:table-cell table:number-columns-repeated="16347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F300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0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J3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0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C300];[$HTML.$B$1];[.$C300];[$HTML.$C$1];[.$P300];[$HTML.$D$1];[.$E300];[$HTML.$E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0];[$HTML.$B$2];[.$C300];[$HTML.$C$2];[.$P300];[$HTML.$D$2];[.$E300];[$HTML.$E$2])" office:value-type="string" office:string-value="&lt;div class=&quot;container-card&quot; id=&quot;side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0];[$HTML.$B$3];[.G300];[$HTML.$C$3];[.I300];[$HTML.$D$3];[.K300];[$HTML.$E$3];[.O300];[$HTML.$F$3];[.C300];[$HTML.$G$3];[.E300];[$HTML.$H$3];[.C300];[$HTML.$I$3];[.C300];[$HTML.$J$3])" office:value-type="string" office:string-value="&lt;tr data-id=&quot;3-71&quot; data-expansion=&quot;35&quot; data-type=&quot;4&quot; data-color=&quot;1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1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readonly /&gt;&lt;button type="button" class="btn btn-outline-secondary btn-push"&gt;+&lt;/button&gt;&lt;/div&gt;&lt;/td&gt;&lt;/tr&gt;</text:p>
          </table:table-cell>
          <table:table-cell table:formula="of:=CONCATENATE([$HTML.$A$4];[.$C300];[$HTML.$B$4];[.$E300];[$HTML.$C$4];[.$P300];[$HTML.$D$4];[.$G300];[$HTML.$E$4];[.$I300];[$HTML.$F$4];[.$K300];[$HTML.$G$4];[.$O300];[$HTML.$H$4];[.$A300];[$HTML.$I$4];[.$B300];[$HTML.$J$4])" office:value-type="string" office:string-value="{&quot;id&quot;:&quot;3-71&quot;,&quot;name&quot;:&quot;喜びの種&quot;,&quot;imageUrl&quot;:&quot;https://one-draw.jp/ijinden/cardlist/003/card/03_071.png&quot;,&quot;expansion&quot;:35,&quot;type&quot;:4,&quot;color&quot;:1,&quot;term&quot;:0,&quot;orderTable&quot;:299,&quot;orderDeck&quot;:275}," calcext:value-type="string">
            <text:p>{"id":"3-71","name":"喜びの種","imageUrl":"https://one-draw.jp/ijinden/cardlist/003/card/03_071.png","expansion":35,"type":4,"color":1,"term":0,"orderTable":299,"orderDeck":275},</text:p>
          </table:table-cell>
          <table:table-cell table:number-columns-repeated="1634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F301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1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J30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1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C301];[$HTML.$B$1];[.$C301];[$HTML.$C$1];[.$P301];[$HTML.$D$1];[.$E301];[$HTML.$E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1];[$HTML.$B$2];[.$C301];[$HTML.$C$2];[.$P301];[$HTML.$D$2];[.$E301];[$HTML.$E$2])" office:value-type="string" office:string-value="&lt;div class=&quot;container-card&quot; id=&quot;side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1];[$HTML.$B$3];[.G301];[$HTML.$C$3];[.I301];[$HTML.$D$3];[.K301];[$HTML.$E$3];[.O301];[$HTML.$F$3];[.C301];[$HTML.$G$3];[.E301];[$HTML.$H$3];[.C301];[$HTML.$I$3];[.C301];[$HTML.$J$3])" office:value-type="string" office:string-value="&lt;tr data-id=&quot;3-72&quot; data-expansion=&quot;35&quot; data-type=&quot;4&quot; data-color=&quot;2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2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readonly /&gt;&lt;button type="button" class="btn btn-outline-secondary btn-push"&gt;+&lt;/button&gt;&lt;/div&gt;&lt;/td&gt;&lt;/tr&gt;</text:p>
          </table:table-cell>
          <table:table-cell table:formula="of:=CONCATENATE([$HTML.$A$4];[.$C301];[$HTML.$B$4];[.$E301];[$HTML.$C$4];[.$P301];[$HTML.$D$4];[.$G301];[$HTML.$E$4];[.$I301];[$HTML.$F$4];[.$K301];[$HTML.$G$4];[.$O301];[$HTML.$H$4];[.$A301];[$HTML.$I$4];[.$B301];[$HTML.$J$4])" office:value-type="string" office:string-value="{&quot;id&quot;:&quot;3-72&quot;,&quot;name&quot;:&quot;怖れの種&quot;,&quot;imageUrl&quot;:&quot;https://one-draw.jp/ijinden/cardlist/003/card/03_072.png&quot;,&quot;expansion&quot;:35,&quot;type&quot;:4,&quot;color&quot;:2,&quot;term&quot;:0,&quot;orderTable&quot;:300,&quot;orderDeck&quot;:280}," calcext:value-type="string">
            <text:p>{"id":"3-72","name":"怖れの種","imageUrl":"https://one-draw.jp/ijinden/cardlist/003/card/03_072.png","expansion":35,"type":4,"color":2,"term":0,"orderTable":300,"orderDeck":280},</text:p>
          </table:table-cell>
          <table:table-cell table:number-columns-repeated="1634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F302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J3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2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C302];[$HTML.$B$1];[.$C302];[$HTML.$C$1];[.$P302];[$HTML.$D$1];[.$E302];[$HTML.$E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2];[$HTML.$B$2];[.$C302];[$HTML.$C$2];[.$P302];[$HTML.$D$2];[.$E302];[$HTML.$E$2])" office:value-type="string" office:string-value="&lt;div class=&quot;container-card&quot; id=&quot;side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2];[$HTML.$B$3];[.G302];[$HTML.$C$3];[.I302];[$HTML.$D$3];[.K302];[$HTML.$E$3];[.O302];[$HTML.$F$3];[.C302];[$HTML.$G$3];[.E302];[$HTML.$H$3];[.C302];[$HTML.$I$3];[.C302];[$HTML.$J$3])" office:value-type="string" office:string-value="&lt;tr data-id=&quot;3-73&quot; data-expansion=&quot;35&quot; data-type=&quot;4&quot; data-color=&quot;4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4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readonly /&gt;&lt;button type="button" class="btn btn-outline-secondary btn-push"&gt;+&lt;/button&gt;&lt;/div&gt;&lt;/td&gt;&lt;/tr&gt;</text:p>
          </table:table-cell>
          <table:table-cell table:formula="of:=CONCATENATE([$HTML.$A$4];[.$C302];[$HTML.$B$4];[.$E302];[$HTML.$C$4];[.$P302];[$HTML.$D$4];[.$G302];[$HTML.$E$4];[.$I302];[$HTML.$F$4];[.$K302];[$HTML.$G$4];[.$O302];[$HTML.$H$4];[.$A302];[$HTML.$I$4];[.$B302];[$HTML.$J$4])" office:value-type="string" office:string-value="{&quot;id&quot;:&quot;3-73&quot;,&quot;name&quot;:&quot;怒りの種&quot;,&quot;imageUrl&quot;:&quot;https://one-draw.jp/ijinden/cardlist/003/card/03_073.png&quot;,&quot;expansion&quot;:35,&quot;type&quot;:4,&quot;color&quot;:4,&quot;term&quot;:0,&quot;orderTable&quot;:301,&quot;orderDeck&quot;:285}," calcext:value-type="string">
            <text:p>{"id":"3-73","name":"怒りの種","imageUrl":"https://one-draw.jp/ijinden/cardlist/003/card/03_073.png","expansion":35,"type":4,"color":4,"term":0,"orderTable":301,"orderDeck":285},</text:p>
          </table:table-cell>
          <table:table-cell table:number-columns-repeated="16347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F303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J30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3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C303];[$HTML.$B$1];[.$C303];[$HTML.$C$1];[.$P303];[$HTML.$D$1];[.$E303];[$HTML.$E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3];[$HTML.$B$2];[.$C303];[$HTML.$C$2];[.$P303];[$HTML.$D$2];[.$E303];[$HTML.$E$2])" office:value-type="string" office:string-value="&lt;div class=&quot;container-card&quot; id=&quot;side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3];[$HTML.$B$3];[.G303];[$HTML.$C$3];[.I303];[$HTML.$D$3];[.K303];[$HTML.$E$3];[.O303];[$HTML.$F$3];[.C303];[$HTML.$G$3];[.E303];[$HTML.$H$3];[.C303];[$HTML.$I$3];[.C303];[$HTML.$J$3])" office:value-type="string" office:string-value="&lt;tr data-id=&quot;3-74&quot; data-expansion=&quot;35&quot; data-type=&quot;4&quot; data-color=&quot;8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8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readonly /&gt;&lt;button type="button" class="btn btn-outline-secondary btn-push"&gt;+&lt;/button&gt;&lt;/div&gt;&lt;/td&gt;&lt;/tr&gt;</text:p>
          </table:table-cell>
          <table:table-cell table:formula="of:=CONCATENATE([$HTML.$A$4];[.$C303];[$HTML.$B$4];[.$E303];[$HTML.$C$4];[.$P303];[$HTML.$D$4];[.$G303];[$HTML.$E$4];[.$I303];[$HTML.$F$4];[.$K303];[$HTML.$G$4];[.$O303];[$HTML.$H$4];[.$A303];[$HTML.$I$4];[.$B303];[$HTML.$J$4])" office:value-type="string" office:string-value="{&quot;id&quot;:&quot;3-74&quot;,&quot;name&quot;:&quot;苦しみの種&quot;,&quot;imageUrl&quot;:&quot;https://one-draw.jp/ijinden/cardlist/003/card/03_074.png&quot;,&quot;expansion&quot;:35,&quot;type&quot;:4,&quot;color&quot;:8,&quot;term&quot;:0,&quot;orderTable&quot;:302,&quot;orderDeck&quot;:289}," calcext:value-type="string">
            <text:p>{"id":"3-74","name":"苦しみの種","imageUrl":"https://one-draw.jp/ijinden/cardlist/003/card/03_074.png","expansion":35,"type":4,"color":8,"term":0,"orderTable":302,"orderDeck":289},</text:p>
          </table:table-cell>
          <table:table-cell table:number-columns-repeated="16347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F304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30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4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C304];[$HTML.$B$1];[.$C304];[$HTML.$C$1];[.$P304];[$HTML.$D$1];[.$E304];[$HTML.$E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4];[$HTML.$B$2];[.$C304];[$HTML.$C$2];[.$P304];[$HTML.$D$2];[.$E304];[$HTML.$E$2])" office:value-type="string" office:string-value="&lt;div class=&quot;container-card&quot; id=&quot;side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4];[$HTML.$B$3];[.G304];[$HTML.$C$3];[.I304];[$HTML.$D$3];[.K304];[$HTML.$E$3];[.O304];[$HTML.$F$3];[.C304];[$HTML.$G$3];[.E304];[$HTML.$H$3];[.C304];[$HTML.$I$3];[.C304];[$HTML.$J$3])" office:value-type="string" office:string-value="&lt;tr data-id=&quot;3-75&quot; data-expansion=&quot;35&quot; data-type=&quot;4&quot; data-color=&quot;16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16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readonly /&gt;&lt;button type="button" class="btn btn-outline-secondary btn-push"&gt;+&lt;/button&gt;&lt;/div&gt;&lt;/td&gt;&lt;/tr&gt;</text:p>
          </table:table-cell>
          <table:table-cell table:formula="of:=CONCATENATE([$HTML.$A$4];[.$C304];[$HTML.$B$4];[.$E304];[$HTML.$C$4];[.$P304];[$HTML.$D$4];[.$G304];[$HTML.$E$4];[.$I304];[$HTML.$F$4];[.$K304];[$HTML.$G$4];[.$O304];[$HTML.$H$4];[.$A304];[$HTML.$I$4];[.$B304];[$HTML.$J$4])" office:value-type="string" office:string-value="{&quot;id&quot;:&quot;3-75&quot;,&quot;name&quot;:&quot;悲しみの種&quot;,&quot;imageUrl&quot;:&quot;https://one-draw.jp/ijinden/cardlist/003/card/03_075.png&quot;,&quot;expansion&quot;:35,&quot;type&quot;:4,&quot;color&quot;:16,&quot;term&quot;:0,&quot;orderTable&quot;:303,&quot;orderDeck&quot;:293}," calcext:value-type="string">
            <text:p>{"id":"3-75","name":"悲しみの種","imageUrl":"https://one-draw.jp/ijinden/cardlist/003/card/03_075.png","expansion":35,"type":4,"color":16,"term":0,"orderTable":303,"orderDeck":293},</text:p>
          </table:table-cell>
          <table:table-cell table:number-columns-repeated="1634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F305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J3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5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C305];[$HTML.$B$1];[.$C305];[$HTML.$C$1];[.$P305];[$HTML.$D$1];[.$E305];[$HTML.$E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5];[$HTML.$B$2];[.$C305];[$HTML.$C$2];[.$P305];[$HTML.$D$2];[.$E305];[$HTML.$E$2])" office:value-type="string" office:string-value="&lt;div class=&quot;container-card&quot; id=&quot;side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5];[$HTML.$B$3];[.G305];[$HTML.$C$3];[.I305];[$HTML.$D$3];[.K305];[$HTML.$E$3];[.O305];[$HTML.$F$3];[.C305];[$HTML.$G$3];[.E305];[$HTML.$H$3];[.C305];[$HTML.$I$3];[.C305];[$HTML.$J$3])" office:value-type="string" office:string-value="&lt;tr data-id=&quot;3-76&quot; data-expansion=&quot;35&quot; data-type=&quot;4&quot; data-color=&quot;16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16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readonly /&gt;&lt;button type="button" class="btn btn-outline-secondary btn-push"&gt;+&lt;/button&gt;&lt;/div&gt;&lt;/td&gt;&lt;/tr&gt;</text:p>
          </table:table-cell>
          <table:table-cell table:formula="of:=CONCATENATE([$HTML.$A$4];[.$C305];[$HTML.$B$4];[.$E305];[$HTML.$C$4];[.$P305];[$HTML.$D$4];[.$G305];[$HTML.$E$4];[.$I305];[$HTML.$F$4];[.$K305];[$HTML.$G$4];[.$O305];[$HTML.$H$4];[.$A305];[$HTML.$I$4];[.$B305];[$HTML.$J$4])" office:value-type="string" office:string-value="{&quot;id&quot;:&quot;3-76&quot;,&quot;name&quot;:&quot;ダンダラ羽織&quot;,&quot;imageUrl&quot;:&quot;https://one-draw.jp/ijinden/cardlist/003/card/03_076.png&quot;,&quot;expansion&quot;:35,&quot;type&quot;:4,&quot;color&quot;:16,&quot;term&quot;:0,&quot;orderTable&quot;:304,&quot;orderDeck&quot;:294}," calcext:value-type="string">
            <text:p>{"id":"3-76","name":"ダンダラ羽織","imageUrl":"https://one-draw.jp/ijinden/cardlist/003/card/03_076.png","expansion":35,"type":4,"color":16,"term":0,"orderTable":304,"orderDeck":294},</text:p>
          </table:table-cell>
          <table:table-cell table:number-columns-repeated="1634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F306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J306];[$色番号.$A$1:$色番号.$B$9];2;0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6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C306];[$HTML.$B$1];[.$C306];[$HTML.$C$1];[.$P306];[$HTML.$D$1];[.$E306];[$HTML.$E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6];[$HTML.$B$2];[.$C306];[$HTML.$C$2];[.$P306];[$HTML.$D$2];[.$E306];[$HTML.$E$2])" office:value-type="string" office:string-value="&lt;div class=&quot;container-card&quot; id=&quot;side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6];[$HTML.$B$3];[.G306];[$HTML.$C$3];[.I306];[$HTML.$D$3];[.K306];[$HTML.$E$3];[.O306];[$HTML.$F$3];[.C306];[$HTML.$G$3];[.E306];[$HTML.$H$3];[.C306];[$HTML.$I$3];[.C306];[$HTML.$J$3])" office:value-type="string" office:string-value="&lt;tr data-id=&quot;3-77&quot; data-expansion=&quot;35&quot; data-type=&quot;4&quot; data-color=&quot;64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64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readonly /&gt;&lt;button type="button" class="btn btn-outline-secondary btn-push"&gt;+&lt;/button&gt;&lt;/div&gt;&lt;/td&gt;&lt;/tr&gt;</text:p>
          </table:table-cell>
          <table:table-cell table:formula="of:=CONCATENATE([$HTML.$A$4];[.$C306];[$HTML.$B$4];[.$E306];[$HTML.$C$4];[.$P306];[$HTML.$D$4];[.$G306];[$HTML.$E$4];[.$I306];[$HTML.$F$4];[.$K306];[$HTML.$G$4];[.$O306];[$HTML.$H$4];[.$A306];[$HTML.$I$4];[.$B306];[$HTML.$J$4])" office:value-type="string" office:string-value="{&quot;id&quot;:&quot;3-77&quot;,&quot;name&quot;:&quot;遁甲盤&quot;,&quot;imageUrl&quot;:&quot;https://one-draw.jp/ijinden/cardlist/003/card/03_077.png&quot;,&quot;expansion&quot;:35,&quot;type&quot;:4,&quot;color&quot;:64,&quot;term&quot;:0,&quot;orderTable&quot;:305,&quot;orderDeck&quot;:270}," calcext:value-type="string">
            <text:p>{"id":"3-77","name":"遁甲盤","imageUrl":"https://one-draw.jp/ijinden/cardlist/003/card/03_077.png","expansion":35,"type":4,"color":64,"term":0,"orderTable":305,"orderDeck":270},</text:p>
          </table:table-cell>
          <table:table-cell table:number-columns-repeated="1634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F307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J307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7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C307];[$HTML.$B$1];[.$C307];[$HTML.$C$1];[.$P307];[$HTML.$D$1];[.$E307];[$HTML.$E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7];[$HTML.$B$2];[.$C307];[$HTML.$C$2];[.$P307];[$HTML.$D$2];[.$E307];[$HTML.$E$2])" office:value-type="string" office:string-value="&lt;div class=&quot;container-card&quot; id=&quot;side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7];[$HTML.$B$3];[.G307];[$HTML.$C$3];[.I307];[$HTML.$D$3];[.K307];[$HTML.$E$3];[.O307];[$HTML.$F$3];[.C307];[$HTML.$G$3];[.E307];[$HTML.$H$3];[.C307];[$HTML.$I$3];[.C307];[$HTML.$J$3])" office:value-type="string" office:string-value="&lt;tr data-id=&quot;3-78&quot; data-expansion=&quot;35&quot; data-type=&quot;4&quot; data-color=&quot;64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64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readonly /&gt;&lt;button type="button" class="btn btn-outline-secondary btn-push"&gt;+&lt;/button&gt;&lt;/div&gt;&lt;/td&gt;&lt;/tr&gt;</text:p>
          </table:table-cell>
          <table:table-cell table:formula="of:=CONCATENATE([$HTML.$A$4];[.$C307];[$HTML.$B$4];[.$E307];[$HTML.$C$4];[.$P307];[$HTML.$D$4];[.$G307];[$HTML.$E$4];[.$I307];[$HTML.$F$4];[.$K307];[$HTML.$G$4];[.$O307];[$HTML.$H$4];[.$A307];[$HTML.$I$4];[.$B307];[$HTML.$J$4])" office:value-type="string" office:string-value="{&quot;id&quot;:&quot;3-78&quot;,&quot;name&quot;:&quot;ホムンクルス&quot;,&quot;imageUrl&quot;:&quot;https://one-draw.jp/ijinden/cardlist/003/card/03_078.png&quot;,&quot;expansion&quot;:35,&quot;type&quot;:4,&quot;color&quot;:64,&quot;term&quot;:0,&quot;orderTable&quot;:306,&quot;orderDeck&quot;:298}," calcext:value-type="string">
            <text:p>{"id":"3-78","name":"ホムンクルス","imageUrl":"https://one-draw.jp/ijinden/cardlist/003/card/03_078.png","expansion":35,"type":4,"color":64,"term":0,"orderTable":306,"orderDeck":298},</text:p>
          </table:table-cell>
          <table:table-cell table:number-columns-repeated="1634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F308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8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J308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8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C308];[$HTML.$B$1];[.$C308];[$HTML.$C$1];[.$P308];[$HTML.$D$1];[.$E308];[$HTML.$E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8];[$HTML.$B$2];[.$C308];[$HTML.$C$2];[.$P308];[$HTML.$D$2];[.$E308];[$HTML.$E$2])" office:value-type="string" office:string-value="&lt;div class=&quot;container-card&quot; id=&quot;side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8];[$HTML.$B$3];[.G308];[$HTML.$C$3];[.I308];[$HTML.$D$3];[.K308];[$HTML.$E$3];[.O308];[$HTML.$F$3];[.C308];[$HTML.$G$3];[.E308];[$HTML.$H$3];[.C308];[$HTML.$I$3];[.C308];[$HTML.$J$3])" office:value-type="string" office:string-value="&lt;tr data-id=&quot;3-79&quot; data-expansion=&quot;35&quot; data-type=&quot;4&quot; data-color=&quot;64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64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readonly /&gt;&lt;button type="button" class="btn btn-outline-secondary btn-push"&gt;+&lt;/button&gt;&lt;/div&gt;&lt;/td&gt;&lt;/tr&gt;</text:p>
          </table:table-cell>
          <table:table-cell table:formula="of:=CONCATENATE([$HTML.$A$4];[.$C308];[$HTML.$B$4];[.$E308];[$HTML.$C$4];[.$P308];[$HTML.$D$4];[.$G308];[$HTML.$E$4];[.$I308];[$HTML.$F$4];[.$K308];[$HTML.$G$4];[.$O308];[$HTML.$H$4];[.$A308];[$HTML.$I$4];[.$B308];[$HTML.$J$4])" office:value-type="string" office:string-value="{&quot;id&quot;:&quot;3-79&quot;,&quot;name&quot;:&quot;ストーンマスク&quot;,&quot;imageUrl&quot;:&quot;https://one-draw.jp/ijinden/cardlist/003/card/03_079.png&quot;,&quot;expansion&quot;:35,&quot;type&quot;:4,&quot;color&quot;:64,&quot;term&quot;:0,&quot;orderTable&quot;:307,&quot;orderDeck&quot;:299}," calcext:value-type="string">
            <text:p>{"id":"3-79","name":"ストーンマスク","imageUrl":"https://one-draw.jp/ijinden/cardlist/003/card/03_079.png","expansion":35,"type":4,"color":64,"term":0,"orderTable":307,"orderDeck":299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F309];[$収録番号.$A$1:$収録番号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H309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J309];[$色番号.$A$1:$色番号.$B$9];2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N309];[$能力語番号.$A$1:$能力語番号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C309];[$HTML.$B$1];[.$C309];[$HTML.$C$1];[.$P309];[$HTML.$D$1];[.$E309];[$HTML.$E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C309];[$HTML.$B$2];[.$C309];[$HTML.$C$2];[.$P309];[$HTML.$D$2];[.$E309];[$HTML.$E$2])" office:value-type="string" office:string-value="&lt;div class=&quot;container-card&quot; id=&quot;side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C309];[$HTML.$B$3];[.G309];[$HTML.$C$3];[.I309];[$HTML.$D$3];[.K309];[$HTML.$E$3];[.O309];[$HTML.$F$3];[.C309];[$HTML.$G$3];[.E309];[$HTML.$H$3];[.C309];[$HTML.$I$3];[.C309];[$HTML.$J$3])" office:value-type="string" office:string-value="&lt;tr data-id=&quot;3-80&quot; data-expansion=&quot;35&quot; data-type=&quot;4&quot; data-color=&quot;64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64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readonly /&gt;&lt;button type="button" class="btn btn-outline-secondary btn-push"&gt;+&lt;/button&gt;&lt;/div&gt;&lt;/td&gt;&lt;/tr&gt;</text:p>
          </table:table-cell>
          <table:table-cell table:formula="of:=CONCATENATE([$HTML.$A$4];[.$C309];[$HTML.$B$4];[.$E309];[$HTML.$C$4];[.$P309];[$HTML.$D$4];[.$G309];[$HTML.$E$4];[.$I309];[$HTML.$F$4];[.$K309];[$HTML.$G$4];[.$O309];[$HTML.$H$4];[.$A309];[$HTML.$I$4];[.$B309];[$HTML.$J$4])" office:value-type="string" office:string-value="{&quot;id&quot;:&quot;3-80&quot;,&quot;name&quot;:&quot;オブシディアン&quot;,&quot;imageUrl&quot;:&quot;https://one-draw.jp/ijinden/cardlist/003/card/03_080.png&quot;,&quot;expansion&quot;:35,&quot;type&quot;:4,&quot;color&quot;:64,&quot;term&quot;:0,&quot;orderTable&quot;:308,&quot;orderDeck&quot;:308}," calcext:value-type="string">
            <text:p>{"id":"3-80","name":"オブシディアン","imageUrl":"https://one-draw.jp/ijinden/cardlist/003/card/03_080.png","expansion":35,"type":4,"color":64,"term":0,"orderTable":308,"orderDeck":308},</text:p>
          </table:table-cell>
          <table:table-cell table:number-columns-repeated="16347"/>
        </table:table-row>
        <table:table-row table:style-name="ro2" table:number-rows-repeated="1048266">
          <table:table-cell table:number-columns-repeated="16367"/>
        </table:table-row>
        <table:table-row table:style-name="ro2">
          <table:table-cell table:number-columns-repeated="16367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5" table:number-columns-repeated="14" table:default-cell-style-name="ce6"/>
        <table:table-column table:style-name="co15" table:default-cell-style-name="Default"/>
        <table:table-column table:style-name="co15" table:number-columns-repeated="16366" table:default-cell-style-name="ce6"/>
        <table:table-column table:style-name="co15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16376"/>
          <table:table-cell table:style-name="ce6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9"/>
          <table:table-cell table:style-name="ce6"/>
          <table:table-cell table:number-columns-repeated="1636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3"/>
          <table:table-cell table:style-name="ce6"/>
          <table:table-cell table:number-columns-repeated="16363"/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{"id":"</text:p>
          </table:table-cell>
          <table:table-cell table:style-name="Default" office:value-type="string" calcext:value-type="string">
            <text:p>","name":"</text:p>
          </table:table-cell>
          <table:table-cell table:style-name="Default" office:value-type="string" calcext:value-type="string">
            <text:p>","imageUrl":"</text:p>
          </table:table-cell>
          <table:table-cell table:style-name="Default" office:value-type="string" calcext:value-type="string">
            <text:p>","expansion":</text:p>
          </table:table-cell>
          <table:table-cell table:style-name="Default" office:value-type="string" calcext:value-type="string">
            <text:p>,"type":</text:p>
          </table:table-cell>
          <table:table-cell table:style-name="Default" office:value-type="string" calcext:value-type="string">
            <text:p>,"color":</text:p>
          </table:table-cell>
          <table:table-cell table:style-name="Default" office:value-type="string" calcext:value-type="string">
            <text:p>,"term":</text:p>
          </table:table-cell>
          <table:table-cell table:style-name="Default" office:value-type="string" calcext:value-type="string">
            <text:p>,"orderTable":</text:p>
          </table:table-cell>
          <table:table-cell table:style-name="Default" office:value-type="string" calcext:value-type="string">
            <text:p>,"orderDeck":</text:p>
          </table:table-cell>
          <table:table-cell table:style-name="Default" office:value-type="string" calcext:value-type="string">
            <text:p>},</text:p>
          </table:table-cell>
          <table:table-cell table:style-name="Default" table:number-columns-repeated="4"/>
          <table:table-cell/>
          <table:table-cell table:style-name="Default" table:number-columns-repeated="16366"/>
          <table:table-cell/>
        </table:table-row>
      </table:table>
      <table:named-expressions/>
      <table:database-ranges>
        <table:database-range table:name="__Anonymous_Sheet_DB__0" table:target-range-address="Sheet1.A1:Sheet1.T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/00/00</text:date>, <text:time style:data-style-name="N2" text:time-value="15:48:56.14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9T15:50:09.121000000</dc:date>
    <meta:editing-duration>PT7H38M42S</meta:editing-duration>
    <meta:editing-cycles>267</meta:editing-cycles>
    <meta:generator>LibreOffice/7.5.3.2$Windows_X86_64 LibreOffice_project/9f56dff12ba03b9acd7730a5a481eea045e468f3</meta:generator>
    <meta:document-statistic meta:table-count="6" meta:cell-count="6260" meta:object-count="0"/>
  </office:meta>
</office:document-meta>
</file>